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B00000026F9C168DE2624A1A5.png" manifest:media-type="image/png"/>
  <manifest:file-entry manifest:full-path="Pictures/1000000000000B720000009B428C9716555D80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Times New Roman'"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caps">
      <style:paragraph-properties fo:margin-left="0in" fo:margin-right="0in" fo:text-indent="0in" style:auto-text-indent="false"/>
    </style:style>
    <style:style style:name="P2" style:family="paragraph" style:parent-style-name="caps">
      <style:paragraph-properties fo:margin-left="0in" fo:margin-right="0in" fo:text-align="justify" style:justify-single-word="false" fo:text-indent="0in" style:auto-text-indent="false"/>
    </style:style>
    <style:style style:name="P3" style:family="paragraph" style:parent-style-name="Standard_20__28_user_29_">
      <style:paragraph-properties fo:margin-left="0in" fo:margin-right="0in" fo:text-align="justify" style:justify-single-word="false" fo:text-indent="0in" style:auto-text-indent="false"/>
    </style:style>
    <style:style style:name="P4" style:family="paragraph" style:parent-style-name="Standard_20__28_user_29_">
      <style:text-properties fo:language="none" fo:country="none" style:language-asian="none" style:country-asian="none"/>
    </style:style>
    <style:style style:name="P5" style:family="paragraph" style:parent-style-name="Standard_20__28_user_29_">
      <style:text-properties style:font-name-asian="Liberation Serif1" style:font-name-complex="Liberation Serif1"/>
    </style:style>
    <style:style style:name="P6" style:family="paragraph" style:parent-style-name="Standard_20__28_user_29_">
      <style:paragraph-properties fo:text-align="justify" style:justify-single-word="false"/>
    </style:style>
    <style:style style:name="P7" style:family="paragraph" style:parent-style-name="Standard_20__28_user_29_">
      <style:paragraph-properties fo:text-align="justify" style:justify-single-word="false"/>
      <style:text-properties fo:language="en" fo:country="US"/>
    </style:style>
    <style:style style:name="P8" style:family="paragraph" style:parent-style-name="indent-big" style:master-page-name="Standard">
      <style:paragraph-properties style:page-number="auto"/>
    </style:style>
    <style:style style:name="T1" style:family="text">
      <style:text-properties fo:font-style="italic" style:font-style-asian="italic" style:font-style-complex="italic"/>
    </style:style>
    <style:style style:name="T2" style:family="text">
      <style:text-properties style:font-name-asian="Liberation Serif1" style:font-name-complex="Liberation Serif1"/>
    </style:style>
    <style:style style:name="T3" style:family="text">
      <style:text-properties fo:color="#000000" style:font-name="FreeSerif" fo:background-color="#ffffff" loext:char-shading-value="0" style:font-name-complex="FreeSerif"/>
    </style:style>
    <style:style style:name="T4" style:family="text">
      <style:text-properties fo:font-weight="bold" style:font-weight-asian="bold" style:font-weight-complex="bold"/>
    </style:style>
    <style:style style:name="T5" style:family="text">
      <style:text-properties style:font-name="Liberation Serif1" style:font-name-complex="Liberation Serif1"/>
    </style:style>
    <style:style style:name="T6" style:family="text">
      <style:text-properties style:font-name="Liberation Serif1" fo:font-style="italic" style:font-style-asian="italic" style:font-name-complex="Liberation Serif1" style:font-style-complex="italic"/>
    </style:style>
    <style:style style:name="T7" style:family="text">
      <style:text-properties style:font-name="Liberation Serif1" fo:font-weight="bold" style:font-weight-asian="bold" style:font-name-complex="Liberation Serif1" style:font-weight-complex="bold"/>
    </style:style>
    <style:style style:name="T8" style:family="text">
      <style:text-properties style:font-name="Liberation Serif1" style:font-name-asian="Liberation Serif1" style:font-name-complex="Liberation Serif1"/>
    </style:style>
    <style:style style:name="T9" style:family="text">
      <style:text-properties style:font-name="Liberation Serif1" fo:language="en" fo:country="US" fo:font-style="italic" style:font-style-asian="italic" style:font-name-complex="Liberation Serif1" style:font-style-complex="italic"/>
    </style:style>
    <style:style style:name="T10" style:family="text">
      <style:text-properties style:font-name="Liberation Serif1" fo:language="en" fo:country="US" style:font-name-complex="Liberation Serif1"/>
    </style:style>
    <style:style style:name="T11" style:family="text">
      <style:text-properties style:text-position="sub 58%" style:font-name="Liberation Serif1" style:font-name-complex="Liberation Serif1"/>
    </style:style>
    <style:style style:name="T12" style:family="text">
      <style:text-properties style:text-position="super 58%" style:font-name="Liberation Serif1" style:font-name-complex="Liberation Serif1"/>
    </style:style>
    <style:style style:name="T13" style:family="text">
      <style:text-properties officeooo:rsid="000bbd56"/>
    </style:style>
    <style:style style:name="T14" style:family="text">
      <style:text-properties officeooo:rsid="000ccf13"/>
    </style:style>
    <style:style style:name="T15" style:family="text">
      <style:text-properties officeooo:rsid="000ddc85"/>
    </style:style>
    <style:style style:name="T16" style:family="text">
      <style:text-properties officeooo:rsid="000f4d95"/>
    </style:style>
    <style:style style:name="fr1" style:family="graphic" style:parent-style-name="Graphics">
      <style:graphic-properties fo:margin-left="0.1256in" fo:margin-right="0.1256in" style:wrap="parallel" style:number-wrapped-paragraphs="no-limit" style:wrap-contour="false" style:vertical-pos="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Standard_20__28_user_29_"><draw:frame draw:style-name="fr1" draw:name="Image2" text:anchor-type="char" svg:width="6.9252in" svg:height="0.3661in" draw:z-index="21"><draw:image xlink:href="Pictures/1000000000000B720000009B428C9716555D8079.png" xlink:type="simple" xlink:show="embed" xlink:actuate="onLoad" loext:mime-type="image/png"/></draw:frame>Через патио в синей облицовке, в дверь кухни. Наезженная лыжня: включить американский блендер, что выиграл у Янка в покер прошлым летом, ставки на стол, где-то на севере, теперь уж не вспомнить… Нарезать бананы кусками. Засыпать кофе в кофейник. Достать банку молока из холодильника. Пюре «наны в молоке». Прелестно. <text:span text:style-name="T1">Я покрою все изъеденные выпивкой желудки Англии</text:span>... Кусочек марга, нет, ещё не завонялся, на сковородку. Начистить ещё бананов, порезать вдоль. Марг шкварчит, туда эти длинные. Электропечка <text:span text:style-name="T1">шарах</text:span> взорвёт нас всех в один прекрасный день, ох, ха,ха, как пить дать. Начистить целые бананы для гриля пока нагреется. Где эти зефиры….</text:p>
      <text:p text:style-name="Standard_20__28_user_29_">На кухню, покачиваясь, прибрёл Тедди Блот, голова укутана одеялом Пирата, поскользнулся на кожуре банана и шлёпнулся на задницу. «Самоубился»,– бормочет он.</text:p>
      <text:p text:style-name="Standard_20__28_user_29_">–<text:span text:style-name="T2"> </text:span>Немцы это за тебя сделают. Угадай что я видел с крыши.</text:p>
      <text:p text:style-name="Standard_20__28_user_29_">–<text:span text:style-name="T2"> </text:span>Ту V-2 в полёте?</text:p>
      <text:p text:style-name="Standard_20__28_user_29_">–<text:span text:style-name="T2"> </text:span>A4, да.</text:p>
      <text:p text:style-name="Standard_20__28_user_29_">–<text:span text:style-name="T2"> </text:span>Я видел её из окна. Минут десять назад. Странный вид, нет? С тех пор всё тихо, а ты слышал? Наверно, недолёт. В море, что ли.</text:p>
      <text:p text:style-name="Standard_20__28_user_29_">–<text:span text:style-name="T2"> </text:span>Десять минут?– пытается свериться со своими часами.</text:p>
      <text:p text:style-name="Standard_20__28_user_29_">–<text:span text:style-name="T2"> </text:span>Не меньше.– Блот сидит на полу, впихивая кожуру в лацкан своей пижамы под вид бутоньерки.</text:p>
      <text:p text:style-name="Standard_20__28_user_29_">Пират идёт к телефону и всё-таки звонит в Стенмор. Придётся проходить обычную, долгую рутину, но он уже перестал верить в увиденную им ракету. Господь выдернул её для него из безвоздушного неба, как стальной банан. «Прентис на связи, у вас там пикнуло что-то из Голландии только что? Ага. Ага. Да, мы <text:span text:style-name="T1">видели</text:span>.» Так можно отбить человеку охоту любоваться восходами. Он положили трубку. «Они потеряли её над береговой линией. Говорят это преждевременный Brennschluss».</text:p>
      <text:p text:style-name="Standard_20__28_user_29_">–<text:span text:style-name="T2"> </text:span>Не кисни,– говорит Блот пробираясь обратно к разваленной койке.– Будут другие».</text:p>
      <text:p text:style-name="Standard_20__28_user_29_">Старый добряк Блот, всегда найдёт чем утешить. Пережидая секунды две, на случай если перезвонят из Стенмора, Пират думал, Опасность позади, Банановый завтрак спасён. Но это только лишь отсрочка. Не так ли. Наверняка будут и другие, и каждая может свалиться на него. Никто, по обе стороны фронта, не знает сколько будет ещё других. Или просто не следить за небом?</text:p>
      <text:p text:style-name="Standard_20__28_user_29_">Осби Фил стоит на балкончике музыкантов, ухватив один из самых больших бананов Пирата так, чтобы тот торчал из ширинки его полосатой пижамы—другой рукой наяривает по его желтушному изгибу триоли на 4/4 к потолку, встречая рассвет нижеследующим:</text:p>
      <text:p text:style-name="Standard_20__28_user_29_"/>
      <text:p text:style-name="Standard_20__28_user_29_">А ну-ка, оторви свою жопу от пола,</text:p>
      <text:p text:style-name="Standard_20__28_user_29_">(пожуй банан-чик)</text:p>
      <text:p text:style-name="Standard_20__28_user_29_">Зубы почисть и вперёд, на войну!</text:p>
      <text:p text:style-name="Standard_20__28_user_29_">Махни на прощанье спящей стране,</text:p>
      <text:p text:style-name="Standard_20__28_user_29_">И мечтам пошли поцелуй,</text:p>
      <text:p text:style-name="Standard_20__28_user_29_">Скажи Мисс Гребл,</text:p>
      <text:p text:style-name="Standard_20__28_user_29_">У тебя не стоит,</text:p>
      <text:p text:style-name="Standard_20__28_user_29_">И не встанет до самой Победы, о,</text:p>
      <text:p text:style-name="Standard_20__28_user_29_">Но потом на гражданке всё будет торчком,</text:p>
      <text:p text:style-name="Standard_20__28_user_29_">(пожуй банан-чик)</text:p>
      <text:p text:style-name="Standard_20__28_user_29_">Вино шипучее, девульки жгучие—</text:p>
      <text:p text:style-name="Standard_20__28_user_29_">Осталось лишь пару немчур победить,</text:p>
      <text:p text:style-name="Standard_20__28_user_29_"><text:soft-page-break/>Так улыбнись пошире, улыбкой лучшей в мире,</text:p>
      <text:p text:style-name="Standard_20__28_user_29_">И не заставляй нас повторять—</text:p>
      <text:p text:style-name="Standard_20__28_user_29_">Тебе пора от пола жопу оторвать!</text:p>
      <text:p text:style-name="Standard_20__28_user_29_"/>
      <text:p text:style-name="Standard_20__28_user_29_">Там есть ещё второй куплет, но прежде чем он успел перейти, на резвящегося Осби Фила набросились и надавали по шее, отчасти даже его здоровенным бананом, Бартли Габич, ДеКаверли Пакс, и Морис («Саксофон») Рид, не считая остальных.</text:p>
      <text:p text:style-name="Standard_20__28_user_29_">На кухне, зефиры с чёрного рынка шмякаются в сироп налитый в верхнюю ёмкость пароварки Пирата, где вскоре начинают крупно пузыриться. Кофе варится. На деревянной вывеске паба, однажды отважно захваченной, в дневном налёте, пьяным Бартли Губичем, поперёк которого всё ещё сохранилась витиеватая надпись МАШИНИСТ И КОЛЕНВАЛ, Тэди Блот крошит бананы здоровенным равнобедренным ножом, из-под нервного лезвия которого Пират одной рукой отгребает блондинистое крошево в вафельное тесто упругое от свежих куриных яиц, <text:s/>тех что Осби Фил выменял на равное количество мячиков для гольфа, которые в эту зиму попадаются даже реже, чем свежие яйца, а другой рукой сбивает фрукты, без лишнего напряга, проволочным венчиком, покуда сам Осби Фил, хмуро и часто прикладываясь к виски Бочка-69 с водой в четверть-литровой молочной бутылке, следит за бананами на сковородке и в гриле. У выхода в синее патио стоят ДеКаверли Пакс и Жокин Стик рядом с бетонной масштабной моделью вершины Юнгфрау, которую какой-то энтузиаст моделировал и воссоздавал ещё в середине 20-х пока ему не дошло, что она не пролезет ни в одну из дверей, и хлещут склоны знаменитой горы красными резиновыми грелками набитыми кубиками льда в целях производства ледяной крошки <text:s/>для бананового фраппэ Пирата. С их однодневной щетиной, всклоченными волосами, глазами налившимися кровью, со смрадом в их дыхании, ДеКаверли и Жокин, типа, пара опустившихся богов, что приебались к говённому леднику.</text:p>
      <text:p text:style-name="Standard_20__28_user_29_">Повсюду в мезонине, прочие собутыльники выпутываются из одеял (кто-то пердит, всё ещё в кошмарном сне, где его сбросили на парашюте), ссут в раковины в ванной, уныло смотрятся в вогнутые зеркальца для бритья, шлёпают воду, без чёткого плана зачем, на свои головы редеющих волос, впрягаются в постромки портупеи, кремят обувь от дождя, что пойдёт днём, рукой чьи мускулы уже изнемогают, напевают обрывки популярных песен, которые они не всегда знают, лежат, полагая что греются, в полосах нового солнца, которое пробивается в оконные створки, пытаются говорить о службе, к которой придётся приступать уже меньше, чем через час, служаки и вояки, зевают, колупаются в носу, рыщут по тумбочкам и полкам, в поисках опохмелки от всего того, чем отключались накануне.</text:p>
      <text:p text:style-name="Standard_20__28_user_29_">И вот через все комнаты ширится, взамен застоялого дыма ночи, <text:s/>алкоголя и пота, хрупкий, райско-банановый аромат Завтрака: роскошный, обволакивающий, удивляющий больше, чем цвет лучей зимнего солнца, покоряющий не животной остротой и обилием, но изысканной сложностью сплетений своих молекул, передающих магический секрет благодаря которому—пусть и не часто так без экивоков Смерть посылают на хуй—живая генетическая цепочка оказывается достаточно лабиринтной, чтоб сохранить какое-то людское лицо на десять двадцать поколений… именно это утверждение-посредством-структуры позволяет этому утреннему банановому запаху на войне струиться, преобладать, одолевать. Ну, почему не распахнуть все окна и не позволить, чтоб этот добрый запах окутал всю Челси? Как амулет от от падающих с небес предметов….</text:p>
      <text:p text:style-name="Standard_20__28_user_29_">Со стуком придвигаемых стульев, перевёрнутых снарядных гильз, скамеек, оттоманок, банда Пирата собирается вкруг побережий громадного трапезного стола, остров южных морей за пару тропиков от промозглых средневековых фантазий Коридона Роспа, заставлененный сейчас <text:s/>поверх своей макушки из тёмных волнистых линий полированного орехового дерева банановыми омлетами, банановыми сэндвичами, кастрюльками с варёными бананами, пюре из бананов в форме вставшего на дыбы британского льва, бананы смешанные с яйцами в тесте <text:soft-page-break/>французских тостов, выдавленные из кондитерского мешка поверх бананового бланманже в кремовую вязь слов <text:span text:style-name="T1">C’est magnifique, mais ce n’est pas la guerre </text:span>(как сказал француз наблюдая самоубийственную Атаку Бригады Лёгкой Кавалерии) которые Пират присвоил для личного девиза… высокие флаконы с тягучим бледным банановым сиропом для смазывания банановых вафлей, гигантский стеклянный кувшин, в котором кубики нарезанных бананов настаивались ещё с лета с диким мёдом и мускатными орешками, из которого, этим зимним утром, черпаются кружки пенной банановой медовухи… банановые круасанты, банановые пельмени, банановый джем, банановый хлеб и бананы обожжённые на пламени коньяка многолетней выдержки, который Пират привёз с собой в прошлом году из винного погреба в Пиринеях, где была ещё подпольная рация….</text:p>
      <text:p text:style-name="Standard_20__28_user_29_">Раздавшись, телефонный звонок враз прорезает шум в комнате, все похмелья, чесание задниц, звяк блюд, обсуждение дел, едкое хмыканье, своим сдвоенным металлическим бзд-бзд еньем и Пират знает, что это наверняка ему. Блот, которому ближе всех, снимает трубку, вилка с нанизанным <text:s/>bananes glacées элегантно зависла в воздухе. Пират зачерпнул медовухи напоследок, чувствует как она скатывается в его горло, словно это время, время того летнего покоя, он сейчас проглотил.</text:p>
      <text:p text:style-name="Standard_20__28_user_29_">–<text:span text:style-name="T2"> </text:span>Твой работодатель.</text:p>
      <text:p text:style-name="Standard_20__28_user_29_">–<text:span text:style-name="T2"> </text:span>Это нечестно,– стонет Пират,– я ещё не делал свои утренние отжимания.</text:p>
      <text:p text:style-name="Standard_20__28_user_29_">Голос, который он слышал всего лишь раз—в прошлом году на брифинге, руки и лицо спрятаны тенью, аноним среди десятка других совещающихся—говорит Пирату об адресованном ему послании, которое дожидается его сейчас в Гринвиче.</text:p>
      <text:p text:style-name="Standard_20__28_user_29_">«Доставлено изумительным способом,»– голос повышен и раздражён,– «никто из <text:span text:style-name="T1">моих</text:span> знакомых так не умничает. <text:span text:style-name="T1">Мне</text:span> всё доставляют по почте. Извольте явиться и получить, Прентис.» Трубка резко брошена, разговор окончен, и теперь Пират знает где упала ракета сегодня утром, и почему не было взрыва. Вот уж и впрямь, входящая почта. Он уставился сквозь бастионы солнечного света, вернувшись в трапезную к остальным, что наслаждаются своим банановым изобилием, густое насыщенье их изголодалых нёб где-то утратилось по ходу утра протянувшегося между ним и ими. На сотню миль, и так сразу. Одиночество, даже в сетях войны, может, когда хочет, поймать его за слепую кишку и стиснуть, вот как сейчас, по-хозяйски.</text:p>
      <text:p text:style-name="Standard_20__28_user_29_">Пират снова по ту сторону окна, наблюдает завтрак незнакомцев.</text:p>
      <text:p text:style-name="Standard_20__28_user_29_">Его увозит прочь, по мосту Воксхол-Бридж в пошарпанной зелёной Лагонде его денщик, капрал Вэйн. С подъёмом <text:s/>солнца, утро кажется всё холоднее. Облака всё же начали собираться. Команда американских сапёров высыпали на дорогу, идут расчищать какие-то руины неподалёку, они поют:</text:p>
      <text:p text:style-name="Standard_20__28_user_29_"/>
      <text:p text:style-name="Standard_20__28_user_29_">Ух…</text:p>
      <text:p text:style-name="Standard_20__28_user_29_">Холодней, чем титьки <text:s/>ведьмы!</text:p>
      <text:p text:style-name="Standard_20__28_user_29_">Холодней ведра</text:p>
      <text:p text:style-name="Standard_20__28_user_29_">пингвиньего дерьма!</text:p>
      <text:p text:style-name="Standard_20__28_user_29_">Холодней, чем шерсть</text:p>
      <text:p text:style-name="Standard_20__28_user_29_"><text:span text:style-name="T2"><text:s/></text:span>на заднице полярного медведя!</text:p>
      <text:p text:style-name="Standard_20__28_user_29_">И даже, чем иней на фужере</text:p>
      <text:p text:style-name="Standard_20__28_user_29_">шампанского вина!</text:p>
      <text:p text:style-name="Standard_20__28_user_29_"/>
      <text:p text:style-name="Standard_20__28_user_29_">Нет, они прикидываются народниками, но я-то знаю, они из Ясс, за Кодреану, его люди, люди из Железной Гвардии… они убьют за него—у них же клятва! Пытались меня убить… Трансильванские мадьяры, умеют порчу насылать… по ночам шепчут… Ну, здрасьте, хе-хе, опять наплывает на Пирата его Состояние, когда меньше всего ждал, как обычно—тут можно упомянуть о том, что в досье Пирата Прентиса отмечено как странный дар—в общем, проникать <text:soft-page-break/>в фантазии посторонних: способность даже, брать на себя бремя управления ими, в данном случае румынского эмигранта-роялиста, который может понадобиться в недалёком будущем. Этот его дар Фирма находит необычайно полезным: в наше время умственно не тронутые лидеры и прочие исторические фигуры просто необходимы. Куда лучше всяких там банок, притираний, кровопусканий для избавления от лишних тревог, иметь кого-то, кто будет распоряжаться вместо них их изнуряющими кошмариками наяву… жить в уютной зелени их тропических убежищ, в ветерке овевающем их бунгало, пить за них что им вредно, разворачивать лицом ко входу их публичных мест, не позволяя чтоб их невинность пострадала больше, чем она уже натерпелась… испытывать за них эрекцию от нахлынувших мыслей, которые доктора считают не совсем того… бояться всего, что им не следует бояться… тут уместно будет вспомнить слова П.М.С. Блакета: «Нельзя управлять войной порывами эмоций». Просто мурлыкай тот глупый мотивчик, которому тебя обучили, и постарайся хуйни не напороть:</text:p>
      <text:p text:style-name="Standard_20__28_user_29_"/>
      <text:p text:style-name="Standard_20__28_user_29_">Да—я—тот</text:p>
      <text:p text:style-name="Standard_20__28_user_29_">Самый, кто бредёт сквозь их фан-тази-и!</text:p>
      <text:p text:style-name="Standard_20__28_user_29_">Переживаю вместо них—</text:p>
      <text:p text:style-name="Standard_20__28_user_29_">Даже когда на девушку я вла-зи-ю—</text:p>
      <text:p text:style-name="Standard_20__28_user_29_">Приходится мне думать за других,</text:p>
      <text:p text:style-name="Standard_20__28_user_29_">Я знаю наперёд кому придёт черёд…</text:p>
      <text:p text:style-name="forward">[И тут вступают тубы, баритоны и тромбоны в одной октаве]</text:p>
      <text:p text:style-name="Standard_20__28_user_29_">И мне по барабану, что опааааасно это,</text:p>
      <text:p text:style-name="Standard_20__28_user_29_">Опасность – крыша, с которой я упал давным-давно—</text:p>
      <text:p text:style-name="Standard_20__28_user_29_">А когда мне придёт каюк, ты не печалься, друг,</text:p>
      <text:p text:style-name="Standard_20__28_user_29_">Поссы на мой надгробный камень,</text:p>
      <text:p text:style-name="Standard_20__28_user_29_">Тем пивом, что ты задолжал мне,</text:p>
      <text:p text:style-name="Standard_20__28_user_29_">И —вперёд!</text:p>
      <text:p text:style-name="Standard_20__28_user_29_"/>
      <text:p text:style-name="Standard_20__28_user_29_">И тут он взаправду пустится вприпрыжку туда-сюда, высоко вскидывая колени, покручивая тросточку с набалдашником из головы, носа и шляпы-котелка <text:s/>В.С.Филдза, и впрямь доктор магии, покуда оркестр играет второй припев. Всё это сопровождается фантасмагорией, в кинематографическом смысле, рвущейся на экран поверх голов зрителей на тонких перепонках аккуратного поперечного сечения цветка Виктории, что смахивает на профиль шахматного коня малость фривольный, но без вульгарности—а потом льются вперёд-назад, чик-трахк, кадры столь скоро меняющие ближний дальний план, столь непредсказуемые масштабом, что временами у тебя ум за разум спотыкает, как говорится. Картинки высвечивают сцены из карьеры Пирата в качестве подставного фантазёра, возвращаются вспять когда он носил, с собой повсюду, знак Юной Бесшабашности перерастающий в явно лишнюю хромосому Симптома Дауна, точно по темечку. С какого-то момента он уже знал, что некоторые <text:s/>эпизоды <text:s/>в его снах принадлежат не ему. Не потому что об этом, уже наяву, свидетельствовал дотошный анализ виденного, нет, он просто <text:span text:style-name="T1">знал</text:span>. И пришёл день, когда он встретил, в самый первый раз, настоящего владельца сна, который он, Пират, видел: это случилось возле фонтанчика питьевой воды в парке, у очень длинного ровного ряда скамеек, ощущение моря сразу за ухоженной посадкой невысоких кипарисов, серый дроблённый камень на дорожках такой с виду мягкий, что хоть засни на нём, как на мягких полях шляпы федоры, и тут подходит этот расхрыстанный заслюненный ханыга, что жуть берёт просто встретить, и тормознулся, глядя на двух Девочек Гидов, что пытались отрегулировать напор воды в фонтанчике. Они перегнулись, без умысла, милые нахалюшки, показывая крайнюю полоску белых полотняных штанишек, складочки младенчески пухленьких ягодиц удар по Генитальному Мозгу, как ни сбивай резкость. Бродяга <text:soft-page-break/>захихикал и показал пальцем, он оглянулся на Пирата и сказал нечто сверхъестественное: «Гля! Девочки играются водичкой… <text:span text:style-name="T1">а у тебя ночью забулькает</text:span>, а?» И он уже уставился только на Пирата, без утайки….В общем, Пирату уже снилась эта реплика, дословно, в позапрошлое утро, перед тем как проснулся, они стояли в списке призов опасного Конкурса посреди толпы выросшей из крытого промежутка угольно-чёрных улиц… тут он не совсем запомнил… но теперь, перепуганный до смерти, он ответил: «Убирайся, или я позову полицию.»</text:p>
      <text:p text:style-name="Standard_20__28_user_29_">На тот момент проблема была снята. Однако, рано или поздно наступит время, когда ещё кто-то откроет его дар, кто-то, кому он нужен—у него бывали и свои затяжные сны, типа мелодрам Эжена Сью, где его похищали банды дакойтов или сицилийцев и пользовались им в неудобосказуемых целях.</text:p>
      <text:p text:style-name="Standard_20__28_user_29_">В 1935 у него был первый эпизод вне условий какого-либо сна—это случилось в его Киплинговский период, куда ни глянь, зверовидные Фази-Вази, дракункулиас и Восточная болячка гуляют среди личного состава, пива нет месяцами, радиосвязь глушат другие державы, которым охота править этими чёрными, Бог его знает зачем, все анекдоты насточертели, и как Кэри Грант втихаря крадётся подсыпать возбудителя… не говоря уже про Араба с Большим и Жирным Носом, тоскливая классика известная каждому британскому томми… что ж удивляться, что однажды в четыре пополудни, под жужжанье мух, с открытыми глазами, среди вони гниющих дынных корок, под звуки единственного в подразделении граммофона с записью Сэнди МакФерсона «Смена караула» на его органе, что крутился в 77-миллионный раз, Пирату ничего не оставалось как составить сочный Восточный эпизод: плавно перемахнув через ограду, податься в город, в Запретный Квартал. Там наткнуться на оргию устроенную местным Мессией, которого пока что не признали, и как только глаза ваши встретились, понять, что ты его Иоанн Креститель, его Натан из Газы, что тебе суждено возвестить ему его Божественную сущность, объявить его остальным, любить его любовью как простой, так и во Имя того, кем он является… подобная фантазия никому не подходила так, как для Х.У. Лофа. В каждом подразделении найдётся хотя бы один такой Лоф, тот самый Лоф, который вечно забывает, что мусульмане не слишком-то стремятся, чтобы их фоткали на улице… тот самый, который одолжит у тебя рубаху, а когда у него кончатся сигарет, найдёт незаконную заначку в твоём кармане, и выкурит в столовой на общем обеде, и вскоре подойдёт к столам военной полиции с широкой улыбкой и обратится к их сержанту на ты и по имени, как брат с братом. Так что, конечно, <text:s/>Пират сделал ошибку, когда признал причастность к этой фантазии Лофа, о которой очень даже скоро узнали и верхние эшелоны. Заносится в досье, а в результате Фирма, в Их неустанном поиске умеющих договариваться, вызывает его в район Вайтхолла понаблюдать его трансы поверх столешниц под синей бязью и жутких бумажных игрищ, как его глаза закатываются задом наперёд в его голове прочитывать древние, глипто-древние письмена в его собственных глазницах....</text:p>
      <text:p text:style-name="Standard_20__28_user_29_">Первые пару раз не сработало. Фантазии улавливались чётко, но принадлежали мелкой сошке. Однако, Фирма имеет терпения, Они приверженцы Прицела на Будущее. Наконец, в один <text:s/>истинно Шерлок Холмсовский лондонский вечер, на Пирата несомненно пахн<text:span text:style-name="T3">у́</text:span>ло газом от фонаря в тёмной улочке и в тумане материализовалась гигантская органоподобная форма. Осторожно, шаг за шагом чёрных ботинков, Пират приблизился к этой штуковине. Оно начало скользить ему навстречу по камням мостовой медленно, как слизняк, оставляя в улице позади себя след непонятно слизистого отсвета, исходивший никак не от тумана. В пространстве разделявшем их пролегал пешеходный переход, который Пират, будучи немного быстрее, достиг первым. Он отшатнулся, в ужасе, попятился вспять через переход, но такие опознания необратимы. <text:span text:style-name="T1">Это был гигантский Аденоид</text:span>. Размером со Св. Пола и продолжал <text:s/>час от часу расти. Лондон, а возможно и вся Англия, были в смертельной опасности!</text:p>
      <text:p text:style-name="Standard_20__28_user_29_">Это лимфоидное чудище однажды перекрыло носоглотку лорда Блатрарда Осмо, который на тот момент возглавлял отдел по Нови Пазар в министерстве иностранных дел, созданный в виде <text:soft-page-break/>неясной епитимии за британскую политику в Восточном Вопросе на протяжении предыдущего столетия, потому что на этом неясном санджаке однажды проворачивалась судьбв всей Европы:</text:p>
      <text:p text:style-name="Standard_20__28_user_29_"/>
      <text:p text:style-name="Standard_20__28_user_29_">Никто не-знает-где на-карте,</text:p>
      <text:p text:style-name="Standard_20__28_user_29_">Кто-б-мог подумать всё пойдёт-с-того?</text:p>
      <text:p text:style-name="Standard_20__28_user_29_">Но каждый <text:s/>серб или <text:s/>монто-негрец</text:p>
      <text:p text:style-name="Standard_20__28_user_29_">Только и ждут, что грянет наконец—</text:p>
      <text:p text:style-name="Standard_20__28_user_29_">О, милая, пакуй мой саквояж,</text:p>
      <text:p text:style-name="Standard_20__28_user_29_">И прикури сигару мне потолще,</text:p>
      <text:p text:style-name="Standard_20__28_user_29_">Пиши мне до востр-ебо-вания:</text:p>
      <text:p text:style-name="Standard_20__28_user_29_">Вос-точный Экс-пресс,</text:p>
      <text:p text:style-name="Standard_20__28_user_29_">В сан-джак Но-ви Па-зар!</text:p>
      <text:p text:style-name="Standard_20__28_user_29_"/>
      <text:p text:style-name="Standard_20__28_user_29_"/>
      <text:p text:style-name="Standard_20__28_user_29_">Тут строй хористок, аппетитно молоденьких, вызывающе вытанцовывают в меховых гусарских шапках и ботфортах, пока в другой сфере лорд Осмо продолжает <text:span text:style-name="T1">ассимилироваться</text:span> своим собственным растущим Аденоидом, ужасающая трансформация клеточной плазмы, совершенно необъяснимая с позиций эдвардианской медицины… и вскоре шляпы цилиндры валяются по всей площади Мейфэйр, запах дешёвых духов, лишившихся своих владелиц, висит у трактирных фонарей Ист-Енда, пока Аденоид продолжает бесчинствовать, но не заглатывает свои жертвы кто как подвернётся, нет, у злобного Аденоида есть <text:span text:style-name="T1">общий план, </text:span>согласно которому ведётся отбор определённых особ—в свете предстоящий выборов, ширящееся невысказанное недовольство в Англии, от которого <text:s/>министерство внутренних дел впадает в истерические случаи болезненной нерешительности… <text:s/>никто не знает <text:span text:style-name="T1">что</text:span> делать… производиться попытка эвакуации Лондона, просто для галочки, чёрные фаэтоны цокотят через старинные мосты в муравьиной процессии, наблюдательные аэростаты зависли в небе. «Замечен в Хэмстед Хит, просто сидит <text:span text:style-name="T1">дышит</text:span>, как бы… в себя, обратно…» «Какие-нибудь, типа, <text:span text:style-name="T1">звуки</text:span> до вас доходят?» «Да, это просто ужасно… словно, великанский нос захлёбывается соплями… подождите, сейчас оно… начинает… <text:s/>о, <text:span text:style-name="T1">нет</text:span>!. о, Боже, я не могу описать, это настолько чудовищ—»,–провод оборван, связь прекратилась, аэростат взмывает в лазурь рассвета. Прибывают команды из Лабаратории Кавендиша, обтягивают Хит громадными магнитами, терминалами электро-арок, чёрным железом панелей управления полными экранов и тумблеров, показывается Армия в полной боевой, в бомбах начинка из новейшего смертельного газа—Аденоид взорван, убит электрошоком, отравлен, там и сям изменения формы и цвета, жёлтые жировые узлы торяат выше деревьев… под вспышки фотокамер Прессы, необъятный зелёный псевдопод ползет к боевому кордону и вдруг <text:span text:style-name="T1">шшлёп</text:span>! Сметает весь наблюдательный пункт потоком какой-то отвратительно оранжевой слякоти, которая <text:span text:style-name="T1">переваривает</text:span> несчастных—но вместо криков только хохот, им это<text:span text:style-name="T1"> по кайфу</text:span>….</text:p>
      <text:p text:style-name="Standard_20__28_user_29_">Задание Пирата/Осмо наладить связь с Аденоидом. Ситуация стабилизировалась, Аденоид занимает весь парк Сент-Джеймс, исторических зданий больше нет, правительственные офисы переразмещены, но так хаотично, что связь между ними весьма ненадёжна—почтальоны на их маршруте перехватываются твёрдо-пупырчатыми щупальцами Аденоида бежево-светящегося цвета, телеграфная связь отключается по малейшей прихоти Аденоида. Каждое утро лорду Блатрарду Осмо приходится одевать свой котелок, брать брифкейс и отправляться к Аденоиду со своей ежедневной нотой-<text:span text:style-name="T1">démarche</text:span>. Это отнимает у него так много времени, что он начал запускать дела по Нови Пазар, МИД озабочено. В тридцатые, доктрина баланса сил была ещё достаточно сильна, дипломаты поголовно заражались балканосисом, любая станция на развалинах Оттоманской империи кишела шпионами под именами гибридных иностранцев, закодированные сообщения на дюжине славянских языков татуировались на обритых верхних <text:soft-page-break/>губах агентов где они потом отращивали усы, заново сбриваемые уполномоченными для этого офицерами криптологами и пластические хирурги Фирмы производили пересадку кожи поверх шифровок… их губы превращались в палимпсесты неоднократных секретных посланий во плоти, иссечённой неестественно белыми шрамами, по которым они узнавали друг друга.</text:p>
      <text:p text:style-name="Standard_20__28_user_29_">Нови Пазар, как-то продолжал оставаться <text:span text:style-name="T1">croix mystique </text:span>на ладони Европы и МИД, в конце концов, обратился к Фирме за помощью. Фирма знала кому поручить.</text:p>
      <text:p text:style-name="Standard_20__28_user_29_">Каждый день на протяжении <text:s/>2½ лет, Пират отправлялся в парк Сент-Джеймса проведать Аденоида. Он чуть с ума не сошёл. Хотя ему удалось разработать ломаный диалект, на котором они с Аденоидом могли общаться, однако, ему не хватало носовых полостей для правильной фонетики, и это превращалось в изнурительные мытарства. Пока они напару сморкались взад вперёд, алиенисты в чёрных длиннополых костюмах, последователи доктора Фрейда, на которого Аденоиду было, в общем-то, чихать, стояли на приставных лестницах вдоль его отвратительного грязно-серого бока и лопатами грузили новейший чудо-препарат кокакин—подтаскивая белую субстанцию коробами, по очереди, по соседним лестницам, чтобы швырять по колышливому гландоподобному и посыпать бактерии с токсинами гнусаво пузырящиеся в его кавернах, без каких-либо видимых последствий (хотя кому знать что ощущал при этом Аденоид, <text:s/>не так ли?)</text:p>
      <text:p text:style-name="Standard_20__28_user_29_">Всё же у лорда Блатрарда Осмо смог наконец уделять всё своё время Нови Пазару. В начале 1939, его обнаружили утонувшим при загадочных обстоятельствах в ванне наполненной тапиочным пудингом в доме Небезызвестной Виконтессы. Некоторые усмотрели в этом руку Фирмы. Прошли месяцы, началась Вторая Мировая война, прошло ещё несколько лет, из Нови Пазара ничего не слыхать. Пират Прентис спас Европу от Балканского Армагеддона, который кошмарился старикам, мечущимся в их постелях от его грандиозности—хотя не от второй мировой, <text:s/>конечно. Но к тому времени Пирату <text:s/>Фирма позволяла лишь крошечные гомеопатические дозы мира, чтоб не пошёл вразнос, но и, при этом, чтоб не отравился ими.</text:p>
      <text:p text:style-name="Standard_20__28_user_29_"><draw:frame draw:style-name="fr1" draw:name="Image1" text:anchor-type="char" svg:width="6.9252in" svg:height="0.3661in" draw:z-index="1"><draw:image xlink:href="Pictures/1000000000000B720000009B428C9716555D8079.png" xlink:type="simple" xlink:show="embed" xlink:actuate="onLoad" loext:mime-type="image/png"/></draw:frame>У Теди Блота перерыв на обед, но какой, спрашивается, обед из слипшегося бананового сэндвича в провощённой бумаге его стильной планшетке поверх остальных необходимостей—крошечная шпионская фотокамера, коробочка тянучек, ментоловые пастилки на основе стручкового перца Для Мелодичности Голоса, солнцезащитные очки по рецепту в золотой оправе в стиле генерала МакАртура, пара серебряных щёточек-расчёсок в форме пылающего меча ГКСС, подарок Мамы, который он находит весьма изысканным.</text:p>
      <text:p text:style-name="Standard_20__28_user_29_">В это моросящее зимнее утро он направляется в городской дом серого камня, не слишком большой или исторический, чтобы фигурировать в каком-либо путеводителе, в двух шагах от площади Гросвенор, чуть в стороне от официальных воинских маршрутов и коридоров через столицу. Когда печатным машинкам случается умолкнуть (8:20 и прочие мифические моменты), а в небе не пролетают американские бомбардировщики и уличное движение вдоль Оксфорд-Стрит не слишком интенсивно, можно даже услышать чириканье зимних птиц снаружи, слетевшихся к кормушкам, что девушки расставили для них.</text:p>
      <text:p text:style-name="Standard_20__28_user_29_">Плитки мостовой скользки туманом. Это середина дня давящей сумрачности, <text:s/>табачного голодания, головой боли, и тяжести в желудке, миллион бюрократов усердно составляют планы смерти и некоторые даже знают это, многие уже оприходовали вторую или третью кружку или фужер, что создаёт тут некую ауру отчаяния. Но сейчас, минуя вход обложенный мешками с песком (временные пирамиды воздвигнутые для слишком любопытных), Блоту не до этого всего: он слишком поглощён подготовкой возможных оправданий, если его застукают, хоть это вряд ли, просто на всякий….</text:p>
      <text:p text:style-name="Standard_20__28_user_29_">Добродушная, резинкожвачная, девушка-очкарик на контроле приглашающе махнула ему, чтоб подымался дальше по лестнице. Адьютанты в плотно-шерстяном расходятся по коридорам <text:soft-page-break/>по совещаниям, замы-завы, час-другой прихлёбывать помалу, дремать, его, в общем-то, не видят, <text:s/>он тут примелькался, ну-этот-как-его, они, вроде, из Окфорда, лейтенант что работает дальше по коридору в ТОТСССГ….</text:p>
      <text:p text:style-name="Standard_20__28_user_29_">Старое здание поделено распорядителями трущоб войны. ТОТСССГ сокращение от «Технические Отделы Трансакций Союзных Сил по Северной Германии». Это сеть прокуренных закоулков бумаготворчества, в данный момент почти безлюдная с высокими, как надгробные камни, печатными машинками. На полу замызганный линолеум, окон нет: электрический свет жёлтый, дешёвый, безжалостный. Блот заглядывает в кабинет своего старого друга по Колледжу Исуса в Кембридже. Лейтенант Оливер («Тантиви») Маккер-Маффик. Никого. Тантиви и Янк вышли на обед. Отлично. Достаём камеру, включаем настольную лампу, рефлектор направляем так, чтоб….</text:p>
      <text:p text:style-name="Standard_20__28_user_29_">Должно быть такие загородки по всему ЕТД: три нищенские стенки прессованной фанеры исцарапанно-кремового цвета, даже своего потолка нет. Тантиви делит её с американским коллегой, лейтенант Тайрон Слотроп. Столы их поставлены под прямым углом, так что и не не посмотреть в глаза <text:s/>друг к другу, пока не скрипнешь стулом на 90°. Стол Тантиви аккуратен, у Слотропа жуткая свалка, где и чёрт ногу сломит. Он не расчищался до столешницы с 1942. Навал слежался слоями на основе вкраплений бюрократической молофьи, что упорно просачивается до дна миллионами своих крошечных завитушек красной и коричневой стирательных резинок, карандашных очисток, лепёшками высохших пятен чая или кофе, следами сахара и Домашнего Молока, пригоршнями сигаретного пепла, очень мелкие чёрные отходы лент для печатной машинки, выколупанные и брошенные тут же, разлагающийся канцелярский клей, кусочки аспирина истолчённые в пыль. Потом идёт россыпь скрепок, кремней зажигалок Зиппо, резиночек, канцелярских скоб, сигаретных окурков и скомканных пачек, случайно затесавшиеся спички, кнопки, огрызки ручек, обломки карандашей всех цветов и оттенков включая так-трудно-находимые гелиотропный и горчичный, Скользкий Вяз Таблетки Тейя от Горла, присланные мамой Слотропа, Налиной, аж из Масачусетса, кусочки лент, бечёвок, мела… ещё выше слой забытых циркуляров, корешков от коричневых продовольственных талонов, телефонных номеров, неотвеченных писем, истёртых <text:s/>листов копирки, размашистые наброски аккордов укулеле для дюжины песен, включая «Джонни Дубой нашёл розу в Ирландии» («У него есть неплохие аранжировки»,– уверяет Тантиви,–«он, типа, американский Джордж Формби, если возможно такое представить.» Но Блот решил, что лучше не пробовать.) Пустая бутылочка тоника для роста волос «Кремль», затерявшиеся кусочки различных пазлов представляющие части карего левого глаза Ваймаранера, зелёные бархатные складки халата, сизые разводы в отдалённой туче, нимб оранжевого взрыва (вероятно, закат солнца), заклёпки обшивки Летающей Крепости, розовая внутренняя ляжка надувшейся девушки с настенного постера… пара старых Еженедельник Разведывательной Информации <text:s/>при армейском разведуправлении, свившийся штопором завиток лопнувшей струны укулеле, коробочки клейких бумажных звёзд маркировки различных цветов, части разобранного фонарика, крышка от круглой коробочки обувного крема Нагета, в которую Слотроп иногда заглядывает за своим размытым медным отражением, всевозможное количество справочников из библиотеки <text:s/>ТОТСССГ в конце коридора—технический словарь немецкого языка, <text:span text:style-name="T1">Специальный Справочник</text:span> или <text:span text:style-name="T1">План Города</text:span> изданный МИДом—и обычно, если не утащили или не выброшен, номер <text:span text:style-name="T1">Новости Мира</text:span> тоже где-нибудь воткнут—Слотроп заядлый читатель.</text:p>
      <text:p text:style-name="Standard_20__28_user_29_">На стене возле стола Слотропа прикноплена карта Лондона, которую Блолт сейчас фотографирует свой миниатюрной камерой. Его планшетка распахнута и в загородке начинает распространяться запах бананов. Может закурить для маскировки? Тут не проветривается, они догадаются, что кто-то заходил. Ему потребовалось всего четыре экспозиции, чихк-чик-трак, ух, до чего уж наловчился—кто-то заглянет, просто роняешь камеру в раскрытую планшетку где <text:soft-page-break/>банановый сэндвич смягчает падение, маскирует подозрительный звук и заснятую кассету данных, всё враз.</text:p>
      <text:p text:style-name="Standard_20__28_user_29_">Жаль, что тот кто платит за эту маленькую шалость не раскошелился на цветную плёнку. Интересно, большая ли разница, но Блот не знает кого можно спросить. Звёзды наклеенные на карте Слотропа охватывают весь спектр, начиная с серебряного (с пометкой «Каролина») в одном созвездии с Глэдис, зелёный, и Катариной, золотой, и взгляд переходит на Алису, Делорес, Ширли, парочка Сэлли—тут в основном красный и синий—гроздь возле Тауэр-Хилла, фиолетовый сплошняк вокруг Ковент Гарден, туманность перетекает в Мэйфэйр, Сохо, и дальше к Вимбли и наверх к Хэмпстед-Хит—в любом направлении расходится это небесное мерцание частью отклеившихся звёзд из Каролин, Марий, Анн, Сюзан, Элизабет.</text:p>
      <text:p text:style-name="Standard_20__28_user_29_">Но может цвета взяты как попадя, не кодированные. Может даже и девушки не настоящие. От Тантиви, после нескольких недель расспросов невзначай <text:span text:style-name="T1">(мы знаем, что вы учились вместе, но задействовать его было бы рискованно)</text:span>, Блот может только доложить, что Слотроп работает над этой картой с прошлой осени, примерно с того времени как начал выезжать для обследования для ТОТСССГ разрушений причинённых ракетами-бомбами—и в путешествиях по места смерти у него явно оставалось время, чтоб и за девушками гоняться. Если есть какая-то причина клеить эти бумажные звезды каждую пару дней, то он о ней не распространяется—она, похоже, не для посторонних. Карту видит только лишь Тантиви и тот относится к ней со снисходительностью дружелюбного антрополога: «Какая-то разновидность безвредного хобби Янка»,– говорит он своему другу Блоту. «Может, чтоб не потерялись. У него и вправду довольно напряжённая жизнь в обществе.» И после этого переходит на историю Лорейн с Джуди, про гомосексуального констебля Чарльза, пианино в мебельном фургоне, или эксцентричный маскарад с участием Глории и её всё ещё аппетитной мамочки, и о ставке в целый фунт на игру Блеквуд-Престон в Норт-Енде, про бесстыдную версию «Тихой ночи», и судьбоносный туман. Но ни одна из этих тем не развеет туман недоумения тех, кому докладывает Блот.</text:p>
      <text:p text:style-name="Standard_20__28_user_29_">Ладно. Дело сделано. Планшетку застегнул, лампу выключил и поставил где была. Может успеет перехватить Тантиви в Механике И Коленвале, самое время для дружеской кружки. Он покидает фанерный лабиринт в слабом жёлтом свете, против течения возвращающихся девушек в галошах, Блот неприступно неулыбчив, нет времени на шлёпы-щекотульки, знаете ли, ему сегодня ещё надо сдать работу.</text:p>
      <text:p text:style-name="P4"><draw:frame draw:style-name="fr1" draw:name="Image4" text:anchor-type="char" svg:width="6.9252in" svg:height="0.3661in" draw:z-index="2"><draw:image xlink:href="Pictures/1000000000000B720000009B428C9716555D8079.png" xlink:type="simple" xlink:show="embed" xlink:actuate="onLoad" loext:mime-type="image/png"/></draw:frame></text:p>
      <text:p text:style-name="Standard_20__28_user_29_">Ветер изменился, дует с юго-запада, и барометр падает. Немногим за полдень, а уже стемнело будто уже вечер под этой массой дождевых туч. Сегодня была долгая идиотская гонка к нулевой отметке и, как обычно, не на что смотреть. Говорили, что это случай взрыва в воздухе с недолётом, горящие куски ракеты рассыпались на многие мили вокруг, главным образом в реку, всего один кусок, неизвестно какой формы и тот <text:s/>плотно оцеплен до приезда Слотропа, самая усиленная охрана из всех, что он вообще видел, и самая недружелюбная. Мягкие, линялые береты на фоне шиферных туч, «стэны» поставлены на стрельбу очередями, усищи поверх рта покрыли верхние губы, угрюмо—американскому лейтенанту и взглянуть нельзя, нет, не сегодня. ТОТСССГ, конечно, бедный родственник для разведки Союзных Сил. Но хоть на этот раз Слотроп не один, он с холодным удовлетворением пронаблюдал как его ровню из ТехИнформа, а вскоре и шефа его отдела, который прирулил на своём Волсли Воспе качать права, спровадили ни с чем. Ха! Ни один из них не ответил на дружеский кивок Слотропа. Не повезло, парням. Однако, проныра Тайрон торчит тут достаточно долго, делясь сигаретами Лаки Страйк, чтоб хотя бы прикинуть что к чему.</text:p>
      <text:p text:style-name="Standard_20__28_user_29_">Что это за графитовый цилиндр сантиметров пятнадцать в длину и пять в диаметре, на нём лишь малость закоптилась зелёная армейская краска. Единственная часть, что уцелела при <text:soft-page-break/>взрыве. Как и планировалось, конечно. Внутри наверняка бумаги. Старшина обжёг руку, когда попробовал поднять и вскрикнул «ёб твою!», вызвав смех среди рядового состава. Все ждали прибытия капитана Прентиса из ОСО (эти грёбанные ублюдки никогда не торопятся), который вскоре прибыл. Слотроп заценил со стороны—обветренное лицо, здоровенный жлоб. Прентис берёт цилиндр и уезжает, сеанс окончен.</text:p>
      <text:p text:style-name="Standard_20__28_user_29_">В таком случае, прикидывает Слотроп, <text:s/>ТОТСССГ может, хотя хули толку, подать пятьдесят-пять-миллионный служебный запрос в ОСО, с просьбой сообщить о содержимом цилиндра, и, как обычно, не получить ответа. Нет, всё окей, он не в обиде. ОСО всех игнорирует, и все игнорируют <text:s/>ТОТСССГ. А и что с того, вообще? Это его последняя ракета на какое-то время. Хотелось бы насовсем.</text:p>
      <text:p text:style-name="Standard_20__28_user_29_">Сегодня утром в его корзинке «входящее» был приказ о временном откомандировании его в какой-то госпиталь в Ист-Енде. Никаких пояснений кроме копии предписания <text:s/>ТОТСССГу о его переназначении «в рамках проверочной программы ОПБ». Проверочной? ОПБ это Отдел Плитической Борьбы, он посмотрел. Тут что-то больше, чем стандартное дерьмо психометрического теста, наверняка. Но хоть какая-то перемена от этой рутины охоты за ракетами, которая уже приелась.</text:p>
      <text:p text:style-name="Standard_20__28_user_29_">Когда-то Слотроп старался. Нет, серьёзно. ВО всяком случае, так ему кажется. Многое из того, что было до 1994 уже малость в тумане. Первая волна Блица вспоминается как полоса сплошной удачи. Всё что Люфтваффе сбрасывали и близко не падало рядом с ним. Но с прошлого лета они перешли на эти бомбы-роботы. Идёшь себе по улице, в постели только-только заснул и тут нежданно этот пердёжный звук над крышами—если он продолжается, доходит до пика и дальше, ну, так это класс, это уже проблема кого-то ещё… но если двигатель смолк, Джексон, берегись—начала падать, подача горючего прекращена, и у тебя 10 секунд, чтобы решить чего тебе напоследок <text:s/>хочется. Ну, во общем, тоже ничего. Понемногу втягиваешься, начинаешь делать маленькие ставки, на шиллинг-два, с Тантиви Макер-Мафиком, что за соседним столом, куда ахнет следующий придурок….</text:p>
      <text:p text:style-name="Standard_20__28_user_29_">Но с сентября пошли ракеты. Эти ёбаные ракеты. К этим сукам невозможно приспособиться. Никак. <text:s/>Впервые он с удивлением обнаружил, что он по настоящему боится. Начал больше пить, спать меньше, курить одну за одной, чувствовать, что его, типа, сделали лохом. Боже, не должно же <text:span text:style-name="T1">так</text:span> продолжаться….</text:p>
      <text:p text:style-name="Standard_20__28_user_29_">–<text:span text:style-name="T2"> </text:span>Кстати, Слотроп, у тебя уже одна во рту.</text:p>
      <text:p text:style-name="Standard_20__28_user_29_">–<text:span text:style-name="T2"> </text:span>Это от нервов,– Слотроп всё равно <text:s/>прикуривает.</text:p>
      <text:p text:style-name="Standard_20__28_user_29_">–<text:span text:style-name="T2"> </text:span>Ну, только <text:span text:style-name="T1">не мои</text:span>,– упрашивает Тантиви.</text:p>
      <text:p text:style-name="Standard_20__28_user_29_">–<text:span text:style-name="T2"> </text:span>Две за раз, видал?– переставляет их, чтобы смотрели вниз, как клыки в комиксах. Лейтенанты уставились друг на друга сквозь пивные тени, день уходит вглубь за высокими холодными окнами Механика И Коленвала, и Тантиви готов рассмеяться или фыркнуть, О, Боже, <text:s/>по ту сторону деревянной Атлантики их стола. Атлантики тут было под завязку за последние три года, и зачастую в ней штормило круче, чем в той, которую некий Вильям, первый трансатлантический Слотроп, пересёк много поколений предков тому назад. Варварство в одежде и речи, буйство в поведении—в один ужасный вечер пьяный в стельку Слотроп, гость Танвити в великосветском клубе Юниор Атенем, добился, что их обоих выставили оттуда, за фланговую атаку на ДеКаверли Покса с клювом чучела совы нацеленным на сонную артерию Покса пока тот, загнанный на биллиардный стол, пытался загнать турняк кия Слотропу в глотку. Увы, происшествия подобного толка были довольно часты: однако, доброта – надёжный корабль для тех океанов, Тантиви всегда рядом, краснея и улыбаясь, и Слотроп изумляется как, в самых крутых передрягах, Тантиви ни разу его не подвёл.</text:p>
      <text:p text:style-name="Standard_20__28_user_29_">Он знает, что с ним можно говорить обо всём. Это касается не только текущего докладах об амурах с Нормой (ямочки на плотных ножках как у девчёнки из Седар Рапидз, штат Айова), Марджори (рослая, элегантная, танцует в строю хористок в Ветряной Мельнице), или про <text:soft-page-break/>странные события субботней ночи в клубе Фрик-Фрак, Сохо, логово низкопробной репутации расцвеченной плывущими лучами различных пастельных оттенков, с надписями ЗАПРЕЩАЕТСЯ или ДЖИТЕРБАГ НЕ ТАНЦЕВАТЬ, для отвода глаз всякого рода полиции, военной или гражданской, хотя что такое «гражданская» в наши дни, которые нет-нет да и заглянут, и где, ну, это просто невозможно, какой-то жуткий заговор, когда Слотроп зашёл, как условились встретиться с одной, но увидел <text:span text:style-name="T1">двух</text:span>, рядышком, и ракурс специально для него, над синим шерстяным плечом машиниста 3-й статьи, под голой миленькой подмышкой девушки, что замерла качнувшись танцуя линди-хоп, кожа с оттенком лаванды, что как раз проплывал в луче, и тут нахлынула паранойя, лица их обеих двух начали поворачиваться к нему….</text:p>
      <text:p text:style-name="Standard_20__28_user_29_">Эти две юные леди были помечены серебряными звёздами на карте Слотропа. Должно быть, в те оба раз у него был серебристый настрой—сияющий, звенящий. Цвет звёзд которые он наклеивает просто для передачи его настроения, от фиолетового до золотого. Не для распределения их по рангам—как можно! Никто не видит эту карту, кроме Тантиви, к тому же, Исусе, они <text:span text:style-name="T1">все</text:span> прекрасны… цветочные или из листьев, в этом его зимнем городе, в чайных, в очередях, укутанные как бабульки, вздыхают, шмыгают, хлопчатобумажные ножки на мостовой, голосуют машине, печатают на машинках, помечают файлы, в помпадурах, жёлтыми ростками карандашей, он их находит—дамочек, девулек, красотулек с грудями в обтяжечку—да, это чуть-чуть слишком чересчур, возможно, но… «Мне ведомо, в миру есть неукротимая любовь и дикие увеселения»,– проповедовал Томас Хукер, –«как есть дикиий чабрец и иные травы; но у нас будет сад любви, сад радостей, насаждаемых Господом нашим». В точности как произрастает сад Слотропа. Утопает в незабудках, беседках девственницы, в душистой руте—и повсюду эти, лилово-жёлтые как засосы, анютины глазки, целуй-меня-скорей….</text:p>
      <text:p text:style-name="Standard_20__28_user_29_">Он любит рассказывать им про светлячков. Английские девушки ничего не знают про светлячков, и это пожалуй всё что Слотроп знает наверняка про английских девушек.</text:p>
      <text:p text:style-name="Standard_20__28_user_29_">Карта ставит Тантиви в тупик. Её не спишешь на обычную охоту на охотливых двустволок американского горлопана, разве что как рефлекс на пустоту в своём-пацане, рефлекс, который Слотроп не может подавить и лает в пустую тишь лабораторию, в извилистые ходы гулких коридоров, когда это уже давным-давно не нужно и все братаны отправлены на вторую мировую искать свою смерть. Слотроп и вправду не любит говорить о своих девушках: Тантиви приходится выводить <text:s/>его на тему дипломатическим подходом, даже теперь. На первых порах Слотроп, с чудаковатым джентельменством, вообще не говорил, пока не понял насколько Тантиви застенчив. Ему дошло это когда тот попросил найти ему подружку. И примерно в то же время, Тантиви увидел насколько Слотроп одинок. Во всём Лондоне ему, похоже, не с кем было поговорить, кроме бесчисленного множества девушек, которых он почти никогда не встречал больше, поговорить хоть <text:span text:style-name="T1">о чём-нибудь</text:span>.</text:p>
      <text:p text:style-name="Standard_20__28_user_29_">И всё же Слотроп продолжает свою карту ежедневно, с дурацкой неотступность. В лучшем случае, она дань течению изменчивых перемен из которых—посреди нежданных разрушений с неба, загадочных приказов, что прибывают из тёмных бдений ночи, да просто им там делать нечего—он запечатлевает миг, оттуда, отсюда, дни опять холодают, иней по утрам, ощущение груди Дженифер внутри в холодной шерсти свитера, когда прижал, чтоб чуть согреться в пропахшей дымом угля прихожей, дневную унылость которой ему никогда не узнать… чашка вскипевшего бульона, капля упала на колено и обожгла, пока Айрин, голая как и он, в потоке солнечного света сквозь стекло, проверяет бесценные нейлоны, один за другим, найти пару без затяжек, каждый чулок вспыхивает в свете сквозь зимние шпалеры за окном… голоса модных американских певичек <text:s/>звучащие в нос из бороздок на диске через обшарпанную иглу маминой радиолы у Алисон… обнявшись для тепла, шторы затемнения на окнах, никакого света кроме огонька их последней сигареты, английский светлячок, колышется в капризном курсиве слов что ей захотелось написать, но прочитать их он не может….</text:p>
      <text:p text:style-name="Standard_20__28_user_29_"><text:soft-page-break/>–<text:span text:style-name="T2"> </text:span>И что дальше?– От Слотропа ни звука. – Эти две твои морячки… когда увидели тебя...– И тут он замечает, что Слотроп, вместо того, чтоб продолжить рассказ, трясётся. Да, он дрожал и перед этим, тут холодно, но не настолько же.– Слотроп!</text:p>
      <text:p text:style-name="Standard_20__28_user_29_">–<text:span text:style-name="T2"> </text:span>Я не пойму. Исусе.– Даже интересно. Такое дико странное ощущение. Он не может остановиться. Подымает воротник своей курточки, втягивает ладони внутрь рукавов и так сидит какое-то время.</text:p>
      <text:p text:style-name="Standard_20__28_user_29_">Вскоре, после паузы, с трясущейся сигаретой: – Их не слышно, когда на подходе.</text:p>
      <text:p text:style-name="Standard_20__28_user_29_">Тантиви знает кто эти «они». Он отводит глаза. Недолгое молчание.</text:p>
      <text:p text:style-name="Standard_20__28_user_29_">–<text:span text:style-name="T2"> </text:span>Конечно, не слышно, у них скорость больше скорости звука.</text:p>
      <text:p text:style-name="Standard_20__28_user_29_">–<text:span text:style-name="T2"> </text:span>Да, но—я не про то,– слова вырываются между волнами дрожи.– Те другие, Фау-1, их ведь слышно. Так? Может у тебя есть шанс увернуться. Но эти сперва взрываются, а и уж потом слышишь, что летят. Если не убит, тогда уже <text:span text:style-name="T1">не</text:span> слышишь.</text:p>
      <text:p text:style-name="Standard_20__28_user_29_">–<text:span text:style-name="T2"> </text:span>То же самсое и в пехоте. Сам знаешь. Никогда не слышишь ту, которая в тебя.</text:p>
      <text:p text:style-name="Standard_20__28_user_29_">–<text:span text:style-name="T2"> </text:span>У, но—</text:p>
      <text:p text:style-name="Standard_20__28_user_29_">–<text:span text:style-name="T2"> </text:span>Считай, что это такая большая пуля, Слотроп. С плавниками.</text:p>
      <text:p text:style-name="Standard_20__28_user_29_">–<text:span text:style-name="T2"> </text:span>Исусе,– зубы стучат,– ты умеешь утешить.</text:p>
      <text:p text:style-name="Standard_20__28_user_29_">Тантиви, встревоженно наклоняясь сквозь запах конопли и коричневый сумрак, теперь больше обеспокоен дрожью Слотропа, чем личными страхами, ему ничего не осталось кроме известных ему каналов в попытке развеять и снять её.– Может тебе стоит посмотреть места, где они взрывались….</text:p>
      <text:p text:style-name="Standard_20__28_user_29_">–<text:span text:style-name="T2"> </text:span>Зачем? От них же ничего не остаётся. Не так разве?</text:p>
      <text:p text:style-name="Standard_20__28_user_29_">–<text:span text:style-name="T2"> </text:span>Я не знаю. Даже немцы вряд ли знают. Но это отличная возможность для нас обойти ТехИнформ. Что скажешь?</text:p>
      <text:p text:style-name="Standard_20__28_user_29_">Вот так и начал Слотроп расследования «случаев» V-бомб. Когда отгремят. Первым делом—каждое утро—кто-то из Гражданской Обороны направлял в ТОТСССГ сводку о вчерашних взрывах. Она доходила до Слотропа в последнюю очередь, от отцеплял список кому адресовалась, уже исчёрканный карандашными пометками, и отправлялся заводить стареющий Хамбер на стоянке, чтоб произвести свой обход, Святой Георгий после факта, идёт колупаться в помёте Зверюги, в осколках немецкого производства, которых не найти, писать пустые заключения в своих блокнотах—трудотерапия. Когда ТЩТСССГ стали извещать скорее, он поспевал ко времени работы поисковых групп—следуя за мускулистыми собаками-ищейками КВС в запах штукатурки, в шипенье истекающего газа, среди длинных расщеплённых обломков и провисших сетей арматуры, опрокинутых безносых кариатид с уже проступающей вокруг гвоздей ржавчиной, с ободранной поверхностью, взмах запылённой руки Ничего по пришепётывающим обоям с павлинами, что распустили хвосты на лужайках у домов в Георговском стиле давным-давно, у вечнозелёных падубов… к крикам требующим умолкнуть, где торчащая рука или белизна кожи ожидала их, выживший или жертва. Когда его помощь не требовалась, он стоял в стороне, молясь, поначалу, Богу, как положено, впервые с прошлого Блица, чтобы жизнь победила. Но слишком многие умирали и вскоре, не видя смысла, он бросил.</text:p>
      <text:p text:style-name="Standard_20__28_user_29_">Вчера случился хороший день. Нашли ребёнка, живого, маленькая девочка полузадохшаяся в клетке убежища Морисона. Пока побежали за носилками, Слотроп держал её маленькую руку,посинелую от холода. На улице лаяли собаки. Когда она открыла глаза и увидела его, первое, что сказала, было: «Жвачка найдётся, друг?» Два дня под завалом, без жевательной резинки—всё, что он мог предложить Скользкий Вяз Тэя. Он чувствовал себя идиотом. Прежде, чем её унесли, она всё равно поцеловала его руку, её рот и щека в свете фонариков холодные как иней, город вокруг сразу стал больших заброшенным холодильником, прокисших запах и никогда больше никаких сюрпризов внутри. И тут она улыбнулась, совсем слабо, и он понял, что именно этого и ждал, вау!—улыбка Ширли Темпл, которая сразу перечеркнула всё, среди чего <text:soft-page-break/>они её нашли. Глупее не придумаешь. Он болтается на кончике лавины своего рода, 300 лет янки на западных болотах, и не способен на что-либо кроме хрупкого перемирия с их Провидением. Разрядка напряжённости. Каждая из руин, которые он ежедневно обшаривает, это проповедь о суетности. Идут недели, и ни малейшего кусочка никакой ракеты, и это знак насколько непередаваем акт смерти… Духовное Продвижение Слотропа: мирской Лондон его научает: заверни за любой угол и окажешься внутри параболы.</text:p>
      <text:p text:style-name="Standard_20__28_user_29_">У него появилась навязчивая идея ракеты, на которой написано его имя—если они и впрямь решили до него добраться («Они» включает возможности намного за пределами нацистской Германии), то это самый надёжный способ, и им ничего не стоит написать его имя <text:span text:style-name="T1">на каждой, верно?</text:span></text:p>
      <text:p text:style-name="Standard_20__28_user_29_">–<text:span text:style-name="T2"> </text:span>Да, такое может пригодиться,– Тантиви позабавлено посматривает на него, – верное дело, особенно в бою, знаешь, <text:span text:style-name="T1">просимулировать</text:span> что-то в таком роде. Полный верняк. Назови это «боевая паранойя» или типа того. Но—</text:p>
      <text:p text:style-name="Standard_20__28_user_29_">–<text:span text:style-name="T2"> </text:span>Кто симулирует?– закуривает сигарету, встряхивая чубом в дыму,– блин, Тантиви, послушай, не хочу тебя расстраивать, но… я уже переслужил четыре года, пойми, это может случиться в любой момент, в следующую секунду, сейчас, враз… блядь… просто нуль, просто и того нет… и….</text:p>
      <text:p text:style-name="Standard_20__28_user_29_">Нет ничего, что он бы мог увидеть, взять в руки—вдруг газы, взрыв, и после никаких следов… без предупреждения, Слово тебе на ухо, а потом вечная тишь. Помимо неуловимости, помимо грохота и грома небес разверстых, настоящий ужас в издёвке, в обещании ему, с немецкой стопроцентной точностью, смерти, которая смеётся над тихими подначками Тантиви… нет, это не пуля с плавниками, Туз… не Слово, не то Слово, что разрывает день к чертям….</text:p>
      <text:p text:style-name="Standard_20__28_user_29_">Пятница это была, вечер, в прошлом сентябре, сразу после работы направлялся к станции Подземки на Бонд-Стрит, голова занята предстоящим уик-эндом и его двумя морячками из Морской Службы Гражданской Обороны, те Марджори и Норма, которых надо держать по раздельности, чтоб не узнали друг про друга, и в тот момент, когда он сунул палец в нос вытащит козявку, вдруг с неба, за много миль у него за спиной, <text:span text:style-name="T1">mementomori </text:span>резкого мощного взрыва, накатился сзади, как раскат грома. Ну, не совсем гром. Через пару секунд, и уже спереди, шарахнуло снова: чётко и громко, над всем городом. Взят в скобки. Не робот-бомба, и не Люфтваффею «И не гром,»– удивился он вслух.</text:p>
      <text:p text:style-name="Standard_20__28_user_29_">–<text:span text:style-name="T2"> </text:span>Какая-нибудь блинская газомагистраль,– женщина с ящичком для ланча, с глазами припухшими после рабочего дня над машинкой, задела его локтем, проходя мимо.</text:p>
      <text:p text:style-name="Standard_20__28_user_29_">–<text:span text:style-name="T2"> </text:span>Нет, это <text:span text:style-name="T1">не</text:span>мцы,– её подруга поболтала свои блондинные кудряшки под клетчатым головным платком <text:s/>и выкинула жуткий номер, вскинув ладони к Слотропу,– это они за ним, <text:s/>немцы <text:span text:style-name="T1">обожают</text:span> толстых, пухленьких американцев.– Тут она ущипнула его щеку и подёргала туда-сюда.</text:p>
      <text:p text:style-name="Standard_20__28_user_29_">–<text:span text:style-name="T2"> </text:span>Привет, шикарная,– сказал Слотроп. Её звали Синтия. Он успел взять её номер телефона прежде, чем она помахала по-ка, уносимая волнами в толпе часа пик.</text:p>
      <text:p text:style-name="Standard_20__28_user_29_">Это был один из великолепных лондонских железных дней: жёлтое солнце сманивали тысячи дышащих труб, бесстыдно заигрывая. Этот дым больше, чем дыхание дня, больше, чем мощь темноты—это империальное присутствие, что живёт и движется. Люди пересекали улицы и площади, направляясь во все стороны. Автобусы стартовали, сотнями, по длинным бетонированным мостовым извоженным годами безжалостного пользования на износ, в серое марево, жирно-чёрное, красно-свинцовое, алюминево-бледное, между куч обломков высотою в двухэтажки, вписываясь в повороты к дорогам забитым воинскими колоннами и другими высокими автобусами, грузовиками с брезентовым верхом, велосипедами и авто, у каждого тут своё назначению и своя точка старта, всё плывёт, иногда голосует, и над всем этим газовая развалина солнца среди дымовых труб, аэростаты противосамолётных заграждений, линии <text:soft-page-break/>электропередач и печные трубы, коричневые, как старинные деревянные панели в домах, коричневость темнеет, через минуту обратится чёрным—наверное, истинный момент заката—вот ваше вино, вино и отдых.</text:p>
      <text:p text:style-name="Standard_20__28_user_29_">Было ровно 6:43:16 по британскому Военно-Летнему Времени: небо, как тугой барабан смерти, ещё гудело после удара, а хуй Слотропа—что такое? да, точно, загляни в его армейские трусы, зашевелился в <text:span text:style-name="T1">эрекции</text:span>, вот-вот торчком вспрыгнет—Боже праведный, а <text:span text:style-name="T1">это</text:span> вдруг с чего?</text:p>
      <text:p text:style-name="Standard_20__28_user_29_">В его истории и, очень может быть, помилуй его Господи, в его досье отмечена особая чувствительность на происходящее в небе. (Но <text:span text:style-name="T1">эрекция</text:span>?)</text:p>
      <text:p text:style-name="Standard_20__28_user_29_">На старом аспидном сланце надгробного камня на кладбище Конгрегационалистской церкви дома в Минчборо, штат Масачусетс, рука Господа возникает из облака, края фигуры кое-где изъедены двумя столетиями смен огня и льда в долоте времён года, а надпись такова:</text:p>
      <text:p text:style-name="Standard_20__28_user_29_"/>
      <text:p text:style-name="Standard_20__28_user_29_">В память Константа</text:p>
      <text:p text:style-name="Standard_20__28_user_29_">Слотропа, что умер Марта</text:p>
      <text:p text:style-name="Standard_20__28_user_29_">4-го 1766 г., на 29-м</text:p>
      <text:p text:style-name="Standard_20__28_user_29_">году от роду.</text:p>
      <text:p text:style-name="Standard_20__28_user_29_"/>
      <text:p text:style-name="Standard_20__28_user_29_">Смерть есть природе долг,</text:p>
      <text:p text:style-name="Standard_20__28_user_29_">Я уплатил, и ты заплатишь.</text:p>
      <text:p text:style-name="Standard_20__28_user_29_"/>
      <text:p text:style-name="Standard_20__28_user_29_">Констант видел, и не только лишь в своём сердце, эту каменную руку из мирских облак, указующую на него, края её охвачены невыносимым светом, над шёпотом его реки, над синевой широких склонов его Бёркшира, как увидит и сын его, Верайбл Слотроп, да и все в роду Слотропов, так или иначе, все девять или десять поколений которых, обратясь к истокам, укорачиваясь ветвями: все до единого, за исключением Вильяма, самого первого, лежащие под опавшими листьями, под мятой и лиловым дербенником, под прохладными вязами и тенистыми ивами на кладбище у края болот, в давней степени гниения, <text:s/>щелочения, ассимиляции с землёй, под камнями, где представлены круглолицые ангелы с собачье длинными носами, зубастый череп Смерти с провалами глазниц, масонские знаки, вазы цветов, пышные ивы, стоячие и сломленные, истёкшие песочные часы, лик солнца, рассветного или закатного, что заглядывает, на манер «здесь был Килрой», поверх горизонта, и строки мемориальных стихов, от простых рубленых строк, как для Костанта Слотропа, до широкого размера Звёзного Знамени, как для м-с Элизабет, жены лейтенанта Исайи Слотропа (ум. 1812):</text:p>
      <text:p text:style-name="Standard_20__28_user_29_"/>
      <text:p text:style-name="Standard_20__28_user_29_">Адью, друзья мои милые, отныне обитель моя эта могила,</text:p>
      <text:p text:style-name="Standard_20__28_user_29_">Смерть ненасытная меня скосила,</text:p>
      <text:p text:style-name="Standard_20__28_user_29_">Пока Христос вновь приидет чад Его спасти</text:p>
      <text:p text:style-name="Standard_20__28_user_29_">По слову Его в Писании</text:p>
      <text:p text:style-name="Standard_20__28_user_29_">Мой плач услышь, читающий сие,</text:p>
      <text:p text:style-name="Standard_20__28_user_29_">Богатства не сделают вечным твоё бытие.</text:p>
      <text:p text:style-name="Standard_20__28_user_29_">Ткацкий стан Господа не оставляет дела своего,</text:p>
      <text:p text:style-name="Standard_20__28_user_29_">Наши пути следуют нитям любви Его.</text:p>
      <text:p text:style-name="Standard_20__28_user_29_"/>
      <text:p text:style-name="Standard_20__28_user_29_">Вплоть до дедушки текущего Слотропа, Фредерика (ум. 1933 г.), который с присущим ему сарказмом и жёлчностью спёр эпитафию у Эмили Дикинсон, не поминая автора строк:</text:p>
      <text:p text:style-name="Standard_20__28_user_29_"/>
      <text:p text:style-name="Standard_20__28_user_29_">Мне некогда было дожидаться Смерти,</text:p>
      <text:p text:style-name="Standard_20__28_user_29_">Она любезно дождалась меня</text:p>
      <text:p text:style-name="Standard_20__28_user_29_"/>
      <text:p text:style-name="Standard_20__28_user_29_"><text:soft-page-break/>Каждый из них, в порядке очереди, платил надлежащий долг природе, оставляя излишки следующему звену в цепи продолжения имени. Они начинали как торговцы мехом, козлиными шкурами, засольщики и коптильщики бекона, перешли не стеклопроизводство, стали выборными людьми, строителями дубилен, карьеров мрамора. Округа на многие мили превратилась в некрополь серый от мраморной пыли, той пыли, которой дышали призраки всех тех псевдо-античных монументов, что увозились куда-нибудь ещё по всей Республике. Всегда куда-нибудь ещё. Деньги находили лазейки просочиться из портфелей акций более хитрыми путями, чем любая генеалогия: что оставалось дома шло на земельные участки леса, чьи <text:s/>зелёные массивы таяли акрами за один повал, превращаясь в бумагу—туалетную бумагу, банкноты, газеты—посредство или источники дерьма, денег и Слова. Ни один Слотроп никогда не заносился в <text:s/>Социальный Регистр, не не удостаивался членства в Сомерсет Клубе—они тихо делали своё дело, ассимилировались с динамичность жизни, которая окружала их так же плотно, как после их смерти стиснет земля церковного кладбища. Дерьмо, деньги и Слово, три американские истины питающие американскую мобильность, затребовали Слотропов, навеки пристегнули их к судьбе страны.</text:p>
      <text:p text:style-name="Standard_20__28_user_29_">Однако, они не процветали… почти всё добывалось упорством—хотя всё это начало скисать примерно в те времена, или около того, когда Эмили Дикинсон писала:</text:p>
      <text:p text:style-name="Standard_20__28_user_29_"/>
      <text:p text:style-name="Standard_20__28_user_29_">Падение дьявольский труд,</text:p>
      <text:p text:style-name="Standard_20__28_user_29_">Ведётся постепенно, кропотливо—</text:p>
      <text:p text:style-name="Standard_20__28_user_29_">Никто не согрешает в одночасье,</text:p>
      <text:p text:style-name="Standard_20__28_user_29_">Тут дребезги нужны, чтоб поскользнуться,</text:p>
      <text:p text:style-name="Standard_20__28_user_29_"/>
      <text:p text:style-name="Standard_20__28_user_29_">но они всё-таки держались. Традиция, для остальных, была простой, её знал каждый—застолби, разработай, выжми всё, что возможно, потом двигай на запад, там всегда найдёшь. Но из как-то обоснованной инерции, Слотропы оставались на востоке, в Бёркшире, извращенчески—рядом с затопленными карьерами и холмами из-под вырубленных лесов, которые они оставили, как подписанные признания вины, по всей этой коричневой, как старая солома, плесневеющей ведьмацкой стороне. Прибыли падают, семейство постоянно разрастается. Доход от немногих разных трестов опять-таки вкладывался, семейными банками в Бостоне каждое второе или третье поколение, в какой-нибудь следующий трест, в затяжном раллентандо, в бесконечной серии едва ощутимого, год за годом, умирания… но никогда до полного нуля….</text:p>
      <text:p text:style-name="Standard_20__28_user_29_">Депрессия, грянув, удостоверила процесс. Слотроп рос среди холмов иссякшей деловой активности, каменные ограды вокруг усадеб безмерно богатых, полумифических жильцов из НьёЙорка, вновь превращаясь в зелёную пустошь или усыхая на корню, все хрустальные окна, до единого, перебиты, все Харриманы и Витни в отъезде, газоны позарастали для сенокоса, осенний сезон уже не пора фокстротов вдалеке, лимузинов и фонарей, а всё тех же привычных цикад опять, опять яблок, ранних заморозков послать колибри прочь, восточных ветров, октябрьских дождей: только зимы без изменений.</text:p>
      <text:p text:style-name="Standard_20__28_user_29_">В 1931, год большого пожара в Аспинвол Отеле, юный Тайрон навещал свою тётушку в Леноксе. Был апрель, , но секунды две, проснувшись в непривычной комнате <text:s/>от топота больших и маленьких <text:s/>ног вниз по лестнице, он подумал что это зима, потому что <text:s/>часто <text:s/>в такой же час папа или Хоган будили его и, закутавшись, всё ещё смаргивая в холод <text:s/>остатки сна <text:s text:c="2"/>смотрели северное сияние.</text:p>
      <text:p text:style-name="Standard_20__28_user_29_">Охренеть, как они его пугали. Что если эти сияющие занавеси сейчас распахнуться? Что покажут ему призраки севера, усыпанные драгоценностями?</text:p>
      <text:p text:style-name="Standard_20__28_user_29_">Но это была весенняя ночь, небо переливалось красным, тёмно-оранжевым, в долинах выли сирены пожарных машин из Питсфилда, Ленокса, Ли—соседи стояли на своих крылечках, поглазеть на ливень искр падающих на крутой склон… «Как метеоритный дождь,»– говорили <text:soft-page-break/>они.– «Как угольки на четвёртое июля...»– шёл 1931, потому и сравнения были такими. Головешки падали пять часов кряду, дети давно заснули, а взрослые пили кофе и рассказывали друг другу какие пожары они видели в другие годы.</text:p>
      <text:p text:style-name="Standard_20__28_user_29_">Но это что за сияние? Какие призраки тут командуют? Что если в следующий момент всё заслонит кромешная ночь, контроль <text:span text:style-name="T1">утрачен</text:span> и занавеси распахиваются показать зиму, которую никто и представить не мог….</text:p>
      <text:p text:style-name="Standard_20__28_user_29_">6:43:16, БВЛВ—<text:span text:style-name="T1">небо прямо сейчас</text:span> именно так и распахивается, вот-вот прорвётся, его лицо уже очерчено этим светом, сейчас всё пропадёт и он потеряет себя, как всегда говорили там, где он вырос… стройные шпили церквей на всех этих осенних склонах, белые ракеты готовые к запуску, всего несколько секунд обратного отсчёта, розовые окна вбирают воскресный свет, который одухотворяет и омывает лица проповедников и их объяснением благодати, они <text:s/>клянутся, <text:span text:style-name="T1">так оно и бывает—да великая длань света опускается из облаков….</text:span></text:p>
      <text:p text:style-name="Standard_20__28_user_29_"><draw:frame draw:style-name="fr1" draw:name="Image5" text:anchor-type="char" svg:width="6.9252in" svg:height="0.3661in" draw:z-index="3"><draw:image xlink:href="Pictures/1000000000000B720000009B428C9716555D8079.png" xlink:type="simple" xlink:show="embed" xlink:actuate="onLoad" loext:mime-type="image/png"/></draw:frame>На стене, в орнаментальном зажиме тёмной меди, пылает газовый <text:s/>факел, ровно и с лёгким напевом—регулировка именовавшаяся учёными прошлого века «чувствительное пламя», не видимое у основания, на выходе из отверстия, бледнеет кверху ровным синим светом зависшим <text:s/>в паре дюймов выше, маленький мерцающий конус, способный реагировать на самые незаметные перемены давления воздуха в комнате. Он отмечает гостей, когда заходят и выходят с одинаковым любопытством и сдержанностью, как будто за круглым столом идёт какая-то азартная игра. Круг сидящих не отвлекается, им не мешает. Никаких тут тебе бледных рук или поблескивающих козырей.</text:p>
      <text:p text:style-name="Standard_20__28_user_29_">Офицеры Кемрина в парадных бриджах в клеточку, синих обмотках, шотландских килтах забредают, беседуя с американцами срочной службы… есть и священнослужители, гвардейцы Местной Обороны, Пожарной Службы, только что сменившись, складки шерстяных кителей отяжелелых от дыма, каждый жалуется, что не прочь поспать бы с часик, и выглядит соответственно… древние Эдвардианские леди в шёлковом крепе, выходцы Вест-Индии мягко выплетают согласные вкруг неподатливых цепочек из российско-еврейских согласных… Большинство минуют святой круг по касательной, некоторые остаются, потом и некоторые расходятся по другим комнатам, не прерывая хрупкую медиума, что сидит ближе всех к чувствительному пламени, спиною к стене, рыжевато-каштановые волосы плотно приглажены, высокий лоб без морщин, тёмные губы движутся то без усилий, то спотыкаясь:</text:p>
      <text:p text:style-name="Standard_20__28_user_29_">–<text:span text:style-name="T2"> </text:span>Трансектировавшись в сферу Доминуса Блисеро, Ролан обнаружил, что все знаки обернулись против него… Огни, которые он изучил также хорошо, как один из присутствующих, расположение и движение, вдруг собрались на противоположном конце, все в танце… в неуместном танце. Ничего из обычного продолжения Блисеро, ничего нового… отчуждён… Роланд также ощутил ветер, в той мере как смертная оболочка никогда ему не позволяла. Открыл, что это так… так радостно, что стрела может менять своё направление. Ветер дул год напролёт, год за годом, но Роланд чувствовал только мирской ветер… он имеет ввиду, его личный ветер. Однако… Селена, ветер, ветер повсюду….</text:p>
      <text:p text:style-name="Standard_20__28_user_29_">Здесь медиум прерывается, немного молчит… один стон… момент тихого отчаяния: «Селена, Селена, ты не тут?»</text:p>
      <text:p text:style-name="Standard_20__28_user_29_">–<text:span text:style-name="T2"> </text:span>Нет, дорогой.– на её щекам полоски от недавних слёз. – Я слушаю.</text:p>
      <text:p text:style-name="Standard_20__28_user_29_">–<text:span text:style-name="T2"> </text:span>Всё дело в контроле. Всё это пошло из-за одной трудности: контроль. Впервые он оказался <text:span text:style-name="T1">внутри</text:span>, понимаешь. Контроль размещён внутри. Уже нет надобности пассивно страдать от «внешних сил»—сворачивать в любой ветер. Как будто….</text:p>
      <text:p text:style-name="Standard_20__28_user_29_">–<text:span text:style-name="T2"> </text:span>Рынок уже не нуждается в управлении Невидимой Рукой, но может теперь <text:span text:style-name="T1">создавать себя</text:span> сам—свою логику, импульс, стиль, <text:span text:style-name="T1">изнутри</text:span>. Перенесение контроля внутрь стало свидетельством того, что уже произошло де факто—что вы отринули Бога. Но вы поддались ещё <text:soft-page-break/>большей и более опасной иллюзии. Иллюзии контроля. Будто А может котролировать Б. Полностью. Никто не <text:span text:style-name="T1">может</text:span>. Что происходит, то происходит, А и Б не имеют реальности, они просто наименования частей, которые следует воспринимать неразрывно….</text:p>
      <text:p text:style-name="Standard_20__28_user_29_">–<text:span text:style-name="T2"> </text:span>Гонит белиберду Успенского,– шепнула леди протискиваясь мимо под руку с портовым грузчиком. Запахи дизельного топлива и духоd Sous le Vent, смешавшись, проплывали мимо пока они прошли. Джессика Свонлейк, цветущая девушка в форме рядовой ВТС, заметив довоенные духи, взглянула вслед, фнн, наряд не меньше, чем за 15 гиней и целую кучу талонов, <text:s/>наверное, из <text:s/>Харродс и <text:span text:style-name="T1">на мне смотрелся б куда лучше</text:span>, в этом она не сомневается. Леди, обернувшись вдруг, <text:s/>улыбается поверх плеча, ты так уверена? Боже, неужто она услышала? Ну, в <text:span text:style-name="T1">таком-то</text:span> месте почти наверняка.</text:p>
      <text:p text:style-name="Standard_20__28_user_29_">Джессика стоит недалеко от стола для сеанса с пригоршней дротиков дартс в ладони, которые она бездельно выдернула из доски на стене, голова чуть наклонена, повыше коричневого воротника виднеется ложбинка в её шее и верхние позвонки под прядями светло каштановых волос спадающих вдоль её щёчек. Латунные тельца согретые её кровью, подрагивают у неё на ладони. Она словно бы и сама, поглаживая кончики их оперения, впала в лёгкий транс.…</text:p>
      <text:p text:style-name="Standard_20__28_user_29_">Снаружи, из восточных районом, докатывается приглушённый взрыв очередной ракеты бомбы. Окна дрожат, пол вздрагивает. Чувствительное пламя ныряет увернуться, тени поперёк стола приплясывают, темнея, к комнате напротив—потом оно высоко подскакивает, втягивая тени вспять, и исчезает вообще. Гас шипит в скудно освещённой комнате. Милтон Гломинг, выпускник Кембриджа с отличием, десять лет назад, прекращает стенографировать, чтобы подняться и пойти перекрыть газ.</text:p>
      <text:p text:style-name="Standard_20__28_user_29_">Похоже, самое время для Джессики метнуть дарт: всего один. Волосы встрепенулись, груди классно так подпрыгнули каждая под своим тяжёлым лацканом. Посвист воздуха, шмяк: точнёхонько по центру. Милтон Гломинг вскидывает бровь. Его ум, постоянно занятый сбором соответствий, думает, что обнаружил ещё одно.</text:p>
      <text:p text:style-name="Standard_20__28_user_29_">Медиум, уже с раздражённостью, начинет выходить из транса. Любому ясно что сейчас происходит по ту сторону. Для этого сеанса, как и для любого другого, необходим не только родственный круг здесь в мире, но также основная четырёхсторонняя согласованность, что не должна прерываться ни в одном из своих звеньев: Роланд (дух), Питер Сачса (контроль), Кэрол Эвентир (медиум), Селена (жена и уцелевшая). Где-то там за гранью усилий, плутаний, порывов белого шума в эфире, эта целостность начала распадаться. Расслабление, поскрипывание стульев, вздохи, откашливания… Милтон Гломинг чиркает в своём блокноте, резко захлопывает.</text:p>
      <text:p text:style-name="Standard_20__28_user_29_">Вскоре Джессика начинает прохаживаться. Роджера нигде не видно и она не знает понравится ли ему, что она его искала, а Гломинг хоть и застенчивый, но не такой скукотный как некоторые другие из друзей Рождера….</text:p>
      <text:p text:style-name="Standard_20__28_user_29_">–<text:span text:style-name="T2"> </text:span>Роджер говорил, что теперь вы подсчитаете все слова, которые записывали и составите какие-то графики,– приветливо, предотвращая всякое замечание про тот бросок дарта, который она предпочла б замять. – Они у вас только про сеансы</text:p>
      <text:p text:style-name="Standard_20__28_user_29_">–<text:span text:style-name="T2"> </text:span>Машинальные тексты,– напряжённый общением с девушкой, Гломинг хмурится, кивает. –Ну, ещё пара случаев с реакциями видж-доски, да, да… мы пытаемся разработать вокабуляр кривых—понимаете, определённые патологии, <text:s/>характерные конфигурации—</text:p>
      <text:p text:style-name="Standard_20__28_user_29_">–<text:span text:style-name="T2"> </text:span>Я как-то это всё не очень—</text:p>
      <text:p text:style-name="Standard_20__28_user_29_">–<text:span text:style-name="T2"> </text:span>Ну, если вспомнить принцип Зипфа о Наименьшем Усилии: если мы спроецируем частотность слова Пи суб эн на ординату эн на логорифмических осях...– бормочет в её молчание, она и <text:s/>изумленной грациозна,– то мы, конечно же, получим что-то наподобие прямой… однако, у нас есть данные, что предполагают кривые при определённых—условиях они, ну, фактически, совсем другие—шизофреники, например, показывают некоторую ровность <text:soft-page-break/>в верхней части, а затем прогрессирующую крутизну, как бы в форме лука… я думаю с этим другом, ну, с этим Роландом, мы имеем классическую паранойю—</text:p>
      <text:p text:style-name="Standard_20__28_user_29_">–<text:span text:style-name="T2"> </text:span>Ха,– <text:span text:style-name="T1">это</text:span> слово ей известно.– Мне показалось, вы оживились, когда он сказал «обернулись против».</text:p>
      <text:p text:style-name="Standard_20__28_user_29_">–<text:span text:style-name="T2"> </text:span>«Против», «наоборот», да, вас бы удивила частотность этих слов.</text:p>
      <text:p text:style-name="Standard_20__28_user_29_">–<text:span text:style-name="T2"> </text:span>А какое <text:span text:style-name="T1">самое</text:span> частое слово,– спросила Джессика,– <text:s/>номер один по вашим записям.</text:p>
      <text:p text:style-name="Standard_20__28_user_29_">–<text:span text:style-name="T2"> </text:span>То же самое, что и всегда в таких делах собраниях,– ответил статистик, как будто каждый знает, что это «смерть».</text:p>
      <text:p text:style-name="Standard_20__28_user_29_">Пожилой волонтёр службы оповещения о воздушных налётах, накрахмаленный и хрупкий как тонкая кисея, приподымается на цыпочки заново зажечь чувствительное пламя.</text:p>
      <text:p text:style-name="Standard_20__28_user_29_">–<text:span text:style-name="T2"> </text:span>Кстати, а где это ваш молодой безумец?</text:p>
      <text:p text:style-name="Standard_20__28_user_29_">–<text:span text:style-name="T2"> </text:span>Роджер с капитаном Прентисом.– неопределённый взмах руки.– Как обычно: непонятные <text:s/>Микроплёночные Маневры.</text:p>
      <text:p text:style-name="Standard_20__28_user_29_">Включённый в одной из отдалённых комнат, через запретную игру в зернь, слои дыма и говорильни, Фолкмэн с его оркестром Апачей доносится из приглушённой волны Би-Би-Си, коренастые пинты и стройные рюмки для шерри, зимний дождь по окнам. Пора заклейки щелейб газовых обогревателей, тёплых шалей от холода ночи, коротай её со своей молодой леди или старым голландским ромом, или как тут, в Сноксоле, в хорошей компании. В этом убежище—пожалуй, истинный уголок покоя из нескольких рассеянных в этом долгом военном времени, где собираются не совсем в военно-оборонительных целях.</text:p>
      <text:p text:style-name="Standard_20__28_user_29_">Пират Прентис так это воспринимает, косвенно, типа классового самосознания, он несёт свою улыбку среди всех тут собравшихся как боевую фалангу. Он перенял её из фильмов—это та вредная ирландская ухмылка, с которой Денис Морган взводит курок когда стволы клыкастых жёлтых крыс начинают изрыгать чёрные дымы, перед тем как он их всех <text:s/>уложит.</text:p>
      <text:p text:style-name="Standard_20__28_user_29_">Эта усмешка нужна ему так же, как он нужен Фирме—которые, и это всем известно, используют кого угодно, предателей, убийц, извращенцев, негров, даже женщин, лишь бы добиться того, что Они хотят. Сперва, Они не слишком-то верили в полезность Пирата, но затем, по ходу дел, Они очень даже убедились в этом.</text:p>
      <text:p text:style-name="Standard_20__28_user_29_">–<text:span text:style-name="T2"> </text:span>Генерал-майор, вы не можете поддерживать такое.</text:p>
      <text:p text:style-name="Standard_20__28_user_29_">–<text:span text:style-name="T2"> </text:span>Мы следим за ним круглые сутки. Физически, расположение он не покидает, это точно.</text:p>
      <text:p text:style-name="Standard_20__28_user_29_">–<text:span text:style-name="T2"> </text:span>Значит у него есть сообщник. Каким-нибудь гипнозом—наркотиками, я не знаю—они выходят на его подопечного и транквилизируют. Бога ради, вы ещё начните следовать гороскопам.</text:p>
      <text:p text:style-name="Standard_20__28_user_29_">–<text:span text:style-name="T2"> </text:span>Гитлер так и делает.</text:p>
      <text:p text:style-name="Standard_20__28_user_29_">–<text:span text:style-name="T2"> </text:span>Гитлер человек одухотворённый, а мы с вами просто наёмные работники, не забывайте….</text:p>
      <text:p text:style-name="Standard_20__28_user_29_">После первого всплеска интереса, количество клиентов назначенных Пирату поубавилось. На текущий момент, его нагрузка вполне приемлема. Но ему не этого хочется. Они не поймут, эти джентельменски муштрованные маньяки из ОСО, <text:span text:style-name="T1">ах очень хорошо, капитан</text:span>, трандёж совещаний командования, шарканье ботинками, очки, какие сейчас носят в правительстве, <text:span text:style-name="T1">превосходно и как-нибудь показали бы это у нас в клубе….</text:span></text:p>
      <text:p text:style-name="Standard_20__28_user_29_">Пират хочет быть своим среди Них, хочет их грубоватой любви с запахом отличного виски и табачного блэнда Латакии. Он хочет понимания <text:span text:style-name="T1">своих</text:span>, а не этих заумных шибздиков и рационально долбанутых в этом Сноксале, такие преданные своей науке, такие терпимые, что только тут (и именно это достаёт по полной) единственное место во всех пределах империи войны, где он чувствует себя не таким чужаком.</text:p>
      <text:p text:style-name="Standard_20__28_user_29_">–<text:span text:style-name="T2"> </text:span>Этого вообще не понять,– говорил Роджер Мехико,– что у них на уме, в голове не укладывается, Закон о Ведьмовании, принят 200 лет назад, это обломок совершенно из другой эпохи, тогда мыслили по иному. И вдруг в 1944 по нему осуждают направо и налево. Нашего м-ра Эвентира,– указывая на медиума, который в другом конце комнаты болтает с Гевином <text:soft-page-break/>Трефойлом,– могут в любой момент повязать—вломятся через окна и увезут особо опасного Эвентира в тюрьму Скрабз за-попытку-применения-заклинаний-в-целях-принуждения-покойных-особ-раскрыть-их-тогдашнее-местопребывание-и-чем-занимались-с-живими-на-тот-момент-лицами, Боже мой, докатиться до такого идиотически <text:span text:style-name="T1">грёбанного</text:span> фашизма…</text:p>
      <text:p text:style-name="Standard_20__28_user_29_">–<text:span text:style-name="T2"> </text:span>Полегче, Мехико, ты опять теряешь старую добрую объективность—человеку науки это не к лицу. Это уж совсем не по-научному.</text:p>
      <text:p text:style-name="Standard_20__28_user_29_">–<text:span text:style-name="T2"> </text:span>Придурок. И ты за них. Ты не почувствовал, когда заходил сюда сегодня? Это громадное болотище паранойи.</text:p>
      <text:p text:style-name="Standard_20__28_user_29_">–<text:span text:style-name="T2"> </text:span>Это мой дар, кто спорит,– зная, что скажет резкость, Пират пытается сперва загладить,– но не знаю готов ли я к таким <text:span text:style-name="T1">разнообразным</text:span> её проявлениям….</text:p>
      <text:p text:style-name="Standard_20__28_user_29_">–<text:span text:style-name="T2"> </text:span>А, Прентис.– Ни бровью не повел. Терпимость. А.</text:p>
      <text:p text:style-name="Standard_20__28_user_29_">–<text:span text:style-name="T2"> </text:span>Ты бы зашёл, пусть доктор Грост проверит на своей ЭЭГ.</text:p>
      <text:p text:style-name="Standard_20__28_user_29_">–<text:span text:style-name="T2"> </text:span>Ладно, как только выберу время.– неопределённо. И тут проблема безопасности, пустая болтовня топит корабли, он не может быть слишком уверен, даже насчёт Мехико. В текущей операции слишком много кругов, внешних и внутренних. Список доверенных лиц сокращатся, когда движемся, кольцо за кольцом, к центру, Инструкция Уничтожить постепенно охватывает каждый клочок, лишнюю запись, ленту с печатной машинки.</text:p>
      <text:p text:style-name="Standard_20__28_user_29_">По его прикидкам, Мехико изредка обеспечивает поддержку недавней мании Фирмы, известной как операция Чёрное Крыло, своей статистикой—анализируя данные чуждой морали, например—выходя за пределы предприятия, вот как в этот вечер, Пират служит посредником между Мехико и своим со-комнатником Тэди Блотом.</text:p>
      <text:p text:style-name="Standard_20__28_user_29_">Он знает, что Блот куда-то ходит что-то снимать на микроплёнку, а потом передаёт, через Пирата, молодому Мехико. А дальше, надо полагать, в «Белое Посещение», где размещается общее агенство известное как ПРПУК, Психологические Разведывательные Проекты по Ускорению Капитуляции. О том чья капитуляция, ни гу-гу.</text:p>
      <text:p text:style-name="Standard_20__28_user_29_">Пират не исключает возможности сотрудничества Мехико с одной из сотен тех скользких меж-Союзнических программ наблюдения, что расплодились в Лондоне с момента расквартированию тут американцев и нескольких правительств в эмиграции. Среди них интересоваться Германией просто неуместно. Каждый оглядывается через плечо, Свободные Французы составляют планы мести предателям в Виши, люблинские коммунисты сводят счёты с варшавскими теневыми министрами, греки из ЭЛАС подсиживают роялистов, мечтатели невозвращенцы всех языков надеются волей, кулаками, молитвами восстановить королей, республики, самозванцев, анархических однодневок усохших ещё до жатвы… некоторые гибнут, жутко, безымянно, подо льдом и снегом бомбовых кратеров в Ист-Енда, до весны не докопаться, некоторые хронически пьяны или занаркотизированы, чтоб прожить ещё один день повторения, в основном почему-то потерь, теряя остатки своих душ, уж сколько там было, всё меньше способны доверять, погрязнув в нескончаемой болтологии, в ежедневной самокритике, призывах к тотальной бдительности… но кто тут самый чуждый иностранец, по мнению Пирата, если не этот наёмник без родины, которого он видит в своём зеркале, самый жалкий из всех эмигрантов….</text:p>
      <text:p text:style-name="Standard_20__28_user_29_">Ладно: допустим Они втянули Мехико в какое-то византийское упражнение, возможно, с американцами. Может быть, с русскими. В «Белом Посещении» предназначенном для психологической войне, найдётся по паре от чего угодно, бихевиорист здесь, последователь учерия Павлова там. Пирата это не касается. Но он замечает, что с каждой переданной микроплёнкой, энтузиазм Роджера заметно нарастает. Нездоровая тенденция: у него такое ощущение будто он способствует наркотической зависимости. Он чувствует как его друг, его временный друг военного времени, используется для чего-то не очень приличного.</text:p>
      <text:p text:style-name="Standard_20__28_user_29_">А он что может? Если бы Мехико захотел поговорить об этом, он бы нашёл возможность, в обход их бдительности. Его сдержанность, в отличие от Пиратовой, объясняется не механикой <text:soft-page-break/>Операции Чёрное Крыло. Это больше похоже на стыд. Сегодня, когда Мехико брал конверт, он отворячивал лицо, глаза метались по углам комнаты, рефлекс покупателя порнухи.... Зная Блота, наверное так и есть, дружеский визит молодой леди к хорошо накачанному молодому человеку, в нескольких позах—куда здоровее, чем всё нафотографированное этой войной… по крайней мере, жизнь….</text:p>
      <text:p text:style-name="Standard_20__28_user_29_">Вон девушка Мехико входит в комнату. Он замечает её мгновенно, чистота вокруг неё, отсутствие дыма и шума… так он уже и ауру начинает видеть? Она заметила Роджера и улыбнулась, огромные глаза… тёмные ресницы и никакой косметики, во всяком случае Пират не различил, волосы валиком, до плеч—на кой чёрт ей та зенитная батарея? Ей нужно работать в столовой для рядового состава, разливать кофе по чашкам. Он вдруг старый пердун и придурок, у которого щемящее чувство, простая любовь к ним обоим, которая не просит ничего, лишь бы они остались в живых, но её он всегда сможет представить другими словами «забота», ну, или там «привязанность»….</text:p>
      <text:p text:style-name="Standard_20__28_user_29_">В 1936, Пират (она говорила «апрель Т. С. Элиота», хоть это была более холодная пора года) полюбил жену управляющего. Тонкая, <text:s/>как вёрткий стебель девушка по имени Скорпия Мосмун. Её муж Клайв, эксперт по пластмассам из Кембриджа, работал На Империал Кемиклз. У Пирата, профессионального вояки, случился год или два передышки для гражданской жизни.</text:p>
      <text:p text:style-name="Standard_20__28_user_29_">У него появилось тогда чувство, как служил к востоку от Суэца, в местах типа Бахрейна, где пиво пил разбавленным своим же потом среди вечной вони сырой нефти из Мухарака, с заходам солнца находиться в расположении—всё равно 98% заражены венерическими болезнями—обожжённое солнцем, замызганное подразделение для сохранности шейха и нефтяных денег против любой угрозы к востоку от пролива Ла-Манш, сексуально озабоченный, сам не свой от укусов вшей и тепловой сыпи (мастурбировать в таких условия утончённая пытка), постоянно на взводе—и через всё это к Пирату просочилось неясное подозрение, что жизнь как-то его обходит.</text:p>
      <text:p text:style-name="Standard_20__28_user_29_">Невероятная чёрно-белая Скорпия подтвердила немало фантазий Пирата про гламурный английский высший свет с шёлковыми ножками, <text:s/>который, как он чувствовал, был для него за семью замками. Они встретились, когда Клайв уехал в срочную служебную командировку—это же надо!—в Бахрейн. Такая симметричность снимала чувство вины в Пирате , <text:s/>отчасти. На званых вечерах они притворялись незнакомыми, хотя она так и не научилась владеть собой, когда нежданно замечала его в другом конце комнаты (где он пытался казаться таким же как все, словно не был всю жизнь наёмным работником). Ей казалось трогательном его невежество во всём—званых вечерах, любви, деньгах—чувствовала себя великосветской и отчаянно заботливой к этому моменту мальчишества в его имперски вышколенному уже устоявшемся (ему было 33) быту, в его пред-Аскетизме, к тому, что Скорпия определила как его последнюю любовь—хотя сама была слишком молода, чтобы знать <text:span text:style-name="T1">это</text:span>, знать, как знал Пират, о чём <text:span text:style-name="T1">на самом деле</text:span> поётся в песне «Танцы в темноте»….</text:p>
      <text:p text:style-name="Standard_20__28_user_29_">Он старательно не говорил ей об этом. Но порой это такая мука не упасть к её ногам, зная, что она не оставит Клайва, с криком <text:span text:style-name="T1">ты моя последняя надежда</text:span>… <text:span text:style-name="T1">если не ты, то смысла нет</text:span>….Разве не хочет он, вопреки всем ожиданиям, отбросить скудное расписание человека Запада… но как человек может… где ему вообще начинать в возрасте 33-х… «То-то и <text:span text:style-name="T1">оно,</text:span>»– засмеётся она, не так от раздражения (и она засмеялась), сколько от щекотности нереальной проблемы—сама слишком растеряна в его маниакальности, постоянно <text:span text:style-name="T1">задействован</text:span>, так овладевает, раскладывает ей (потому что туже, чем когда дрочил в армейскую фланель в Персидском Заливе, охватывал <text:s/>сейчас щемящий ошейник любви его, его хуй), слишком неукротимый, чтобы она не поддалась этому безумию, но и вправду слишком безумный, чтобы считать это изменой Клайву….</text:p>
      <text:p text:style-name="Standard_20__28_user_29_">Чертовски удобно для неё, в любом случае. Роджер Мехико сейчас проходит через почти всё то <text:s/>же самое с Джессикой, в их случае Тот Другой известен как Бобёр. Пират всё наблюдал, но <text:soft-page-break/>никогда не говорил об этом с Мехико. Да, он ждёт, посмотреть так ли всё кончится для Роджера, как для него, какая-то часть его, что никогда не радуется зрелищу неудачи другого, стоит за победу Бобра и всего того, что стоит за ним, как и за Клайвом. Но другая часть—второе «я»?— которую он не торопился бы назвать «честной»—похоже и впрямь желает Роджеру того, что он, Пират, проиграл….</text:p>
      <text:p text:style-name="Standard_20__28_user_29_">–<text:span text:style-name="T2"> </text:span>Ты и вправду пират,– прошептала она в их последний день—никто их них не знал, что это последний день—ты нагрянул и увёз меня на своём пиратском корабле. Девушку из хорошей семьи и честных правил. Ты меня изнасиловал и теперь я Красная Сука Открытого Моря….</text:p>
      <text:p text:style-name="Standard_20__28_user_29_">Миленькая игра. Пират не прочь, чтобы она придумала это пораньше. Заёбывая свет того последнего (уже последнего) дня в сумерки, ебля час за часом, слишком поглощены любовью, чтобы распасться, они заметили, как одолжённая комната мягко покачивается, потолок скосился и стал на метр ниже, лампы колыхались в их оснастке, какая-то часть уличного движения по набережной Темзы представила солёный крики над волнами, звон корабельного колокола….</text:p>
      <text:p text:style-name="Standard_20__28_user_29_">Но позади, за спиной их пригнувшегося морского неба, ищейки Правительства шли по следу—всё ближе, катера настигаю, катера и скользкие гермафродиты-законники, агенты с ловкостью рук, устроят всё для её безопасного возвращения, и не будут настаивать на его казни или поимке. <text:s/>У них железная логика: нанеси ему тяжкую рану и он очнётся и придёт в себя, придёт к правилам этого мира, старого вкрутую сваренного яйца, к его расписаниям для превращения ночи в ночь компромисса….</text:p>
      <text:p text:style-name="Standard_20__28_user_29_">Он оставил её на станции Ватерлоо. Там была праздничная толпа провожали <text:s/>Фреда Ропера с его хором Чудо Карапузиков на имперскую ярмарку в Йоганесбурге, Южная Африка. Карапузики в тёмных зимних одеждах, в щёгольских сюртучках и приталенных пальтецах, бегали по всей станции, глотали свои предотъездные шоколадки и выстраивались в ряд для новых фото. Белое как тальк лицо Скорпии в последнем окне, напротив последнего входа, <text:s/>ударило его в сердце. Всплеск хохота и пожеланий счастливого пути раздался от Карапузиков и их поклонников. Что ж, подумал Пират, наверно, подамся обратно в армию….</text:p>
      <text:p text:style-name="Standard_20__28_user_29_"><draw:frame draw:style-name="fr1" draw:name="Image6" text:anchor-type="char" svg:width="6.9252in" svg:height="0.3661in" draw:z-index="4"><draw:image xlink:href="Pictures/1000000000000B720000009B428C9716555D8079.png" xlink:type="simple" xlink:show="embed" xlink:actuate="onLoad" loext:mime-type="image/png"/></draw:frame>Сейчас они движутся на восток, Роджер всматривается поверх руля сгорбившись, как Дракула, в своём Бербери, Джессика в миллионах крохотных капелек, мягкой сетью осевших на её плечах и рукавах тино-зелёной шерсти. Им хочется быть вместе, в постели, в любви, а вместо этого на восток, к югу от Темзы встретиться с каким-то высокопоставленным вивисекционистом <text:s/>прежде, чем часы на башне Тауэра пробьют час ночи. А когда мыши набегаются, кто знает в эту ночь, но что они набегают навеки?</text:p>
      <text:p text:style-name="Standard_20__28_user_29_">Её лицо напротив дыханием затуманенного окна стало ещё одной туманностью, ещё одним свето-фокусом зимы. За нею проходит белая раздробленность дождя. «Почему он лично выходит собирать своих собак? Он ведь администратор, нет? Не может, что ли, нанять какого-нибудь парнишку или ещё кого?»</text:p>
      <text:p text:style-name="Standard_20__28_user_29_">–<text:span text:style-name="T2"> </text:span>У нас их называют «служащими,»– отвечает Роджер,– и я понятия не имею почему Пойнтсмен делает то, что делает, он последователь Павлова, милая. Он из Королевского Научного Общества. Откуда мне знать про таких шишек? Такие же непонятные как тот сброд в Сноксоле.</text:p>
      <text:p text:style-name="Standard_20__28_user_29_">Они оба на нервах в эту ночь, хрупки как листовое стекло после неправильного отжига, готовы пойти вразнос от малейшего прикосновения в скулящей матрице стресса—</text:p>
      <text:p text:style-name="Standard_20__28_user_29_">–<text:span text:style-name="T2"> </text:span>Бедный Роджер, бедный ягнёночек, попал на такую бяку войну.</text:p>
      <text:p text:style-name="Standard_20__28_user_29_">–<text:span text:style-name="T2"> </text:span>Ну, ладно,– его голова трясётся в пене «б» или «п», что отказывается взорваться,– ууух, какая ты умная, да,– Роджер в бешенстве, руки бросили руль, помогая словам выйти, «дворники» ползают по стеклу, прищёлкивая,– когда-никогда вы сбиваете робота-бомбу, ты и твой друг, дорогой Нутрия—</text:p>
      <text:p text:style-name="Standard_20__28_user_29_"><text:soft-page-break/>–<text:span text:style-name="T2"> <text:s/></text:span>Бобёр.</text:p>
      <text:p text:style-name="Standard_20__28_user_29_">–<text:span text:style-name="T2"> </text:span>Точно, и весь тот превосходный боевой дух, которым вы так славитесь, но что-то не слыхать, чтоб вы сбивали <text:span text:style-name="T1">ракеты</text:span>, ха-ха!– выдаёт свою самую злую улыбку, жмуря глаза и наморщив нос,– больше, чем я, больше, чем Пойнтсмен, ну, и кто <text:span text:style-name="T1">теперь</text:span> лучше кого, дорогуша?– подпрыгивает вверх-вниз на коже сиденья.</text:p>
      <text:p text:style-name="Standard_20__28_user_29_">К этому моменту рука её протянута, вот-вот коснётся его плеча. Она опёрлась щекой на свою руку, волосы рассыпаны, сонная, смотрит на него. Не может найти достойного довода против неё. А так старался. Свои умолкания она использует как поглаживания рукой, оградить его от углов комнат, покрывал, столов—всяких случайных мест... Даже в кино, когда смотрели тот ужасный <text:span text:style-name="T1">Нам по пути. </text:span>в день их встречи, он видел каждое белое движение её свободных от перчаток рук, кожей <text:s/>чувствовал малейшее подрагивание её оливково-янтарных, её кофейных глаз. Он израсходовал литры растворителя краски, щёлкая своей неизменной зажигалкой Зипо, её обугленный фитилёк, мужественность уступает бережливости, укорочён до крохотного кончика, голубое пламя вспыхивает вокруг краёв в темноте, в самой разной темноте, увидеть что происходит с её лицом. При каждой вспышке, новое лицо.</text:p>
      <text:p text:style-name="Standard_20__28_user_29_">И случались моменты, особенно в последнее время—когда лицом к лицу, что никак не отличить которое из них чьё. Оба одновременно чувствовали странное недоумение… как если нежданно видишь себя в зеркале… и даже более того, чувство соединённости… что приходило потом—через пару минут, через неделю, тут не угадать, им доходило, когда уже по отдельности, отчего Роджер и Джессика сливались в единое существо не подозревавшее о своём существовании… В жизни, которую он проклинал, снова и снова, за то, что в ней оказалось что-то за пределами научного описания, это стало первым, самым первым реальным волшебством: данность, от которой невозможно отмахнуться.</text:p>
      <text:p text:style-name="Standard_20__28_user_29_">Это случилось как то, что в Голливуде называют «крутым знакомством», в Танбридж-Веллз, в его сердцевине 18-го столетия, Роджер гнал свой подержанный Ягуар, а Джессика на обочине неотразимо боролась с раздолбанным велосипедом, тёмно-шерстяная юбка зенитчицы вздёрнута его рулём, совсем неуставная чёрная резинка и ясный жемчуг ляжек там где кончаются чулки цвета хаки, ну—</text:p>
      <text:p text:style-name="Standard_20__28_user_29_">–<text:span text:style-name="T2"> </text:span>Ну, ты даёшь, красавица,– провизжав тормозами,– Тут тебе не закулисье старой Мельницы, знаешь ли.</text:p>
      <text:p text:style-name="Standard_20__28_user_29_">Она знала. «Гм,»– упавшая прядка, щекоча её нос, добавила больше, чем обычно, едкости в её ответ:– «Я не знала, что маленьких мальчиков пускают в такие места».</text:p>
      <text:p text:style-name="Standard_20__28_user_29_">–<text:span text:style-name="T2"> </text:span>Как я вижу,– уже научившись не замечать подобных замечаний по поводу его внешности,– девочкам из твоего звена скаутов, ещё никто не позвонил.</text:p>
      <text:p text:style-name="Standard_20__28_user_29_">–<text:span text:style-name="T2"> </text:span>Мне двадцать.</text:p>
      <text:p text:style-name="Standard_20__28_user_29_">–<text:span text:style-name="T2"> </text:span>Ура, тогда имеешь полное право прокатиться на этом Ягуаре аж до Лондона.</text:p>
      <text:p text:style-name="Standard_20__28_user_29_">–<text:span text:style-name="T2"> </text:span>Мне в другую сторон. Почти в Гастингс.</text:p>
      <text:p text:style-name="Standard_20__28_user_29_">–<text:span text:style-name="T2"> </text:span>Ну, тогда туда и обратно.</text:p>
      <text:p text:style-name="Standard_20__28_user_29_">Убирая волосы со своего лица:– А твоя мама знает, как ты себя ведёшь <text:span text:style-name="T1">не</text:span> дома?</text:p>
      <text:p text:style-name="Standard_20__28_user_29_">–<text:span text:style-name="T2"> </text:span>Моя мама война,– провозглашает Роджер Мехико, склоняясь, чтобы открыть дверь.</text:p>
      <text:p text:style-name="Standard_20__28_user_29_">–<text:span text:style-name="T2"> </text:span>Это странно слышать,– маленькая заляпанная туфелька повременила на подножке.</text:p>
      <text:p text:style-name="Standard_20__28_user_29_">–<text:span text:style-name="T2"> </text:span>Ладно, милая, не задерживай при исполнении задания, оставь велосипед где есть и аккуратней со своей юбкой, когда садишься, я не хочу совершить непроизносимый акт здесь, на улицах Танбридж-Велз—</text:p>
      <text:p text:style-name="Standard_20__28_user_29_">И тут падает ракета. Круто, круто. Взрыв, глухие раскаты. Довольно далеко в городе, чтоб быть опасной, слишком близко, чтобы она преодолела сотни миль между собой и незнакомцем: в долгом взмахе, балетном, её чудесный круглый зад поворачивается усесться на сиденьи рядом, волосы в секундном взлёте, рука оправляет армейскую юбку под себя, словно крыло, пока гудят отголоски взрыва.</text:p>
      <text:p text:style-name="Standard_20__28_user_29_"><text:soft-page-break/>Ему мерещится торжественно шишковатое что-то, глубже или переменчивей, чем облака, подымается к северу. Прижмётся ли мило она к нему, прося защиты? Он вообще не ждал, что она сядет в машину, будь там ракета или нет, поэтому сейчас на Ягуаре Пойнтсмена включает заднюю вместо, да, въехал на велик, с хрустом превращая его в полный металлолом.</text:p>
      <text:p text:style-name="Standard_20__28_user_29_">–<text:span text:style-name="T2"> </text:span>Я в твоей власти,– <text:s/>вскрикивает она.– <text:span text:style-name="T1">Полностью</text:span>.</text:p>
      <text:p text:style-name="Standard_20__28_user_29_">–<text:span text:style-name="T2"> </text:span>Гм,– Роджер наконец-то справляется с коробкой передач и, танцуя по педалям, уфыркивает, фррр, в сторону Лондона. Но Джессика не в его власчти.</text:p>
      <text:p text:style-name="Standard_20__28_user_29_">Ну, а война, она и <text:span text:style-name="T1">впрямь</text:span> его мама, выела все мягкие, ранимые вкрапления надежды и бахвальства рассеянные, под слюдяными прослойками, из минерала серо-каменной сути Роджера, унося прочь их с их всхлипами в своём сером потоке. Вот уже шесть лет, всегда на виду, куда ни посмотришь. Он уже забыл свой первый труп, или когда впервые видел умирающего. До того долго длится, Кажется всю жизнь. Город, где он бывает теперь наездами, приёмная Смерти: тут ведётся вся конторская отчётность, контракты подписаны, дни сочтены. Ничего от величественной, полной садов и приключений столицы, которую он знал в детстве. Он стал Упрямым Молодым Человеком в «Белом Посещении», пауком прядущим свою сеть чисел. Ни для кого не секрет его неуживчивость с остальными сотрудниками его отдела. Но разве такое возможно? Все они дикие таланты—ясновидцы и чокнутые волшебники, телекинетики, астралоходцы, собиратели света. Роджер всего лишь статистик. Ни разу не видал пророческого сна, не посылал телекенетических сообщений, никогда не касался Другого Мира напрямую. Если там что-то есть, должно отражаться в экспериментальных данных,: не так ли, в числах… единственный для него способ приблизиться и понять. Что ж удивляться его отчуждённости в Отделе Пси, где по всему подвальному коридору каждый со сдвигом как минимум в 3 сигмы? Исусе, как тут не отчуждишься?</text:p>
      <text:p text:style-name="Standard_20__28_user_29_">И потом эта явная потребность каждого из них, которая его просто бесит… Ладно, это и <text:span text:style-name="T1">его</text:span> потребность тоже. Но разве возможно подвести научную основу под что-либо «духовное» когда тобою правит собственная смертность, как раз вне статистического исчисления квадратов чи, покуда листаются карты Зенера, в паузах между глухими, напряжёнными словами медиума? Чуть успокоившись, он утешает себя мыслью, что неотступные попытки делают его смелым. Но чаще, он клянёт себя, что не занимается разработками контроля разрывов, или составлением графиков Стандартизированные Показатели Поражения Цели на Тонну для соединений бомбардировщиков… да <text:span text:style-name="T1">что угодно</text:span> вместо этого неблагодарного барахтанья в делах недосягаемой Смерти….</text:p>
      <text:p text:style-name="Standard_20__28_user_29_">Они подъехали к зареву над крышами. Пожарные машины с рёвом пронеслись мимо, в том же направлении. Это гнетущий район кирпичных улиц и молчащих стен.</text:p>
      <text:p text:style-name="Standard_20__28_user_29_">Роджер тормозит, пропуская толпу сапёров, пожарных, соседей в тёмных пальто поверх ночных одежд, старушек у которых, в их ночных грёзах, найдётся сокровенное местечко <text:s/>для пожарников… <text:span text:style-name="T1">нет, пожалуйста, не лезьте на меня с этим Шлангом… о, нет… ну хотя бы сняли эти жуткие резиновые сапожищи… а да да так</text:span>—</text:p>
      <text:p text:style-name="Standard_20__28_user_29_">Солдаты стоят через каждые несколько метров, редкое заграждение, малость не от мира сего. Битва за Британию никогда ещё не велась так формально. Джессика замечает угольно-чёрный Пакккард в боковой улице, полон гражданскими в тёмных костюмах. Резкая белизна воротничков из тени—</text:p>
      <text:p text:style-name="Standard_20__28_user_29_">–<text:span text:style-name="T2"> </text:span>Кто они?</text:p>
      <text:p text:style-name="Standard_20__28_user_29_">Роджер пожимает плечами, «они» для них достаточно:– Не слишком дружелюбная компашка.</text:p>
      <text:p text:style-name="Standard_20__28_user_29_">–<text:span text:style-name="T2"> </text:span>Кто бы говорил!– <text:s/>Но улыбка их привычно заученная. Было время, когда его работ её малость бесила: блокнотики о летающих бомбах, как мило… И его раздражённый вздох: Джес, не считай меня бездушным научным сухарём….</text:p>
      <text:p text:style-name="Standard_20__28_user_29_">Жар бьёт в их лица, обжигающая глаз желтизна, когда струи хлещут огонь. Лестница, уцепившись за край крыши, колышется в резких порывах. Наверху, напротив неба, фигуры в <text:soft-page-break/>отблескивающей меди, машут руками, сходятся передать приказы. Полквартала сметено, <text:s/>яркие лампы подсвечивают спасательным работам в уголь-но чёрных обломках, от машин и прицепных насосов тянутся брезентовые шланги раздутые давлением, торопливо подключённые брандспойты выбрасывают звёзды холодных струй, свирепо холодных, что вспыхивают жёлтым в прыжках пламени. Откуда-то по радио доносится женский голос, спокойная девушка из Йоркшира, посылает другие подразделения в другие части города.</text:p>
      <text:p text:style-name="Standard_20__28_user_29_">Когда-то Роджер и Джессика может и остановились бы. Но они оба выпускники Битвы за Британию, оба призваны в чёрную утреннюю рань с криками о помощи, в тупую инерцию брусчатки и брусьев, в глубокую нехватку жалости в наставшие дни… К тому времени: как вытаскиваешь <text:span text:style-name="T1">энную</text:span> жертву, или часть <text:span text:style-name="T1">энной</text:span> жертвы из <text:span text:style-name="T1">энной</text:span> груды обломков, сказал он ей однажды, злой, усталый, это уже перестало его задевать… значение<text:span text:style-name="T1"> эн</text:span> может быть разным для каждого из нас, но, извини меня: рано или поздно….</text:p>
      <text:p text:style-name="Standard_20__28_user_29_">И помимо изнеможения от всего есть ещё и это. Если даже они не полностью вышли из состояния войны, то по крайней мере нашли начала тихого отхода… у них никогда не было ни времени, ни места поговорить об этом, что может даже и не нужно—но оба знали, чётко, лучше быть вместе, в обнимку, чем обратно в бумагах, пожарах, хаки, стали Фронта в Тылу. И что на самом деле Фронт в Тылу просто обман и фикция придуманная, не слишком-то умно, чтобы разлучить их, обернуть любовь в труд, абстракцию, неизбежную боль, злую смерть.</text:p>
      <text:p text:style-name="Standard_20__28_user_29_">Они нашли дом в закрытой зоне, под аэростатами заграждений южнее Лондона. Город эвакуированный в 40-м, всё ещё «управляется»—всё ещё в списках Министерства. Роджер и Джессика заняли место незаконно, вопреки неизвестно чему и не узнают, если не будут пойманы. Джессика привезла старую куклу, морские раковины, саквояж её тётки с кружевными панталончиками и шёлковыми чулками. Роджеру удалось согнать пару куриц, чтобы насестились в пустом гараже. Когда они тут встречаются, кто-нибудь из них не забывает привезти живой цветок, или пару. Ночи полны взрывов и гула моторов транспорта, и ветра, который с рассветом доносит до них остатки запаха моря. День начинается с чашки горячего и сигареты за маленьким столом с поломанной ножкой, которую Роджер починил, временно, коричневой проволокой. Разговоров немного, только прикосновения и взгляды, улыбки друг другу, ругань на прощанье. Всё так несущественно, голодно, холодно—параноидальные страхи редко когда позволяют зажечь камин—но они хотят сохранять это, так сильно хотят, что берут на себя, впрягаются больше, чем пропаганда когда-либо требовала от них. Они любят друг друга. Пошла эта война на хуй.</text:p>
      <text:p text:style-name="Standard_20__28_user_29_"><draw:frame draw:style-name="fr1" draw:name="Image7" text:anchor-type="char" svg:width="6.9252in" svg:height="0.3661in" draw:z-index="5"><draw:image xlink:href="Pictures/1000000000000B720000009B428C9716555D8079.png" xlink:type="simple" xlink:show="embed" xlink:actuate="onLoad" loext:mime-type="image/png"/></draw:frame>Сегодняшний улов, чьим именем станет Владимир(или Илья, Сергей, Николай, смотря как вздумается доктору), осторожно крадётся ко входу в погреб. Это разбитое отверстие должно вести туда, где глубже и безопаснее. У него есть память, или рефлекс, о том как он спасся в такую же темноту от ирландского сеттера, который пропах угольным дымом и нападает без предупрежденья… один раз от стаи детворы, недавно от нежданного огня и грохота, кирпичи рухнули и пришибли его левую заднюю (всё ещё приходится вылизывать). Но в эту ночь угроза выглядит по новому: вместо жестокости систематическая хитрость, к которой он не привык. В здешней жизни всё напрямую.</text:p>
      <text:p text:style-name="Standard_20__28_user_29_">Идёт дождь, ветер едва пошевеливается. Приносит какой-то непонятный для него запах, ему в жизни не приходилось и близко быть к лаборатории.</text:p>
      <text:p text:style-name="Standard_20__28_user_29_">Это запах эфира, он исходит от м-ра Эдварда В. А. Пойнтсмена, ЧККХ. Как только пёс исчезает за рухнувшей стеной, мелькнув кончиком хвоста, нога доктора проваливается в белую разинутую глотку <text:s/>унитаза, которую он, сосредоточившись на охоте, не увидел. Он склоняется, неловко, выдёргивает унитаз из окружающих обломков, бормоча проклятья всем разиням, не <text:soft-page-break/>имея в виду себя конкретно, но владельцев разрушенной квартиры (если они не убиты взрывом) или кто там ещё не вытащил этот унитаз, который, похоже, крепко-таки ухватил….</text:p>
      <text:p text:style-name="Standard_20__28_user_29_">М-р Пойнтсмен подтаскивает ногу к разбитой лестнице, бьёт слегка, чтоб не спугнуть собаку, об нижнюю половину стойки перил их морёного дуба. Унитаз только дзенькает, деревяшка трясётся. Издеваетесь—ну, ладно. Он садиться на ступеньки ведущие в открытое небо и пытается стащить с ноги эту хрень. Не подаётся. Он слышит как невидимый пёс, постукивая когтями лап, нашёл убежище в погребе. Невозможно всунуться в унитаз даже чтоб развязать его ёбаный <text:span text:style-name="T1">ботинок</text:span>….</text:p>
      <text:p text:style-name="Standard_20__28_user_29_">Поправив окошечко своей вязаной лыжной шапки, чтоб уцепилась за нос, хоть и щекотно, м-р Пойнтсмен решает не поддаваться панике, встаёт и вынужден подождать пока восстановится циркуляция крови, вернётся наполнит все миллионы своих капилляров <text:s/>среди этой моросящей ночи, отфильтруется до правильного баланса—затем прихрамывая, побрякивая, отправляется обратно к машине за помощью молодого Мехико, который, как он надеется, не забыл привезти электрический фонарик….</text:p>
      <text:p text:style-name="Standard_20__28_user_29_">Роджер и Джессика нашли его совсем недавно, притаившимся в конце улицы из линии домов. V-бомба, в чьих разрушениях он вёл охоту, разбила четыре жилища, аккурат четыре, как хирургическим скальпелем. Пахнет преждевременно угасшими дровами, дождём прибитым пеплом. Обтянули верёвками, постовой молча опёрся на дверь уцелевшего дома, от которого начинаются развалины. Если он с доктором перекинулись словом, сейчас ни один не подаёт вида. Джессика видит два глаза неопределённого цвета в окошечке лыжной шапке, смахивает на средневекового рыцаря в шлеме. С каким чудищем пришёл он сразиться в эту ночь за своего короля? Развалина ждёт его, уходя склоном вверх к задним стенам неразберихой штукатурной драни в бесцельные связи стропил—обломки пола, мебели, стекла, кусков штукатурки, длинные лохмы обоев, расщеплённые обломанные балки: давнее гнездо какой-то женщины, разорённое до отдельных соломин, брошенное в этот ветер и тьму. Глубже в руинах помигивает медь кроватной стойки; вкруг обмотался чей-то лифчик, белая довоенная услада из кружев и сатина, просто застрял….На секунду, с болью, которую ей не сдержать, вся жалость оставшаяся в её сердце летит к нему, как к маленькому зверьку, опутанному и забытому. Роджер открыл багажник машины. Двое мужчин шарят там, находят большой брезентовый мешок, флакон эфира, сеть, собачий свисток. Она знает, что ей нельзя плакать: что непонятные глаза в вязаной окошечке не станут ради её слез отыскивать Чудище ещё рьяней. Но эта бедная затерянная беззащитная вещица… ждёт в ночи под дождём свою владелицу, чтобы вся комната собралась опять вокруг воедино….</text:p>
      <text:p text:style-name="Standard_20__28_user_29_">Ночь, полная мелкого дождя, пахнет промокшей псиной. Пойнтсмен, похоже, на минутку отлучился. «Я сошла с ума. Вместо того, чтоб в эту минуту где-нибудь обниматься с Бобром, смотреть как он раскуривает свою Трубку, я тут с этим егерем, или типа того, с этим спиритуалистом, с этим статистиком, или что ты вообще такое—»</text:p>
      <text:p text:style-name="Standard_20__28_user_29_">–<text:span text:style-name="T2"> </text:span>Обниматься?– Роджер вот-вот завопит.– <text:span text:style-name="T1">Обниматься?</text:span></text:p>
      <text:p text:style-name="Standard_20__28_user_29_">–<text:span text:style-name="T2"> </text:span>Мехико.– Это доктор опять, на ноге унитаз, вязаный шлем перекошен.</text:p>
      <text:p text:style-name="Standard_20__28_user_29_">–<text:span text:style-name="T2"> </text:span>Опаньки! Ходить не мешает? Наверняка, да… сюда, просуньте в дверь, ага, так, хорошо,– <text:s text:c="2"/>закрыв обратно дверь вокруг лодыжки Пойнтсмена, Роджер привалился к бедру Джессики,– теперь тяните, со всей силы, как можете.</text:p>
      <text:p text:style-name="Standard_20__28_user_29_">Думая <text:span text:style-name="T1">молодой прохиндей</text:span> и <text:span text:style-name="T1">издевается придурок, </text:span>доктор откачивается назад, кряхтит, унитаз ворочается туда-сюда. Удерживая дверь, Роджер внимательно уставился в место заглота ноги.– Сюда бы немного вазелина, тогда бы мы—что-нибудь скользкое. Стоп! Держитесь так, Пойнстмен, есть способ… Он уже под машиной, импульсивный парень, отыскивает заглушку картера, когда Пойнтсмен, наконец, может выговорить:– Нет <text:span text:style-name="T1">времени</text:span>, Мехико, он убежит, он убежит.</text:p>
      <text:p text:style-name="Standard_20__28_user_29_"><text:soft-page-break/>–<text:span text:style-name="T2"> </text:span>Точно,– опять на ногах, нашаривает фонарик в кармане.– Я напугаю его светом, а вы поджидайте с сеткой. Сможете дойти? Нехорошо если свалитесь, или ещё что, когда он рванёт смыться.</text:p>
      <text:p text:style-name="Standard_20__28_user_29_">–<text:span text:style-name="T2"> </text:span>Ради бога,– Пойнтсмен бухает вслед за ним в развалины,– <text:span text:style-name="T4"><text:s/></text:span>не напугайте его, Мехико, тут не сафари в Кении, он нужен нам близким к норме, насколько возможно.</text:p>
      <text:p text:style-name="Standard_20__28_user_29_">К норме? <text:span text:style-name="T1">К норме?</text:span></text:p>
      <text:p text:style-name="Standard_20__28_user_29_">–<text:span text:style-name="T2"> </text:span>Ясно<text:span text:style-name="T1">,</text:span>– откликается Роджер, сигналя ему фонариком, короткий-длинный-короткий.</text:p>
      <text:p text:style-name="Standard_20__28_user_29_">–<text:span text:style-name="T2"> </text:span>Посмотрим,– бормочет Джессика, на цыпочках за ними следом.</text:p>
      <text:p text:style-name="Standard_20__28_user_29_">–<text:span text:style-name="T2"> </text:span>Давай, приятель,– уговаривает Роджер,– тут для тебя бутылочка <text:span text:style-name="T1">эфира</text:span>.– <text:s/>Открыв флакон, помахивает перед входом в погреб, потом включает свой лучик. Пёс выглядывает из старой ржавой коляски, скачущие тени от его головы, язык болтается, на морде крайне скептическое <text:s/>выражение. – Так это ж м-с Насбом!– вскрикивает Роджер, точь-в-точь как это делает Фред Ален передачах Би-Би-Си, по средам.</text:p>
      <text:p text:style-name="Standard_20__28_user_29_">–<text:span text:style-name="T2"> </text:span>А шо, ты може думал шо то <text:span text:style-name="T1">Лесси</text:span>?– отвечает пёс.</text:p>
      <text:p text:style-name="Standard_20__28_user_29_">Роджер чувствует крепкий запах паров эфира, начиная свой осторожный спуск в погреб.– <text:span text:style-name="T1">Давай</text:span>, друг. Всё кончится быстрее, чем ты думаешь. Пойнтсмен просто хочет посчитать сколько капель слюны ты накапаешь, вот и всё. Маленькая прорезь у тебя в щеке, красивая стеклянная трубочка, чего бояться-то, а? Время от времени звонок звонит. Романтика лаборатории, тебе понравиться.– Эфир, похоже начинает на него действовать. Он пытается заткнуть флакон, делает шаг, нога проваливается. Шатаясь из стороны в сторону, он пытается нащупать за что ухватиться. Крышка выпадает из флакона и навеки в мусор на дне разбитого дома. Над головою крик Пойнтсмена:– Губка, Мехико, вы забыли <text:span text:style-name="T1">губку</text:span>!– Вниз скатывается бледный круг с коллекцией щелей скачущих в свете фонарика.– Шустрый парняга,– Роджер пытается словить двумя руками щедро расплёскивая эфир вокруг. Наконец, он обнаруживает губку в свете своего фонарика, пёс наблюдает из коляски малость в растерянности.– Ха!– льёт эфир, чтобы смочить губку и смыть холод с рук, пока не опорожнил флакон. Держа мокрую губку двумя пальцами, шатается в направлении собаки, подсвечивая своё лицо из-под подбородка, чтоб скорчить, как ему кажется вампирскую рожу. – Момент—истины!– Он делает рывок. Пёс отпрыгнул в сторону и пулей мимо к выходу, покуда Роджер ныряет со своей губкой в коляску, которая разваливается под его весом. Нечётко, слышится сверху вой доктора:– Он убегает, Мехико, поспешите!</text:p>
      <text:p text:style-name="Standard_20__28_user_29_">–<text:span text:style-name="T2"> </text:span>Спешу.– стискивая губку, Роджер выпутывается из младенческого транспорта, снимая его с себя, как рубашку, проявляя, как ему кажется, атлетическое мастерство.</text:p>
      <text:p text:style-name="Standard_20__28_user_29_">–<text:span text:style-name="T2"> </text:span>Мехико-о-о-о,– чуть не плача.</text:p>
      <text:p text:style-name="Standard_20__28_user_29_">–<text:span text:style-name="T2"> </text:span>Праааильно,– Роджер с трудом выбирается по остаткам погреба наружу опять, где он видит <text:s/>как доктор подбирается к собаке, сетка широко поднята над головой. Дождь упорно падает на эту зарисовку. Роджер идет в обход, так, чтоб взять животное в клещи, которое стоит упершись лапами в обломки, оскаля зубы, рядом с куском задней стены, что ещё не рухнул. Джессика ждёт, чуть заинтересованно, руки в карманах, курит, наблюдает.</text:p>
      <text:p text:style-name="Standard_20__28_user_29_">–<text:span text:style-name="T2"> </text:span>Эй!– Орёт постовой:– Вы! Идиоты! Подальше от той стенки. Она ни на чём не держится.</text:p>
      <text:p text:style-name="Standard_20__28_user_29_">–<text:span text:style-name="T2"> </text:span>Сигаретка найдётся?– спрашивает Джессика.</text:p>
      <text:p text:style-name="Standard_20__28_user_29_">–<text:span text:style-name="T2"> </text:span>Он щас пабежит,– вскрикивает Роджер.</text:p>
      <text:p text:style-name="Standard_20__28_user_29_">–<text:span text:style-name="T2"> </text:span>Бога ради, Мехико, осторожней.– Проверяя каждый свой шаг они движутся вверх по склону по хрупкому равновесию руины. Это сложная система рычагов готовая рухнуть и накрыть их в любой момент. Он подбираются всё ближе <text:s/>к своей дичи, который смотрит то на доктора, то на Роджера, резко поворачивая голову. Он предупреждающе рычит, хвост безостановочно хлещет по сторонам угла, куда они его загнали.</text:p>
      <text:p text:style-name="Standard_20__28_user_29_">Когда Роджер, с фонариком, заходит сзади, пёс, какая-то схема в нём, припоминает другой свет, что в последние несколько дней появлялся позади—свет, после которого следовал <text:soft-page-break/>оглушительный взрыв бурлящий болью и холодом. Свет сзади означает смерть / человека с сетью, готового к прыжку, можно избежать—</text:p>
      <text:p text:style-name="Standard_20__28_user_29_">–<text:span text:style-name="T2"> </text:span>Губка!– <text:s/>визжит доктор, Роджер бросается на пса, который рванулся в направлении Пойнтсмена и прочь на улицу. Покуда Пойнтсмен со стоном вскидывает свою заунитаженную ногу, промахивается, замах разворачивает его кругом, сеть вскинута, как антенна радара. Роджер, с рожей полною эфира, не может сдержать свой полёт—когда доктор делат полный оборот вокруг своей оси, он врезается в него, унитаз наносит болезненный удар по его ноге. Оба охотника падают, сеть накрывает их сверху. Перебитая балка вскрипывает, валятся куски промокшей штукатурки. Стенка над ними, лишённая всякой опоры, зашаталась.</text:p>
      <text:p text:style-name="Standard_20__28_user_29_">–<text:span text:style-name="T2"> </text:span>Убирайтесь оттуда!– <text:s/>орёт постовой. Но усилия парочки под сеткой лишь раскачивают стенку всё сильнее.</text:p>
      <text:p text:style-name="Standard_20__28_user_29_">–<text:span text:style-name="T2"> </text:span>Нам конец,– <text:s/>трясётся доктор. Роджер пытается взглянуть ему в глаза, проверить это он серьёзно, или как, но в окошечке лыжной шапки только белое ухо и кайма волос.</text:p>
      <text:p text:style-name="Standard_20__28_user_29_">–<text:span text:style-name="T2"> </text:span>Давай покатимся,– предлагает Роджер. Им удаётся откатиться на пару метров вниз, пока стена падает в обратную сторону. Им удалось вернуться к Джессике не причиняя ещё большего ущерба.</text:p>
      <text:p text:style-name="Standard_20__28_user_29_">–<text:span text:style-name="T2"> <text:s/></text:span>Он убежал в ту улицу,– <text:s/>сообщает она, помогая им выпутаться из сетки.</text:p>
      <text:p text:style-name="Standard_20__28_user_29_">–<text:span text:style-name="T2"> </text:span>Ладно,– <text:s/>вздыхает доктор,– это не имеет значения.</text:p>
      <text:p text:style-name="Standard_20__28_user_29_">–<text:span text:style-name="T2"> </text:span>Да, но только начали,– <text:s/>доносится от Роджера.</text:p>
      <text:p text:style-name="Standard_20__28_user_29_">–<text:span text:style-name="T2"> </text:span>Нет, нет. Достаточно.</text:p>
      <text:p text:style-name="Standard_20__28_user_29_">–<text:span text:style-name="T2"> </text:span>Но чем тогда вам заменить собаку?</text:p>
      <text:p text:style-name="Standard_20__28_user_29_">Они снова в пути, Роджер за рулём, Джессика между ними, унитаз вытарчивает в полуоткрытую дверь, когда пришёл ответ: Должно быть это знак. Наверное, тут понадобиться ответвление.</text:p>
      <text:p text:style-name="Standard_20__28_user_29_">Роджер искоса взглядывает на него. Молчи, Мехико. Постарайся не думать что <text:span text:style-name="T1">это</text:span> может значить. В любом случае, он тебе не начальник, оба подчинены бригадному генералу в «Белом Посещении» так что, типа, ровня. Но иногда—Роджер взглядывает поверх тёмно шерстяной круди Джессики на вязаную голову, обнажённый нос и глаза—ему кажется, что доктору нужно больше, чем его содействие, его добрая воля. Доктору нужен <text:span text:style-name="T1">он сам</text:span>. Как кому-то хочется собаку редкой породы….</text:p>
      <text:p text:style-name="Standard_20__28_user_29_">Тогда зачем он тут, помогая умыкнуть ещё одну собаку? Какой ещё настолько чокнутый незнакомец сидит в нём—</text:p>
      <text:p text:style-name="Standard_20__28_user_29_">–<text:span text:style-name="T2"> </text:span>Вы возвращаетесь сегодня, доктор? Мне нужно ещё подвезти юную леди.</text:p>
      <text:p text:style-name="Standard_20__28_user_29_">Нет, останусь в городе, а вы можете отогнать машину обратно. Мне нужно поговорить с д-ром Спектро.</text:p>
      <text:p text:style-name="Standard_20__28_user_29_">Сейчас они приближаются к длинной кирпичной импровизации, Викторианское изложение того, что когда-то, давным-давно, вылилось в готические соборы—но которое, в свой черёд, возникло не из потребности взбираться через подгонку подходящих путаниц к некоему Богу в апогее, но скорее из некоего сдвига цели, в сомнении относительно местоположения Бога (а у некоторых даже в его существовании), из жестокой цепи чувственных моментов, вне которых вырваться невозможно, что и низвело порывы строителей от зенита к страху, к обыденному бегству, в любом направлении, к тому, что индустриальный дым, уличные экскременты, тоннели улиц без окон, гудящий лес кожаных приводных ремней, текучие терпеливые теневые государства крыс и мух, определяли как шансы на милосердие в тот год. Закопчённый кирпичный спрут известен как Госпиталь Св. Вероники Истиного Лика заболеваний респираторных и толстой кишки, один из обитателей которого д-р Кевин Спктро, невролог и последователь учения Павлова.</text:p>
      <text:p text:style-name="Standard_20__28_user_29_">Спектро, один из семи изначальных владельцев Книги, и если вы спросите д-ра Пойнтсмена какой, он лишь презрительно поморщится. Она переходит, таинственная Книга, от одного со-<text:soft-page-break/>владельца к другому, на еженедельной основе, так что эта, как понял Роджер, неделя Спектро, к которому могут зайти в любой час. Остальные, по Пойнтсменовским неделям, точно так же являлись в «Белое Посещение» среди ночи. Роджер слышал их взволнованный заговорщицкий шёпот в коридорах, осторожный топот их обуви, как танцы пуантов по мрамору, нарушающих твой покой, не стихающие удаляясь, голос Пойнтсмена и походка всегда выделялись из остальных. Как он прозвучит сейчас с унитазом на ноге?</text:p>
      <text:p text:style-name="Standard_20__28_user_29_">Роджер и Джессика оставляют доктора у бокового входа, в котором он тает, не оставляя ничего кроме дождя, что льётся со всех скатов и завитков в надписи на перемычке.</text:p>
      <text:p text:style-name="Standard_20__28_user_29_">Они поворачивают к югу. Огоньки приборной доски в тёплом мерцании. Фары раздвигают мокрое небо. Стройная машина трепещет вдоль дорог. Джессику клонит в сон, поскрипывает кожаное сиденье. в котором она свернулась. Дворники на лобовом стекле сметают дождь ритмичными яркими дугами. Начало третьего, пора домой.</text:p>
      <text:p text:style-name="Standard_20__28_user_29_"><draw:frame draw:style-name="fr1" draw:name="Image8" text:anchor-type="char" svg:width="6.9252in" svg:height="0.3661in" draw:z-index="6"><draw:image xlink:href="Pictures/1000000000000B720000009B428C9716555D8079.png" xlink:type="simple" xlink:show="embed" xlink:actuate="onLoad" loext:mime-type="image/png"/></draw:frame>Внутри госпиталя Св. Вероники <text:s/>они усаживаются вместе, рядом с палатой Военных неврозов, как обычно по своим вечерам. Автоклав переваривает тонкий перезвон своей порции стальных рёбрышек. Пар уплывает в сияние лампы на гибкой шее, что время от времени становится нестерпимо яркой, и в нём могут показываться их тени, чётко обрезанные, мелькнут и пропадают. Но оба лица полны обычной сдержанности, оттянуты назад в аннуляцию ночи.</text:p>
      <text:p text:style-name="Standard_20__28_user_29_">Из тьмы палаты, приоткрытый шкаф каталога болей, где каждая койка отдельный файл, доносятся крики, придушенный крики, как от холодного металла. Кевину Спектро придётся в эту ночь раз десять <text:s/>брать свой шприц и колоть в темноте, утихомиривая Лису (это его общее имя для любого пациента—дай три круга бегом вокруг здания, ни разу не подумав о лисе, и сможешь излечить что угодно). <text:s/>Пойнтсмен будет всякий раз сидеть, ждать возобновления их бечседырадуясь передышке в этой полутьме, потёртый отблеск золочёных букв от книжных корешков, пахучий кофейник в осаде тараканов, зимний дождь в водосточной трубе за окном….</text:p>
      <text:p text:style-name="Standard_20__28_user_29_">–<text:span text:style-name="T2"> </text:span>Не <text:span text:style-name="T1">очень</text:span> хорошо выглядишь.</text:p>
      <text:p text:style-name="Standard_20__28_user_29_">–<text:span text:style-name="T2"> </text:span>А, этот старый ублюдок, он меня вывел. Каждый <text:span text:style-name="T1">день</text:span> схватываемся, Спектро, я уже не...– хмурится вниз на свои очки, которые протирает рубашкой,– в этом чёртовом Падинге больше, чем могу понять… всегда подбросит какой-нибудь свой… старческий сюрпризик.</text:p>
      <text:p text:style-name="Standard_20__28_user_29_">–<text:span text:style-name="T2"> </text:span>Так это возраст такой, Право же.</text:p>
      <text:p text:style-name="Standard_20__28_user_29_">–<text:span text:style-name="T2"> </text:span>Ну, это <text:s/>я б ещё стерпел, но он такой, чёрт побери—такой <text:span text:style-name="T1">ублюдок</text:span>, он никогда не <text:span text:style-name="T1">спит</text:span>, он <text:span text:style-name="T1">придумывает</text:span> как ещё…</text:p>
      <text:p text:style-name="Standard_20__28_user_29_">–<text:span text:style-name="T2"> </text:span>Не сенильность, нет, я имею в виду его должность. А Пойнстмен? У тебя ещё нет его приоритетов, не так ли? Ты не станешь рисковать там, где он может. Ты же лечил их в таком возрасте, тебе наверняка знакомо эта их… <text:span text:style-name="T1">самодовольство….</text:span></text:p>
      <text:p text:style-name="Standard_20__28_user_29_">Собственная Лиса Пойтсмена ждёт, где-то в городе, военный трофей. В тесном пространстве этого кабинета заключена пещера оракула: вздымающийся пар, сивилловы вопли из тьмы… Абреакции Бога Ночи….</text:p>
      <text:p text:style-name="Standard_20__28_user_29_">–<text:span text:style-name="T2"> </text:span>Мне это не нравится, Пойнтсмен. Если уж спрашиваешь.</text:p>
      <text:p text:style-name="Standard_20__28_user_29_">–<text:span text:style-name="T2"> </text:span>Почему нет?– <text:s/>Молчание.– <text:s/>Неэтично?</text:p>
      <text:p text:style-name="Standard_20__28_user_29_">–<text:span text:style-name="T2"> <text:s/></text:span>Да, ради бога. А <text:span text:style-name="T1">это</text:span> этично?– подняв руку к двери в палату, в почти фашистском салюте.– Нет, я думаю об обоснованности эксперимента. Не нахожу доводов. Тут всего один человек.</text:p>
      <text:p text:style-name="Standard_20__28_user_29_">–<text:span text:style-name="T2"> </text:span>Этот Слотроп. Ты знаешь о нём. Даже Мехико считает… о, самый обычный. Предзнание. Психокинез. У них свои проблемы, в <text:span text:style-name="T1">той</text:span> шарашке… но предположим, у тебя появился бы шанс изучить по настоящему классический случай… некоей патологии, отличный пример механизма….</text:p>
      <text:p text:style-name="Standard_20__28_user_29_">В одну из таких ночей Спектро спросил:– Если бы он не был одним из подопечных Ласло Джамфа, твой интерес к нему был бы столь же настойчив?</text:p>
      <text:p text:style-name="Standard_20__28_user_29_"><text:soft-page-break/>–<text:span text:style-name="T2"> </text:span>Ну, конечно.</text:p>
      <text:p text:style-name="Standard_20__28_user_29_">–<text:span text:style-name="T2"> <text:s/></text:span>Гмм.</text:p>
      <text:p text:style-name="Standard_20__28_user_29_">Представим ракету, чьё приближение ты слышишь лишь после её взрыва. В обратном порядке! Аккуратно вырезанный кусочек времени… пара метров плёнки прокручивается назад... взрыв ракеты, что падает быстрее скорости звука—потом из этого нарастает рёв её падения, догоняющий то, что стало уже смертью и огнём… призрак в небе….</text:p>
      <text:p text:style-name="Standard_20__28_user_29_">Павлов бы увлечён «идеями противоположности». Назови это группами клеток в коре головного мозга. Они помогают различать боль от удовольствия, свет от тьмы, господство от покорности….Но потом, каким-нибудь способом—истощи их, травмируй, подвергни шоку, кастрируй, пошли в какую-то из их сумеречных фаз пребывания вне границ своего бодрствующего состояния, вне «эквивалентных» и «парадоксальных» фаз—и ты ослабишь эту идею противоположности, и вот тебе параноидальный пациент, который был бы господином, но теперь чувствует себя рабом… который был бы любим, но чувствует себя обделённым в этом мире и «я думаю,»– пишет Павлов Жанету,–«что именно сверхпарадоксальная фаза является основой ослабления идеи противоположности в наших пациентах». Наши сумасшедшие, наши параноики, маньяки, шизоиды, моральные уроды—</text:p>
      <text:p text:style-name="Standard_20__28_user_29_">Спектро качает головой:– Ты ставишь реакцию прежде стимула.</text:p>
      <text:p text:style-name="Standard_20__28_user_29_">–<text:span text:style-name="T2"> </text:span>Вовсе нет. Сам подумай. Он гуляет и может ч<text:span text:style-name="T1">увствовать их приближение</text:span> за несколько дней. Но это рефлекс. Реакция на что-то пребывающее вокруг<text:span text:style-name="T1">. </text:span>С нашим слишком грубым строением, мы не в состоянии ощутить это, а <text:span text:style-name="T1">Слотроп</text:span> <text:span text:style-name="T1">может</text:span>.</text:p>
      <text:p text:style-name="Standard_20__28_user_29_">–<text:span text:style-name="T2"> </text:span>Но это и есть экстрасенсорность.</text:p>
      <text:p text:style-name="Standard_20__28_user_29_">–<text:span text:style-name="T2"> </text:span>А почему бы не сказать «ощутимый намёк, на который мы не обращаем внимание». Нечто присущее всегда, нечто доступное рассмотрению, но никто этого не делает. Зачастую в наших экспериментах… По-моему, М. К. Петрова первой заметила это… одна из женщин, когда это это всё только ещё начиналось… уже одно то, что помещаешь собаку <text:span text:style-name="T1">в лабораторию</text:span>—особенно в наших экспериментах по неврозам… один вид испытательного стенда, лаборанта, случайная тень, лёгкий сквозняк, какой-то намёк, который нам никак не определить, оказывается достаточным, чтоб привести её в сумеречность.</text:p>
      <text:p text:style-name="Standard_20__28_user_29_">Вот так же и Слотроп. Предположительно. Вот он в городе, достаточно окружающей атмосферы—предположим, рассматривая войну как лабораторию, а? Когда взрывается V-2, понимаешь, сперва взрыв, потом звук её падения… таким образом, нормальное течение стимулов обращено вспять… итак он может свернуть за какой-то угол, войти в некую улицу и по неясной причине вдруг почувствовать….</text:p>
      <text:p text:style-name="Standard_20__28_user_29_">Вступает тишина вылепленная высказанными мечтами, криками боли из соседней двери выживших в ракетных бомбёжках, детей Бога Ночи, голосами зависшими в затхлом от медикаментов воздухе. Молят их Повелителя: рано или поздно придёт абреакция, для каждого, для всех в этом замерзшем измученном городе….</text:p>
      <text:p text:style-name="Standard_20__28_user_29_">…<text:span text:style-name="T2"> </text:span>как будто снова пол, типа, громадный лифт взмывающий вместе с тобой к потолку—воспроизводя теперь как стены разлетались во все стороны, кирпичи, штукатурка сыпались вниз, твой мгновенный паралич когда наступает смерть окутать и оглушить <text:span text:style-name="T1">я не знаю, док, наверно я отключился а как пришёл в себя её уже не было вокруг всё горело моя вся голова в дыму… </text:span>и вид твоей крови льющейся из обвислого обрывка артерии, обмёрзлый шифер крыши осыпавший твою кровать, тот поцелуй в кино недоконченный, тебя скрутило и два часа захлёбываясь болью смотрел на смятую сигаретную пачку на полу, ты слышал крики из других рядов но не мог шевельнуться… неожиданный свет затопивший всю комнату, жуткая тишь, ярче любого утра сквозь одеяла превращённые в марлю ни малейшей тени, только неописуемый рассвет в два часа ночи… и….</text:p>
      <text:p text:style-name="Standard_20__28_user_29_">…<text:span text:style-name="T2"> </text:span>этот сумеречный прыжок, эта капитуляция. В которой сходятся идеи противоположности и и утрачивают свою противоположность. (И действительно ли Слотроп настроен на ракетный <text:soft-page-break/>взрыв, или на эту <text:span text:style-name="T1">деполяризацию</text:span>, эту невротическую «растерянность», что наполняет палату в эту ночь?) Сколько раз ещё прежде, чем это смоет, этих приливающих повторений, повторных переживаний взрыва, в страхе отключиться, потому что отключаешься так окончательно <text:span text:style-name="T1">откуда мне знать, доктор, что я очнусь?</text:span> и ответ <text:span text:style-name="T1">доверься нам,</text:span> после ракеты, это настолько пуста, пустое актёрство—довериться вам?—и оба вы знаете это… Спектро чувствует себя шарлатаном, но продолжает… просто потому что боль остаётся реальной.</text:p>
      <text:p text:style-name="Standard_20__28_user_29_">А те, кто, наконец-таки, сдаются: из каждого катарсиса восстают новыми детьми, без боли, без «я» на один удар пульса Между… чистая табличка, начинай писать, рука с мелком зависла в зимнем сумраке над несчастными <text:s/>палимпсестами из людей, что трясутся под казёнными одеялами, утопая в слезах и соплях горя настолько реального, оторванные от такой глубины, что изумляет, кажется большей чем вправду их….</text:p>
      <text:p text:style-name="Standard_20__28_user_29_">О, как вожделеет Пойнтсмен к ним, милым детям. Его серые трусы вот-вот лопнут от тяги без обиняков, по мирски воспользоваться их невинностью, вписать в них новые слова себя, свои собственные мечты коричневой Реал-Политик, некая физическая простата в постоянной жажде любви обещанной, ах, намёками, но пока что… как искушающе лежат они рядами на своих железных койках, в девственных простынях, такие безыскусно эротичные милашки….</text:p>
      <text:p text:style-name="Standard_20__28_user_29_">Автобусная станция Св. Вероники, их раздорожье (по прибытии на эту имитацию паркета с нашлёпками жевательной резинки зашмыганной до черноты, с пятнами ночной блевотины, светло-жёлтой, прозрачной как флюиды богов, выброшенные газеты или пропагандистские листы никем не читанные, серповидно подранные, засохшие сопли выколупанные из носа, чёрная копоть, что мягко поколыхивается внутрь на каждое открытие дверей…).</text:p>
      <text:p text:style-name="Standard_20__28_user_29_">Тебе приходилось ждать в таких местах ранним утром, когда в зале начинает белеть, ты знаешь расписание Прибытия наизусть, заполнив пустую память, пустое сердце. И откуда сбежали эти дети, и что, в этом городе, их некому встретить. Ты впечатляешь их своей воспитанностью. Не знаешь, смогли ли они различить сквозь неё твою пустоту. Они пока не смотрят тебе в глаза, их тонкие ноги не знают покоя, в обвисших вязаных чулках (всё эластичное ушло на нужды войны), но очаровательно: пяточки стучат не уставая по холстяным сумкам, обтрёпанным чемоданам под деревянной скамьёй. Репродукторы под потолком объявляют отправления и прибытия на английском, потом на других, языках эмигрантов. Дитя этой ночи прибыла сюда после долгой дороги, не спала. Глаза её красны, платьице помято. Пальтишко служило подушкой. Ты чувствуешь её изнеможение, чувствуешь невозможную необъятность всей спящей округи у неё за спиной, и на минуту ты и впрямь бескорыстный, бесполый… думая лишь о том, как оградить её, ты Вспомогатель в Пути.</text:p>
      <text:p text:style-name="Standard_20__28_user_29_">За твоей спиной длинные, длиною в ночь, очереди мужчин в униформе медленно продвигаются прочь, пиная свои, всё больше молчком, к дверям выхода в бежевой краске, но края покоричневее в неровных изгибах от прощаний с поколением рук. Двери открываются не часто, чтобы впустить холодный воздух, выпустить отсчитанный строй мужчин и снова закрыться. Водитель, или клерк, стоит у дверей проверяя билеты, пропуска, отпускные удостоверения. Друг за другом мужчины шагают в совершенно чёрный прямоугольник ночи и исчезают. Пропали, война забоала их, следующий предъявляет свой билет. Снаружи гудят моторы: но вместо транспорта скорее напоминают гул какого-то стационарного станка, сотрясения земли <text:s/>очень низких частот, доходят, смешавшись с холодом—предупреждая, что снаружи твоя слепота, после яркого внутреннего освещения, будет словно нежданный удар….Солдаты, моряки, матросы, лётчики. Один за другим, пропадают. Те, кто курил, могут продержаться на секунду дольше, слабый уголёк качнётся оранжевой дугой, раз, другой—и нету. <text:s/>Ты сидишь, полуобернувшись смотришь на них, твоя замурзанная сонная малышка начинает жаловаться, но тут уж ничего не поделаешь—как могут твои похоти вместиться в один и тот же белый кадр с таким большим, таким бесконечным отбытием? Тысяча детей шаркают в эту ночь через эти двери, но <text:s/>редко в какую ночь войдёт хотя бы даже один, домой в твою <text:soft-page-break/>провалившуюся, затруханную койку, к ветру от нефтеперегонного, к ближним запахам плесени на мокрых осадках кофе, кошачьему дерьму, к линялым свитеркам с картинками кучей в углу, с каким-нибудь случайным жестом, зверушкой или объятием. Эта бессловесно втягиваемая очередь… уходят тысячами прочь… только заплутавшая ненормальная частица, случайно, движется против общего течения….</text:p>
      <text:p text:style-name="Standard_20__28_user_29_">И за все свои страдания всё, что Пойнтсмен, смог добиться, на данный момент, это осьминог—да, гигантская каракатица из фильмов ужасов по имени Григори: серый, слизистый, в постоянном движении, подрагивающий в своей временной загородке у волнолома в Ик Регис… ужасный ветер дул в тот день с Канала, у Пойнтсмена в его лыжной шапке-маске глаза мёрзли, д-р Поркиевич, отвернул воротник своей шинели, в меховой шапке на самые уши, дыханье их отдаёт дохлой рыбой, и на кой чёрт Пойнтсмену это животное?</text:p>
      <text:p text:style-name="Standard_20__28_user_29_">Уже, сам по себе, приходит ответ, в какой-то момент безликое бластоблаблу, но уже следующий разворачивается, приобретая формы….</text:p>
      <text:p text:style-name="Standard_20__28_user_29_">Помимо прочего, что Спектро сказал в ту ночь—да, это было в ту ночь—было:– Мне только интересно, так ли бы ты к этому отнёсся без всех тех собак. Если бы твоими субъектами всё время были люди.</text:p>
      <text:p text:style-name="Standard_20__28_user_29_">–<text:span text:style-name="T2"> </text:span>Тебе следовало бы предложить мне парочку, в таком случае—ты серьёзно?—гигантских осьминогов.– Доктора в упор смотрят друг на друга.</text:p>
      <text:p text:style-name="Standard_20__28_user_29_">–<text:span text:style-name="T2"> </text:span>Мне интересно что бы ты делал.</text:p>
      <text:p text:style-name="Standard_20__28_user_29_">–<text:span text:style-name="T2"> </text:span>Мне тоже.</text:p>
      <text:p text:style-name="Standard_20__28_user_29_">–<text:span text:style-name="T2"> </text:span>Возьми осьминога. Он имеет в виду «оставь Слотропа»? Напряжённый момент.</text:p>
      <text:p text:style-name="Standard_20__28_user_29_">Но тут Пойнтсмен засмеялся хорошо известным смехом, который служил ему верой и правдой в профессии, где слишком часто всё заходит в полный тупик. – Мне <text:span text:style-name="T1">постоянно</text:span> говорят завести животное.– Это он о том, что много лет назад, один коллега—уже покойный—сказал, что он стал бы человечнее, теплее, если бы завёл свою собаку, вне лаборатории. Пойнтсмен попробовал—видит Бог—это был спаниель по кличке Глостер, довольно приятное животное, пожалуй, но попытка не продлилась и месяца. Что его окончательно вывело из себя, эта собака не умела поправлять своё поведение. Могла открывать двери настежь для дождя и прыгающих насекомых, но не закрывать их… перевернуть мусор, нагадить на пол, но не убрать—разве хоть <text:span text:style-name="T1">кто-нибудь</text:span> смог жить с такой тварью?</text:p>
      <text:p text:style-name="Standard_20__28_user_29_">–<text:span text:style-name="T2"> </text:span>Осьминоги,– уговаривает Спектро,– спокойно воспринимают хирургия. Способны пережить массированное удаление мозговой ткани. ИХ безусловная реакция на добычу весьма надёжна—покажи им краба, ХРЯСЬ! выскакивает щупальце, и в дом, отравить и переварить. И, Пойнтсмен, они <text:span text:style-name="T1">не лают!</text:span></text:p>
      <text:p text:style-name="Standard_20__28_user_29_">–<text:span text:style-name="T2"> </text:span>О, но. Нет… цистерны, насосы, фильтры, особая еда… может всё это годится для Кембриджа, такая прорва всего, но тут все такие скупердяи, должно быть из-за проклятого наступления Рундштедта… ОПВ отказывается финансировать что-либо без немедленной тактической выгоды—на прошлой неделе, знаете ли, или ранее того. Нет, осьминог слишком заумно, даже Падинг не пойдёт на это, ни сам лорд с манией величия.</text:p>
      <text:p text:style-name="Standard_20__28_user_29_">–<text:span text:style-name="T2"> </text:span>Их можно обучить чему угодно.</text:p>
      <text:p text:style-name="Standard_20__28_user_29_">–<text:span text:style-name="T2"> </text:span>Спектро, вы не дьявол,– вглядываясь внимательнее,– <text:s/>или всё же? Вам известно, мы нацелены на звуковые стимулы, весь упор этой программы по Слотропу <text:span text:style-name="T1">должен быть</text:span> на <text:span text:style-name="T1">реверсивно</text:span> слуховые… Мне случалось видеть мозг одного-двух осьминогов, дружище, и не подумайте, что я не заметил те здоровенные оптические доли. А? Вы пытаетесь всучить мне визуальное создание. Что можно видеть, когда те хрени падают?</text:p>
      <text:p text:style-name="Standard_20__28_user_29_">–<text:span text:style-name="T2"> </text:span>Свечение.</text:p>
      <text:p text:style-name="Standard_20__28_user_29_">–<text:span text:style-name="T2"> </text:span>Чего?</text:p>
      <text:p text:style-name="Standard_20__28_user_29_">–<text:span text:style-name="T2"> <text:s/></text:span>Огненно красный шар. Падает как метеор.</text:p>
      <text:p text:style-name="Standard_20__28_user_29_">–<text:span text:style-name="T2"> </text:span>Чепуха.</text:p>
      <text:p text:style-name="Standard_20__28_user_29_"><text:soft-page-break/>–<text:span text:style-name="T2"> </text:span>Гверхидви однажды видел такой среди ночью, над Дептфордом.</text:p>
      <text:p text:style-name="Standard_20__28_user_29_">–<text:span text:style-name="T2"> </text:span>Чего я хочу,– тут Пойнтсмен наклонился в центр сияния лампы, его белое лицо уязвимее, чем его голос шепчущий над горящим шпилем коробки со шприцами поставленной посреди стола,– <text:s/>что мне действительно нужно, так это не собаку, не осьминога, а одного из ваших чудных Лисов. <text:span text:style-name="T1">Чёрт побери</text:span>. Хотя бы одну <text:span text:style-name="T1">лисичку!</text:span></text:p>
      <text:p text:style-name="Standard_20__28_user_29_"><draw:frame draw:style-name="fr1" draw:name="Image9" text:anchor-type="char" svg:width="6.9252in" svg:height="0.3661in" draw:z-index="7"><draw:image xlink:href="Pictures/1000000000000B720000009B428C9716555D8079.png" xlink:type="simple" xlink:show="embed" xlink:actuate="onLoad" loext:mime-type="image/png"/></draw:frame>Что-то бродит по городу Дыма—собирает стройных девушек, милых и гладких как куклы, целыми пригоршнями. Их жалобные крики… их жалобные кукло-крики… лицо одной из них вдруг очень близко и хлоп! поверх уставившихся глаз падают кремовые веки с щёточкой жёстких ресниц, громко захлопнулись, протяжный гул свинцовых грузиков прокатывается в её головы в тот момент, как распахиваются глаза Джессики. Она очнулась вовремя, чтобы услышать заключительные отголоски эха прокатившегося следом за взрывом, сурово пронзительный, зимний звук….Роджер на секуду проыпается бормочет что-то вроде «ёбаный дурдом» и снова спадает в сон.</text:p>
      <text:p text:style-name="Standard_20__28_user_29_">Она тянется, маленькая слепая рука ощупывает тикающий будильник, потёртый плюшевый живот её панды Майкла, пустую молочную бутылку с алым цветом молочая из придорожного сада за пару миль отсюда: тянется туда, где должны быть её сигареты, но их нет. Наполовину из-под одеял, она зависла между двух миров, белое, атлетическое усилие в этой холодной комнате. А, ладно… она оставляет его в их тёплой норе и движется дрожа ву-ву-ву в зернистой темноте по скованным зимой доскам пола, скользким как лёд под её голыми ступнями.</text:p>
      <text:p text:style-name="Standard_20__28_user_29_">Её сигареты на полу гостиной, остались среди подушек перед камином. Одежда Роджера разбросана вокруг. Затягиваясь сигаретой, прижмурив один глаз от дыма, она прибирается, складывает его брюки, вешает рубашку. Потом проходит к окну, подымает штору затемнения, пытается что-нибудь увидеть сквозь иней затянувший стёкла там, в снегу, следы оставленные лисами, кроликами, давно бездомными собаками, птицами, но ни одного человечьего. Пустые полосы снега тянутся прочь среди деревьев к городу, чьё имя она всё ещё не знает. Она прячет сигареты в ковшике своей ладони, скрывая огонёк, хотя затемнение было отменено несколько недель тому назад, оно уже часть другого времени в другом мире. Моторы поздних грузовиков ревут в ночи на север и на юг, самолёты наполняют небо гулом, потом перетекают на восток к какой-то более-менее тишине.</text:p>
      <text:p text:style-name="Standard_20__28_user_29_">Может им лучше перейти на отели, на заполнение форм, на проверку наличия фотокамер и биноклей? Этот дом, город, скрещённыек арки Джессики и Роджера такие уязвимые для германского оружия и британских законоуложениий… <text:s/>не то, чтобы она чувствовала себя ту в опсности, но всё-таки пусть бы тут были ещё люди, и чтоб это действительно было городком, её городком. Прожекторы могут остаться, освещать ночь, и аэростаты тоже, как толстыеприятели утра—всё, даже разрывы вдалеке могут остаться, если они не подбираются… пока никому не надо умирать… почему нет? Просто возбуждение, вспышка и грохот, приближение летней грозы <text:s text:c="3"/>(жить в мире где это украшает день), всего лишь добрый гром?</text:p>
      <text:p text:style-name="Standard_20__28_user_29_">Джесссика всплывает над собой, взлянуть на себя смотрящую в ночь, парить в широкобрючном, щирокоплечном белом, сатиновогладком на её обращённых в ночь поверхностях. Пока что-то не упадёт слишком близко, они в безопасности: в их чаще сребносиних стеблей тянущихся с наступлением темноты притронуться или прогрести тучи, зелёно-коричневые массы в формах, в конце дня, каменные, глаза упорно вдаль, на колонах к передовым, к их высшим судьбам,, которые, так странно, не имеют отношения к ним двоим тут… тебе не ясно что война, идиотка? да, но тут Джессика в пижаме от своей сестры и Роджер спящий голяком, при чём тут война?</text:p>
      <text:p text:style-name="Standard_20__28_user_29_">Пока их не коснётся. Пока что-то не грянет. Каляки-маляки оттянут время, чтоб они укрылись, ракета ударит прежде, чем они услышат приближение. Библейское, а может жуткое, <text:soft-page-break/>как старая северная сказка, но не Война, не битва добра и зла из ежедневных радионовостей. И нет причины, чтобы, ну, не <text:s/>держаться…</text:p>
      <text:p text:style-name="Standard_20__28_user_29_">Роджер пытался объяснить ей статистику V-бомб: разность распределения, с высоты полёта ангела, на крте Англии, и шансы их двоих, если смотреть отсюда, снизу. Она почти поняла, врубилась в его уравнение Поиссона, но просто не могла свести концы с концами—её <text:s/>ежедневно вынуждаемое спокойствие и чистые числа, чтоб они сходились. Как-то <text:s/>всё пыталось ускользнуть.</text:p>
      <text:p text:style-name="Standard_20__28_user_29_">–<text:span text:style-name="T2"> </text:span>Почему твои уравнения только для ангелов, Роджер? Почему <text:span text:style-name="T1">мы</text:span> не можем снизу повлиять?Какое-нибудь уравнение, чтоб мы <text:s/>смогли найти более безопасное место?</text:p>
      <text:p text:style-name="Standard_20__28_user_29_">–<text:span text:style-name="T2"> </text:span>Как меня угораздило попасть,– его дежурный сочувственный ответ,– в среду статистических невежд? Это невозможно, милая, при постоянной средней плотности попаданий. Пойнтсмену даже и это не <text:s/>доходит.</text:p>
      <text:p text:style-name="Standard_20__28_user_29_">Ракеты распределяются по Лондону как предписано учебниками про уравнение Поиссона. Данные продолжают поступать и Роджер всё больше становится похож на предсказателя. Персонал отдела Пси глазеет на него в вестибюлях. Его даже тянет объявить в кафетерии или <text:s/>что в этом роде, это не предзнание… когда это я прикидывался тем, кем не являюсь? Я просто подставляю цифры в хорошо известное, найдите его в учебнике и делайте сами….</text:p>
      <text:p text:style-name="Standard_20__28_user_29_">В его маленьком бюро сейчас водружена огромная карта, окно в иной ландшафт, не в зимний Сассекс, названия и паутина улиц, пчатный призрак Лондона в 576 квадратах, один квадрат для каждого квадратного километра. Удары ракет помечены красными кружками. Уравнение Поиссона скажет, для произвольно выбранного количества, какие квадраты не будут задеты, какие получат по одному, два, три и так далее.</text:p>
      <text:p text:style-name="Standard_20__28_user_29_">Эрленмерова колба булькает на подставке. Голубой огонь тарахтит преломляясь в циркуляции смеси внутри стекла. Древние истрёпанные учебники и математические пособия разбросаны вокруг, на столе и по полу. Где-то снимок Джессики выглядывает из-под совместной работы Виттакера и Ватсона, что Роджер приобрёл ещё студентом. Седовласый последователь Павлова шагает, тощий как игла, своей напряжённой походкой по утрам в лабораторию, где ждут собаки с распоротыми щеками, посеребрённые зимою капли скатываются из каждой свежей фистулы наполняя вощёную чашечку или градуированную пробирку, останавливается перед распахнутой дверью Роджера. Воздух внутри синеет дымом сигарет выкуренных и затем, как окурки, докуренных в ледяные чёрные утренние смены, тяжёлая и отвратительная атмосфера. Но он должен войти, должен выдержать свою обычную утреннюю чашку.</text:p>
      <text:p text:style-name="Standard_20__28_user_29_">Оба знают насколько странным должно выглядеть их содружество. Если есть в природе анти-Пойнтсмен, то это Роджер. Впрочем, не настолько уж, доктор согласится, в физических исследованиях. Молодой статистик предан цифрам и методу, никаких постукиваний по столу или мечтательных грёз. Но в сфере нуля и единицы, не-чего-то и чего-то, Пойнтсмену подвластны только ноль и единица. Он не способен, подобно Мехико, существовать где либо в промежутке между ними. Как его хозяин, И. П. Павлов до него, он представляет кору головного мозга подобной мозаике крохотных включённых/отключённых элементов. Некоторые в постоянной яркой возбуждённости, другие тёмно заторможены. Контуры, между ярким и тёмным, постоянно меняются. Но всякой точке дозволено лишь два состояния: сон или бодрствование. Либо один, либо ноль. «Совокупность», «переход», рассеивание», «концентрация», «обоюддная стимуляция»—вся Павловская механика мозга—предполагает наличие этих би-устойчивых точек. Но Мехико управляет сферой между нулём и единицей—та самая середина, которую Пойнтсмен исключил из своих верований—вероятности. Вероятность на 0.37, что к моменту, когда он прекратит свои расчёты, данный квадрат на его карте получит только одно попадание, 0.17 за то, что попаданий будет два….</text:p>
      <text:p text:style-name="Standard_20__28_user_29_"><text:soft-page-break/>–<text:span text:style-name="T2"> </text:span>А вы могли бы… <text:span text:style-name="T1">сказать</text:span>,– Пойнтсмен предлагает Мехико одну из своих Кипринос Ориент, которые он держит в секретных кармашках встроченных в его лабораторные халаты,– из этой вашей карты, в какие места безопаснее всего заходить, безопаснее от ракет.</text:p>
      <text:p text:style-name="Standard_20__28_user_29_">–<text:span text:style-name="T2"> </text:span>Нет.</text:p>
      <text:p text:style-name="Standard_20__28_user_29_">–<text:span text:style-name="T2"> </text:span>Но позвольте—</text:p>
      <text:p text:style-name="Standard_20__28_user_29_">–<text:span text:style-name="T2"> </text:span>Любой квадрат может быть ударен снова. Попадания не мешают друг другу. Средняя плотность величина постоянная.</text:p>
      <text:p text:style-name="Standard_20__28_user_29_">Ничто на карте не противоречит этому. Одна лишь классическая распределённость Поиссона, аккуратно и тихо заполняет квадраты, всё как и должно быть… растёт к своей предопределённой форме….</text:p>
      <text:p text:style-name="Standard_20__28_user_29_">–<text:span text:style-name="T2"> </text:span>Но квадраты, которые уже получили несколько попаданий, я имею в виду—</text:p>
      <text:p text:style-name="Standard_20__28_user_29_">–<text:span text:style-name="T2"> </text:span>Извините, Но это Заблуждение Монте-Карло. Неважно сколько раз уже попадало в определённый квадрат, шансы остаются теми же, какими они всегда и были. Каждое попадание независимо от других. Бомбы не собаки. Нет связи. Нет памяти. Нет обусловленности.</text:p>
      <text:p text:style-name="Standard_20__28_user_29_">Сказать такое последователю Павлова. Это обычная самодовоьная толстокожесть Мехико, или он знает о чём говорит? Если между ракетными ударами не существует связи—ни рефлекторной дуги, ни Заона Отрицательного Воздействия… тогда… он каждое утро заходит к Мехико как для болезненной хирургии. Всё более пугаясь его внешностью мальчика-певчего, его колледжевскими любезностями. Но этот визит он должен делать. Как может Мехико играться, да так запросто, со всеми теми символами непредсказуемости и страха? Невинный как дитя, возможно не осознаёт—возможно—что своей игрой он рушит элегантные залы истории, угрожает самой идее причины и следствия. Что если всё <text:span text:style-name="T1">поколение</text:span> Мехико окажется таким же? Не превратится ли послевоенное время в ничто помимо «событий», заново создаваемые от одного момента к другому? Никаких связей? Это конец истории?</text:p>
      <text:p text:style-name="Standard_20__28_user_29_">–<text:span text:style-name="T2"> </text:span>Римляне,– Роджер и его преподобие д-р Де ла Нут однажды вечером напились вместе,–древне-римские священники клали решето на дорогу, а потом следили стебликакой травы прорастают сквозь дырки.</text:p>
      <text:p text:style-name="Standard_20__28_user_29_">Роджер моментально уловил связь:– Интересно,– обшаривая свои карманы, один за другим, чёрт, никогда когда надо—а, вот, наконец-то:– последует ли этот случай уравнению Поиссон… посмотрим…</text:p>
      <text:p text:style-name="Standard_20__28_user_29_">–<text:span text:style-name="T2"> </text:span>Ехико,– подавшись вперёд с явной враждебностью.– Проросшие стебли они применяли для лечения больных. У них решето было очеь священным предметом. А что вы сделаете со своим, которо наложили поверх Лондона? Как вы используете то, что растёт в вашей сети смертей?</text:p>
      <text:p text:style-name="Standard_20__28_user_29_">–<text:span text:style-name="T2"> </text:span>Я вас не понимаю.–Это всего лишь уравнение….</text:p>
      <text:p text:style-name="Standard_20__28_user_29_">Роджер вправду хочет, чтобы другим <text:s/>было понятно о чём от говорит. Джессика знает это. Когда они не понимают, <text:s text:c="2"/>лицо его становится белым и туманным, словно за грязным стеклом окна в вагоне поезда, словно спускаются чуть серебристые шторки, вклиниваются пространства отделить его ещё больше, тающим в своём одиночестве. Она знала с самого первого их дня, когда он наклонился поперёк открыть дверь Ягуара и такой убеждённый, что она ни за что не сядет. Она видела его одиночество: в его лице, в красных ругах с обкусанными ногтями….</text:p>
      <text:p text:style-name="Standard_20__28_user_29_">–<text:span text:style-name="T2"> </text:span>Но так не честно.</text:p>
      <text:p text:style-name="Standard_20__28_user_29_">–<text:span text:style-name="T2"> </text:span>Честнее не бывает,– с таким циничным видом, Роджер смотрится очень юным, как её кажется.– <text:s/>Все равны. Равные шансы угодить под взрыв. Равны перед ракетой.</text:p>
      <text:p text:style-name="Standard_20__28_user_29_">На что она выдаёт ему одну из своих гримас Фэй Рей увидевшей Кинг Конга, глаза округлились, что дальше некуда, красный рот вот-вот распахнётся в крике, и тут он вынужден рассмеяться.– <text:s/>Ну. Прекрати.</text:p>
      <text:p text:style-name="Standard_20__28_user_29_">–<text:span text:style-name="T2"> </text:span>Иногда...–но что она может тут сказать? Что он всегда должен быть милым, нуждаться в ней и никогда не превращаться, как сейчас, в парящего статистического херувима, кто никогда не был в аду, но разговаривает словно он самый падший….</text:p>
      <text:p text:style-name="Standard_20__28_user_29_"><text:soft-page-break/>Капитан Прентис называет это «дешёвым нигилизмом». В тот день рядом с замёрзшим прудом недалеко от «Белого Посещения», Роджер чуть в стороне сосал сосульки, валялся на спине и махал руками, сделать отпечатки ангелом, порхающих.</text:p>
      <text:p text:style-name="Standard_20__28_user_29_">–<text:span text:style-name="T2"> </text:span>Вы хотите сказать, он не заплатил…,– заглянула вверх, выше, обветренное лицо Пирата, казалось, кончается далеко в небе, покуда собственная прядка пересекла взгляд его сдержанных серых глаз. Он друг Роджера, он не заигрывал и не подчёркивал его недостатки, вообще понятия не имел, так ей казалось, про такие булавочные войны—впрочем, ему и ни к чему, потому что она сама уже во всю флиртовала… ну, ничего серьёзного, но эти глаза, в которые она никогда не могла заглянуть толком, были такие головокружительные, такие жутко бесподобные, правда….</text:p>
      <text:p text:style-name="Standard_20__28_user_29_">–<text:span text:style-name="T2"> </text:span>Чем больше V-2 ждут запуска оттуда, чтоб долететь сюда,– сказал капитан Прентис,– тем больше у него шансов получить свою. Конечно же, нельзя сказать, что он не вносит минимальной платы. Но кто из нас нет.</text:p>
      <text:p text:style-name="Standard_20__28_user_29_">–<text:span text:style-name="T2"> </text:span>Ну,– покивал Роджер позднее, когда она ему рассказала, глаза притуманились, обдумывая то, что он услышал,– тут снова проклятый кальвинистский сдвиг. Плата. И почему они всё переводят в терминологию биржи? А Прентису что надо, ещё один вариант Предложения Бевриджа, или как? Определить <text:s/>Коэффициент Горечи для каждого! такая прелесть—всем предстать <text:s/>перед комиссией, столько-то очков, если еврей, за концлагерь столько, за нехватку конечностей <text:s/>или жизненноважных органов, за утрату жены, любовника, близкого друга—</text:p>
      <text:p text:style-name="Standard_20__28_user_29_">–<text:span text:style-name="T2"> </text:span>Я знала, что ты рассердишься,– <text:s/>пробормотала она.</text:p>
      <text:p text:style-name="Standard_20__28_user_29_">–<text:span text:style-name="T2"> </text:span>Я не сержусь. Нисколько. Так дешевле. Но как в таком случае, он хочет,– расхаживая сейчас по этой переполненной, тусклой, маленькой гостиной, увешанной застывшими портретами любимых охотничьих собак в стойке среди полей, что никогда не существовали, кроме как в некоторым фантазиях о смерти, луга всё золотистее, когда стареет их масло льняного семени, более осенние, некрополитичные, чем даже довоенные надежды—что кончатся все перемены, надежды на долгий статичный день с фазаном застывшим в смазанном взлёте, вид уходящий наискосок через лиловые холмы в бледное небо, умный пёс насторожён вечным запахом, взрыв на его голову всегда ещё только-только должен грянуть—эти надежды настолько явно, беззащитно выставлены, что Роджер при всём своём дешёвом нигилизме, не наберётся духу снять картины и поставить на пол лицом к стене– «ну, что вы все хотите от меня, день за днём работаю среди полных лунатиков,»– Джессика, вздыхая о боже, подтягивает свои красивые ноги вверх на кресло,– «они верят в жизнь после смерти, о связи от-сознания-к-сознанию, в пророчества, ясновидение, телепортацию—они <text:span text:style-name="T1">верят</text:span>, Джес! и—и—,»– что-то не даёт ему говорить. Она забывает о своём раздражении, подымается из кресла с узором из набухших капель, чтобы обнять его <text:span text:style-name="T1">и как она знает</text:span>, её ляжки из-под <text:s/>тепла юбки, её лобок, что теснится всё крепче, разогреть и возбудить его хуй, обтирая остатки её губной помады о его рубашку, мускулы, прикосновения, кожи ходуном, приливы крови—знает в точности что хочет Роджер сказать?</text:p>
      <text:p text:style-name="Standard_20__28_user_29_"><text:span text:style-name="T1">От-сознания-к-сознанию</text:span>, в эту позднюю ночь у окна пока он спит, прикуривая другую ценную сигарету от уголька предыдущей, переполнясь потребностью расплакаться, потому что она так ясно видит свои пределы, знает, что никогда не сможет защитить его так, как должна—от того, что может упасть с неба, от того, в чём он <text:s/>не смог признаться в тот день (скрипучие аллеи снега, аркады обросших льдом пригнувшихся деревьев… ветер стряхнул кристаллики снега: лилово-оранжевые существа расцветающие на её ресницах), или от м-ра Пойтнсмена, и от пойнтсменовской… его… мрачности, всякий раз, когда она его встречает. Научная оскоплённость. Руки, которые—она вздрагивает. Сейчас начнут проступать враждебные формы в снегу и неподвижности. Она опускает штору затемнения. Руки, которые могут точно так же мучать людей, как собак, и никогда не чувствовать их боли….</text:p>
      <text:p text:style-name="Standard_20__28_user_29_">Свора лисиц, сброд шавок движутся в сегодняшней ночи, шелестя но дворам и аллеям. Мотоцикл от основного шоссе, круто рыча» как истребитель, проносится через деревню в <text:soft-page-break/>направлении Лондона. Большущие аэростаты зависли в небе, взращённые в перламутре, и воздух настолько тих, что краткий снегопад сегодняшнего утра всё ещё лежит на стальных тросах, белизна вьётся вокруг шестов перечной мяты сквозь тысячи футов ночи. А лди, которые могли бы спать в этих домах, изгнанные взрывами, некоторые уже навсегда… может им сняться города сияющие в ночи фонарями, рождественские праздники виденные в детстве, а не в оглядке <text:s/>овец, сбившихся так беззащитно на склоне голого холма, выбеленных жутким сиянием Звезды? Или песенки, такие забавные, милые, простодушные, что их не вспомнить, когда проснёшься… сны мирного времени….</text:p>
      <text:p text:style-name="Standard_20__28_user_29_">–<text:span text:style-name="T2"> </text:span>Как это всё было? До войны?– <text:s/>Она знает, что уже жила тогда, ребёнком, но она не об этом спрашивает. Статические разряды в Вариациях на тему Френка Бриджа, расчёска для закрученных мозгов по Радио Би-Би-Си, бутылка Монтраше, подарок от Пирата, охлаждается у кухонного окна.</text:p>
      <text:p text:style-name="Standard_20__28_user_29_">–<text:span text:style-name="T2"> </text:span>Ну, в общем,– скрипучим голосом старого пердуна, парализованная рука тянется щипнуть её за грудь самым мерзкоим образом, какой он знает,– это, девонька, зависит от того <text:span text:style-name="T1">какую</text:span> войну, ты <text:span text:style-name="T1">имеешь в виду</text:span>.– И вот она подходит, слюна в уголке его нижней губы собирается, ве, и капает тонкой белесой ниточкой, он такой умный, натренировал все самые гадкие гадости….</text:p>
      <text:p text:style-name="Standard_20__28_user_29_">–<text:span text:style-name="T2"> </text:span>Брось, Роджер. Я серьёзно. Я не помню.– Наблюдает ямочки, что всплыли по сторонам его рта, пока он обдумывает, улыбаясь ей странной улыбкой. Так это будет, когда мне перевалит за тридцать… промелькивают несколько детей, сад за окном, голоса <text:span text:style-name="T1">Мама, что тут</text:span>… огурцы и лук на разделочной доске, цветки дикой моркови, взбрызги сияюще жёлтого, в тёмной, очень зелёной лужайке и его голос—</text:p>
      <text:p text:style-name="Standard_20__28_user_29_">–<text:span text:style-name="T2"> </text:span>Я помню только, что это было глупо. Просто потрясающе глупо. Ничего не происходило. Ах, да Эдвард VIII отрёкся. Он полюбил—</text:p>
      <text:p text:style-name="Standard_20__28_user_29_">–<text:span text:style-name="T2"> </text:span>Это я знаю. Читаю журналы. Но на что это было <text:span text:style-name="T1">похоже</text:span>?</text:p>
      <text:p text:style-name="Standard_20__28_user_29_">–<text:span text:style-name="T2"> </text:span>Просто… да просто чертовски глупо. И всё. Переживали о вещай, которые вообще—Джес, ты вправду не помнишь?</text:p>
      <text:p text:style-name="Standard_20__28_user_29_">Игры, фартучки, подружки, чёрный котёнок в проулке с белыми лапками, праздники <text:s/>всей семьёй у моря, солёная вода, рыба на сковородке, катанье на осле, персиковая таффета, мальчик по имени Робин…</text:p>
      <text:p text:style-name="Standard_20__28_user_29_">–<text:span text:style-name="T2"> </text:span>Ничего такого, что пропало бы полностью, чего я больше не смогу найти.</text:p>
      <text:p text:style-name="Standard_20__28_user_29_">–<text:span text:style-name="T2"> </text:span>Даже так. А по <text:span text:style-name="T1">моим</text:span> воспоминаниям—</text:p>
      <text:p text:style-name="Standard_20__28_user_29_">–<text:span text:style-name="T2"> <text:s/></text:span>Ну, и?– Они оба улыбаются.</text:p>
      <text:p text:style-name="Standard_20__28_user_29_">–<text:span text:style-name="T2"> </text:span>Кто-то принимает много аспирина. Другой <text:s text:c="2"/>пьёт или пьян постоянно. Кто-то переживает чтобы его выходные костюмы хорошо сидели. Кто-то презирает высшие классы, но из кожи вон лезет, чтобы держаться как они….</text:p>
      <text:p text:style-name="Standard_20__28_user_29_">–<text:span text:style-name="T2"> </text:span>А кто-то постоянно плачет, уа, уа...,– Джессика заходится смехом, потому что он добрался до места на её боку под свитером где, как он знает, она не может вынести щекотки. Она съёжилась, уклонилась, и он прокатился мимо свалиться с дивана, но тут же вернулся и ей уже щекотно где бы он ни ухватил, за щиколотку, за локоть—</text:p>
      <text:p text:style-name="Standard_20__28_user_29_">Но вдруг ударяет ракета. Жуткий взрыв совсем рядом с деревней: сам состав воздуха, время, изменились—оконная рама распахнута внутрь, деревянно попискивает, пока весь дом продолжает трястись.</text:p>
      <text:p text:style-name="Standard_20__28_user_29_">Сердца их колотятся. Барабанные перепонки напряжены болезненным звоном сверхдавления. Невидимый поезд громыхает прочь над крышей….</text:p>
      <text:p text:style-name="Standard_20__28_user_29_">Они сидят неподвижно, как нарисованные псы, молча, странно неспособные прикоснуться. Смерть вошла в дверь через кухню: стоит, глядя на них, железная и терпеливая, с видом, который говорит <text:span text:style-name="T1">а попробуй-ка пощекотать меня</text:span>….</text:p>
      <text:p text:style-name="Standard_20__28_user_29_"><draw:frame draw:style-name="fr1" draw:name="Image10" text:anchor-type="char" svg:width="6.9252in" svg:height="0.3661in" draw:z-index="8"><draw:image xlink:href="Pictures/1000000000000B720000009B428C9716555D8079.png" xlink:type="simple" xlink:show="embed" xlink:actuate="onLoad" loext:mime-type="image/png"/></draw:frame><text:soft-page-break/>(1)</text:p>
      <text:p text:style-name="big-left-indent">ВЗ Палата Абреакции</text:p>
      <text:p text:style-name="big-left-indent">Госпиталь Св. Вероники</text:p>
      <text:p text:style-name="big-left-indent">Вончепелгейт, Е1</text:p>
      <text:p text:style-name="big-left-indent">Лондон, Англия</text:p>
      <text:p text:style-name="big-left-indent">Зима 1944</text:p>
      <text:p text:style-name="Standard_20__28_user_29_">Пар<text:span text:style-name="T16">нишке</text:span> из Кеноши</text:p>
      <text:p text:style-name="Standard_20__28_user_29_">Общая Почта</text:p>
      <text:p text:style-name="Standard_20__28_user_29_">Кеноша, Висконсин, США</text:p>
      <text:p text:style-name="Standard_20__28_user_29_"/>
      <text:p text:style-name="Standard_20__28_user_29_">Дорогой сэр,</text:p>
      <text:p text:style-name="Standard_20__28_user_29_">Я <text:span text:style-name="T1">когда-нибудь</text:span> в жизни Вас о чём-то просил?</text:p>
      <text:p text:style-name="indent-big">Искренне Ваш,</text:p>
      <text:p text:style-name="indent-big">лейт. Тайрон Слотроп</text:p>
      <text:p text:style-name="Standard_20__28_user_29_"/>
      <text:p text:style-name="big-left-indent">Общая Почта</text:p>
      <text:p text:style-name="big-left-indent">Кеноша, Виск., США</text:p>
      <text:p text:style-name="Standard_20__28_user_29_">несколькими днями позже</text:p>
      <text:p text:style-name="Standard_20__28_user_29_"/>
      <text:p text:style-name="Standard_20__28_user_29_">Тайрону Слотропу, Эскв.</text:p>
      <text:p text:style-name="Standard_20__28_user_29_">ВЗ Палата Абреакции</text:p>
      <text:p text:style-name="Standard_20__28_user_29_">Госпиталь Св. Вероники</text:p>
      <text:p text:style-name="Standard_20__28_user_29_">Вончепелгейт, Е1</text:p>
      <text:p text:style-name="Standard_20__28_user_29_">Лондон, Англия</text:p>
      <text:p text:style-name="Standard_20__28_user_29_"/>
      <text:p text:style-name="Standard_20__28_user_29_">Дорогой м-р Слотроп:</text:p>
      <text:p text:style-name="Standard_20__28_user_29_">Такого не случалось.</text:p>
      <text:p text:style-name="indent-big">Пар<text:span text:style-name="T16">нишка</text:span> из Кеноши</text:p>
      <text:p text:style-name="Standard_20__28_user_29_">(2) Хитрожопый юнец: А, я делал все эти старомодные танцы, я делал «Чарльстон», а и «Большое Яблоко» тоже!</text:p>
      <text:p text:style-name="Standard_20__28_user_29_">Старый танцор ветеран: Спорим, ты никогда не сделал «Кеношу», паренёк.</text:p>
      <text:p text:style-name="Standard_20__28_user_29_"/>
      <text:p text:style-name="Standard_20__28_user_29_">(2.1) Х.Ю.: Блин! Я делал все те танцы, я делал «Кика Вока», и я делал «Линди» тоже!</text:p>
      <text:p text:style-name="Standard_20__28_user_29_"><text:tab/>С.Т.В.: <text:s/>Спорим, ты никогда не сделал «Парн<text:span text:style-name="T16">ишку</text:span> из Кеноши».</text:p>
      <text:p text:style-name="Standard_20__28_user_29_"/>
      <text:p text:style-name="Standard_20__28_user_29_">(3) Младший сотрудник: Ну, он избегал меня, и я подумал может это из-за Дела Слотропа. Если он считает меня виновным—</text:p>
      <text:p text:style-name="Standard_20__28_user_29_">Старший (заносчиво): Тебя! Да, никогда Парень из Кеноши и на секунду не подумал будто <text:span text:style-name="T1">ты…</text:span></text:p>
      <text:p text:style-name="Standard_20__28_user_29_"/>
      <text:p text:style-name="Standard_20__28_user_29_">(3.1) Старший (изумлённо): Тебя? Да, никогда! Чтоб Парень из Кеноши хоть на секунду бы подумал будто <text:span text:style-name="T1">ты…?</text:span></text:p>
      <text:p text:style-name="Standard_20__28_user_29_"/>
      <text:p text:style-name="Standard_20__28_user_29_">(4) И в конце того великого дня, когда он дал нам огненными письменами в небесах все нужные слова, которыми мы восхищаемся поныне, которыми мы заполняем наши словари, покорный голос маленького Тайрона Слотропа, с тех пор восславляемого в легендах и песнях, раздался пробиваясь вверх к вниманию <text:s/>Парня: – «Ты никогда не делал так, Парень из Кеноши!»</text:p>
      <text:p text:style-name="Standard_20__28_user_29_"><text:soft-page-break/>Все эти варианты текста «Ты никогда не делал Парня из Кеноши» поглощают внимание Слотропа, когда из белизны над головой склоняется <text:s/>доктор, чтобы разбудить и начать сессию. Игла вскальзывает безболезненно в вену точно за сгибом локтя: 10% Sodium Amytal, один cc в одной дозе, как положено.</text:p>
      <text:p text:style-name="Standard_20__28_user_29_"/>
      <text:p text:style-name="Standard_20__28_user_29_">(5) Может ты профукал Филадельфию, обручил Рочестер, обжулил Жолиет, но ты никогда не сделал парня из Кеноши.</text:p>
      <text:p text:style-name="Standard_20__28_user_29_"/>
      <text:p text:style-name="Standard_20__28_user_29_">(6) День Вознесения и жертвы. Блюдётся повсеместно. Обжаривается жир, каплет кровь и подгорает в солоно коричневый…) Ты делал Шарлотвилского поросёнка, птичка, Форестхилского жеребёнка, птичка. (Теперь стихая…) Ларедского ягнёнка. Птичка. О-го. Погоди. Что такое, Слотроп? Ты никогда не делал парня из Кеноши. Очнись, Слотроп.</text:p>
      <text:p text:style-name="Standard_20__28_user_29_"/>
      <text:p text:style-name="Standard_20__28_user_29_">Мой кулак уже торчком,</text:p>
      <text:p text:style-name="Standard_20__28_user_29_">Не злись,</text:p>
      <text:p text:style-name="Standard_20__28_user_29_">Запишись,</text:p>
      <text:p text:style-name="Standard_20__28_user_29_">Вва-лись, Слотроп!</text:p>
      <text:p text:style-name="Standard_20__28_user_29_"/>
      <text:p text:style-name="Standard_20__28_user_29_">Джексон, это похуй мне,</text:p>
      <text:p text:style-name="Standard_20__28_user_29_">Покажь свой значок, что был на войне,</text:p>
      <text:p text:style-name="Standard_20__28_user_29_">Вва-лись, Слотроп!</text:p>
      <text:p text:style-name="Standard_20__28_user_29_"/>
      <text:p text:style-name="Standard_20__28_user_29_">Меня тут не любят, не могут понять,</text:p>
      <text:p text:style-name="Standard_20__28_user_29_">Лишь ищут куда бы ещё послать….</text:p>
      <text:p text:style-name="Standard_20__28_user_29_"/>
      <text:p text:style-name="Standard_20__28_user_29_">Голову мне продырявь, провода вставь в мозг мой,</text:p>
      <text:p text:style-name="Standard_20__28_user_29_">Вену проткни иглой,</text:p>
      <text:p text:style-name="Standard_20__28_user_29_"/>
      <text:p text:style-name="Standard_20__28_user_29_">Слотроп, очнись!</text:p>
      <text:p text:style-name="Standard_20__28_user_29_"/>
      <text:p text:style-name="Standard_20__28_user_29_">ПРПУК: Сегодня мы хотим чуть подробней поговорить о Бостоне, Слотроп. Помните в прошлый раз мы говорили о неграх в Роксбери. Мы знаем для вас это не очень приятно, но постарайтесь, соберитесь. Итак—где вы. Слотроп? Вы что-нибудь видите?</text:p>
      <text:p text:style-name="Standard_20__28_user_29_">Слотроп: Ну, нет, не то, чтобы <text:span text:style-name="T1">вижу…</text:span></text:p>
      <text:p text:style-name="Standard_20__28_user_29_">С рёвом по эстакаде подземки, только в Бостон, сталь и углеродный саван на древней кирпичной кладке—</text:p>
      <text:p text:style-name="Standard_20__28_user_29_"/>
      <text:p text:style-name="Standard_20__28_user_29_">Этот ритм меня поймал,</text:p>
      <text:p text:style-name="Standard_20__28_user_29_">О, бэби, этта свинг, свинг, свинг!</text:p>
      <text:p text:style-name="Standard_20__28_user_29_">Ей-ей, поймал,</text:p>
      <text:p text:style-name="Standard_20__28_user_29_">Прикинь, весь-целый-мир-вокруг поёт,</text:p>
      <text:p text:style-name="Standard_20__28_user_29_">Я в жизни не слыхал столь-сладких-звуков,</text:p>
      <text:p text:style-name="Standard_20__28_user_29_">Таких нет даже за углом, на Бейсин-Стрит,</text:p>
      <text:p text:style-name="Standard_20__28_user_29_">И в этом ритме, крошка, мы будем делать</text:p>
      <text:p text:style-name="Standard_20__28_user_29_">Свинг, свинг, свинг,</text:p>
      <text:p text:style-name="Standard_20__28_user_29_">Давай же, крошка… вжарим… свинг!</text:p>
      <text:p text:style-name="Standard_20__28_user_29_"/>
      <text:p text:style-name="Standard_20__28_user_29_"><text:soft-page-break/>Чёрные лица, белые скатерти, мерцание очень острых ножей в ряд с тарелками… дым табака и «плана» щедро смешались, щиплет глаза как терпкое вино, курнёшь этай клёвай дури и мазги паморщутся па ходу! Распрямиит их па полной, бу спок!</text:p>
      <text:p text:style-name="Standard_20__28_user_29_">ПРПУК: Это было «бу спок», Слотроп?</text:p>
      <text:p text:style-name="Standard_20__28_user_29_">Слотроп: Да ладно вам, парни… зачем вот так вот сразу…</text:p>
      <text:p text:style-name="Standard_20__28_user_29_">Белые ребята из колледжа, орут заказы групке джазменов на возвышении. Голоса из восточных частных школ, выговаривая «жопа» чуть округляют губы и получается «жёпя»… они оттягиваются, отрываются. Аспидистры, здоровенные филадендроны, широкие зелёные листья и джунглевые пальмы свисают в полумрак… пара барменов, один очень светлый Западно-Индианец, хрупкий, с усиками, его напарник в беготне чёрный как рука в вечерней перчатке, бесконечно снуют перед <text:s/>глубоким океаническим зеркалом, что заглотило большую часть зала в свои металлические тени… сотня бутылок удерживают свой отсвет лишь на секунду, прежде чемон отплывает в зеркало… даже если кто-то пригнётся прикурить сигарету, пламя отражается обратно как тёмная оранжевость заката. Слотроп не может даже увидеть своё белое лицо. Какая-то женщина поворачивается взглянуть на него от стола. Её глаза говорят ему, мгновенно, что он из себя представляет. Губная гармошка в его кармане возвращается к медной инерции. Вес. Дурацкая принадлежность. Но он прихватывает её с собой повсюду.</text:p>
      <text:p text:style-name="Standard_20__28_user_29_">Наверху, в мужской уборной Бального Зала Роузленд он млеет коленопреклонённый над туалетным унитазом, выблёвывая пиво, гамбургеры, домашнее печенье, фирменный салат с французским соусом, полбутылки Мокси, послеобеденные сладости, плитку Кларка, фунт солёного арахиса, и целку одной девушки из Радклифа, старомодной. Без прдупреждения, пока слёзы струятся из его глаз, ПЛЮХ! выпадает гармошка в, <text:span text:style-name="T1">ййееееххк</text:span>, отвратную <text:span text:style-name="T1">дыру! </text:span>Мгновенно пузырьки скользят вдоль её блестящих боков кверху, вдоль <text:s/>коричнево деревянного края, где-то в лаке, где-то потёрт губами, эти мелкие серебряные зёрнышки распоясываются по ходу спуска гармошки в белокаменную шейку матки и последующую ночь внизу… Придёт день и в армии США ему выдадут рубашки, карманы которых можно застегнуть, но в те довоенные дни он мог лишь полагаться на крахмал в его белоснежных Эроу, чтобы тугие карманы удерживали содержимое от… Но нет же, нет, дурак, гармошка <text:span text:style-name="T1">выпала</text:span>, помнишь? Нижний регистр запел на мгновенье ударившись о фаянс (где дождь стучит в окно, и наверху вент-каналу из листового железа на крыше: холодный дождь Бостона) и захлебнулись водой в полосах завершающих жёлчно-коричневых разводах его рвоты. Уже не вернуть. Или простись с гармошкой, твоим серебряным шансом на песню, или отправляйся вслед.</text:p>
      <text:p text:style-name="Standard_20__28_user_29_">Вслед? Красный, негр чистильщик-бой, в ожидании со своим сиденьем пыльной кожи. Негры по всему Роксбери ждут. «Чероки» доносится воплем из танцзала внизу, покрывая хай-хэт, контрабас, тысячу пар ног где подвижный розовый свет предлагает не бледных юнцов из Гарварда с их подружками, но толпу принаряженных краснокожих. А песня эта ещё одна брехня про преступления белых. Немало музыкантов забредали в течение «Чероки», да не все прошли её всю из конца в конец. Все эти длинные, долгие ноты… что они замышляют всё это время там, внутри? это индейский духовный заговор? В центре Нью-Йорка, гони скорей успеть на последнее представление—7-я Авеню, между 139-й и 140-й, сегодня, «Ярдбёрд» Паркер сегодня совершает открытие как он может использовать ноты из верхушек этих же аккордов и разложить мелодию в <text:span text:style-name="T1">охренеть</text:span> это уже ёбаный пулемёт или не знаю что, мэн, он слетел с катушек тридцать вторые ноты тридцатьвторушки произнеси это очень (тридцатьвторушка) быстро и манчкинным голосом, если ты в состоянии <text:span text:style-name="T1">тут</text:span> врубиться, покидая Чилли Хауз Дэна Волза, и вдоль по улице—блядь, вдоль любой из улиц (его подача, к '39-му, хорошее начало: глубоко в его самых утверждающих соло уже крячет бездельное, насмешливое дам-де-ду-дамканье госпожи ёб твою Смерти личной персоной) по радиоволнам, в развлекательные программы, в своё время просочится в утаённые динамики городских лифтов и во все маркеты, опрокинуть колыбельные Человека, подмять изматывающий хлам бесконечного, трусливого звуконаложения струн… Так <text:soft-page-break/>что это пророчество, даже здесь, на дождливой Масачусетс Авеню, начинает нынче срабатывать в «Чероки», саксофоны внизу выдают, ух, ты! по настоящему крутую хрень….</text:p>
      <text:p text:style-name="Standard_20__28_user_29_">Если Слотроп гонит за гармошкой в унитазе, то это возможно лишь головой вперёд, что не очень хорошо, потому что его жопа остаётся в воздухе беззащитной, а с неграми вокруг оно как раз тебе не надо, его лицо где-то там в вонючей темноте, а коричневые пальцы, сильные и умелые, вмиг распускают его пояс, <text:s/>расстёгивают ширинку, сильные руки удерживают его ноги врозь—он чувствует холодный от Лизола воздух на своих ляжках, пока сдёргиваются <text:s/>его короткие трусы, сейчас тоже, с цветастыми блёснами для окуня и мухами для форели на них. Он борется просунуться в дыру унитаза, когда глухо, сквозь зловонную воду, доходит звук всей тёмной банды жутких <text:s/>негров врывающихся с радостными воплями в уборную для белых мужчин, сбиваются вокруг несчастного извивающегося Слотропа, ещё и свингуют как у них водится при пении, «Присыпь меня тальком, Малкольм!» А чей ещё им отвечает голос, если не Красного, боя-чистильщика, который наяривал патентованные чёрные Слотропа раз двадцать, на коленях, прихлёстывая бархаткой в такт оркестру… вот Красный, высоченный, тощий, в экстравагантно перекрашенных волосах, бой-чистильщик, который был просто «Красным» для гарвардских студентов:– «Эй, Красный, у тебя там в ящике презерватив найдётся?», «Как насчёт счастливого телефонного номерка, Красный?»—тот самый негр, чьё настоящее имя только сейчас, наполовину в унитазе, наконец, достигает слуха Слотропа—пока толстенный палец с каплищей очень скользкого желе или крема скользит меж половинок в дыру его жопы приглаживая волосы как линии волнистых гор вокруг речной долины—<text:span text:style-name="T1">настоящее имя Малкольм</text:span>, и его знают все чёрные хуи, Малкольм, который знал его всё время—Красный Малкольм Невообразимый Нигилист грит:–«Боже ж мой, у него жопа боль, чем он сам, а?» Охренеть, Слотроп, как тебя угораздило в такую позу! И хотя ему уже удалось протиснуться настолько вниз, что торчат только ноги, а ягодицы ворочаются и колышутся чуть ниже уровня воды, как бледные купола льда. «Держи его, братва, уходит!» «Ух, ты!» Далёкие руки вцепляются в его икры, щиколотки, обрывают подвязки и дёргают клетчатые носки, что мама связала ему в Гарвард, но они достаточно плотные, или он уже так далеко засунулся в унитаз, что почти совсем не чувствует их рук….</text:p>
      <text:p text:style-name="Standard_20__28_user_29_">Потом он их сбрыкнул, оставил захват последнего негра вверху позади и свободен, скользкий как рыба, его девственная жопа спасена. Тут кто-то может сказать, ого! благодари Бога за <text:span text:style-name="T1">это</text:span>, а другие прокряхтят, эх жаль, но Слотроп не сказал ни так: ни эдак, потому что он особо ничего не <text:span text:style-name="T1">чувствует</text:span>. А и его потерянную гармошку <text:span text:style-name="T1">всё ещё</text:span> нигде не видно. Свет тут внизу тёмно серый и довольно слабый. Уже сколько-то времени он замечает говно тщательно укоренившееся по сторонам этого керамического (к этому моменту, уже железного) тоннеля в котором он: такое говно невозможно смыть, смешанное с минералами жёсткой воды по ходу его старательно коричневого моллюско-крученного маршрута, узоры полные значений, придорожные рекламные знаки туалетного мира, привязчиво липкие, криптичная глиптика, эти формы выпячиваются и гладко отстают пока он продолжает вдоль длинной затуманенной линии канализации, звуки «Чероки» всё ещё очень глухо пульсируют над головой, провожая его к морю. Он обнаружил, что может опознать некоторые следы говна определённо принадлежащие тому или иному гавардскому приятелю из числа его знакомых. Какая-то часть, конечно же, должна быть негритянским говном, но всё оно такое похожее. Эй, а вот это «Проглота» Бидла, наверное, с той ночи как мы ели чоп-суей в Промашке Фью потому что тут вон бобовые ростки и даже отдаёт тем соусом из дикой сливы… по-моему, некоторые чувства явно обостряются… вау… Промашка Фью, это ж несколько месяцев тому назад. А и вот Дампстер Вилард, с ним недавно запор приключился, не так ли—вот это чёрное говно противное как резина, что однажды навсегда очистится до тёмно янтарного. В этих притуплённых, противящихся мазках по стене (что реверсивно излагают про свою сплочённость) он может, теперь такой сверхъестественно говно-чуткий, прочитывать былые муки внутри бедного Дампстера, который пытался покончить с <text:soft-page-break/>собой в последний семестр: дифференциальные уравнения никак не складывались для него ни во что элегантное, мать в шляпке с короткими полями и в шёлковых гольфах наклонилась через стол Слотропа в Большом Жёлтом Гриле Сиднея закончить за него бутылку канадского эля, девушки Редклифа, что избегали его, чёрные профессионалки разрекламированные перед ним Малкольм, которые устраивали ему эротическую жестокость за доллар, или сколько мог выдержать, Или, если чек мамы запаздывал, на сколько он мог себе позволить. Оставшись позади вверх по течению, барельеф Дампстера теряется в сером свете, а Слотроп тем временем минует знаки Вилла Стониблока, Джю Питера Питта, Джека Кеннеди, сына посла—нет, но где к чёрту <text:s/><text:span text:style-name="T1">этот</text:span> Джек <text:s/>сегодня? Если кто-то и мог спасти сегодня ту гармошку, так это, будь уверен, <text:s/>Джек. Слотроп восхищается им со стороны—он атлетичный, и добрый, и один из самых уважаемых парней в классе Слотропа. Хотя глупо, конечно, что так получилось. Джек… смог бы <text:s/>джек удержать её как-то в падении, нарушить закон притяжения? Где-то тут, в этом проходе к Атлантике, запахи соли, водорослей, разложения доносятся к нему издалека, как и звук прибоя, да, похоже, что Джек смог бы. Ради всех несыгранных мелодий, миллионов блюзовых строк, ради нот вопреки официальным частотам, всех тех вывертов, на которые у Слотропа вообще-то не хватало дыхания… нет, пока что, но однажды… ну, по крайней мере если (когда…) он найдёт инструмент, тот будет хорошо промочен, намного легче извлекать звуки. Утешительная мысль, чтобы <text:s/>нести в себе уносясь по канализации.</text:p>
      <text:p text:style-name="Standard_20__28_user_29_"/>
      <text:p text:style-name="Standard_20__28_user_29_">Через унитаз, глянь на меня,</text:p>
      <text:p text:style-name="Standard_20__28_user_29_">Вот дурак попался,</text:p>
      <text:p text:style-name="Standard_20__28_user_29_">Хоть бы не стали писять</text:p>
      <text:p text:style-name="Standard_20__28_user_29_">Дирли тирли трали сялся</text:p>
      <text:p text:style-name="Standard_20__28_user_29_"/>
      <text:p text:style-name="Standard_20__28_user_29_">И в ту секунду раздался этот страшенный плеск выше по линии, шум нарастает как мощный прилив, вздымая плотную волну говна, блевотины, туалетной бумаги, мелкого дерьма, что присыхает на волосне вокруг жопы, в умопомрачительной мозаике, мчит на паникующего Слотропа как поезд столичной подземки на свою жертву. Некуда бежать. Оцепенев, он уставился назад через плечо. Высокая волна, неся за собой длинные усики говнобумаги, это цунами настигает его—ГААХХ! он пробует уйти в последний момент слабеньким брассом, но цилиндр отходов уже смёл его, тёмный как холодный говяжий студень по его позвоночнику, бумага охлёстывает, обворачивает его губы, ноздри, всёю пропало и пропахло говном пока ему приходится смаргивать микро-какашки с ресниц, это хуже чем когда тебя торпедируют япошки! коричневая жижа прёт дальше, унося его беспомощного… похоже, он кувыркался как попало—хотя трудно сказать в этом тусклом урагане говна, глазу не за что зацепиться… время от времени он тёрся о колючий кустарник, или может быть низкорослые густые деревца. Ему подумалось, что уже не чувствует твёрдости стены с тех пор как начал кувыркаться, если это то, что он делает.</text:p>
      <text:p text:style-name="Standard_20__28_user_29_">В какой-то момент коричневый мрак вокруг него начал светлеть. Как рассвет. Мало-помалу головокружение покидает его. Последние полосы сральной бумаги, тянущиеся от него к жиже, опадают… печально, растворяясь, прочь. Жуткий свет падает на него разрастаясь, водянистый мраморный свет, лишь бы не надолго, ему страшно от того, что этот свет, похоже, хочет показать. Но его «знакомства» живут в этих отходных пределах. Люди, которых он знает. В скорлупе древних руин плотной кладки—изношенные ячейки, одна за другой, многие без крыш. Дрова горят в чёрных каминах, вода вскипает в ржавых оптовых коробках фасоли лима и пар подымается к щелястым дымоходам. И они сидят вокруг на искрошившейся брусчатке занятые чем-то… ему трудно сказать чем… чем-то несколько религиозным…. Спальни полностью обставлены, с огнями, что шевелятся и мерцают, бархат свисает со стен и потолка. До самой последней синей бусинки, пропущенной, слежавшейся с пылью под лакированной тумбой <text:soft-page-break/>роскошного патефона, до последнего паучка и сложной взлохмаченности <text:s/>ковёрного ворса, эти жилища потрясают его своей запутанностью. В этом месте скрываются от катастрофы. Не обязательно от смыва в Унитаз—такое ту случается просто как неизбежное неудобство, за древним небом в его разъеденной однотонности оттенка—но что-то ещё страшно не так с этой стороной, что-то чего бедняга Слотроп не может слышать или видеть… как будто тут каждое утро Пирл-Харбор невидимо обрушивается с неба.... У него туалетная бумага в волосах, а в правой ноздре застрял мохнатый клок волосни с присохшим говном. Ве, ве. Разруха и упадок молча придавили этот ландшафт. Ни солнца, ни луны, только протяжные ровные синусоиды света. Это говно какого-то негра, он уверен—затвердело как зимняя козюлина, когда он пробует вытащить. Ногти доцарапались до крови. Он стоит снаружи всех этих коммунальных комнат и пространств, снаружи, в своём персональном утре посреди пустыни, красновато-коричневый коршун, два, зависли на воздушном потоке оглядывая горизонт. Холодно. Дует ветер. Он чувствует лишь свою отстранённость. Они зазывают его внутрь, но он не может присоединиться к ним. Что-то его не пускает: зайти внутрь, это словно бы дать какую-то <text:s/>клятву на крови. Они его уже не выпустят никогда. И <text:s/>как знать, от него могут потребовать сделать что-то… что-то такое….</text:p>
      <text:p text:style-name="Standard_20__28_user_29_">И тут каждый отдельный камень, каждый кусок фольги, полено дров, пучок растопки или тряпка движутся вверх и вниз, приподымаются на три метра и снова падают ударяя в мостовую с твёрдым стуком. Свет сгустился до цвета тёмно-зелёной воды. Во всех улицах обломки подымаются и падают в унисон, словно во власти какой-то глубокой постоянной волны. Не возможно что-нибудь различить сквозь этот вертикальный танец. Перестук по мостовой длится одиннадцать битов, двенадцатый пропущен, и цикл начинается заново… это ритм какого-то традиционного американского напева… На улицах ни души. Сейчас рассвет или сумерки. Части обломков, которые из металла, блестят с упорным, почти синим постоянством.</text:p>
      <text:p text:style-name="Standard_20__28_user_29_"/>
      <text:p text:style-name="Standard_20__28_user_29_">Уже не помнишь Красного Малкольма, что наверху остался,</text:p>
      <text:p text:style-name="Standard_20__28_user_29_">В причёске Красный Дьявол до Волос Дорвался…</text:p>
      <text:p text:style-name="Standard_20__28_user_29_"/>
      <text:p text:style-name="Standard_20__28_user_29_">Ну, и вот этот самый Крачфилд, или Крочфилд, западопроходец. Не «архитипический» западопроходец, но <text:span text:style-name="T1">единственный</text:span>. Пойми, он былвсего один. И вс его один индеец, который с ним дрался. Один бой, одна победа. И только один президет, и один убийца, и одни выборы. Точно. От всего, что есть всего по одному. Ты подумало солипсизме и представил структуру для наполнения—на твоём уровне—всего лишь, ужасно, одним. И не рассчитывай на какие-то ещё уровни. Но оказывается, оно не так уж и одиноко. Разреженно, да, но намного лучше, чем в одиночестве. Всего по одному от всего совсем не так уж и плохо. Половина Ковчега лучше, чем никакого. Этот самый Крачфилд закоричневел от солнца, ветра и грязи—на фоне тёмно-коричневых досок амбара или конюшни он дерево несколько иной породы и обстружки. Он добродушный, крепко сбитый на фоне лиловых склонов гор, и смотрит наполовину в солнце. Его тень резко оттянута назад поверх переплетений древесины в конюшне—брусья, косяки, стойки стоел, перекладины ясел, стропила, доски потолка пронизанные солнцем: слепящая небесная твердь даже в этот неверный час суток. Кто-то играет на губной гармошке позади уборной во дворе—какой-то музыкальный проглот, в рот всасывающие гигантские пятинотные аккорды помимо мелодии</text:p>
      <text:p text:style-name="P5"><text:s/></text:p>
      <text:p text:style-name="center">Долины Красной Реки</text:p>
      <text:p text:style-name="Standard_20__28_user_29_">В унитаз, говорят, тебя смыло—</text:p>
      <text:p text:style-name="Standard_20__28_user_29_">Присядь, отдохни, держи нос свой вверх</text:p>
      <text:p text:style-name="Standard_20__28_user_29_">Канализация кончается скоро,</text:p>
      <text:p text:style-name="Standard_20__28_user_29_">А говно на наших берегах круче всех.</text:p>
      <text:p text:style-name="Standard_20__28_user_29_"><text:soft-page-break/></text:p>
      <text:p text:style-name="Standard_20__28_user_29_">О, это Красная Река, точно, если не веришь спроси того «Красного», когда появится (сказать вам что значит Красные, вы ФДРовские дружки хреновы, они хотят всё позабирать, а у женщин ноги волосатые, всё им отдай или взорвут круглой чёрной железякой посреди ночи кровавой через Полаков в серых шапках, всяких оки, ниггеров, да, особенно через нигеров…)</text:p>
      <text:p text:style-name="Standard_20__28_user_29_">Ну, тут, в общем, дружок Крачфилда как раз вышел из сарая. Его дружок на этовремя, по крайней мере. Крачфилд оставил полосу дружков с разбитым сердцем по всей этой широкой щелочной равнине. Одного слабачка в Южной Дакоте,</text:p>
      <text:p text:style-name="Standard_20__28_user_29_"/>
      <text:p text:style-name="Standard_20__28_user_29_">Одного бандитика в Сан Берду,</text:p>
      <text:p text:style-name="Standard_20__28_user_29_">Одного китайчонка, что смылся с железной дороги,</text:p>
      <text:p text:style-name="Standard_20__28_user_29_">Одного с триппером, одного с зобом,</text:p>
      <text:p text:style-name="Standard_20__28_user_29_">Одного в последней стадии прока-зи,</text:p>
      <text:p text:style-name="Standard_20__28_user_29_">Хромого на левую ногу, хромого на правую ногу,</text:p>
      <text:p text:style-name="Standard_20__28_user_29_">Хромого на обе, всех будет три!</text:p>
      <text:p text:style-name="Standard_20__28_user_29_">Одного гомика, даже лесбу одну,</text:p>
      <text:p text:style-name="Standard_20__28_user_29_">Одного негришку, одного евреишку,</text:p>
      <text:p text:style-name="Standard_20__28_user_29_">Одного краснокожего с одним бизоном,</text:p>
      <text:p text:style-name="Standard_20__28_user_29_">И охотника на бизонов из Нью Мексико</text:p>
      <text:p text:style-name="Standard_20__28_user_29_"/>
      <text:p text:style-name="Standard_20__28_user_29_">И так далее, и так далее, по одному от всего, он Белый Йобмен в <text:span text:style-name="T1">terre mauvaise</text:span> делает это с любым полом и со всеми животными кроме гремучих змей (правильнее будет «кроме гремучей змеи» поскольку тут всего одна), но в последнее время у него появились такие фантазии даже насчёт <text:span text:style-name="T1">гремучей змеи</text:span> тоже! Клыки легонько щекочут залупу… бледный рот широко раскрыт и жуткая радость в прищуре глаз… Его дружок на данный момент это Ваппо, норвежский юноша мулат, у которого фетиш на конские принадлежности, любит, чтоб его хлестали арапником в пропотело кожаных подсобных помещениях по ходу их скитаний, которым сегодня исполнилось три недели, довольно долгий срок для дружка продержаться. Ваппо носит набрючные чехлы из шкуры импортной газели, которые Кранчфилд купил ему в Игл Пасе у профессионального игрока в фараон с зависимостью к опиумной настойке, который пересекал великую Рио навсегда в сплошную топку дикой Мексики. Ваппо также украшен банданой пурпурно-зелёной, как и предписано (как полагают, у Крачфилда целая кладовая этих шёлковых шарфиков дома, на Ранчо Пелигросо, и он никогда не выезжает в горную местность или по тропам вдоль русла рек без заначки из пары дюжин их в своих седельных сумках. Это должно означать, что правило один-от-всякого приложимо лишь к формам жизни, типа дружков, но отнюдь не к предметам типа бандан.) А сверху Ваппо завершается высокой блестящей оперной шляпой <text:s/>японского шёлка. Ваппо в этот день просто стиляга, фактически, когда прогулочно выходит из конюшни.</text:p>
      <text:p text:style-name="Standard_20__28_user_29_">–<text:span text:style-name="T2"> </text:span>Ах, Крачфилд,– вскидывая руку,– как мило, что ты явился.</text:p>
      <text:p text:style-name="Standard_20__28_user_29_">–<text:span text:style-name="T2"> </text:span>Ты знал, что я явлюсь, негодяйчик эдакий,– блядь, этот Ваппо такой ушлый. Так и норовит всегда подловить своего хозяина в надежде схлопотать рубец-другой от хлёсткого ремня поперёк этих тёмных своих афро-скандинавских ягодиц, где сочетается каллипижная округлость наблюдаемая среди рас Тёмного Континента с напряжённо благородной мускулатурой крепкого Олафа, нашего северного блондина кузена. Но на этот раз Крачфилд возвращается к обозреванию отдалённых гор. Ваппо насупился. Его шляпа цилиндр отображает приближение холокоста. Что белому человеку вовсе ни к чему говорить, пусть даже вскользь, так это что-то типа:– «Торо Рохо собирается прискакать сегодня к ночи». Оба партнёра знают <text:span text:style-name="T1">это</text:span>. Ветер, доносящий до них сырой индейский запах, достаточен для кого угодно. О, Боже, будет перестрелка и чертовски кровавая. Ветер будет дуть так сильно, что кровь забрызжет деревья с их северной стороны. У краснокожего будет собака, единственная индейская собака на все эти <text:soft-page-break/>пепельные равнины—шавка схватится с крохой Ваппо и кончит тем, что повиснет на крюке мясника в открытой лавке на грязной плаза в Лос Мадрес, глаза широко распахнуты, шелудивая шкура всё же не тронута, чёрные блохи скачут на фоне залитой солнцем цементной штукатурки каменной церковной стены по ту сторону площади, кровь потемнела и спеклась в ране на собачьей шее, где зубы Ваппо порвали сонную артерию (а может и несколько сухожилий, потому что голова болтатся на одну сторону). Крюк возён со спины между двух позвонков. Мексиканские дамы тычут в дохлого пса, и он неохотно покачивается в предполуденном рыночном запахе платанос для для жарки, сладких морковок из Долины Красной Реки, помятой зелени всевозможных видом, цилатро пахнущих как мускус животных, крепких белых луковиц, забродившихся на солнце ананасов, готовых вот-вот лопнуть, большущих пёстрых полок с горными грибами. Слотроп движется между ларей и висячих тряпок, невидимы, среди лошадей и собак, свиней, милиции в коричневой форме, индианок с младенцами вложенными в шали, слугами из побелённых домов дальше на склоне холма—плаза полнится жизнью и Слотроп изумлён. Разве тут не должно быть только по одному от всякого?</text:p>
      <text:p text:style-name="Standard_20__28_user_29_">Отв.: Да.</text:p>
      <text:p text:style-name="Standard_20__28_user_29_">Вопр.: Значит одна девушка индейка…</text:p>
      <text:p text:style-name="Standard_20__28_user_29_">Отв.: Одна <text:span text:style-name="T1">чисто</text:span> индейка. Одна <text:span text:style-name="T1">mestiza</text:span>. Одна <text:span text:style-name="T1">criolla</text:span>. Потом: одна якви. Одна навахо. Одна аппачи—</text:p>
      <text:p text:style-name="Standard_20__28_user_29_">Вопр.: Минуточку! Начнём с того, что был только один индеец, которого Кранчфилд убил.</text:p>
      <text:p text:style-name="Standard_20__28_user_29_">Отв.: Да.</text:p>
      <text:p text:style-name="Standard_20__28_user_29_">Рассматривайте это как вопрос оптимизации. Страна в состоянии хорошо поддерживать только одного от всякого.</text:p>
      <text:p text:style-name="Standard_20__28_user_29_">Вопр.: Тогда как же все остальные? Бостон. Лондон. Те что живут в городах. Те люди реальны или как?</text:p>
      <text:p text:style-name="Standard_20__28_user_29_">Отв.: Некоторые реальны, а некоторые нет.</text:p>
      <text:p text:style-name="Standard_20__28_user_29_">Вопр.: Ну, а реальные, они нужны? или не нужны?</text:p>
      <text:p text:style-name="Standard_20__28_user_29_">Отв.: Это зависит от того, что вы имеете в виду.</text:p>
      <text:p text:style-name="Standard_20__28_user_29_">Вопр.: Блядь, я ничего не имею в виду.</text:p>
      <text:p text:style-name="Standard_20__28_user_29_">Отв.: Зато <text:span text:style-name="T1">мы</text:span> имеем.</text:p>
      <text:p text:style-name="Standard_20__28_user_29_"><text:span text:style-name="T2"><text:s/></text:span>На миг десять тысяч трупов заметенных снегом в Арденнах приобрели солнечно Диснеландовски вид пронумерованных младенчиков под белым шерстяным одеялом, дожидаясь пока их пошлют осчастливленным родителям в такие места как Ньютон Апер Фолз. Это длится всего лишь миг. Затем в следующий миг кажется, что все рождественские колокола этого мира вот-вот сольются в едином хоре—что весь их разрозненный звон станет, на этот раз, управляемым, гармоничным, разнося весть совершенного утешения, достижимого счастья.</text:p>
      <text:p text:style-name="Standard_20__28_user_29_">Но зарулим сегвей на склон Роксбери. Снег набился в его дуги, в рубчатые бороздки на его чёрных резиновых подошвах. Его снегоходы бряцают своими ступнями. Снег в этом трущобном мраке похож на сажу в негативе… он втекает в ночь и вытекает прочь… Кирпичные плоскости в дневном свете (он видит их только на рассвете, с болью в своих галошах, высматривая машины вверх и вниз по Холму) обращаются в пылающую ржавчину, плотную, глубокую, охваченную морозами снова и снова: запечатлены так, как он никогда не видел на Бикон-Стрит….</text:p>
      <text:p text:style-name="Standard_20__28_user_29_">В тенях, чёрные и белые пятна разлеглись <text:s/>узором панды лежат по его лицу, каждое из них нарост или масса рубцующихся шрамов, ожидает его знакомый, ради встречи с которым он проделал весьь этот путь. Лицо вялое, как у домашней собаки и владелец лица постоянно пожимает плечами.</text:p>
      <text:p text:style-name="Standard_20__28_user_29_">Слотроп: Где он? Почему не пришёл? Ты кто?</text:p>
      <text:p text:style-name="Standard_20__28_user_29_">Голос: Парня прикончили. И ты знаешь меня Слотроп. Забыл? Меня зовут Никогда.</text:p>
      <text:p text:style-name="Standard_20__28_user_29_">Слотроп: (вглядываясь) <text:span text:style-name="T1">Ты</text:span> Никогда? (пауза) <text:span text:style-name="T1">Сделал</text:span> Парня из Кеноши?</text:p>
      <text:p text:style-name="Standard_20__28_user_29_"><draw:frame draw:style-name="fr1" draw:name="Image11" text:anchor-type="char" svg:width="6.9252in" svg:height="0.3661in" draw:z-index="9"><draw:image xlink:href="Pictures/1000000000000B720000009B428C9716555D8079.png" xlink:type="simple" xlink:show="embed" xlink:actuate="onLoad" loext:mime-type="image/png"/></draw:frame><text:soft-page-break/>«Криптосем» является приватизированной формой тайросина , разработанная <text:s/>IG Farben в рамках исследовательского контракта для OKW. В него включён активизирующий агент, который в присутствии определённого компонента в семинальном растворе и и до сих пор не выявленного [1934], способствует првращению тайросина в меланин, или кожный пигмент. В отсутствие семинального раствора, «Криптосем» остаётся невидимым. Никакие иные известные реагенты, среди доступных оперативным исполнителям при исполнении их заданий, не превратит «Криптосем» в визуально различимый меланин. Предлагается, для применения в криптографических целях, прилагать к сообщениям надлежащий стимул, который произведёт набухание и семяизвержение. Тщательное ознакомление с психосексуальным профилем адресата окажет неоценимую помощь</text:p>
      <text:p text:style-name="center">—Проф. Др. Ласло Джамф, «Криптосем» (рекламная</text:p>
      <text:p text:style-name="center">брошюра) Агфа, Берлин, 1934</text:p>
      <text:p text:style-name="Standard_20__28_user_29_"/>
      <text:p text:style-name="Standard_20__28_user_29_">Чертёж на плотной кремовой бумаге под чёрно-буквенным штампом <text:s/>GEHEIME</text:p>
      <text:p text:style-name="Standard_20__28_user_29_">KOMMANDOSACHE, чернилом и ручкой, весьма подробно передающий структуру, немного в стиле скабрезных картинок фон Байроса и Бирдсли. Эта женщина полный дубликат Скорпии Мосмун. Комната одна из тех, о которых они говорили, но никогда не видели, комната, где они хотели бы однажды поселиться, углубление бассейна, шёлковый тент ниспадающий с потолка—прямо тебе съёмочная площадка Де Милля, стройные умащенные девушки прислужницы, намёк на полуденный свет с потолка, Скорпия раскинулась среди пухлых подушек в точной копии корсетки бельгийского кружева, тёмных чулках и туфельках, о чём он мечтал довольно часто, но никогда—</text:p>
      <text:p text:style-name="Standard_20__28_user_29_">Нет, конечно же он никогда ей ничего не говорил. Он никому не говорил. Как любой молодой человек вырастающий в Англии, он <text:s/>обусловлено испытывал эрекцию <text:s/>в присутствии определённых фетишей, а потом обусловленно сгорал от стыда за свои новые рефлексы. Может Они (Они?) где-то держат досье, как-№то умудрившись отслеживать всё, что он смотрел или читал достигнув полового созревания… иначе, откуда <text:span text:style-name="T1">ещё</text:span> Они знают?</text:p>
      <text:p text:style-name="Standard_20__28_user_29_">–<text:span text:style-name="T2"> </text:span>Тсс,– <text:s/>шепнула она, её пальцы ласкают её длинные оливковые ляжки, обнажённые груди выпирают через верх её одежды. Лицо её обращено к потолку, но глаза смотрят прямо в глаза Пирата, длинные, суженные вожделеньем, две световые точки блестят сквозь густые ресницы… – «Я оставлю его. Мы переедем жить тут. Будем всё время заниматься любовью. Я твоя, я всегда это знала...» Её язык пробегает по её остреньким зубкам. Её мохнатая пизда в центре всего освещения, у него во рту появляется вкус, который он почувствует вновь….</text:p>
      <text:p text:style-name="Standard_20__28_user_29_">Ну, Пират чуть не облажался, едва успел вытащить хуй из штанов и пошёл бить струёй во все стороны. Впрочем, спермы хватило и для смазки чистого кусочка бумаги приложенного к картинке. Потом медленно, проступая сквозь перламутровую плёнку его семени, является негро-коричневое сообщение: изложено в простой нигилистической транспозиции, чьи ключевые слова он может почти угадать. Большую часть он делает в уме. Там дано время, места и просьба о помощи. Он сжигает сообщение упавшее на него из-за пределов земной атмосферы, подобранное на нулевом меридиане, оставляет себе картинку, хм, и моет руки. Его простата ноет. Тут что-то большее, чем он может понять. Ему не уклониться, н отмолиться: он должен отправиться туда и привезти агента снова. Сообщение равносильно приказу от самых высоких уровней.</text:p>
      <text:p text:style-name="Standard_20__28_user_29_">Далеко, сквозь дождь, доносится взрыв ещё одной германской ракеты. Третья за сегодня. Они штурмуют небо как Вотан и его обезумелая рать.</text:p>
      <text:p text:style-name="Standard_20__28_user_29_"><draw:frame draw:style-name="fr2" draw:name="Image12" text:anchor-type="char" svg:x="0.0244in" svg:y="0.6783in" svg:width="6.9252in" svg:height="0.3661in" draw:z-index="10"><draw:image xlink:href="Pictures/1000000000000B720000009B428C9716555D8079.png" xlink:type="simple" xlink:show="embed" xlink:actuate="onLoad" loext:mime-type="image/png"/></draw:frame><text:soft-page-break/>Руки Пирата, его личные роботы, начинают рыскать по выдвижным ящикам отыскивая все нужные бумаги и формы. Сегодня поспать не удастся. Возможно, придётся двинуть в путь без чашки горячего и сигареты. За что?</text:p>
      <text:p text:style-name="Standard_20__28_user_29_">В Германии, всё ближе к концу, непрестанными письменами на стенах было WAS TUST DU FÜR DIE FRONT, FÜR DEN SIEG? WAS HAST DU HEUTE FÜR DEUTSCHLAND GETAN? В «Белом Посещении» по стенам писал лёд. Граффити льда в пасмурный день остекляли тёмную кровь кирпича и терракоты как бы для сохранения дома свеженьким, в какой-то коже чистого музейного пластика, архитектурная памятка, старомодный аппарат, чьё применение забыто. Лёд разной толщины, волнистый, мутный, надпись для расшифровки лордами зимы, региональными гласиологами, и споров в их журналах. Вверх по склону, ближе к морю, снег собирается словно свет во всех наветренных закоулках древнего аббатства, крыша давно снята по маниакальному капризк Генри VIII, стены оставлены стоять для смягчения оконными проёмами, без святых , солёный ветер, что дует пока времена года повторяют смены в пучках травяного пола от зелёного, к соломенному, к снегу. От дома с его архитектурой в палладинском стиле в его презрительной и сумрачной ложбине, это единственный вид: аббатство или же мягкие пёстрые волнистости возвышенности. Морской вид исключается, хотя по некоторым дням <text:s/>с приливами, можно услышать его запах , всё своё гнусное происхождение. В 1925, Рег Ле Фройд, пациент в «Белом Посещении» сбежал—пронёсся через верхний город и встал покачиваясь на краю отвесной скалы, волосы и госпитальный халат трепещут на ветру, широкие мили южного побережья, бледный мел утёсов, волноломы и морские променады променады теряются направо и налево в мареве над водами моря. За ним пришёл констебль Стаглз, во главе любопытной толпы. «Не прыгай!»– кричит констебль.</text:p>
      <text:p text:style-name="Standard_20__28_user_29_">–<text:span text:style-name="T2"> </text:span>Я и не думал,– Ле Фройд продолжает вглядываться в море.</text:p>
      <text:p text:style-name="Standard_20__28_user_29_">–<text:span text:style-name="T2"> </text:span>Тогда что ты тут делаешь?А?</text:p>
      <text:p text:style-name="Standard_20__28_user_29_">–<text:span text:style-name="T2"> </text:span>Хотел посмотреть на море,– объясняет Ле Фройд.– Я никогда не видел. Хотя родственник, по крови, знаете ли ,морю.</text:p>
      <text:p text:style-name="Standard_20__28_user_29_">–<text:span text:style-name="T2"> </text:span>Вон оно что,– хитрый Стаглз подбирается всё ближе,– значит родственников посещаете, как мило.</text:p>
      <text:p text:style-name="Standard_20__28_user_29_">–<text:span text:style-name="T2"> </text:span>Я могу слышать Бога Моря!– кричит Ле Фройд изумлённо.</text:p>
      <text:p text:style-name="Standard_20__28_user_29_">–<text:span text:style-name="T2"> </text:span>Ну и ну, и как его зовут?– Они оба, с мокрыми лицами, орут против ветра.</text:p>
      <text:p text:style-name="Standard_20__28_user_29_">–<text:span text:style-name="T2"> </text:span>Не знаю,– кричит Ле Фройд,– а какое подошло бы?</text:p>
      <text:p text:style-name="Standard_20__28_user_29_">–<text:span text:style-name="T2"> </text:span>Берт,– предлагает констебль и пытается вспомнить правой рукой схватить левую <text:s/>повыше локтя, или левой рукой схватить…</text:p>
      <text:p text:style-name="Standard_20__28_user_29_">Ле Фройд оборачивается и в первый раз видит собеседника и толпу. Глаза его становятся круглыми и кроткими. –«Берт хорошее имя.»– Говорит он и делает шаг спиною вперёд в пустоту.</text:p>
      <text:p text:style-name="Standard_20__28_user_29_">Вот и всё, что горожане Ик Региса имели от «Белого Посещения» в виде развлечения—на фоне ежелетнего глазенья на розовый или веснушчатый поток из Брайтона, Флотсома и Джетсома, что изливает каждый день беспроволочной истории в песню, на фоне закатов над променадом, глазниц линз постоянно меняющихся в свете моря, который разливается то буйно, то утихомирено в небе, аспирина на ночь—только прыжок Ле Фройда единственный аттракцион до начала войны.</text:p>
      <text:p text:style-name="Standard_20__28_user_29_">С разгромом Польши, министерские кортежи вдруг начали замечаться в любой час ночи в направлении «Белого Посещения», тихие как шхуны, моторы приглушены—чёрные машины без хрома, что поблескивали в свете звёзд, а без них маскировались лицом, которое вот-вот вспомнишь, если бы память не подводила…. Потом, с падением Парижа, на скале установили радиопередающую станцию, с антеннами нацеленными на Континет, под усиленной охраной, а <text:soft-page-break/>их наземные линии загадочно протянуты по низинам к дому под круглосуточной охраной псов специально обманутых, избитых, мучимых голодом для выработки рефлекса прыгнуть и убить, при любом человеческом приближении. Может, кто-то на Самом Верху поднялся её выше—в смысле, рехнулся? Или Наша Сторона пытается деморализовать Германского Зверя передачей ему бессвязных мыслей сумасшедших, перечисляя для него, тоже в традиции констебля Стаглза в тот знаменательный день, глубинное, едва различимое? Ответом будет, да, всё из вышеперечисленного и много кое-чего ещё.</text:p>
      <text:p text:style-name="Standard_20__28_user_29_">Спроси их в «Белом Посещении» про стратегический план Майрона Грантона из Би-Би-Си, чей тающе шоколадный голос годами находил путь из обтрёпанных динамиков беспроволочных приёмников в английские мечты, затуманенные старые головы, к детям почти безнадзорным… Ему приходилось постоянно откладывать свой план, поначалу только лишь голос, не имеющий такой необходимой информации, никакой поддержки, пытаясь затронуть немецкую душу чем подвернётся, допросы военнопленных, учебники МИДа, братья Гримм, собственные туристические воспоминания (флешбэки в молодую бессонную эру Довса, виноградники в солнечных потоках очень зелёные окаймляющие южные склоны долины Рейна, ночь в дыму камвольных кабаре столицы подтяжки с оборочками как ряды гвоздик, шёлковые чулки каждый высвечен одним долгим штрихующим светом…) Но, наконец, пришли американцы и контора под названием ВКСЭС, и ошеломительные суммы денег.</text:p>
      <text:p text:style-name="Standard_20__28_user_29_">Проект называется Операция Чёрное Крыло. Охрененно выверенная конструкция, отрабатывается пять лет. Никто не может назвать её своей, даже и Грантон. Генерал Айзенхауэр заложил основополагающий принцип, идея «стратегии правды». Айк требовал чего-то «реального»: крючок на исклёванной стенке для расстрелов, чтобы было куда вешать правдивую историю. Пират Прентис из УСО вернулся с первыми чёткими данными, что в Германии имелись настоящие африканцы, Херерос, экс-угнетённые из Юго-Восточной Африки, как-то задействованные в программе секретного вооружения. Майрон Грантон, по вдохновению, однажды ночью выпустил в эфир абсолютно спонтанный пассаж, который отразился в первой директиве Чёрного Крыла: «Германия обращалась со своими африканцами как строгий но любящий отчим, наказывала их, когда следовало, часто смертью. Помните? Но это было далеко на далёком Südwest и с тех пор появилось новое поколение. Теперь Хереро живёт в доме своего отчима. Возможно ты, слушатель, видел его. Теперь он встаёт, несмотря на комендантский час, и смотрит на своего спящего отчима, невидимый, покрытый ночью <text:s/>того же цвета, как и он сам. О чём они думают? Где в эту ночь Хереро? Что они <text:span text:style-name="T1">делают</text:span> в эту минуту, твои тёмные тайные дети? И Чёрное Крыло даже нашли американца, лейтенанта Слотропа, согласившегося на лёгкий наркоз с тем, чтобы прояснить расовые проблемы в его собственной стране. Бесценное дополнительное измерение. К концу, когда начало поступать больше данных о чуждой морали—янки-социологи с блокнотами для опросов в скрипуче новых башмаках или галошах посещающие смягчённые снегом освобождённые руины, чтобы докопаться до трюфелей истины возникающих, как полагали древни, во время грозы от удара молнии—контакт из американского ОПВ сумел переправить копии и довести до сведения «Белого Посещения». Теперь трудно выяснить кто предложил имя «Schwarzkommando». Майрон Грантон стоял за «Wütende Heer», тот взвод духов, что топтал пустоши неба в бешеной скачке охоты с великим Вотанов во главе—Майрон признал, что это скорее северный миф. Эффективность в Баварии может оказаться ниже оптимальной.</text:p>
      <text:p text:style-name="Standard_20__28_user_29_">Они всегда говорили про эффективность, одну из американских ересей, возможно даже чересчур в «Белом Посещении». Громче всех, обычно, м!р Пойнтсмен часто используя как боекомплект статистику предоставленную Роджером Мехико. К моменту высадки в Нормандии, <text:s/>Пойнтсмен переживал сезон глубокого отчаяния. Он пришёл к пониманию, что большие континентальные клещи были, всё-таки, обречены на успех. Что эта война, это состояние, чьим гражданином он начал себя чувствовать, будет отложено и переформировано в мир—и что, <text:soft-page-break/>выражаясь языком профессионалов, ему в нём мало что светит. Финансы направляются на всевозможные радары, волшебные торпеды, самолёты и ракеты, с чем останется Пойнтсмен при таком раскладе? Он временный управляющий, вот и всё: его Отдел <text:s/>Исследований Абреакции (ОИА), куда успел заловить десяток подчинённых, дрессировщика собак из театра варьете, пару студентов ветеринарии, даже крупную рыбину, эмигранта д-ра Поркиевича, который работал с самим Павловым в институте в Колтуши, перед тем, как начались чистки с репрессиями. Сообща, команда ОИА получала, регистрировала, взвешивала, классифицировала темпераменты по Гиппократу, размещала по клеткам и затем экспериментировала на дюжине свежих собак в неделю. Ну, и плюс ещё коллеги, совладельцы Книги, все сейчас—все что остались из изначальных семерых—работающие по госпиталям, занимаются контуженными и доведёнными в боях до срывов, которых привозят через Пролив, а также бомбо- или ракето-сдвинутыми на этом берегу. Им приходится наблюдать больше абреакций, в эти дни усиленных V-бомбардировок, чем докторам былого доводилось встретить за несколько поколений, что даёт им возможность предлагать новые подходы в исследованиях. УПП скупердяйски, по капле, вливает деньги, жалкий шелест бумажек через корпоративное сито, хватает, чтобы продержаться, достаточно, чтобы оставаться колонией в войне метрополии, недостаточно для статуса государственности…. Расходы на статистические графики Мехико, из расчёта капель слюны, веса тела, напряжения в вольтах, уровней громкости, частоты метронома, дозировки брома, количества отрезанных нервных окончаний, процент удалённой мозговой ткани, даты и часы усыпления, оглушения, ослепления, кастрации. Поддержка приходит даже от Секции Пси, колонии покладистых пофигистов, у которых вообще нет мирских интересов.</text:p>
      <text:p text:style-name="Standard_20__28_user_29_">Старик бригадный генерал Падинг вполне может уживаться с этой шайкой спиритуалистов, у него и самого уже тенденции в ту же сторону. Но Нед Пойнтсмен, с его неотступным комбинациями в погоне за деньгами—Падинг может только оглядываться и стараться быть повежливее. Не такой рослый, как его отец, и уж точно не такой румяный. Отец шустрил в полку Громобоя Прода, словил кусок шрапнели в бедро в Многоугольном Лесу, молча пролежал семь часов пока они, не говоря ни слова, в этой грязи в этой вонище, в, да, Многоугольный Лес… или может это—кто был тот жёлтоволосый парень, что спал не снимая шляпы? <text:s/>ааах, брось. В общем, Многоугольный Лес… но тоже как-то ускользает. Поваленные деревья, трупы, однотонно серое, расщепленноедеревокакзамёрзшийдым… жёлтый… гром… бестолку, <text:s/>без долбанного толку, ушло, опять ушло, опять, ох…</text:p>
      <text:p text:style-name="Standard_20__28_user_29_">Возраст старого бригадного генерала неясен, хотя наверняка волочит за 80—призван из отставки в 1940, задействован в новом качестве, не только на поле боя—где фронт каждый день ежечасно меняется как петля, как золотисто-мерцающие границы сознания (хотя, пожалуй, не стоит тут слишком злорадствовать, <text:span text:style-name="T1">в точности как они</text:span>… так что, лучше «как петля»)—но то же состояние войны, та же структура. Падинг задаётся вопросом, порою вслух и в присутствии подчинённых, кто из врагов настолько его ненавидит, чтобы назначить в службу Политической Борьбы. Ты должен действовать согласованно—но слишком часто в изумляющем диссонансе—с прочими поименованными сферами Войны, колониями этого Материнского Полиса охватывающего всё где сфера производства это систематическая смерть: УПБ перехлёстывается с Министерством Информации, с Европейской Службой Би-Би-Си, с Управлением Спецопераций, с Министерством Экономической Борьбы и Отделом Политической Разведки при МИДе в Фицморис-Хаус. Среди всего прочего. С приходом американцев, нужно координироваться с их ОСС, ОВИ и Армейским Отделом Психологической Борьбы. Недавно сформирован объединённый Отдел Психологичекой Борьбы при ВКОЭС напрямую подчинённый Айзенхауэру и, чтобы охватить всё это, Лондонский Совет Координации Пропаганды, у которого вообще никакой реальной власти.</text:p>
      <text:p text:style-name="Standard_20__28_user_29_">Кто не заблудится среди этого махрового лабиринта аббревиатур, стрелок Жирных и пунктиром, клеточек крупных и мелких, имён напечатанных и заученных на память? Только не <text:soft-page-break/>Эрнест Падинг—такое для Новых Парней и их зелёными антенночками улавливать излучение власти пригодной для применения, натасканными в американской политике (знающими разницу между сторонниками Нового Курса в ОВИ и восточными богатыми на деньги республиканцами из ОСС), которые держат в своём мозгу досье на тормознутости, слабости, привычки в еде, эрогенные зоны всех, кто может когда-то пригодиться.</text:p>
      <text:p text:style-name="Standard_20__28_user_29_">Эрнест Падинг был воспитан верить в буквальную Цепь Командования, как церковники ранних столетий веровали в Цепь Бытия. Новейшие геометрии сбивают его с толку. Величайший триумф его военной карьеры случился в 1917, в загазованной, армагеддонской грязи <text:s/>Иприйского клина, где он завоевал полоску ничейной земли, около 40 метров в ширину, <text:s/>потеряв всего лишь 70% личного состава своего подразделения. Его отправили на пенсию где-то с началом Великой Депрессии—сидеть в кабинете пустого дома в Девоне, в окружении фотографий старых товарищей, чей взгляд как-то не получается уловить, и сосредоточился на какой-то точке в комбинаторном анализе, излюбленное времяпрепровождение отставных армейских офицеров, с пристрастной увлечённостью.</text:p>
      <text:p text:style-name="Standard_20__28_user_29_">Ему пришло в голову сосредоточиться на европейском балансе сил, по причине хронической патологии которого он однажды очутился в глубоком, без надежд на пробуждение, кошмаре Фландрии. Он начал необъятный труд озаглавленный <text:span text:style-name="T1">Что Могло бы Случиться в Европейской Политике.</text:span> Начиная, конечно же, с Англии, «Во-первых», написал он, «В начале начал: Рамсей МакДональд мог бы умереть». Пока он описывал вытекающие партийные изменения и перестановки на постах в кабинете, Рамсей МакДональд умер. «Не угонишься»,– поймал он себя на бормотании перед началом ежедневного труда,– «выкручиваются из-под меня. Ох, изворотливы, очень изворотливы.»</text:p>
      <text:p text:style-name="Standard_20__28_user_29_">Когда докрутилось до <text:s text:c="2"/>немецких бомб падающих на Англию, бригадный генерал Падинг отставил свою навязчивую идею и добровольно вызвался служить своей стране. Если бы он знал тогда, что это приведёт в «Белое Посещение»… не то, чтобы он ожидал пост полевого командира, понимаете ли, однако, разве там не упоминалось что-то о разведывательной службе? Вместо того, он нашёл заброшенную больницу для умалишённых, пару символических лунатиков, громадную свору краденных собак, клики спиритуалистов, актёров варьете, радиотехников, Куеистов, Успенскистов, Скинеристов, энтузиастов лоботомии, фанатиков Дейла Карнеги, все оторваны текущей войной от своих любимых затей и маний обречённых, продлись мир дольше, на провал в той или иной степени—но <text:span text:style-name="T1">теперь</text:span> их надежды сфокусированы на бригадного генерала Падинга и возможное финансирование: больше надежд, чем До-Войны, эта недоразвитая провинция, когда-либо могла предложить. Падинг мог лишь занять позицию в стиле Старого Завета по отношению к ним всем, не исключая собак, и втайне изумляться и уязвляться тем, что представляется ему актом предательства в высших штабных эшелонах.</text:p>
      <text:p text:style-name="Standard_20__28_user_29_">Снежный свет вливается через высокие многостворчатые окна, тёмный день, свет включён лишь в некоторых кабинетах. Курсанты кодировщики, подданные с завязанными глазами, объявляют свои догадки карт из колоды Зенера в спрятанные микрофоны:–«Волны… Волны… Крест… Звезда...» Пока кто-то из Секции Пси записывает их из динамика внизу в холодном подвале. Секретарши в шерстяных шалях и резиновых галошах дрожат от зимнего холода вдыхаемого через множество щелей сумасшедшего дома, у клавишей их пишущих машинок зуб на зуб не попадает. Мод Чилкс, которая сзади похожа на фотографию Марго Асквит снятую Сесилом Битоном со спины, сидит мечтая о булочке и чашке чая.</text:p>
      <text:p text:style-name="Standard_20__28_user_29_">В крыле ОИА, краденные собаки спят, чешутся, вспоминают тени запахов людей, которые возможно их любили, угрюмо слушают осцилляторы и метрономы Неда Пойнтсмена. Сдвинутые шторы оставляют лишь хрупкие струйки света снаружи. Техники движутся позади толстого окна <text:s/>наблюдения, <text:s/>но их халаты, зеленоватые и подводнолодочные сквозь стекло, колышутся замедлено, не ярко… Царит оцепенение, или войлочная сумеречность. Метроном на 80 в секунду застучал деревянными отголосками и пёс Ваня, привязанный поверх <text:soft-page-break/>испытательного стенда, начинает исходить слюной. Все прочие звуки жестоко подавлены: балки подпирающие лабораторию задушены в заполненных песком комнатах, мешки с песком, солома, <text:s/>униформа мёртвецов заполнили пространства меж стен в комнатах без окон… где сиживали чокнутые со всей страны, ссорясь, нюхая оксид азота, хихикая, рыдая при переходе аккорда ми мажор в соль-диез минор, теперь кубические пустыни, песчаные комнаты, чтобы метроном царствовал тут, в лаборатории за железными дверями запертыми герметически.</text:p>
      <text:p text:style-name="Standard_20__28_user_29_">Канал подчелюстной железы пса Вани давно уже выведен через его подбородок и пришит на месте, сливая слюну наружу в собирательную воронку закреплённую традиционно оранжевым Павловским канифольным цементом, окисью железа и пчелиным воском. Вакуум приносит секрецию по блестящему трубкопроводу, чтобы сдвинуть колонку светло-красного масла, вправо вдоль шкалы маркированной в «каплях»—произвольная единица измерения, возможно не такая, как фактические капли падавшие в 1905 году в Санкт-Петербурге. Но количество капель для данной лаборатории и пса Вани и метронома на 80 всякий раз предсказуемо.</text:p>
      <text:p text:style-name="Standard_20__28_user_29_">Теперь, когда он вошёл в «эквивалентную» фазу, это первая из трансграничных фаз, мембрана, едва заметная, протягивается между псом Ваней и внешним миром. Внешний и внутренний остаются точно такими же, как они и были, но связующий их <text:span text:style-name="T1">интерфейс</text:span>—кора мозга пса Вани—меняется всевозможнейшим образом, что так характерно для этих трансграничных случаев. Теперь уже неважно насколько громко тикает метроном. Усиленный стимул уже не вызывает сильной реакции. То же самое количество капель вытекает или падает. Работник подходит и убирает метроном в дальний угол этой приглушённой комнаты. Он спрятан в ящик под подушку с вышитой надписью <text:span text:style-name="T1">Вспоминая Брайтон</text:span>, но капли не прерываются… затем звук подаётся через микрофон в усилитель, так что каждый «тик» наполняет комнату как вскрик, но капель не добавляется. Всякий раз прозрачная слюна толкает красную линию до той же самой отметки, количество капель не изменилось….</text:p>
      <text:p text:style-name="Standard_20__28_user_29_">Вибли Силвернейл и Ролло Грост крадутся по коридорам прочёсывая чужие кабинеты, чтоб грабануть пригодные окурки. Большинство кабинетов сейчас пусты: большинство персонала с терпеливостью мазохизма отбывают ритуал с заговаривающимся бригадным генералом.</text:p>
      <text:p text:style-name="Standard_20__28_user_29_">–<text:span text:style-name="T2"> </text:span>Эт-от старык не име-эт стыд,– Гёза Рожавёлги, ещё один эмигрант (и несдержанно анти-Советски настроенный, что создаёт определённую напряжённость в ОИА), вскидывая руки в сторону бригадного генерала в оживлённом отчаянии, взвеселённый венгро-цыганский шёпот тарахтит как тамбурины по всей комнате, отвлекая, так или иначе всех, за исключением самого престарелого генерала, который продолжает бубнить с кафедры в помещении, что служило частной часовней когда-то давно, в маниакальный период 18-го столетия, а теперь стало пусковой площадкой для «Еженедельных Брифингов», ошеломительный поток старческих рассуждений, служебной паранойи, сплетен про Войну которые могут, или не могут содержать секретную информацию, воспоминания о Фландрии… угольные ящики с неба с рёвом падающие прямо на тебя… ураганный огонь такой молочно светящийся в ночь его дня рождения… мокрая равнина снарядных воронок на многие мили вокруг и открытое ветру осеннее небо… и что Хейг, вот же был остряк, сказал однажды в офицерской столовой по поводу отказа лейтенанта Сассуна участвовать в войне… артиллеристы по весне в их вьющихся зелёных халатах… дорожные обочины с разлагающимися трупами бедных лошадей в абрикосовых сумерках рассвета… двенадцать спиц в опрокинутом артиллерийском орудии—грязевой циферблат, <text:s/>зодиак из грязи <text:s/>налипшей и взявшейся коркой под солнцем в разных оттенках коричневого. Грязь Фландрии собиравшаяся в творожистую массу по фактуре как чуть разжиженное человечье говно, нагромождённое, покрытое мостками, прорезанное траншеями исковырянное снарядами лиги говна по всем направлениям, нигде нет даже почернелого обрубка дерева—и тут старый рехнувшийся актёр разговорного жанра пытается потрясти кафедру вишнёвого дерева, как будто самым худшим во всём ужасе Пашендейла, было это отсутствие хоть доли вертикальности…. И он продолжает болтать, не умолкая, о рецептах приготовления <text:soft-page-break/>свёкла сотней способов и все вкусные, или такие бахчевые невообразимости как Тыквенный Сюрприз Эрнеста Падинга—да, в них есть что-то садистское в этих рецептах с «сюрпризом» в их названии, голодному парню просто хочется есть, понимаете ли, ему не до сюрпризов, он просто хочет откусить (вздох) старой картофелины и быть вполне уверенным, что внутри не увидишь ничего <text:span text:style-name="T1">кроме</text:span> картошки, конечно же, не какой-нибудь заумный «Сюрприз!», какая-то намятая кашица вся лиловая из <text:span text:style-name="T1">гранатов</text:span> или ещё чего-то… да, но это уже шутка сомнительного толка, которую любит сыграть бригадный генерал Падинг: как он хмыкнул, когда доверчивые обеденные гости взрезают ножом его пресловутую Жабу-в-Дырке, сквозь честный йоркширский кляр до—<text:span text:style-name="T1">ве</text:span>! что это? беф <text:span text:style-name="T1">rissolé? </text:span>фаршированный беф <text:span text:style-name="T1">rissolé?</text:span> Или может быть сегодня пюре с самфиром, что отдаёт морем (который ему еженедельно доставляет один и тот же толстый сынок рыботорговца, крутит педали, отдуваясь, своего велосипеда до самого верха на белой меловой скалы)—ни один из этих странных, очень странных овощных <text:s/><text:span text:style-name="T1">rissolé </text:span>не напоминают обычную «Жабу», а скорее испорченных полоумных созданий, с которыми Молодые Ребята из Королей Дороги имеют Связи в шуточных стишках—у Падинга <text:span text:style-name="T1">тысячи</text:span> таких рецептов, которыми он беззастенчиво делится с составом ПРПУК, как и, чуть дальше в еженедельных монологах с самим собой, строчкой другой, из восьми тактов из «Ты Предпочёл бы быть Полковником с Орлом на Плече, или Рядовым с Цыпонькой на Колене?» затем возможно долгий отчёт о всех его финансовых затруднениях, всех, начиная со времён ещё даже предшествовавших возникновению Электра Хаус Груп… о его междоусобицах, которые он вёл своими письмами в <text:span text:style-name="T1">Таймз</text:span> против критиков Хайга….</text:p>
      <text:p text:style-name="Standard_20__28_user_29_">И все они <text:span text:style-name="T1">сидели</text:span> там под очень высокими почернелыми окнами в свинцовых крестах фрамуг, позволяя ему его дурость, собачники сбившись сворой в одном углу, передавая записки, склоняяс друг к другу пошептаться (они сговариваются, сговариваются, во сне или наяву они никогда не перестают), компашка Секции Пси чётко на другой половине комнаты—будто у нас тут какой-то парламент… каждый годами занимал его собственное неповторимое место на церковной скамье и угол обзора отклонений рыжеватого с пятнами печени на коже бригадного генерала Падинга—а эмигранты-прочих-убеждений россыпью между этими двумя крылами: баланс сил, если таковой когда-либо существовал в «Белом Посещении».</text:p>
      <text:p text:style-name="Standard_20__28_user_29_">Д-р Рожавёлги чувствует, что вполне мог бы и быть, если бы ребята «разыграли свои карты правильно». Главная задача сейчас выжить—пережить жуткий интерфейс Дня Победы, жить в светлом новом После Войны сохраняя чувства и память здравыми. Нельзя допустить, чтобы ПРПУК отправился под молот с остальным блеющим стадом. Должен подняться, и чертовски скоро, способный сплотить их в фалангу, в сконцентрированную точку света, некий лидер или программа достаточно мощная, чтобы продолжать её ещё кто знает сколько лет После Войны. Д-р Рожавёлги предпочёл бы сильную программу сильному лидеру. Может потому, что это 1945. В те дни многие полагали, что за Войной—за всеми смертями, жестокостью и разрушением—лежал Führer-принцип. Но если возможно заменить личности абстракциями власти, если приёмы разработанные корпорациями срабатывают, разве не смогут народы жить рационально? Одна из самых сладких надежд После Войны: что не останется места для такой ужасной болезни как харизма… на смену ей придёт её рационализация, которую следует продолжить насколько хватит времени и ресурсов….</text:p>
      <text:p text:style-name="Standard_20__28_user_29_">Нужно ли пояснять, что главную ставку д-р Рожавёлги делает на этот последний проект, вокруг фигуры лейтенанта Слотропа? Все психологические тесты в досье субъекта, отслеживающие до его дней в колледже, представляют больную личность. «Рожа» прихлопывает папку рукой, для выразительности. Служебный стол содрогнулся. «Напри-мэр: его Мине<text:span text:style-name="T1">со</text:span>-та, Мул-тэ-фазык Лыч-ност-ный Пере-чэн чрэз-вы-чаэно нерав-но-мэрны, всегда <text:s text:c="2"/>к псико-патычни и нездоро-вы скло-ност.</text:p>
      <text:p text:style-name="Standard_20__28_user_29_">Однако, преподобный д-р Де ла Нут не любит ММЛП:– «Рожа, разве имеются весы для измерения межличностных характерных черт?» Орлиный нос пробует, пробует, глаза опущены в <text:soft-page-break/>политичной кротости. –«А для <text:span text:style-name="T1">общечеловеческих</text:span> ценностей. Вера, честность, любовь? Имеются ли—простите мою особую настойчивость—весы религиозности, вообще?</text:p>
      <text:p text:style-name="Standard_20__28_user_29_">Не пройдёт, падре: ММЛП разработан в 1943. В самой сердцевине Войны. Исследование Ценностей Олпорта и Вернона, Перечень Бернройтера переработанный Фланаганом в 35-м—тесты времён до Войны—кажутся Полу Де ла Нут более гуманными. Похоже всё, что определяют тесты ММЛП, это станет ли человек хорошим солдатом, или плохим солдатом.</text:p>
      <text:p text:style-name="Standard_20__28_user_29_">–<text:span text:style-name="T2"> </text:span>На солдат нынче большой спрос, преподобный Доктор,– бормочет Пойнтсмен.</text:p>
      <text:p text:style-name="Standard_20__28_user_29_">–<text:span text:style-name="T2"> </text:span>Я только надеюсь, что мы не станем слишком доверяться его показателям в ММЛП тесте. Он кажется мне слишком узким. Упускает обширные области человеческой личности.</text:p>
      <text:p text:style-name="Standard_20__28_user_29_">–<text:span text:style-name="T2"> </text:span>Имэн-но почэму,– впрыгивает Рожавёлги,– мы тепэр предлага-эм дат Слотропу совэр-шэнно ын-ной рода тэст. Мы разраба-ты-ваэм для нэго так называ-эм <text:s/>проэктыв-ни тэст. Наибол-шэ знакоми примэр этот тип, ест Роршач кляксы. Основни тэория ест, когда мы предлага-эт не-струк-туры-ровани стимулюс, бэз-форми кляк-са пере-жыто-го, су-бэкт пыта-этся нало-жыт струк-тура на эт-та. Как он структуриро-ват дан-ни клякса, отража-эт его потрэб-ности, его над-эжды—показыва-эт нам разгад-ки к его мэч-ты, фан-та-зи, сами глубоки районы его сознани.– Брови движутся милю в час, необычайно плавная изысканная жестикуляция рук, напоминающая—скорее всего, так и задумано, но кто упрекнёт Рожу за использование случая—одного из самых знаменитых его земляков, хотя имеются и нежелательные побочные эффекты: сотрудники, которые клянутся, что видели его ползущим вниз головой по северному фасаду «Белого Посещения», например. «И-так мы в пол-ном сог-ла-сыи, Преподобны Доктор. Тэст, как ММЛП, в дан-ны слу-чай, не-адекват-эн. Он ест структуриро-вани стимулюс. Субэкт может фалсифи-цыроват, сознателно, или подавит, без-сознателно. Однако, при проэктивни тэкник, он мож-эт дела-эт что хочэт, сознателно или без-сознателно, но не мож-эт мешат нам узнат что мы хотым узнат. Мы контролирова-эт. Он не мож-эт помогат себе.</text:p>
      <text:p text:style-name="Standard_20__28_user_29_">–<text:span text:style-name="T2"> </text:span>Должен заметить, это не похоже на вашу чашку чая, Пойнсмен,– улыбается д-р Аарон Тровстер.– У вас, по большей части, стимулы структурированы.</text:p>
      <text:p text:style-name="Standard_20__28_user_29_">–<text:span text:style-name="T2"> </text:span>Ну, скажем, я нахожу в этом некое постыдное очарование.</text:p>
      <text:p text:style-name="Standard_20__28_user_29_">–<text:span text:style-name="T2"> </text:span>Нет, не скажем. Не говорите мне, будто вы не собираетесь приложить свою милую Павловскую руку к этому всему.</text:p>
      <text:p text:style-name="Standard_20__28_user_29_">–<text:span text:style-name="T2"> </text:span>Ну, отчасти, Тровстер, отчасти. Раз уж вы затронули. Мы <text:span text:style-name="T1">тоже</text:span> рассчитываем на весьма структурированный стимул. Тот самый, фактически, что вызвал наш интерес. Мы хотим подвергнуть Слотропа немецкой ракете….</text:p>
      <text:p text:style-name="Standard_20__28_user_29_">Вверху, на лепную штукатурку потолка, втиснулась методистская версия царства Христова:львы лижутся с ягнятами, фрукты рассыпаются щедро и безостановочно в руки и подноги джентльменов и леди, пастушков и молочниц. У всех не совсем верное выражение. Крохотные создания смотрят с вожделением, лютые звери словно под наркотиком или уколом успокоительного, и никто из людей вообще в глаза не смотрит. Потолки «Белого Посещения» тоже не единственная сумасбродность в этом месте. Это классический «дорогостоящий каприз». <text:s/>Пивной погреб был спланирован как арабский гарем в миниатюре, по причинам, о которых мы можем лишь гадать сегодня, полон шелков, лепнины и смотровых щелей. Одна из библиотек какое-то время служила свинарником, пол углублён на метр и заменён грязью до порогов для зроровущих Глостерширских Пятнистых, чтоб баловались, хрюкали и прохлаждались в летние сезоны, глядя на полки книг в матерчатых обложках, прикидывая каковы они на вкус. Эксцентричность вигов доведена в этом доме до самых нездоровых крайностей. Комнаты треугольные, сферичные, переходящие в лабиринт из стен. Портреты, диссертации генетической курьёзности, смотрят или ухмыляются тебе в любой точке наблюдения. Туалеты украшены фресками с Клайвом и его индийскими слонами топчущими французов, фонтаны представляют Саломэ с головой Иоанна (вода плещет из ушей, рта и носа), мозаика полов выплетает различные версии Homo Monstrosus, довольно интересное занятие в ту эпоху—циклопы, <text:soft-page-break/>гуманоидные жирафы, сросшийся кентавр на все четыре стороны. Повсюду арки, гроты, штукатурка в растительной аранжировке, стены завешены истёршимся бархатом или парчой. Балконы выдаются в неожиданных местах, увешанные горгульями, чьи клыки многим из новичков рассекли головы. Даже в проливные дожди монстры способны лишь изредка капать—питающие их водосточные труды уже которое столетие без ремонта, продырявлено тянутся по черепице и под карнизами, мимо потрескавшихся пилястров, болтающихся Купидонов, терракотовой облицовки на каждом этаже, вдоль бельведеров и рустованных швов, псевдо-итальянских колонн, торчащих минаретов, покосившихся дымовых труб—издалека ни одна пара наблюдателей, как бы близко они ни стояли друг к другу, не увидят совсем одно и то же здание в этой оргии самовыражения, добавленной каждым из последующих владельцев до реквизиции в текущей Войне. Фигурно подстриженные деревья тянутся вдоль какой-то части подъездной дорожки прежде , чем уступить лиственницам и вязам: утки, бутылки, улитки и всадники в стиплчейзе сходят на нет у дороги с железным ограждением в их невозделанное молчание, в тени туннеля вздыхающих <text:s/>деревьев. Часовой, тёмная фигура в белых полосках, с оружием поперёк груди в свете твоих маскировочных фар и ты должен остановиться перед ним. Псы, натасканные и смертельные, следят за тобой из перелесков. Вскоре, когда подступает вечер, редкие горькие снежинки начинают падать.</text:p>
      <text:p text:style-name="Standard_20__28_user_29_"><draw:frame draw:style-name="fr1" draw:name="Image13" text:anchor-type="char" svg:width="6.9252in" svg:height="0.3661in" draw:z-index="11"><draw:image xlink:href="Pictures/1000000000000B720000009B428C9716555D8079.png" xlink:type="simple" xlink:show="embed" xlink:actuate="onLoad" loext:mime-type="image/png"/></draw:frame>А будешь ерепениться, пошлём тебя обратно к д-ру Джамфу!</text:p>
      <text:p text:style-name="Standard_20__28_user_29_"><text:span text:style-name="T2"><text:s/></text:span>Джамф укоренил в нём рефлекс, и выбросил стимул.</text:p>
      <text:p text:style-name="Standard_20__28_user_29_">Похоже д-р Джамф сегодня проверял твою пипетку, а?</text:p>
      <text:p text:style-name="center-norm">—<text:span text:style-name="T1">Нейл Носпикер </text:span>50,000 Оскорблений, <text:span text:style-name="Source_20_Text"><text:span text:style-name="T5">§ 6.72</text:span></text:span></text:p>
      <text:p text:style-name="center-norm"><text:span text:style-name="Source_20_Text"><text:span text:style-name="T5">«Невежа Недоросль», Найлан Смит Прес,</text:span></text:span></text:p>
      <text:p text:style-name="center-norm"><text:span text:style-name="Source_20_Text"><text:span text:style-name="T5">Кембридж (Массач.) 1933</text:span></text:span></text:p>
      <text:p text:style-name="center-norm"/>
      <text:p text:style-name="Standard_20__28_user_29_"><text:span text:style-name="Source_20_Text"><text:span text:style-name="T5">Падинг: Но не слишком ли это—</text:span></text:span></text:p>
      <text:p text:style-name="Standard_20__28_user_29_"><text:span text:style-name="Source_20_Text"><text:span text:style-name="T5">Пойнтсмен: Сэр?</text:span></text:span></text:p>
      <text:p text:style-name="Standard_20__28_user_29_"><text:span text:style-name="Source_20_Text"><text:span text:style-name="T5">Падинг: Разве это не убого, Пойнтсмен? Так вот вмешиваться в сознание другого человека?</text:span></text:span></text:p>
      <text:p text:style-name="Standard_20__28_user_29_"><text:span text:style-name="Source_20_Text"><text:span text:style-name="T5">Пойнтсмен: Генерал, мы просто присоединяемся к длинному ряду экспериментов и изучения. Гавардский Университет, Армия США? Вряд ли это убогие учреждения.</text:span></text:span></text:p>
      <text:p text:style-name="Standard_20__28_user_29_"><text:span text:style-name="Source_20_Text"><text:span text:style-name="T5">Падинг: Мы не можем, Пойнтсмен, это зверство</text:span></text:span></text:p>
      <text:p text:style-name="Standard_20__28_user_29_"><text:span text:style-name="Source_20_Text"><text:span text:style-name="T5">Пойнтсмен:Но американцы уже им занимались! разве не ясно? Не то, чтобы мы совращали девственницу, или что—</text:span></text:span></text:p>
      <text:p text:style-name="Standard_20__28_user_29_"><text:span text:style-name="Source_20_Text"><text:span text:style-name="T5">Падинг: Так что нам делать это потому, что американцы делают так? Позволим им совратить нас?</text:span></text:span></text:p>
      <text:p text:style-name="Standard_20__28_user_29_"><text:span text:style-name="Source_20_Text"><text:span text:style-name="T5">Ещё где-то в 1920, д-р Ласло Джамф полагал, что если Ватсону и Райнеру успешно удалось привить «Дитю Альберту» рефлекс ужаса перед чем-либо мохнатым, будь то даже <text:s/>меховое боа его матери, то Джамф, конечно же, сможет сделать то же самое своему Дитю Тайрону относительно младенческого полового рефлекса. В тот год Джамф посещал Гарвард прибыв из Дармштадта. Это было в начальной части его карьеры, прежде, чем переключился на органическую химию (что стало судьбоносной переменой поля деятельности, как знаменитый переход самого Кейкелея в химию из архитектуры одним столетием до него). Для эксперимента он получил небольшой грант от Национального Совета по Исследованиям (в рамкам долгосрочной программы НСИ психологических исследований начатых в период Мировой Войны, когда понадобились методы для отбора офицеров и классификации призывников). Скудное финансирование стало, пожалуй, причиной того, что своим <text:s/>целевым рефлексом <text:s/>Джамф избрал эрекцию ребёнка. Для замера секреций, как делал Павлов, потребовалась бы хирургия. Измерение «страха», рефлекса выбранного Ватсоном, несло в себе слишком много </text:span></text:span><text:soft-page-break/><text:span text:style-name="Source_20_Text"><text:span text:style-name="T5">субъективности (что такое страх? сколько будет «много»? Кому решать, когда исследование проводится в-реальной-ситуации и нет времени проходить через долгий медленный процесс сверки с Таблицей Страха?) Приборное оснацщение тогда просто отсутствовало. В лучшем случае, он мог бы использовать «детектор лжи» Ларсона-Килер из трёх показателей, но тот пребывал ещё на стадии эксперимента.</text:span></text:span></text:p>
      <text:p text:style-name="Standard_20__28_user_29_"><text:span text:style-name="Source_20_Text"><text:span text:style-name="T5">Однако, эрекция либо есть, либо нет. Элегантная бинарность. Задание наблюдения может исполнить даже </text:span></text:span><text:span text:style-name="Source_20_Text"><text:span text:style-name="T6">студент</text:span></text:span><text:span text:style-name="Source_20_Text"><text:span text:style-name="T5">.</text:span></text:span></text:p>
      <text:p text:style-name="Standard_20__28_user_29_"><text:span text:style-name="Source_20_Text"><text:span text:style-name="T5">Безусловный стимул = поглаживание пениса антисептичным ватным тампоном.</text:span></text:span></text:p>
      <text:p text:style-name="Standard_20__28_user_29_"><text:span text:style-name="Source_20_Text"><text:span text:style-name="T5">Безусловная реакция = эрекция.</text:span></text:span></text:p>
      <text:p text:style-name="Standard_20__28_user_29_"><text:span text:style-name="Source_20_Text"><text:span text:style-name="T5">Условный стимул =</text:span></text:span><text:span text:style-name="Source_20_Text"><text:span text:style-name="T6"> х.</text:span></text:span></text:p>
      <text:p text:style-name="Standard_20__28_user_29_"><text:span text:style-name="Source_20_Text"><text:span text:style-name="T5">Условный рефлекс = эрекция в присутствии </text:span></text:span><text:span text:style-name="Source_20_Text"><text:span text:style-name="T6">х</text:span></text:span><text:span text:style-name="Source_20_Text"><text:span text:style-name="T5">, поглаживание уже не нужно, всё, что требуется это только </text:span></text:span><text:span text:style-name="Source_20_Text"><text:span text:style-name="T6">х</text:span></text:span><text:span text:style-name="Source_20_Text"><text:span text:style-name="T5">.</text:span></text:span></text:p>
      <text:p text:style-name="Standard_20__28_user_29_"><text:span text:style-name="Source_20_Text"><text:span text:style-name="T5">Значит </text:span></text:span><text:span text:style-name="Source_20_Text"><text:span text:style-name="T6">х</text:span></text:span><text:span text:style-name="Source_20_Text"><text:span text:style-name="T5">? а что такое </text:span></text:span><text:span text:style-name="Source_20_Text"><text:span text:style-name="T6">х</text:span></text:span><text:span text:style-name="Source_20_Text"><text:span text:style-name="T5">? Ну, это знаменитый «Загадочный Стимул» который вдохновлял поколения студентов бихевиоральной психологии, вот что это такое. Усреднённая колонка студенческих юмористических журналов затрагивающая эту тему, составляет 1.05 дюйма в год, что, как ни странно, <text:s/>полностью совпадает со средней длиной отражённой в отчете Джамфа об эрекции Дитя Т.</text:span></text:span></text:p>
      <text:p text:style-name="Standard_20__28_user_29_"><text:span text:style-name="Source_20_Text"><text:span text:style-name="T5">Следующим шагом, по традиции в данных вопросах, сосунка следует лишить условия. Джамфу должен, используя терминологию Павлова, «подавить» привитый им рефлекс эрекции, прежде, чем отпустить ребёнка. Скорее всего, именно так он и поступил. Однако, как говорил сам Иван Петрович:– «Мы должны не только говорить о частичном или полном подавлении условного рефлекса, нам следует также понять, что затухание может продолжаться </text:span></text:span><text:span text:style-name="Source_20_Text"><text:span text:style-name="T6">за пределы</text:span></text:span><text:span text:style-name="Source_20_Text"><text:span text:style-name="T5"> сведения рефлекса к нулю. Поэтому мы не можем судить о степени угасания только лишь по силе проявления рефлекса или его отсутствию, поскольку может иметь место </text:span></text:span><text:span text:style-name="Source_20_Text"><text:span text:style-name="T6">скрытое подавление за пределы нуля.</text:span></text:span><text:span text:style-name="Source_20_Text"><text:span text:style-name="T5">» Курсив м-ра Пойнтсмена.</text:span></text:span></text:p>
      <text:p text:style-name="Standard_20__28_user_29_"><text:span text:style-name="Source_20_Text"><text:span text:style-name="T5">Может ли условный рефлекс сохраниться в человеке, скрытно, в продолжении 20 или 30лет? Гасил ли д-р Джамф только до нуля—дождался пока ребёнок стал показывать нулевые эрекции на стимул</text:span></text:span><text:span text:style-name="Source_20_Text"><text:span text:style-name="T6"> х</text:span></text:span><text:span text:style-name="Source_20_Text"><text:span text:style-name="T5">, и прекратил на этом? Может он забыл</text:span></text:span><text:span text:style-name="Source_20_Text"><text:span text:style-name="T7">—</text:span></text:span><text:span text:style-name="Source_20_Text"><text:span text:style-name="T5">или проигнорировал</text:span></text:span><text:span text:style-name="Source_20_Text"><text:span text:style-name="T7">—«</text:span></text:span><text:span text:style-name="Source_20_Text"><text:span text:style-name="T5">скрытое подавление за пределы нуля»? Если проигнорировал, то почему? Что может сказать Национальный Совет по Исследованиям по этому поводу?</text:span></text:span></text:p>
      <text:p text:style-name="Standard_20__28_user_29_"><text:span text:style-name="Source_20_Text"><text:span text:style-name="T5">Когда Слотроп был открыт, в конце 1944, «Белым Посещением»</text:span></text:span><text:span text:style-name="Source_20_Text"><text:span text:style-name="T7">—</text:span></text:span><text:span text:style-name="Source_20_Text"><text:span text:style-name="T5">хотя многие там уже знали его как знаменитого Дитя Тайрона</text:span></text:span><text:span text:style-name="Source_20_Text"><text:span text:style-name="T7">—</text:span></text:span><text:span text:style-name="Source_20_Text"><text:span text:style-name="T5">подобно открытию Нового Света, разные люди сочли, что они открыли разные вещи.</text:span></text:span></text:p>
      <text:p text:style-name="Standard_20__28_user_29_"><text:span text:style-name="Source_20_Text"><text:span text:style-name="T5">Роджер Мехико считает это статистической странностью. Однако, он чувствует теперь некое сотрясение основ этой дисциплины, причём более сильное, чем позволительно поколебать их странности. Странно, странно, странно—вдумайтесь в само слово: это взрывное «т» вслед за «с», переходит—за пределом своего нуля—в иную область.</text:span></text:span></text:p>
      <text:p text:style-name="Standard_20__28_user_29_"><text:span text:style-name="Source_20_Text"><text:span text:style-name="T5">Ролло Грост называет это предзнанием. «Слотроп способен предугадать где упадёт следующая ракета. То, что он до сих пор жив доказывает, что он действовал на основе предварительной информации, избегая место во время предполагаемого падения ракеты.» Д-р Гросту не вполне ясно какое отношение, если вообще какое-либо, имеет к этому секс.</text:span></text:span></text:p>
      <text:p text:style-name="Standard_20__28_user_29_"><text:span text:style-name="Source_20_Text"><text:span text:style-name="T5">Но Эдвин Трикл, самый фрейдитски настроенный среди физических исследователей, полагает, что дар Слотропа заключается в психокинезе. Это Слотроп, силой своего сознания, заставляет ракеты падать там, где они падают. Может он и не регулирует их движением по небу: но скорее всего подбрасывает электросигналы в систему наведения ракет. Каким бы способом он ни делал это, секс входит в теорию д-ра Трикла. «Он чувствует подсознательную потребность снять всякий след сексуального Другого, которого на своей карте он символизирует, весьма значимо, </text:span></text:span><text:span text:style-name="Source_20_Text"><text:span text:style-name="T6">звездой</text:span></text:span><text:span text:style-name="Source_20_Text"><text:span text:style-name="T5">, этой анало-садистской эмблемой успеха в классе, которой так пропитано начальное образование в Америке….»</text:span></text:span></text:p>
      <text:p text:style-name="Standard_20__28_user_29_"><text:soft-page-break/><text:span text:style-name="Source_20_Text"><text:span text:style-name="T5">Именно от карты все они впадают в ужас, той карты, где Слотроп держал <text:s/>учёт своих девушек. Звёзды рассыпаны в дистрибуции Поиссона, как на карте ракетных ударов на карте составляемой Мехико о Блице роботов.</text:span></text:span></text:p>
      <text:p text:style-name="Standard_20__28_user_29_"><text:span text:style-name="Source_20_Text"><text:span text:style-name="T5">Да, но тут не только дистрибуция. Обе схемы оказались идентичными. Они совпадают в каждом из квадратов. Слайды, которые Теди Блот снимал с карты Слотропа были спроецированы на Роджерову и обе картинки, девушки-звёзды и ракетные удары кружочки, полностью совпали.</text:span></text:span></text:p>
      <text:p text:style-name="Standard_20__28_user_29_"><text:span text:style-name="Source_20_Text"><text:span text:style-name="T5">Весьма удачно, Слотроп ставил даты на свои звёзды. Звезда всегда появляется </text:span></text:span><text:span text:style-name="Source_20_Text"><text:span text:style-name="T6">до</text:span></text:span><text:span text:style-name="Source_20_Text"><text:span text:style-name="T5"> соответствующего ракетного удара. Удар может случится так скоро, как через два дня, либо задержаться так надолго, как десять. Средняя продолжительность оттяжки 4 ½ дней.</text:span></text:span></text:p>
      <text:p text:style-name="Standard_20__28_user_29_"><text:span text:style-name="Source_20_Text"><text:span text:style-name="T5">Допустим, рассуждает Пойнтсмен, что стимулом </text:span></text:span><text:span text:style-name="Source_20_Text"><text:span text:style-name="T6">х</text:span></text:span><text:span text:style-name="Source_20_Text"><text:span text:style-name="T5"> у Джамфа служил какой-то громкий шум, как и в эксперименте Ватсона-Райнера. Допустим, что, в случае Слотропа, рефлекс эрекции не был окончательно подавлен. В таком случае, он должен получать её при любом громком шуме, который следует за неким зловещим нарастанием, которое отсутствовало в лаборатории Джамфа—которое собаки по сей день ощущают в собственной лаборатории Пойнтсмена. Это подводит к V-1: любой трах-бах достаточно близко, чтобы заставить его подскочить, должен давать ему эрекцию: звук двигателя гремящий всё ближе и ближе, затем пауза и тишина, нарастающее напряжённость и—взрыв. Бац, эрекция. Но, о, нет. Слотроп получает эрекцию, когда последовательность направлена </text:span></text:span><text:span text:style-name="Source_20_Text"><text:span text:style-name="T6">вспять</text:span></text:span><text:span text:style-name="Source_20_Text"><text:span text:style-name="T5">. Сперва взрыв, затем звук приближения: V-2.</text:span></text:span></text:p>
      <text:p text:style-name="Standard_20__28_user_29_"><text:span text:style-name="Source_20_Text"><text:span text:style-name="T5">И всё-таки стимулом, каким-то образом </text:span></text:span><text:span text:style-name="Source_20_Text"><text:span text:style-name="T6">должна</text:span></text:span><text:span text:style-name="Source_20_Text"><text:span text:style-name="T5"> быть ракета, некое предшествующее видение, некий удвоенный подарок Слотропу от ракеты в количестве улыбок в автобусе, в воздействии на менструальные циклы каким-то загадочным образом—что там ещё заставляет этих шлюшек давать бесплатно? Происходят ли какие-то колебания на секс рынке, в порнографии и у проституток, возможно увязанные с изменением курсов на <text:s/>самой бирже, о которых мы, добропорядочно живущие, понятия не имеем? Может новости с фронта добавляют зуда между их миленьких ляжек, может желание растёт напрямую, или в обратную, от реального шанса нежданной смерти—чёрт побери, какой намёк под самым нашим носом у нас не хватает ума, или смелости, заметить?…</text:span></text:span></text:p>
      <text:p text:style-name="Standard_20__28_user_29_"><text:span text:style-name="Source_20_Text"><text:span text:style-name="T5">Но, если это в воздухе, прямо тут, прямо сейчас, тогда ракеты следуют из этого, в 100% случаев. Без исключений. Обнаружив его, мы снова докажем железную детерминированность всего, каждой души. Останется слишком мало места для каких-то надежд вообще. Сами понимаете, насколько важным будет такое открытие.</text:span></text:span></text:p>
      <text:p text:style-name="Standard_20__28_user_29_"><text:span text:style-name="Source_20_Text"><text:span text:style-name="T5">Они шагают вдоль присыпанных снегом собачьих вольеров, Пойнтсмен в дублёнке поверх британской тёплой шинели, Мехико в шарфе недавно связанном ему Джессикой, что плещет вглубь острова алым драконовым языком—это самый холодный день за всё зиму, 39 градусов мороза. Вниз к скалам, лица мёрзнут, вниз к пустынному пляжу. Волны набегают, соскальзывают обратно, оставляя огромный полумесяц льда тонкий, как окжа, слепящий в слабом свете солнца. Ботинки обоих хрустят но песку или гальке. Самое дно года. Сегодня слышны орудийные раскаты во Фландрии, ветер доносит через весь Пролив. Руины аббатства стоят словно серый кристалл на утёсе.</text:span></text:span></text:p>
      <text:p text:style-name="Standard_20__28_user_29_"><text:span text:style-name="Source_20_Text"><text:span text:style-name="T5">В прошлую ночь, в доме на краю закрытого города, Джессика, прижавшись, наплаву, когда сон вот-вот унесёт их, прошептала: –«Роджер… а как же девушки?» Вот и всё, что она сказала. Что напрочь прогнало его сон. В своей усталости до костей, он лежал ещё час, с широко открытыми глазами, думая о девушках.</text:span></text:span></text:p>
      <text:p text:style-name="Standard_20__28_user_29_"><text:span text:style-name="Source_20_Text"><text:span text:style-name="T5">Теперь, зная, что без толку: –«Пойнтсмен, а что если Эдвин Трикл прав? Это ПК. Что если Слотроп—даже не осознавая—</text:span></text:span><text:span text:style-name="Source_20_Text"><text:span text:style-name="T6">заставляет</text:span></text:span><text:span text:style-name="Source_20_Text"><text:span text:style-name="T5"> их падать именно там?»</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у, тогда у вас есть кое-что, не так л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о… зачем ему. Если они падают там где он был—</text:span></text:span></text:p>
      <text:p text:style-name="Standard_20__28_user_29_"><text:span text:style-name="Source_20_Text"><text:span text:style-name="T5">–</text:span></text:span><text:span text:style-name="Source_20_Text"><text:span text:style-name="T8"> </text:span></text:span><text:span text:style-name="Source_20_Text"><text:span text:style-name="T5">Может он ненавидит женщин.</text:span></text:span></text:p>
      <text:p text:style-name="Standard_20__28_user_29_"><text:soft-page-break/><text:span text:style-name="Source_20_Text"><text:span text:style-name="T5">–</text:span></text:span><text:span text:style-name="Source_20_Text"><text:span text:style-name="T8"> </text:span></text:span><text:span text:style-name="Source_20_Text"><text:span text:style-name="T5">Нет, я серьёзн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Мехико. Вас это действительно трогает?</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е знаю. Наверное, я подумал не получится ли увязать это, каким-то образом, <text:s/>с вашей ультрапарадоксальной фазой. Возможно… я хочу знать, что именно вы хотите найти.</text:span></text:span></text:p>
      <text:p text:style-name="Standard_20__28_user_29_"><text:span text:style-name="Source_20_Text"><text:span text:style-name="T5">Над ними гуденье эскадрильи В-17-ых, сегодня в необычном направлении, далеко от постоянных коридоров полёта. Позади этих Крепостей синеют брюха холодных облаков и их гладкие пласты в разводах синего—остальная массы тронута обесцвеченным розовым или пурпурным…. Крылья и стабилизаторы затенены снизу в тёмно-серый. Тени мягко переходят в чуть более светлый вокруг изгибов фюзеляжа или кабины. Втулки пропеллера возникают из темноты под капотом обтекателей, вращающиеся лопасти невидимы, свет неба улавливает все подвернувшиеся плоскости в монотонный туско-серый. Самолёты плывут дальше, чинно, в нулевом небе, стряхивая образующийся на них иней, засевая небо позади себя бело-ледяными бороздами, а их собственный цвет совпадает с некоторыми оттенками облаков, все крохотные окошечки и отверстия в мягкой черноте, плексигласовый нос отзеркаливает, навсегда искривлёнными и струящимися, облачность и солнце. Внутри чёрный обсидан.</text:span></text:span></text:p>
      <text:p text:style-name="Standard_20__28_user_29_"><text:span text:style-name="Source_20_Text"><text:span text:style-name="T5">Пойнтсмен обсуждал паранойю и «идею противоположностей». Он чиркал восклицательные знаки и </text:span></text:span><text:span text:style-name="Source_20_Text"><text:span text:style-name="T6">как верно </text:span></text:span><text:span text:style-name="Source_20_Text"><text:span text:style-name="T5">в Книге по всем полям открытого письма Паавлова к Жане насчёт </text:span></text:span><text:span text:style-name="Source_20_Text"><text:span text:style-name="T6">ощущений внешнего воздействия </text:span></text:span><text:span text:style-name="Source_20_Text"><text:span text:style-name="T5">и в Главе LV, «Попытка физиологической интерпретации навязчивых идей и паранойи»—он не мог сдержаться от такой невоспитанности, несмотря на соглашение между совладельцами не делать пометок в Книге—она была слишком большой ценностью для подобного обращения, им пришлось складываться по гинее с носа. Она была продана ему тайком, в темноте, во время налёта Люфтваффе (большинство существующих экземпляров уничтожены на складе в самом начале Битвы за Британию). Пойнтсмен так никогда и не увидел лицо продавца, тот исчез в хриплый слуховой рассвет отбоя воздушной тревоги, оставив доктора и Книгу, посмертный том уже нагревался, мокрел под его стиснутыми пальцами… да, возможно, это было редкое произведение эротики, особенно тот грубый упорный взгляд на шрифт… грубость изложения, словно странный перевод д-ра Хорсли Ганта был зашифрован, простой текст в списках постыдных наслаждений, преступных восторгов…. А сколько от миловидной жертвы бьющейся в её неумолимых путах видит Нед Пойнтсмен в каждой собаке привязанной к его экспериментальным стендам… и разве скальпель и зонд не столь же декоративно утончённые орудия, как бич и хлыст?</text:span></text:span></text:p>
      <text:p text:style-name="Standard_20__28_user_29_"><text:span text:style-name="Source_20_Text"><text:span text:style-name="T5">Конечно, предшествовавший Книге том—Сорок Одна Лекция—явился ему, 28-летнему, как наказ от предгорной Венеры, противиться которой он не мог: покинуть Харлей-Стрит ради путешествия всё более и более отклоняющегося от нормы, с наслаждением дальше, в лабиринт работы с условным рефлексом, где только теперь, тринадцать лет следуя за клубком, он начинает кружить обратно, спотыкаться о старые приметы, что он уже проходил этим путём, встречать то там, то тут последствия своего более молодого, полного понимания…. Но ведь она его предупреждала—разве нет? он что не слушал?—об отсрочках платежей, в полном объёме. Венера и Ариадна! Она казалась стоящей любой цены, похожая на лабиринт, в те дни, слишком запутанной для них—сводников потёмок, что заключили сделку между одной из его версий, соучастником-Пойнтсмном, и его судьбой… слишком разнообразна, думал он тогда, чтобы они когда-либо его настигли. Но теперь-то он знает. Слишком углубившись, предпочитая пока что не задумываться об этом, он знает, что они просто ждут, каменные и уверенные—эти агенты Синдиката, которому она тоже должна платить—ждут в центральном зале, пока он подтягивается ближе… Они владеют всем: Авриадной, Минотавром и даже, опасается Пойнтсмен, им самим. С недавних пор они мелькают перед ним, обнажённые, в позах атлетов дышат в зал, жуткие пенисы торчком неорганические, как и их глаза, что поблескивают инеем, или пластинками слюды, но не вожделением, и не к нему. Для них существует лишь работа….</text:span></text:span></text:p>
      <text:p text:style-name="Standard_20__28_user_29_"><text:soft-page-break/><text:span text:style-name="Source_20_Text"><text:span text:style-name="T5">–</text:span></text:span><text:span text:style-name="Source_20_Text"><text:span text:style-name="T8"> </text:span></text:span><text:span text:style-name="Source_20_Text"><text:span text:style-name="T5">Пьер Жане—он иногда вещал как восточный мистик. Никогда по настоящему не понял противоположностей. «Акт нанесения раны и акт получения раны объединены в проведении всего ранения». Сплетник, и тот о ком речь, хозяин и раб, девственница и совратитель, каждая часть в удобном сочетании и неотделима—Последнее прибежище неисправимых лодырей, Мехико, как раз такая вот йинь-янова галиматьи. Способ увильнуть от тягот работы в лаборатории. Но что он </text:span></text:span><text:span text:style-name="Source_20_Text"><text:span text:style-name="T6">сказал</text:span></text:span><text:span text:style-name="Source_20_Text"><text:span text:style-name="T5"> этим?</text:span></text:span></text:p>
      <text:p text:style-name="Standard_20__28_user_29_"><text:span text:style-name="Source_20_Text"><text:span text:style-name="T5">–</text:span></text:span><text:span text:style-name="Source_20_Text"><text:span text:style-name="T8"> </text:span></text:span><text:span text:style-name="Source_20_Text"><text:span text:style-name="T5">Я не хочу вступать в религиозный диспут с вами,– невыспавшийся Мехико сегодня более резок, чем обычно,– но иногда думаю, не чересчур ли вы учёные—ну, схватились за достоинства анализа. То есть, когда вы всё это разобрали по частям, чудесно, я первый зааплодирую вашей сноровке. Но кроме кусков и частей, что рассыпаны вокруг, </text:span></text:span><text:span text:style-name="Source_20_Text"><text:span text:style-name="T6">вы</text:span></text:span><text:span text:style-name="Source_20_Text"><text:span text:style-name="T5"> что сказали?</text:span></text:span></text:p>
      <text:p text:style-name="Standard_20__28_user_29_"><text:span text:style-name="Source_20_Text"><text:span text:style-name="T5">Подобные диспуты Пойнтсмену тоже не по вкусу. Но он остро взглядывает на этого юного анархиста в его красном шарфе:– «Павлов верил, что идеал, конечная цель к которой <text:s/>все мы <text:s/>стремимся в науке, есть чисто механическое объяснение. Он был достаточно реалистичен, и не ожидал достижения такой цели на протяжении своей жизни, или даже нескольких поколений. Но он надеялся на длинную цепь всё более и более точных приближений. В конечном итоге, его вера заключается в чисто физиологической основе жизни души. Никакого последствия без причины и чёткая череда взаимосвязей.</text:span></text:span></text:p>
      <text:p text:style-name="Standard_20__28_user_29_"><text:span text:style-name="Source_20_Text"><text:span text:style-name="T5">–</text:span></text:span><text:span text:style-name="Source_20_Text"><text:span text:style-name="T8"> </text:span></text:span><text:span text:style-name="Source_20_Text"><text:span text:style-name="T5">Это не мой конёк, конечно,– <text:s/>Мехико и вправду не хочет обижать, но ведь сколько можно,– но есть такое ощущение, что эту причину-следствие использовали по полной. Что для продвижения науки дальше, вообще, ей нужно поискать не такой узкий… менее стерильный набор допущений. Возможно, следующий великий прорыв наступит когда у нас появится смелость выбросить эту причину-следствие полностью и ударить под новым углом.</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ет, не «ударить». Отступить. Вам тридцать, молодой человек. «Других углов не существует». Есть лишь вперёд—прямиком—либо назад.</text:span></text:span></text:p>
      <text:p text:style-name="Standard_20__28_user_29_"><text:span text:style-name="Source_20_Text"><text:span text:style-name="T5">Мехико наблюдает, как ветер треплет полы пальто Пойнтсмена. Чайка, крича, летит прочь под углом к замёрзшему выступу берега. Меловые утёсы громоздятся за спинойхолодные и упокоенные как смерть. Ранние варвары Европы, кто отваживался приблизиться к этому побережью, видели белые преграды сквозь туман и знали куда забирают <text:s/>их умерших.</text:span></text:span></text:p>
      <text:p text:style-name="Standard_20__28_user_29_"><text:span text:style-name="Source_20_Text"><text:span text:style-name="T5">Пойнтсмен обернулся и… О, Боже. Он улыбается. Есть нечто столь древнее в этом предположении братства, что—не сейчас, парой месяцев позже, когда весна вступит в свои права, а Война в Европе закончится—Роджер будет вспоминать эту улыбку—она будет преследовать его—как самое зловещее выражение, что он когда-либо видел на лице человека. Они прекратили шагать. Роджер смотрит в ответ. Анти-Мехико. Воплощённые «идеи противоположного», но на какой коре, в каком полушарии зимы? Какая сокрушительная мозаика смотреть наружу в Пустыню… вне охранительного города… понятна лишь тем, кто отправляется вне… глаза вдали… варвары… всадник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У нас обоих есть Слотроп,– вот что только что сказал Пойнтсмен.</text:span></text:span></text:p>
      <text:p text:style-name="Standard_20__28_user_29_"><text:span text:style-name="Source_20_Text"><text:span text:style-name="T5">–</text:span></text:span><text:span text:style-name="Source_20_Text"><text:span text:style-name="T8"> <text:s/></text:span></text:span><text:span text:style-name="Source_20_Text"><text:span text:style-name="T5">Пойнтсмен—что вам с этого? Кроме славы, я имею в виду.</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е больше, чем Павлову. Физиологическое обоснование тому, что кажется весьма странным поведением. И мне не важно в какую из ваших PRS категорий это может вписаться—странно ещё, что никто из вас не предложил телепатию: может он знает кого-то на той стороне, кого-то кому заранее известно расписание запуска немецких ракет. Ну, как? И мне не важно, если это какая-то жуткая фрейдистская месть его матери, которая пыталась кастрировать его или что-то там ещё. Я без претензий, Мехико. Я скромный, методичный—</text:span></text:span></text:p>
      <text:p text:style-name="Standard_20__28_user_29_"><text:span text:style-name="Source_20_Text"><text:span text:style-name="T5">–</text:span></text:span><text:span text:style-name="Source_20_Text"><text:span text:style-name="T8"> </text:span></text:span><text:span text:style-name="Source_20_Text"><text:span text:style-name="T5">Смиренный.</text:span></text:span></text:p>
      <text:p text:style-name="Standard_20__28_user_29_"><text:span text:style-name="Source_20_Text"><text:span text:style-name="T5">–</text:span></text:span><text:span text:style-name="Source_20_Text"><text:span text:style-name="T8"> </text:span></text:span><text:span text:style-name="Source_20_Text"><text:span text:style-name="T5">Я установил себе ограничения в этом. Всё что у меня есть, это обратное звучание ракеты перед взрывом… его клиническая история установки условного сексуального рефлекса, </text:span></text:span><text:span text:style-name="Source_20_Text"><text:span text:style-name="T6">возможно</text:span></text:span><text:span text:style-name="Source_20_Text"><text:span text:style-name="T5"> на слуховой стимул, и то, что выглядит как обращённая вспять связь причина-</text:span></text:span><text:soft-page-break/><text:span text:style-name="Source_20_Text"><text:span text:style-name="T5">следствие. Может, я не настолько готов, как вы, выбросить на свалку причину-и-следствие, но если ей требуются поправки—то быть по сему.</text:span></text:span></text:p>
      <text:p text:style-name="Standard_20__28_user_29_"><text:span text:style-name="Source_20_Text"><text:span text:style-name="T5">–</text:span></text:span><text:span text:style-name="Source_20_Text"><text:span text:style-name="T8"> </text:span></text:span><text:span text:style-name="Source_20_Text"><text:span text:style-name="T5">И чего вы добиваетесь?</text:span></text:span></text:p>
      <text:p text:style-name="Standard_20__28_user_29_"><text:span text:style-name="Source_20_Text"><text:span text:style-name="T5">–</text:span></text:span><text:span text:style-name="Source_20_Text"><text:span text:style-name="T8"> </text:span></text:span><text:span text:style-name="Source_20_Text"><text:span text:style-name="T5">Вы видели его ММЛП. Его шкалу F? Искажения, извращённые мыслительные процессы… Оценки показывают вполне ясно: у него психопатические отклонения, навязчивые идеи, он латентный параноик—ну, Павлов полагал, что навязчивые идеи и параноидальные мании являются результатом неких—назовём их клетками, нейронами, в мозаике мозга, возбуждённых до такого уровня, когда, через взаимную индукцию, во всём прилегающем районе происходит замыкание. Одна яркая, горящая точка окружённая темнотой. Темноту же породила она сама. Изолировав эту яркую точку, может до конца жизни пациента, от всяких идей, чувств, самокритики, что только раздувает её пламя, возвращаете её к нормальности. Он называл это «точкой патологической инерции». Сейчас мы работаем с собакой… он прошёл «эквивалентную» фазу, когда любой стимул, сильный или слабый, вызывает равное количество капель слюны… а затем «парадоксальную» фазу—сильные стимулы вызывают слабую реакцию и наоборот. Вчера мы довели его до ультрапарадоксальной. За пределы. Включаем метроном что был настроен на еду—от которого прежде Ваня пускал слюну фонтаном—теперь он отворачивается. Когда мы отключаем метрономн о, тут-то он и заводится, нюхает его, лижет, пытается грызть—ищет, в тишине, стимул, которого там нет. Павлов считал, что все болезни сознания могут быть объяснены, со временем, ультрапарадоксальной фазой, паталогически инертными точками в коре мозга, путаницей идей противоположного. Он умер на самом пороге постановки всего этого на экспериментальную основу. Но я живу. У меня есть финансирование, и время, и воля. Слотроп силён в невозмутимости. Непросто будет послать его в какую-либо из этих фаз. Может придётся морит голодом, запугивать, я не знаю… не обязательно, что дойдёт до такого. Но я выявлю его точки инерции, я узнаю что они такое, даже если придётся вскрыть его чёртов череп, и почему они без пары, и возможно решу загадку почему ракеты падают туда, куда падают—хотя признаю, с вашей поддержкой это стало намного проще.</text:span></text:span></text:p>
      <text:p text:style-name="Standard_20__28_user_29_"><text:span text:style-name="Source_20_Text"><text:span text:style-name="T5">–</text:span></text:span><text:span text:style-name="Source_20_Text"><text:span text:style-name="T8"> </text:span></text:span><text:span text:style-name="Source_20_Text"><text:span text:style-name="T5">Зачем?– <text:s/>что пробрало, Мехико?– Зачем я вам нужен?</text:span></text:span></text:p>
      <text:p text:style-name="Standard_20__28_user_29_"><text:span text:style-name="Source_20_Text"><text:span text:style-name="T5">–</text:span></text:span><text:span text:style-name="Source_20_Text"><text:span text:style-name="T8"> <text:s/></text:span></text:span><text:span text:style-name="Source_20_Text"><text:span text:style-name="T5">Я не знаю. Но вы нужны.</text:span></text:span></text:p>
      <text:p text:style-name="Standard_20__28_user_29_"><text:span text:style-name="Source_20_Text"><text:span text:style-name="T5">–</text:span></text:span><text:span text:style-name="Source_20_Text"><text:span text:style-name="T8"> </text:span></text:span><text:span text:style-name="Source_20_Text"><text:span text:style-name="T6">У вас</text:span></text:span><text:span text:style-name="Source_20_Text"><text:span text:style-name="T5"> навязчивая идея.</text:span></text:span></text:p>
      <text:p text:style-name="Standard_20__28_user_29_"><text:span text:style-name="Source_20_Text"><text:span text:style-name="T5">–</text:span></text:span><text:span text:style-name="Source_20_Text"><text:span text:style-name="T8"> </text:span></text:span><text:span text:style-name="Source_20_Text"><text:span text:style-name="T5">Мехико.– Стоя совсем без движения, половина лица обращённая к морю кажется состарилась на пятьдесят лет в этот миг, глядя как волны трижды оставили свою стерильную плёнку льда.– <text:s/>Помогите мне.</text:span></text:span></text:p>
      <text:p text:style-name="Standard_20__28_user_29_"><text:span text:style-name="Source_20_Text"><text:span text:style-name="T5">Я не могу никому помочь, думает Роджер. Почему его так это манит? Это опасно и порочно. Он действительно хочет помочь, у него такой же неестественный страх перед Слотропом как и у Джессики. </text:span></text:span><text:span text:style-name="Source_20_Text"><text:span text:style-name="T6">Как же девушки? </text:span></text:span><text:span text:style-name="Source_20_Text"><text:span text:style-name="T5">Наверное, это его одиночество в Секции Пси, из-за убеждённости что он не может от чистого сердца принять, или отбросить… их веру, даже у неулыбчивого Гломинга, что должно быть что-то ещё, вне ощущений, вне Смерти, вне Вероятностей, а это всё, во что должен верить Роджер…</text:span></text:span><text:span text:style-name="Source_20_Text"><text:span text:style-name="T6"> О, Джесси</text:span></text:span><text:span text:style-name="Source_20_Text"><text:span text:style-name="T5">, уткнувшись лицом в её голую, спящую, замысловато сплетённую из костей и сухожилий спину, </text:span></text:span><text:span text:style-name="Source_20_Text"><text:span text:style-name="T6">мне не доходит всё это….</text:span></text:span></text:p>
      <text:p text:style-name="Standard_20__28_user_29_"><text:span text:style-name="Source_20_Text"><text:span text:style-name="T5">На полпути между водой и жёсткой прибрежной травой, длинная полоса из трубы и колючей проволоки вызванивает на ветру. Чёрная решётка поддерживается длинными подпорками, копья нацеленные в море. Заброшенный и математический вид: ободранный до векторов-силы удерживающих на мсте, местами удвоенные, один ряд позади другого, пришедшие в движение, когда Пойнтсмен и Мехико двинулись дальше, отставая в тёмном муаре узора повторяющихся подъёмов смещённых относительно повторяющихся диагоналей и витков проволоки внизу в более смешанных повторах. Вдали, где конструкция поворачивает в марево, стена заграждения становится серой. После снегопада <text:s/>минувшей ночью, каждая строка размашистого почерка выгравировалась белым. Но сегодня ветер и песок снова обнажили тёмное железо, в разводах </text:span></text:span><text:soft-page-break/><text:span text:style-name="Source_20_Text"><text:span text:style-name="T5">соли, местами краткие полоски ржавчины… в других местах солнце и лёд превращают конструкцию в электро-белые линия энергии.</text:span></text:span></text:p>
      <text:p text:style-name="Standard_20__28_user_29_"><text:span text:style-name="Source_20_Text"><text:span text:style-name="T5">Дальше вверх, после закопанных мин и противотанковых столбов из разлагающегося бетона, в дзоте покрытом сетью и дёрном, на полдороге вверх по утёсу, молодой д-р Блей и его ассистирующая медсестра Айви отдыхают после трудной лоботомии. Его промытые и привычные пальцы вскакивают под резинки чулков, тянут наружу, отпускают с нежданно громким шлепком под ха-ха-ха д-ра Блея, когда она подскакивает и тоже смеётся, стараясь не <text:s/>выкручиваться слишком чересчур. Они лежат на постели из старых морских карт, инструкций по эксплуатации, лопнувших мешков с песком и высыпавшегося песка, обгорелых спичек и кончиков сигаретных окурков давно сгнивших, что успокаивали в ночи 41-го, снимая нежданное биенье сердца при всяком взблеске огонька в море. «Ты сумасшедший»,– шепчет она. «Я похотливый»,– улыбается он и снова щёлкает её подвязкой, мальчик-и-рогатка.</text:span></text:span></text:p>
      <text:p text:style-name="Standard_20__28_user_29_"><text:span text:style-name="Source_20_Text"><text:span text:style-name="T5">На возвышенности, линия цилиндрических блоков предназначенных увечить умолкшие Королевские Тигры, которым никогда не катиться по этим просторам, словно множество пирожных-рулетов поперёк коричневатого пастбища, среди осевших полос снега и бледных обнажений известняка. На маленьком пруду чёрный человек из Лондона, катается на коньках, невероятный, как зуав, катается на своих высоких лезвиях, с достоинством, словно рождённый для них и для льда, а не для пустыни. Детвора из городка рассыпаются <text:s/>перед ним так близко, что крупицы льда от его разворотов жалят их щёки. Пока он не улыбнётся, они не решаются заговорить, только бегают следом, дёргают, заигрывают, хотят его улыбки, бояться её, хотят…. У него волшебное лицо, лицо, которое они знают. От побережья, Майрон Грантон и Эдвин Трикл, куря одну за одной, в раздумьях об Операции Чёрное Крыло и вероятности Schwarzkommando, наблюдают своего волшебного негра, свой прототип, ни один не рискнёт выйти на лёд, сделать луп или другую фигуру перед этими детьми.</text:span></text:span></text:p>
      <text:p text:style-name="Standard_20__28_user_29_"><text:span text:style-name="Source_20_Text"><text:span text:style-name="T5">Зима в неопределённости—всё небо тусклый светящийся гель. Внизу на пляже, Пойнтсмен выудил рулон туалетной бумаги, каждый листок пропечатан СОБСТВЕННОСТЬ ПРАВИТЕЛЬСТВА ЕГО ВЕЛИЧЕСТВА, из кармана, чтобы высморкаться. Роджер время от времени заправляет свои волосы под шапку. Ни один из них не говорит. Так, вдвоём: топая дальше, руки в карманах и снаружи, фигуры их уменьшаются, желтоватая и серая, и язычок алого, очень острый, оставленные ими следы длинная замерзающая последовательность погасших звёзд, облачность отражается в остекленелом пляже почти белой….</text:span></text:span></text:p>
      <text:p text:style-name="Standard_20__28_user_29_"><text:span text:style-name="Source_20_Text"><text:span text:style-name="T5">Мы потеряли их. Никто не слушал тех ранних бесед—не сохранилось даже случайного снимка. Они шагали пока та зима скрыла их и казалось, что жестокий Пролив замёрзнет и сам, и никто, никто из нас, так никогда и не сможет полностью найти их. Их следы заполнились льдом и чуть позже были унесены в море.</text:span></text:span></text:p>
      <text:p text:style-name="Standard_20__28_user_29_"><draw:frame draw:style-name="fr1" draw:name="Image14" text:anchor-type="char" svg:width="6.9252in" svg:height="0.3661in" draw:z-index="12"><draw:image xlink:href="Pictures/1000000000000B720000009B428C9716555D8079.png" xlink:type="simple" xlink:show="embed" xlink:actuate="onLoad" loext:mime-type="image/png"/></draw:frame><text:span text:style-name="Source_20_Text"><text:span text:style-name="T5">В молчании, скрытно от неё, камера следит как она движется намеренно никуда по комнатам, длинноногая, подростковая широта и присутуленность плеч, <text:s/>волосы не резко голландские, нет, а присобраны в модный взлёт вверх под старинную корону матового серебра, вчерашняя свежая завивка удерживает её очень светлые волосы наверху в сотне замороженных вихрей, что блестят сквозь тёмную филигрань. Сегодня после полудня линзы расширены до предела, включён дополнительный свет вольфрама, в этот самый дождливый день в недавней памяти, взрывы ракет далеко к югу и востоку иногда навещают небольшую квартиру, дребезжа не залитыми окнами, а только дверями в медленных тройных и четверных подрагиваниях, словно несчастные духи, жаждущие общения, просят впустить их на секундочку, на прикосновение….</text:span></text:span></text:p>
      <text:p text:style-name="Standard_20__28_user_29_"><text:span text:style-name="Source_20_Text"><text:span text:style-name="T5">Она в доме одна, кроме спрятанного оператора и Осби Фила, который на кухне готовит нечто загадочное из урожая грибов с крыши. У них блестящие красно-оранжевые шляпки над приподнятыми складками бледно-серой кисеи. Время от времени геометрия её неугомонности </text:span></text:span><text:soft-page-break/><text:span text:style-name="Source_20_Text"><text:span text:style-name="T5">приводит её взглянуть в дверной проём на его ребяческую возню с </text:span></text:span><text:span text:style-name="Source_20_Text"><text:span text:style-name="T6">Amanita muscaria</text:span></text:span><text:span text:style-name="Source_20_Text"><text:span text:style-name="T5"> (потому что именно этот родственник ядовитого Ангела Убийцы занимает внимание Осби, или что там у него проходит за внимание)—и послать ему улыбку, показывая дружелюбность, но которая Осби кажется жутко светской, утончённой, порочной. Она первая голландская девушка, с кем он когда-либо говорил и удивлён её высокими каблуками вместо деревянных башмаков, ошарашен можно сказать её таким холёным (по его понятиям Континентальным) стилем, умом в её окаймлённых светлыми ресницами глазах, или спрятанными за тёмными стёклами, когда она на улице, остатками младенческой пухлости в ямочках по обе стороны её рта. (Когда совсем рядом, на её почти идеальной коже заметно лёгкая пудра и шелушение, ресницы капельку подчернены, брови подправлены на два-три волоска).</text:span></text:span></text:p>
      <text:p text:style-name="Standard_20__28_user_29_"><text:span text:style-name="Source_20_Text"><text:span text:style-name="T5">Но </text:span></text:span><text:span text:style-name="Source_20_Text"><text:span text:style-name="T6">что</text:span></text:span><text:span text:style-name="Source_20_Text"><text:span text:style-name="T5"> это надумал юный Осби? Он тщательно выскабливает внутренность каждой грибной шляпки цвета персимона и измельчает остатки. Выселенные эльфы бегают по крыше, тараторя. Перед ним растущая куча оранжево-серой грибной мякоти, которую он пригоршнями отправляет в кастрюлю с кипящей водой. Предыдущая порция тоже булькает на плите, превратившись в густую кашицу под жёлтой пеной, которую Осби снимает и прокручивает в блендере Пирата. Затем он расстилает грибное пюре на тонкий жестяной противень. Он открывает духовку, азбестными хваталками вынимает оттуда другой противень, покрытый тёмной спёкшейся пылью, и заменяет его тем, который только что приготовил. Пестиком в ступке он растирает вещество в пыль, чтоб пересыпать в старую коробку из-под печенья Хантли &amp; Палмерс, придержав лишь на самокрутку, которую сноровисто свернул из лакричной сигаретной бумаги Ризла.</text:span></text:span></text:p>
      <text:p text:style-name="Standard_20__28_user_29_"><text:span text:style-name="Source_20_Text"><text:span text:style-name="T5">Но так совпало, что она заглянула как раз в тот момент, когда Осби открывал гулкую печь-духовку. Камера записывает, что лицо её ничуть не изменилось, но отчего стоит она сейчас в дверях так неподвижно? словно кадр следовало остановить и продолжить именно на столько <text:s/>момент золота свежего и матового, невинности микроскопически замаскированной, локоть чуть согнут, ладонь опёрта на стену, пальцы веером на оранжевых обоях, словно прикасается к собственной коже, печальное прикосновение…. Снаружи долгий дождь в кремниевых и замерзающе спускающихся шлепках, неутешный, медленно разрушительный на средневековых окнах, занавесил как дым дальний берег реки. Этот город на все свои исковырянные бомбами мили: эта неистощимо опутанная жертва… кожа из отблескивающего шифера крыш, копоть на кирпиче залитом потоком вкруг каждого окна, светящегося или нет, каждое из миллиона отверстий открыто сумраку этого зимнего дня. Дождь хлещет, льёт, наполняет поющие стоки, город принимает его, подымая в извчном пожатии плеч…. С писком и металлическим трахом печка снова <text:s/>захлопывается, но для Кати она никогда не закроется. Она так часто стояла перед зеркалами сегодня, знает, что волосы её и косметика безупречны, любуется платьем, которое ей купили от Харвей Николз, прозрачный шёлк стекает с подложенных плечей к глубокой точке между её грудей, насыщенный оттенок какао, который в этой стране называют «нигер», ярды этого тончайшего шёлка сотканы и наброшены, свободно скреплены на талии, мягкое плиссе спадает к её коленям. Оператор доволен нежданным эффектом от этого обильно стекающего шёлка, особенно когда Катя проходит перед окна и свет дождя попадая внутрь меняет его на пару кратких кадров в затемнённое стекло, насыщенное сажей, древнее изношенное непогодой, платье, лицо, волосы, руки, стройные икры, всё обернулось стеклом, на взвешенный целлулоидный миг—прозрачный хранитель дождя весь день сотрясаемого ракетными взрывами ближе и дальше, к центру, тёмный и губительный фон позади, который на несколько кадров обрисовал её.</text:span></text:span></text:p>
      <text:p text:style-name="Standard_20__28_user_29_"><text:span text:style-name="Source_20_Text"><text:span text:style-name="T5">От отражений, которые она видит в зеркале, Катя тоже получает удовольствие оператора, но ей известно то, что он не может знать: что глубоко внутри себя, облачённой в элегантную поверхность дорогих тканей и отмерших клеток, она лишь пепел и продажность, неким жестоким образом, о котором никто из них не может догадаться, она принадлежит Печи…</text:span></text:span><text:span text:style-name="Source_20_Text"><text:span text:style-name="T6"> Der </text:span></text:span><text:soft-page-break/><text:span text:style-name="Source_20_Text"><text:span text:style-name="T6">Kinderofen. . . </text:span></text:span><text:span text:style-name="Source_20_Text"><text:span text:style-name="T5">вспоминает как его зубы, длинные, жуткие, в прожилках ярко-коричневой гнили, когда он произносит эти слова, жёлтые зубы капитана Блисеро, сетка испятнанных трещин, а в его ночном дыхании, в тёмной печи его самого, всегда свившиеся шептания разложения… Его зубы она вспоминает прежде остальных его черт, зубы в первую очередь получат выгоду от Печи: от того, что уготовано ей и Готфриду. Он никогда не произносил это чётко в виде угрозы, ни к одному из них никогда не обращался напрямую, но скорее поверх её атласных тренированных ляжек к какому-либо гостю вечера, ил вдоль покорной спины Готфрида («Ось Рим-Берлин» назвал он это в ночь, когда приезжал итальянец и все они были на круглой кровати, капитан Блисеро вставился в приподнятую жопу Готфрида и итальянец в то же время в его красивый рот) Катя участвовала пассивно, связанная, с кляпом и накладными ресницами, служила в ту ночь живой подушкой для надушенных <text:s/>седеющих кудрей итальянца (розы и жир на грани перехода к прогорклости)… каждое из оброненных замечаний закрытый цветок, способный распуститься в бесчисленные откровения (она думает о математической функции, что будет расширяться у неё подобно цветению в серии степеней </text:span></text:span><text:span text:style-name="Source_20_Text"><text:span text:style-name="T6">без общего термина, </text:span></text:span><text:span text:style-name="Source_20_Text"><text:span text:style-name="T5">бесконечно, непостижимо, но предсказуемо)… его фраза <text:s/></text:span></text:span><text:span text:style-name="Source_20_Text"><text:span text:style-name="T6">Padre Ignacio, </text:span></text:span><text:span text:style-name="Source_20_Text"><text:span text:style-name="T5">оборачивается испанским инквизитором в чёрных одеждах, коричневый горбатый нос, удушающий запах ладана + исповедник/палач + Катя и Готфрид, оба на коленях в темной исповедальне + дети из старинной сказки, на коленях, что мёрзнут и болят, пред Печью, шепчут секреты, которые не могут сказать никому больше + ведьмацкая паранойя капитана Блисеро, подозревающего их обоих, Катю, несмотря даже на её принадлежность к национал-социалистической партии Нидерландов + Печь, как слушатель/мститель + Катя на коленях перед Блисеро в полном улёте, чёрный бархат и кубинские каблуки, его член сплюснут невидимо под кожаными плавками телесного цвета, поверх которых у него накладная пизда в соболином паричке, и то и другое ручная работа пресловутой </text:span></text:span><text:span text:style-name="Source_20_Text"><text:span text:style-name="T6">Mme.</text:span></text:span><text:span text:style-name="Source_20_Text"><text:span text:style-name="T5">Офир в Берлине, поддельные лабии и ярко пурпурный клитор смоделированы из—мадам жалостливо оправдывалась дефицитом—синтетической резины и Миполама, новыйполивиниловый хлорид… крохотные кусочки лезвия бритвы топорщились из жизнеподобной розовой влажности, сотнями, о которые Катя, стоя на коленях, обязана обрезать свои губы и язык, а затем оставлять абстрактные отпечатки кровавых поцелуев на золотистой спине своего «брата» Готфрида. Брат по играм, брат по рабству… она никогда прежде не встречала его, до её приезда в реквизированный дом недалеко от стартовых площадок скрытых в лесах и парках в этом ухоженном уголке небольших ферм и поместий, что тянется к востоку от королевского города, между двух массивов польдерных земель, к Васенаару—однако, его лицо в тот первый раз, увиденное в свете осеннего солнца сквозь громадное западное окно гостиной, когда он стоял совершенно голый, за исключением шипованного собачьего ошейника, мастурбируя метрономически, следуя приказным крикам капитана Блисеро, вся его светлая кожа испятнана послеполуденным блестяще синтетическим оранжевым, который она никогда прежде не увязывала с кожей, его член налившийся кровью монолит, чей задыхающийся роток слышен в тишине ковров, лицо его поднято не к кому-то из них, но как бы к чему-то на потолке, или к небу, которое ему подменяли потолки, с опущенными глазами, как он чаще всего их и держал—его лицо, возносясь, твердея, доходя, настолько схоже с тем, что она всю жизнь видела в зеркалах, её собственный заучено манекенный <text:s/>взор, что ей приходится сдержать дыхание, на минуту чувствуя ускоренное биенье своего сердца, прежде чем отвернуть точно такой же взор к капитану Блисеро. Он в восторге. «Может быть»,– говорит он ей,– «я обстригу твои волосы». Он улыбается Готфриду:– «Может быть, оставлю, чтоб у него отрасли». Унижение пойдёт на пользу парню каждое утро в расположении, в строю его батареи возле Schußstelle 3, где когда-то громыхали лошади перед неистовыми проигрывающими любителями скачек в старое мирное время—будет получать одно взыскание за другим, но оставаться под защитой капитана от армейской дисциплины. Вместо которой, между стрельбами, будь то ночь или день, недосыпая, в неурочные часы, подвергаться собственному «Hexenzüchtigung» капитана. Но постриг ли ей </text:span></text:span><text:soft-page-break/><text:span text:style-name="Source_20_Text"><text:span text:style-name="T5">Блисеро волосы? Теперь она уже не помнит. Помнится лишь, что пару раз она одевала форму Готфрида (волосы, конечно же) прятала под фуражку), выглядя, вполне возможно, его двойником, проводя эти ночи «в клетке», такие правила установил Блисеро, а Готфрид должен одевать её шёлковые чулки, кружевной передник и капот, всё её нижнее и её кисею с ленточками. Но после он всегда должен отправляться обратно в клетку. Так-то вот. Их капитан не оставляет сомнений кто, братик или сестричка, на самом деле служанка, а кто откармливаемый гусь.</text:span></text:span></text:p>
      <text:p text:style-name="Standard_20__28_user_29_"><text:span text:style-name="Source_20_Text"><text:span text:style-name="T5">Насколько всерьёз она играет? В завоёванной стране, твоей родной оккупированной стране, лучше, как она считает, войти в некую формальную, рационализированную версию того, что снаружи продолжается без оглядки на форму или приличные ограничения дня и ночи, массовые казни, разборки, избиения, обман, паранойя, позор… хотя в отрытую они не обсуждают это, похоже, Катя, Готфрид и капитан Блисеро согласились, что эта северная древняя форма, всем им известная и привычная—заблудившиеся дети, лесная баба-яга в съедобной хижине, поимка, откорм, Печь—станет их охранительной рутиной, их убежищем от того, что никто из них не может выносить снаружи—Война, абсолютная власть случая, их собственная жалкая случайность здесь, посреди всего….</text:span></text:span></text:p>
      <text:p text:style-name="Standard_20__28_user_29_"><text:span text:style-name="Source_20_Text"><text:span text:style-name="T5">Это небезопасно, даже внутри, в доме...чуть ли не каждый день осечки при запуске. В прошлом октябре недалеко от этой усадьбы, одна упала обратно и взорвалась, убила 12 из наземного расчёта, высадила окна на много сотен метров вокруг, в том числе западное окно гостиной, где Катя впервые увидела своего золотистого брата-дичь. По оффициальным слухам взорвалось только топливо и окислитель. Но какпитан Блисеро с трепещущим—она бы даже сказала нигилистическим—наслаждением, сказал, что заряд Аматола в боеголовке тоже взорвался, делая из них такую же цель, как и стартовая площадка…. Что все они обречены. Дом расположен к западу от ипподрома Дунидингт, противоположно направлению на Лондон, но никакое направление не исключается—часто ракеты, обезумев, разворачиваются куда попадя с жутким ржанием в небе, разворачиваются и падают, каждая согласно своему сумасшествию, непонятному и, как опасаются, неизлечимому. Если есть время, их владельцы уничтожают их, по радио, во время припадка. Кроме запусков ракет, есть ещё английские налёты. Спитфайеры с рёвом несутся на бреющем <text:s/>над тёмным морем во время ужина, прожектора спотыкаются над городом, эхо сирен висит в вышине над мокрыми железными скамьями в парках, торопливо татакают противозенитные орудия, выискивая, и бомбы падают в леса, на польдерные земли, на квартиры, где, ориентировочно, размещены ракетные <text:s/>военнослужащие.</text:span></text:span></text:p>
      <text:p text:style-name="Standard_20__28_user_29_"><text:span text:style-name="Source_20_Text"><text:span text:style-name="T5">Это придаёт обертона игре, что слегка меняет свой тембр. Это она в какой-то неопределённый момент будущего должна будет толкнуть Ведьму в Печь приготовленную для Готфрида. Поэтому капитан должен предполагать возможность, что она британский шпион, или участница голландского подполья. Несмотря на все старания немцев, информация продолжает постоянно течь из Голландии в штаб бомбардировщиков КАС, сообщая о расположении, маршрутах подвоза, в каких тёмно-зелёных группах деревьев могут скрываться установки А4—данные меняются ежечасно, настолько мобильны ракеты и оборудование их обеспечения. Но Спитфайеры могут ударить по электростанции, складу жидкого кислорода, по квартире командира батареи… это интригующий вопрос. Почувствует ли Катя свою обязанность отменённой, однажды вызвав английские истребители-бомбардировщики на этот самый дом, её тюрьму для дичи, хоть это означало бы смерть? Капитан Блисеро не может сказать наверняка. До данного момента состояние агонии восхитительно. Конечно же, сведения о ней от людей Мусерата безупречны, ею выявлены три семьи замаскированных евреев, она регулярно посещает собрания, она работает на курорте Люфтваффе в Шевенингене, где её руководство считает её умелойц и жизнерадостной, не отлынивает. Не так, как многие другие, что используют партийный фанатизм, скрывая недостаток способностей. Пожалуй, лишь тень предостережения: её преданность не согрета чувством. У неё, кажется, есть особый интерес <text:s/></text:span></text:span><text:soft-page-break/><text:span text:style-name="Source_20_Text"><text:span text:style-name="T5">быть в Партии. Женщина с каким-то математическим образованием и с </text:span></text:span><text:span text:style-name="Source_20_Text"><text:span text:style-name="T6">резонами</text:span></text:span><text:span text:style-name="Source_20_Text"><text:span text:style-name="T5">…. «Желайте перемены»,– сказал однажды Рильке,– «у пламени берите вдохновенье!» В лавр, в соловья, в ветер… </text:span></text:span><text:span text:style-name="Source_20_Text"><text:span text:style-name="T6">желать</text:span></text:span><text:span text:style-name="Source_20_Text"><text:span text:style-name="T5"> быть вобранным, объять, рухнуть в пламя вздымающееся, чтобы заполнить все чувства и… не любить, потому что более невозможно действовать… но быть безнадёжно в состоянии любви….</text:span></text:span></text:p>
      <text:p text:style-name="Standard_20__28_user_29_"><text:span text:style-name="Source_20_Text"><text:span text:style-name="T5">Но не Катя: тут никаких бросков моли. Он должен сделать вывод, что втайне она боится Перемены, предпочитая взамен тривиально менять то, что значит менее всего, одежду и украшения, не продвигаясь далее политичного трансвестизма, не только в одежде Готфрида, но даже в традиционной мазохистской форме французского производства, такой неподходящей к её высокой, длинноногой походке, к её блондинистости, её упрямым плечам похожим на крылья—она всего лишь играет, играет в участие в игре.</text:span></text:span></text:p>
      <text:p text:style-name="Standard_20__28_user_29_"><text:span text:style-name="Source_20_Text"><text:span text:style-name="T5">Он ничего не может поделать. Посреди умирающего рейха, приказы становятся бессильными, как бумага, она так нужна ему, ему нужен Готфрид, ремни и кнут кожаный, настоящий в его руках, которые всё ещё могут чувствовать, её крики, красные рубцы поперёк ягодиц мальчика, их рты, его член, пальцы рук и ног—всю зиму на это всё можно положиться целиком—он не может объяснить почему, но глубоко в сердце он верит, может быть, только теперь, в форму, в эту из всег сказок и саг, верит, что этот зачарованный дом в лесу уцелеет, что никакие бомбы никогда не упадут на него случайно, а только лишь по предательству, если Катя и впрямь наводчица англичан и попросит их—а он знает, что она не может: что по какому-то волшебству, глубже сокровенных резонансов любых слов, британский налёт исключён как оборот из всех возможных толчков сзади, в железо Печи и последнее лето. Придёт, она придёт, его Судьба… по другому—но она придёт… </text:span></text:span><text:span text:style-name="Source_20_Text"><text:span text:style-name="T6">Und nicht einmal sein Schritt klingt aus dem tonlosen Los. . . . </text:span></text:span><text:span text:style-name="Source_20_Text"><text:span text:style-name="T5">Из всей поэзии Рильке, больше всего он любит эту Десятую Элегию, начинает чувствовать, как горькое пиво Тоски щиплет глаза, покалывает в глубине носа, когда припоминает каждую строку… <text:s/>только что умерший юноша, обнимает свою Безутешность, свою последнюю связь, покидая даже её отдалённо человеческое прикосновение навсегда, подымаясь совсем один, смертельно один, выше и выше в горы изначальной Боли, с дико чуждыми созвездиями в вышине… </text:span></text:span><text:span text:style-name="Source_20_Text"><text:span text:style-name="T6">Ни разу шаг его не встретил эха от Судьбы безгласной</text:span></text:span><text:span text:style-name="Source_20_Text"><text:span text:style-name="T5">…. Это он, Блисеро, взбирается на гору, как и взбирался почти уже 20 лет, задолго до того как принял пламя Рейха, со времён Юго-Запада… в одиночку. Какой бы плотью не пытался умиротворить Ведьму, людоедку, колдунью, размахивающую орудиями боли—один, всегда один. Он даже и не знает Ведьмы, не может понять её/его голода, и только лишь в минуты слабости изумляется, что оно может сосуществовать в одном с ним теле… Спортсмен и его умения разные вещи…. Во всяком случае, молодой Раухандел сказал так… много лет назад в мирное время… Блисеро смотрел на своего юного друга (уже тогда так откровенно, так патетически обречённого на какую-то форму Восточного фронта) в баре, на улице, в каком угодно тесном и неудобном костюме, безупречно реагировал на футбольный мяч, который шутники, узнав его, бросали ниоткуда—бессмертное исполнение! один из тех импровизированных ударов так невозможно высок, так чётко параболичен, мяч взмыл на мили вверх, чтобы пройти точно меж двух высоких, фалличных электрических колонн <text:s/>Ufa-театра на Фридрихштрассе… он мог удерживать мяч на голове по несколько кварталов напролёт, часами, ноги чётки, как поэтическая строка… Но только лишь качал головой, стараясь быть хорошим парнем, когда его спрашивали, но не в силах объяснить:– «ну, это... так получается… <text:s/>мускулы делают сами»—потом, припомнив выражение старого тренера—«это мускульное»,– улыбаясь прекрасной улыбкой и <text:s/>за это одно уже призван, уже пушечное мясо, бледный свет бара лёг поперёк его коротко остриженного черепа—«это рефлексы, понимаешь….Не я….Просто рефлексы». Когда же начало меняться, для Блисеро тех дней, от похоти к жалости, тупой как изумленье Рауханделя собственным даром? Он навидался этих Рауханделей, особенно после 39-го, таящих не менее загадочных гостей, чужаков, иногда не менее причудливых, чем дар всегда оказываться там, где нет взрывов… </text:span></text:span><text:span text:style-name="Source_20_Text"><text:span text:style-name="T6">кто-нибудь</text:span></text:span><text:span text:style-name="Source_20_Text"><text:span text:style-name="T5"> из них, </text:span></text:span><text:soft-page-break/><text:span text:style-name="Source_20_Text"><text:span text:style-name="T5">это сырьё, «хотят Перемены»? Или хотя бы знают? Он сомневается…. Их рефлексы просто используются, сотнями тысяч за раз—королевскими молями, которых вдохновило Пламя. Блисеро утратил, много лет назад, всякую невинность в этом вопросе. Итак, его Судьба это Печь: покуда заблудившиеся дети, которые никогда не знают, ничего не меняют кроме формы и паспортов, будут жить-поживать долго после его золы и газов ухода через печную трубу. Именно так. Странник в горах Боли. Это длится уже слишком долго, игра им избрана не ради чего-то другого кроме конца, которым она закончится, <text:s/>nicht wahr? Слишком стар уже, грипп проходит уже не так быстро, живот порой может скрутить на весь день, глаза ощутимо слепее с каждой новой проверкой, слишком «реалистичен», чтобы избрать смерть героя, или даже солдатскую. Всё, чо он хочет, это уйти из зимы, в тепло Печи, в тьму железного убежища, дверь позади него в сужающемся прямоугольнике кухонного света со звяком захлопывается, навсегда. Всё прочее лишь любовная игра перед актом.</text:span></text:span></text:p>
      <text:p text:style-name="Standard_20__28_user_29_"><text:span text:style-name="Source_20_Text"><text:span text:style-name="T5">Да, он думает, больше, чем следовало бы, и это его удивляет, о детях—об их мотивах. Он полагает, скорее всего они стремятся к своей свободе, тоскуя по ней как он по Печи, и подобная извращённость преследует его и гнетёт… он возвращается вновь и вновь к пустой бессмысленной картине того, чем был дом в лесу, сейчас искрошенный до сахарных крупинок, всё, что осталось, это неукротимая Печь, и пара деток, пик сладкой энергии позади, опять подступает голод, блуждания в зелёной непроглядности деревьев….Куда им идти, где укрываться на ночь? Непредусмотрительность детей...и вежливый парадокс этого их Состояньица, основой которому всё та же Печь, что всё должна уничтожить….</text:span></text:span></text:p>
      <text:p text:style-name="Standard_20__28_user_29_"><text:span text:style-name="Source_20_Text"><text:span text:style-name="T5">Но всякий истинный бог должен быть и творцом и разрушителем. Ему, воспитанному в христианском окружении, трудно было это понять до его путешествия на Юго-Запад, до его собственного покорения Африки. Среди пыльных костров Калахари, под ширью прибрежного моря, огонь и вода, он учился. Мальчик хереро, загнанный долгими мучениями в страх перд христианскими грехами, духи шакалов, могучие европейские волки-оборотни, преследовали его, жаждая насытиться его душой, бесценным червячком, что живёт в его позвоночнике, пытался теперь загнать своих прежних богов в клетку, поймать в капканы из слов, выдать их, диких, парализованных, этому учёному белому, что был так увлечён языком. Увозя в своём ранце экземпляр <text:s/></text:span></text:span><text:span text:style-name="Source_20_Text"><text:span text:style-name="T6">Duino Elegies</text:span></text:span><text:span text:style-name="Source_20_Text"><text:span text:style-name="T5">, только что напечатанных, когда он отправлялся на Юго-Запад, подарок Матери на причале, запах свежей типографской краски кружил его голову по ночам, пока старый пароход бороздил тропик за тропиком… пока созвездия, как новые звёзды над Боль-континентом, стали совем незнакомыми, а времена года перевернулись… и он подошёл к берегу на высоконосой деревянной лодке, что двадцатью годами раньше перевозила синебрючные войска с железа на рейде, чтобы <text:s/>подавить Великое Восстание хереро. Найти в глухих местах между Намибом и Калахари свою собственную верную родню, свой ночной цвет.</text:span></text:span></text:p>
      <text:p text:style-name="Standard_20__28_user_29_"><text:span text:style-name="Source_20_Text"><text:span text:style-name="T5">Непроходимые пустоши камня палимого солнцем… многие мили каньонов заворачивающих в никуда, засыпанные на дне белым песком, что оборачивается холодно синим, когда дни удлинились… </text:span></text:span><text:span text:style-name="Source_20_Text"><text:span text:style-name="T6">мы делать Нджамби Карунга сейчас, омахона…</text:span></text:span><text:span text:style-name="Source_20_Text"><text:span text:style-name="T5"> шёпот над горящими ветвями колючек, где этот немец заклинает прочь энергии окружившие свет костра своей тонкой книжицей. Он встревоженно вскидывает взгляд. Мальчик хочет ебтись, но он использует слово обозначающее бога на языке хереро. Необычный холод пронял белого человека. Он верит, как и Рейнское Миссионерское Общество, в богохульство. Особенно тут в пустыне, гле опасности, чьи имена он боится произнести даже в городах, даже при свете дня, собираются вокруг, крылья сложены, ягодицы соприкасаются с холодным песком, выжидают… В эту ночь он чувствует мощь каждого слова: слова отделённый всего одним мигом от вещей, которые они обозначают, Риск натягивать мальчика под резонанс святого Имени наполняет его безумной похотью, похоть в лице—маска—мгновенное воздаяние из-за пределов костра… но для мальчика Нджамби Карунга это происходящее, когда они совокупились, вот и всё: Бог творец и разрушитель, солнце и тьма, все наборы противоположностей сведённые вместе, включая чёрное и белое, мужское и </text:span></text:span><text:soft-page-break/><text:span text:style-name="Source_20_Text"><text:span text:style-name="T5">женское… и он становится в своей невинности дитём Нджамби Карунга (как весь его былой клан, безжалостно, за пределы их собственной истории) здесь под европейским потом, рёбрами, мускулами брюшного пресса, хуем (мускулы самого мальчика невыносимо торчат кажется уже часами, как будто он собирается убить, но ни слова, только долгие, клонированные куски ночи, что проходит над их телами).</text:span></text:span></text:p>
      <text:p text:style-name="Standard_20__28_user_29_"><text:span text:style-name="Source_20_Text"><text:span text:style-name="T5">Что я сотворил из него? Капитан Блисеро <text:s/>знает, что на данный момент африканец посреди Германии, в глубине Гарца, и что на слкчай, если Печь захлопнется за ним в эту зиму, они уже сказали прощальное </text:span></text:span><text:span text:style-name="Source_20_Text"><text:span text:style-name="T6">auf Wiedersehen</text:span></text:span><text:span text:style-name="Source_20_Text"><text:span text:style-name="T5">. Он сидит, живот обвис, гланды полны недомогания, склонившись над панелью управления в окрашенной пятнами машине управления пуском. Сержанты двигательной и направляющей панелей снаружи, перекуривают—он один за контролями. Снаружи, через немытый перископ, узловатый туман распускается с яркой зоны инея, что опоясал вздыбленную затенённую ракету, у которой свинчена крышка бака для жидкого кислорода. Деревья плотно сгрудились: над головой едва различишь достаточно неба для подъёма ракеты. </text:span></text:span><text:span text:style-name="Source_20_Text"><text:span text:style-name="T6">Bodenplatte</text:span></text:span><text:span text:style-name="Source_20_Text"><text:span text:style-name="T5">—бетонная плита положенная на обрезки стали—уложена на землю между трёх деревьев с пометками, чтобы обеспечить точное направление, 260°, на Лондон. Отметкой служит грубо намалёванная мандала, красный круг с жирным чёрным крестом внутри, опознаваемая как древний символ колеса-солнца, из которого, как говорят легенды, ранние христиане выломили свастику, для маскировки своего запретного символа.</text:span></text:span></text:p>
      <text:p text:style-name="Standard_20__28_user_29_"><text:span text:style-name="Source_20_Text"><text:span text:style-name="T5">Два гвоздя вбиты в дерево в центре креста, Рядом с одной из намалёванных отметок, на западном из деревьев, кто-то нацарапал на коре остриём штыка IN HOC SIGNO VINCES. Никто на батарее не признаётся в этом. Наверное, работа подпольщиков. Но приказа убрать не было. Бледно-жёлтые верхушки обрезанных комлей проглядывают вокруг <text:s/></text:span></text:span><text:span text:style-name="Source_20_Text"><text:span text:style-name="T6">Bodenplatte, </text:span></text:span><text:span text:style-name="Source_20_Text"><text:span text:style-name="T5">свежие щепки</text:span></text:span><text:span text:style-name="Source_20_Text"><text:span text:style-name="T6"> </text:span></text:span><text:span text:style-name="Source_20_Text"><text:span text:style-name="T5">и опилки мешаются со старой опавшей листвой. Запах, глубокий, как в детстве, перебит запахом бензина и спирта. Дождь собирается сегодня, а может, снег. Расчёт в нервном движении, серо-зелёные. Блестяще-чёрный каучук кабелей уползает в лес подключить наземное оборудование к голандской линии на 380 вольт. </text:span></text:span><text:span text:style-name="Source_20_Text"><text:span text:style-name="T6">Erwartung</text:span></text:span><text:span text:style-name="Source_20_Text"><text:span text:style-name="T5">. . . .</text:span></text:span></text:p>
      <text:p text:style-name="Standard_20__28_user_29_"><text:span text:style-name="Source_20_Text"><text:span text:style-name="T5">В последние дни ему почему-то всё труднее вспоминать. Этот ограниченный, сквозь помутневшие призмы, ритуал, ежедневные переезды на эти свежерасчищенные треугольники в лесах подменили произвольные прогулки памяти, невинный сбор цветков-воспоминаний. Его отлучки, к Кате с Готфридом, стали короче и ценнее с ускорением темпа пусков. Хотя мальчик из подразделения Блисеро, капитан редко видит его на службе—вспышка золота, что помогает наблюдателям увязать километраж до их рации, яркий всплеск его волос на ветру, исчезающий среди деревьев… Как странно противоположен африканцу—цветовой негатив, жёлтый и синий. Капитан: в каком-то приливе сентиментальности, какого-то предзнания, дал своему африканскому мальчику имя «Норичник», одно из названий горечавки с горного склона у Рильке, нордического цвета, принесённой в долины:</text:span></text:span></text:p>
      <text:p text:style-name="Standard_20__28_user_29_"/>
      <text:p text:style-name="Standard_20__28_user_29_"><text:span text:style-name="Source_20_Text"><text:span text:style-name="T6">Bringt doch der Wanderer auch vom Hange des Bergrands nicht eine</text:span></text:span></text:p>
      <text:p text:style-name="Standard_20__28_user_29_"><text:span text:style-name="Source_20_Text"><text:span text:style-name="T6">Hand voll Erde ins Tal, die alle unsägliche, sondern ein erworbenes</text:span></text:span></text:p>
      <text:p text:style-name="Standard_20__28_user_29_"><text:span text:style-name="Source_20_Text"><text:span text:style-name="T6">Wort, reines, den gelben und blaun Enzian.</text:span></text:span></text:p>
      <text:p text:style-name="Standard_20__28_user_29_"/>
      <text:p text:style-name="Standard_20__28_user_29_"><text:span text:style-name="Source_20_Text"><text:span text:style-name="T5">–</text:span></text:span><text:span text:style-name="Source_20_Text"><text:span text:style-name="T8"> </text:span></text:span><text:span text:style-name="Source_20_Text"><text:span text:style-name="T5">Омухона… посмотри на меня. Я красный и коричневый… </text:span></text:span><text:span text:style-name="Source_20_Text"><text:span text:style-name="T6">чёрный</text:span></text:span><text:span text:style-name="Source_20_Text"><text:span text:style-name="T5">, омухона.</text:span></text:span></text:p>
      <text:p text:style-name="Standard_20__28_user_29_"><text:span text:style-name="Source_20_Text"><text:span text:style-name="T5">–</text:span></text:span><text:span text:style-name="Source_20_Text"><text:span text:style-name="T8"> </text:span></text:span><text:span text:style-name="Source_20_Text"><text:span text:style-name="T5">Liebchen, это другой край земли, в Германии ты был бы жёлтым и синим.– Метафизика зеркальных отражений. Сам восхитился такой элегантностью, такой книжной симметричностью… А всё же зачем говорить так бесцельно с бесплодной горой, с жаром дня, с диким цветком из которого он пил, так бесконечно… зачем растрачивать </text:span></text:span><text:span text:style-name="Source_20_Text"><text:span text:style-name="T6">такие</text:span></text:span><text:span text:style-name="Source_20_Text"><text:span text:style-name="T5"> слова в мираже, в жёлтом солнце и в морозно синих тенях ущелий, если только они не пророчество, за пределами синдрома предкатастрофы, за пределами ужаса перед тем, чтоб задуматься о своём среднем возрасте, хоть на секунду, однако, любое «провидение» исключено—</text:span></text:span><text:span text:style-name="Source_20_Text"><text:span text:style-name="T6">запредельность </text:span></text:span><text:soft-page-break/><text:span text:style-name="Source_20_Text"><text:span text:style-name="T5">была чем-то воздыхающим, шевелящимся, всегда под его словами, чем-то что уже тогда могло видеть ужас предстоящего времени, по крайней мере настолько ужасного как эта зима и очертания того, во что превратилась теперь Война, очертания сделавшие неизбежным форму последнего кусочка в головоломке: эта Печь-игра с жёлтоволосым и синеглазым юношей и молчаливой, себе на уме, Катей (кто был её противоположностью на Юго-Западе? какая чёрная девочка, которую он никогда не увидел, укрытая в слепящем солнце, в хрустко-угольном проезде ночных поездом, созвездие тёмных светил которому никто, ни один анти-Рильке, никогда не дал имени...)—но 1944 слишком поздно, чтоб это что-нибудь значило. Такие симметрии довоенная роскошь. Ему уже не о <text:s/>чем пророчествовать.</text:span></text:span></text:p>
      <text:p text:style-name="Standard_20__28_user_29_"><text:span text:style-name="Source_20_Text"><text:span text:style-name="T5">Менее всего о её нежданном уходе из игры. Такого оборота он не предвидел, может и впрямь из-за того, что никогда не увидел ту чёрную девочку. Возможно, чёрная девочка была гением мета-решений—опрокинуть шахматную доску, пристрелить судью. Но после такого ранения, разлома, что станет с маленьким царством Печи? Можно ли поправить? Может, новая форма, более подходящая… лучник и его сын, и сбивание яблока… да, и Война в роли короля-деспота… ещё можно как-то спасти, починить, перемена ролей, незачем бросаться вон где…</text:span></text:span></text:p>
      <text:p text:style-name="Standard_20__28_user_29_"><text:span text:style-name="Source_20_Text"><text:span text:style-name="T5">Готфрид, в клетке, наблюдает как она сбрасывает её путы и уходит. Светлый и стройный, волосы на его ногах заметны лишь в солнечном свете и то как тончайшая невесомая сеточка золота, по его векам уже потянулись странные младо/старые отметки, расцветает, глаза редкостной сини, что в некоторые дни, зависимо от погоды, слишком глубокой для этой миндалевидной каймы, синь сочится, истекает, чтобы осветить всё юное лицо, девственная синева, синева утопленника, синева так ненасытно втягиваемая меловыми стенами средиземноморских улиц, где мы неспешно крутили педали велосипеда сквозь полдни старого мира…. Он не может остановить её. Если капитан спросит, он расскажет что видел. Готфрид и раньше видел как она уходила <text:s/>тайком, есть слухи, что она с подпольщиками, что влюбилась в Швенингене в пилота юнкерса….Но она должна любить капитана Блисеро тоже. Готфрид держится как пассивный наблюдатель. Он дожидался своего нынешнего возраста и призывной повестки, что настигнут его, с дерзким ужасом, как на неудержимое приближение поворота, который ты должен взять в управляемом заносе, </text:span></text:span><text:span text:style-name="Source_20_Text"><text:span text:style-name="T6">пронеси</text:span></text:span><text:span text:style-name="Source_20_Text"><text:span text:style-name="T5">, набирая скорость до последнего возможного момента, </text:span></text:span><text:span text:style-name="Source_20_Text"><text:span text:style-name="T6">пронеси</text:span></text:span><text:span text:style-name="Source_20_Text"><text:span text:style-name="T5"> его единственная молитва на ночь. Опасность, которая, как он думает, нужна ему, всё ещё надуманная у него: то, с чем он флиртует и дразнится, не кончается настоящей смертью, герой всегда вышагивает из сердцевины взрыва, лицо в копоти, но с улыбкой—взрыв это грохот и смена, и бросок в укрытие. Готфрид ещё не видел трупов, вблизи нет. Иногда из дому приходят вести о смерти кого-то из его друзей, он видел как длинные, обвисшие мешки вдалеке грузят на ядовито-серые грузовики, фары прорезают туман… но при осечке, когда ракеты пытаются свалиться на тебя, кто запускал их и вы все двенадцать втиснули свои тела в <text:s/>прорезь узкой траншеи, ожидая в потом пропахшей шерсти, сдерживая напряжённый смех, ты думаешь только—будет что рассказать в столовой, написать домой к </text:span></text:span><text:span text:style-name="Source_20_Text"><text:span text:style-name="T6">Mutti…</text:span></text:span><text:span text:style-name="Source_20_Text"><text:span text:style-name="T5">. Эти ракеты его любимые звери, едва приручённые, часто непослушные, даже могут развернуться. Он любит их, как любил бы лошадей или танки Тигр, если б туда призвали.</text:span></text:span></text:p>
      <text:p text:style-name="Standard_20__28_user_29_"><text:span text:style-name="Source_20_Text"><text:span text:style-name="T5">Здесь он чувствует, что </text:span></text:span><text:span text:style-name="Source_20_Text"><text:span text:style-name="T6">пронесло</text:span></text:span><text:span text:style-name="Source_20_Text"><text:span text:style-name="T5">, тут легко. На что мог бы он надеяться без Войны? Но участвовать в </text:span></text:span><text:span text:style-name="Source_20_Text"><text:span text:style-name="T6">таком</text:span></text:span><text:span text:style-name="Source_20_Text"><text:span text:style-name="T5"> приключении… </text:span></text:span><text:span text:style-name="Source_20_Text"><text:span text:style-name="T6">Если ты не можешь петь Зигфрид ты всё же можешь нести копьё…</text:span></text:span><text:span text:style-name="Source_20_Text"><text:span text:style-name="T5"> На каком горном склоне, от какого загорелого любимого лица слышал он эти слова? Всё что он помнить белый взмыв вверх, квадраты лугов окружённые тучей… Сейчас он обучается специальности, обслуживает ракеты, а как Война закончится он выучится на инженера. Он понимает, что Блисеро умрёт или скроется, и он покинет клетку. <text:s/>Но у него это связано с концом Войцны, а не с Печью. Ему известно, как любому каждому, что дети всегда освобождаются в момент самой большой опасности. Ебля, солёный конец капитанского усталого, часто не стоячего <text:s/>члена сунутого в его покорный рот, жалящий хлыст, отражение его лица, когда целует ботинки капитана, их блеск испятнан, подпорчен солидолом, маслом, </text:span></text:span><text:soft-page-break/><text:span text:style-name="Source_20_Text"><text:span text:style-name="T5">спиртом пролитым при заправках, делают из его лица кого-то кого он не может распознать—это необходимо, это делает его неволю особенной, без чего это почти не отличалось бы от армейского удушения, армейского гнёта. Ему стыдно, что он получает такое удовольствие от этого—теперь слово сука произнесённое особым тоном голоса вызывает у него эрекцию, которую онне может подавить—боится, что, хоть и не осуждён и проклят, он стал сумсшедшим. Вся батарея знает об этом: хотя они все подчиняются капитану, это видно по их лицам, чувствовал в подёргиваньях стальной ленты рулетки, как вплёскивали суп в его тарелку в столовой, толкали локтем его правывй рукав на каждом одевании во взводе. С недавних пор ему часто снится очень бледная белая женщина, которая хочет его, которая никогда не говорит, но эта абсолютная уверенность в её глазах… его полная уверенность, что она, знаменитость которую все узнают с первого взгляда, его знает и ей незачем заговаривать с ним после этого зова в её лице, пробуждает его трепещущим среди ночи, изнеможённое лицо капитана в полуметре, над шёлком серебряных складок, слабые глаза уставились точно как его собственные, бакенбарды, о которые приходится тететься щеками, рыдая, пытаясь пересказать какая она было, как </text:span></text:span><text:span text:style-name="Source_20_Text"><text:span text:style-name="T6">смотрела</text:span></text:span><text:span text:style-name="Source_20_Text"><text:span text:style-name="T5"> на него….</text:span></text:span></text:p>
      <text:p text:style-name="Standard_20__28_user_29_"><text:span text:style-name="Source_20_Text"><text:span text:style-name="T5">Капитан видел её, конечно же. А кто нет? В виде утешения он может сказать ребёнку: –«Она настоящая. Ты тут ни при чём. Ты <text:s/>должен понять, что она тебя хочет. Незачем просыпаться с криками и меня будить.</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о если она вернётся—</text:span></text:span></text:p>
      <text:p text:style-name="Standard_20__28_user_29_"><text:span text:style-name="Source_20_Text"><text:span text:style-name="T5">–</text:span></text:span><text:span text:style-name="Source_20_Text"><text:span text:style-name="T8"> </text:span></text:span><text:span text:style-name="Source_20_Text"><text:span text:style-name="T5">Подчинись Готфрид. Сдайся полностью. Посмотри куда она тебя ведёт. Вспомни тот первый раз, когда я ебал тебя. Как ты был напряжён, пока не понял, что я хочу войти внутрь. Твоя розочка расцвела. Тебе стало нечего, даже твой на тот момент невинный рот, терять….</text:span></text:span></text:p>
      <text:p text:style-name="Standard_20__28_user_29_"><text:span text:style-name="Source_20_Text"><text:span text:style-name="T5">Но мальчик продолжает плакать. Катя не поможет ему. Наверное, она спит. Её никогда не понять. Он хочет быть ей другом, но они почти не разговаривают. Она холодная, загадочная, иногда он её ревнует, а иногда—обычно, когда ему хочется выебать её, но из-за какой-то уловки капитана он не может—в такие моменты ему кажется, что он безумно её любит. В отличие от капитана, он никогда не смотрел на неё, как на верную сестру, которая освободит его из клетки. Он мечтает о том освобождении, но как о тёмном внешнем Процессе, который произойдёт независимо от того, что каждый из них может хотеть. От того, уйдёт она или останется. Поэтому когда Катя оставляет игру навсегда, он молчит.</text:span></text:span></text:p>
      <text:p text:style-name="Standard_20__28_user_29_"><text:span text:style-name="Source_20_Text"><text:span text:style-name="T5">Блисеро проклинает её. Швыряет подставку для обуви в дорогую картину тер Борха. Бомбы падают западнее в Хаагше Бош. Ветер дует подёрнув рябьё декоративные пруды снаружи. Штабные машины урчат прочь вдоль длинной дорожки обсаженной буками. Месяц блестит среди рваных туч, его тёмная половина цвета застарелого мяса. Блисеро приказывает всем спуститься в убежище, погреб полон джина в коричневых кувшинах, решетчатые ящики луковиц анемонов. Шлюха подставила его батарею под прицел британцев, налёт <text:s/>может случиться в любую минуту! Все сидят в круг, пьют Оude Genever, и чистят сыры. Рассказывают истории, в основном смешные, из до Войны. К рассвету все упились и спят. Восковая кожура устилает пол словно листья. Никакие Спитфайеры не налетели. Но позже утром Schußstelle 3 меняет позицию, а реквизированный дом брошен. И нет её. Ушла к англичанам, через выступ, где великое воздушное приключение увязло в зиме, в ботинках Готфрида и его старом платье, чёро-лиловом, ниже колен, на один размер великовато, безвкусица. Её последнее переодевание. В дальнейшем она будет Катей. Она должна лишь капитану Прентису. Все остальные—Пит, Вим, Барабанщик, Индеец—её бросили, посчитали мёртвой. Или же это ей предупреждение, чт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Извини, но нет, пуля нам понадобится.– <text:s/>Лицо Вима в тени, куда не может проникнуть её взгляд, отрывисто шепчет под Шевенингенским пиром, неровные шаги толпы над головой,– нужна каждая ёбаная пуля. Нам нужна тишина. У нас нет человека, чтобы избавиться от трупа. Я уже пять минут с тобой потерял,– <text:s/>вот так <text:s/>их последнюю встречу, он извёл на технические </text:span></text:span><text:soft-page-break/><text:span text:style-name="Source_20_Text"><text:span text:style-name="T5">мелочи, которые её уже не интересуют. Когда она оглянулась, его уже нет, тихо, по партизански, и ей как-то не укладывается как увязать его чувства год назад под прохладной синелью, до того как у него появились все эти мускулы, и эти шрамы на плече и ляжке—тугодум, нейтральный человек наконец выведенный за свой порог, но она любила его до этого… наверное, да….</text:span></text:span></text:p>
      <text:p text:style-name="Standard_20__28_user_29_"><text:span text:style-name="Source_20_Text"><text:span text:style-name="T5">Сейчас она для них ничто. Им нужна была Schußstelle 3. Она давала им всё, но находила причины не указывать местоположение ракетной площадки капитана, и теперь слишком много сомнений насчёт вескости были причины. Да, местоположение часто менялось. И невозможно было продвинуть её ближе к источнику решений: это <text:s/>её, лишённое выражение лицо прислуги склонялось над их шнапсами и сигарами, над картами в кофейных круглых отпечатках разложенными на низких столиках, над листами плотной бумаги со штампами лиловыми как избитая плоть. Вим и его товарищи вложили время и жизни—три еврейские семьи отправлен на восток—хотя погоди, она же больше, чем отработала, не так ли, за эти месяцы в Шевенингене? Это были дети, нервные, одинокие, и так любили говорить про лоцманов и моряков, и она передала кто знает сколько пачек Самых Секретных шифровок через Северное море, не правда ли, номера эскадрилий, места заправки, способы выхода из штопора, <text:s/>радиусы поворота, настройка питания, радио частоты, сектора, расписание перелётов—это же она, нет? Чего же ещё они хотят? Она спрашивает это всерьёз, как будто существует фактор конвертации между информацией и жизнями. Как ни странно это звучит, но такой имеется. Записан в Инструкции, в файле Военного Департамента. Не забывайте, истинное дело Войны это купля-продажа. Убийства и насилия управляются сами собой и могут быть поручены не-профессионалам. Массовость смерти в военной время полезна во многих отношениях. Она служит как спектакль, отвлекающий от истинного течения Войны. Она служит сырьём для записи в Историю, чтобы дети могли изучать Историю как цепь насилия, битва за битвой, и лучше подготовиться к взрослому миру. Лучше всего, что массовая смерть является стимулом для простых людей, маленьких человеков, ухватить кусок от этого Пирога, пока они ещё тут, и заглотать его. <text:s/>Настоящая война это празднество рынков. Органические рынки, которые профессионалы с осторожностью именуют «чёрными», возникают повсеместно. Сертификаты, стерлинги, рейхсмарки продолжают движение неумолимые как классический балет, внутри своих антисептических мраморных палат. Но снаружи, тут внизу, среди людей, появляются более истинные валюты. Так что, евреи подлежат обороту. Полностью, как и сигареты, пизда, или шоколад Хёрши. К тому же в евреях имеется <text:s/>элемент вины, либо шантажа в будущем, что действует, ессесн, в пользу профессионалов. Так что эта Катя орёт в тишину, в Северное море надежд, а Пират, кто знает её по торопливым встречам—на городских площадях обращённых к казармам, оставаясь, вместе с тем, клаустафобическими, под тёмными, пахнущими мягким деревом ступенями лестничных клеток, крутых, как приставные лестницы, на лодочном причале <text:s/>у замасленной набережной, рядом с кошкой, что опустила взгляд своих янтарных глаз, в блоке старых квартир и с дождём во дворе, древний пулемёт Schwarzlose с разобранным затвором и масляный насос россыпью по пыльной комнате—кто всякий раз встречал её как лицо работающее с другими, кого он знал лучше, с краю каждого задания, теперь лицом к её лицу выхваченному из контекста, огромное небо заполненное морскими тучами на марше, высокими и пухлыми за её спиной, отмечает опасность в её одиночестве, догадывается, что он даже имени её <text:s/>не знал, до этой встречи рядом с мельницей именуемой «Ангел».</text:span></text:span></text:p>
      <text:p text:style-name="Standard_20__28_user_29_"><text:span text:style-name="Source_20_Text"><text:span text:style-name="T5">Она рассказала ему отчего одна—более, менее—почему никогда не сможет вернуться, а лицо её где ещё, нарисованное на холсте, висит среди остальных уцелевших, в доме неподалёку от Дуиндингта, видевших игру в Печь—столетия минуют, как пурпурные тучи, затемняя бесконечно малый слой лака между нею и Пиратом, предоставляя ей щит безмятежности нужный ей, классической отстранённости…</text:span></text:span></text:p>
      <text:p text:style-name="Standard_20__28_user_29_"><text:soft-page-break/><text:span text:style-name="Source_20_Text"><text:span text:style-name="T5">–</text:span></text:span><text:span text:style-name="Source_20_Text"><text:span text:style-name="T8"> </text:span></text:span><text:span text:style-name="Source_20_Text"><text:span text:style-name="T5">Но куда вы теперь?– Руки обоих в карманах, шарфы плотно затянуты, камни оставленные водой отблескивают чёрным, как сточка из сна, вот-вот обретут печатный смысл здесь на пляже, каждый фрагмент так удивительно понятен, н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е знаю. Куда мне будет лучше?</text:span></text:span></text:p>
      <text:p text:style-name="Standard_20__28_user_29_"><text:span text:style-name="Source_20_Text"><text:span text:style-name="T5">–</text:span></text:span><text:span text:style-name="Source_20_Text"><text:span text:style-name="T8"> </text:span></text:span><text:span text:style-name="Source_20_Text"><text:span text:style-name="T5">«Белое Посещение».– <text:s/>Предлагает Пират.</text:span></text:span></text:p>
      <text:p text:style-name="Standard_20__28_user_29_"><text:span text:style-name="Source_20_Text"><text:span text:style-name="T5">–</text:span></text:span><text:span text:style-name="Source_20_Text"><text:span text:style-name="T8"> </text:span></text:span><text:span text:style-name="Source_20_Text"><text:span text:style-name="T5">«Белое Посещение» неплохо,– сказала она и ступила в пустоту….</text:span></text:span></text:p>
      <text:p text:style-name="Standard_20__28_user_29_"><text:span text:style-name="Source_20_Text"><text:span text:style-name="T5">–</text:span></text:span><text:span text:style-name="Source_20_Text"><text:span text:style-name="T8"> </text:span></text:span><text:span text:style-name="Source_20_Text"><text:span text:style-name="T5">Осби, я что с ума сошёл?– снежная ночь, пять бомб-ракет после полудня, трясясь на кухне в этот поздний час и при свечах, Осби Фил, идиот-учёный в этом доме, настолько углублён в разборку с миндальным орехом, что данный вопрос выглядит вполне уместным, цементо-бледная девица в приседе на корточки, вялая и похоже как распсихованная, в тёмном углу.</text:span></text:span></text:p>
      <text:p text:style-name="Standard_20__28_user_29_"><text:span text:style-name="Source_20_Text"><text:span text:style-name="T5">–</text:span></text:span><text:span text:style-name="Source_20_Text"><text:span text:style-name="T8"> </text:span></text:span><text:span text:style-name="Source_20_Text"><text:span text:style-name="T5">Конечно, конечно,– грит Осби, с плавным вывертом пальцев и кисти, основанным на жесте, с которым Бела Лугоши подавал бокал вина с подмешанной наркотой юной главной героине в </text:span></text:span><text:span text:style-name="Source_20_Text"><text:span text:style-name="T6">Белом Зомби</text:span></text:span><text:span text:style-name="Source_20_Text"><text:span text:style-name="T5">, самый первый фильм, из всех что видел Осби и в определённом смысле последний в его Списке Всех, вместе с </text:span></text:span><text:span text:style-name="Source_20_Text"><text:span text:style-name="T6">Сыном Франкенштейна</text:span></text:span><text:span text:style-name="Source_20_Text"><text:span text:style-name="T5">, </text:span></text:span><text:span text:style-name="Source_20_Text"><text:span text:style-name="T6">Чокнутые Летят в Рио</text:span></text:span><text:span text:style-name="Source_20_Text"><text:span text:style-name="T5"> и, возможно, </text:span></text:span><text:span text:style-name="Source_20_Text"><text:span text:style-name="T6">Дамбо.</text:span></text:span><text:span text:style-name="Source_20_Text"><text:span text:style-name="T5"> Который он пошёл смотреть на Оксфорд-Стрит в прошлый вечер, но на полпути заметил, вместо волшебного пёрышка, суровое зелёное с пурпуром лицо м-ра Эрнеста Бевина, охваченное толстеньким хоботом слонёнка с длинными ресницами, и решил, что ему лучше воздержаться.</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ет,– <text:s/>поскольку Пират уже не понял что вообще там Осби говорил,– <text:s/>не «конечно, ты сошёл с ума» это не то совсем.…</text:span></text:span></text:p>
      <text:p text:style-name="Standard_20__28_user_29_"><text:span text:style-name="Source_20_Text"><text:span text:style-name="T5">–</text:span></text:span><text:span text:style-name="Source_20_Text"><text:span text:style-name="T8"> </text:span></text:span><text:span text:style-name="Source_20_Text"><text:span text:style-name="T5">А что?– спрашивает Пират, когда пауза Осби затянулась дольше минуты.</text:span></text:span></text:p>
      <text:p text:style-name="Standard_20__28_user_29_"><text:span text:style-name="Source_20_Text"><text:span text:style-name="T5">–</text:span></text:span><text:span text:style-name="Source_20_Text"><text:span text:style-name="T8"> <text:s/></text:span></text:span><text:span text:style-name="Source_20_Text"><text:span text:style-name="T5">А?– грит Осби.</text:span></text:span></text:p>
      <text:p text:style-name="Standard_20__28_user_29_"><text:span text:style-name="Source_20_Text"><text:span text:style-name="T5">Пират передумал, вот что. Он вспоминает, что Катя теперь избегает всякое упоминание о доме в лесу. Она лишь заглянула и отодвинула, но страницы кристалла истины преломили все произносимые её слова—часто до слёз—и он как-то не совсем понимает того, что говорится, ещё меньше соотнести с самим кристаллом. Ну, действительно, почему она покинула <text:s/>Schußstelle 3? Нам никогда не говорят почему. Но иногда, участникам игры, в затишье или в кризис, напоминают что к чему, в конце концов, играй по настоящему—а уже потом не моги продолжить в том же духе….Не обязательно, чтоб было резко, с показухой—может придти мягко—и неважно какой счёт, сколько зрителей, какая их коллективная воля, сколько пенальти могут назначить они, или Лига, игрок, не спеша очнувшись, возможно даже с упрямой походкой и пожимом плечей молодого отщепенца как у Кати, скажет, </text:span></text:span><text:span text:style-name="Source_20_Text"><text:span text:style-name="T6">на хуй</text:span></text:span><text:span text:style-name="Source_20_Text"><text:span text:style-name="T5">, и бросит игру, бросит и всё тут….</text:span></text:span></text:p>
      <text:p text:style-name="Standard_20__28_user_29_"><text:span text:style-name="Source_20_Text"><text:span text:style-name="T5">–</text:span></text:span><text:span text:style-name="Source_20_Text"><text:span text:style-name="T8"> </text:span></text:span><text:span text:style-name="Source_20_Text"><text:span text:style-name="T5">Хорошо,– <text:s/>продолжает он в одиночку, Осби затерялся в в лунатичной улыбке наркуши, отслеживая зрелую женскую снежную кожу Альп в углу, он и ледяной пик в вышине и синяя ночь… – значит это причуда характера, бзик. Как ношение долбанного Мендозы.– <text:s/>Все </text:span></text:span><text:span text:style-name="Source_20_Text"><text:span text:style-name="T6">остальные</text:span></text:span><text:span text:style-name="Source_20_Text"><text:span text:style-name="T5"> в Фирме пользуются Стеном, знаете ли. Мендоза весит в три раза больше, никто даже не </text:span></text:span><text:span text:style-name="Source_20_Text"><text:span text:style-name="T6">видал</text:span></text:span><text:span text:style-name="Source_20_Text"><text:span text:style-name="T5"> 7-милиметровых патронов для мексиканского маузера в последнее время, даже и на Портобелло-роуд не найти: в нём нет великой Гаражной Простоты или скорострельности, но он всё равно его любит (да, скорее всего это любовь в наше время),– <text:s/>понимашь, всё чем-то лучче, чем-то не,– ностальгия в его прямом спуске, типа, Льюиса, и возможность снять ствол в следующую секунду (когда-нибудь пробовал снять ствол Стена?), и курок с бойками с двух концов, на случай если один сломается….– Ну, и что, если тяжелее? Это моя </text:span></text:span><text:span text:style-name="Source_20_Text"><text:span text:style-name="T6">причуда</text:span></text:span><text:span text:style-name="Source_20_Text"><text:span text:style-name="T5">. Мне вес без разницы, иначе не вытащил бы девушку обратно, так?</text:span></text:span></text:p>
      <text:p text:style-name="Standard_20__28_user_29_"><text:span text:style-name="Source_20_Text"><text:span text:style-name="T5">–</text:span></text:span><text:span text:style-name="Source_20_Text"><text:span text:style-name="T8"> </text:span></text:span><text:span text:style-name="Source_20_Text"><text:span text:style-name="T5">Я не твоя подопечная.– Статуя в узорном бархате винного цвета от шеи до запястий и щиколоток, и как давно, джентльмены, она наблюдает из тен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О,– Пират становится простачком,– я за тебя отвечаю, знаешь л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Счастливая парочка!– ревёт вдруг Осби, принимая ещё щепоть миндаля, как понюшку, глаза закатываются, белки как горы в миниатюре. Теперь громко чхает по кухне, наблюдая </text:span></text:span><text:soft-page-break/><text:span text:style-name="Source_20_Text"><text:span text:style-name="T5">невероятное явление: они оба оказались в одном поле зрения. Лицо Пирата темнеет в замешательстве, Катя не меняется, половина облита светом из соседней комнаты, половина в аспидной тен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Значит, мне надо было тебя там бросить?– <text:s/>И когда она лишь сжала губы, с раздражением:– <text:s/>Или ты думаешь кто-то здесь обязан был тебя вытащить?</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ет.– Это её достало. Пират спросил потому лишь, что начал подозревать, неясно, любое количество таких Кто-То Здесь. Но для Кати долг это то, что надо стереть. Её давний, неуловимый недостаток—она хочет пересекать моря, соединять страны между которыми не существует возможного курса обмена. Её предки пели, на Средне-Голландском:</text:span></text:span></text:p>
      <text:p text:style-name="Standard_20__28_user_29_"/>
      <text:p text:style-name="Standard_20__28_user_29_"><text:span text:style-name="Source_20_Text"><text:span text:style-name="T6">ic heb u liever dan ên everswîn,</text:span></text:span></text:p>
      <text:p text:style-name="Standard_20__28_user_29_"><text:span text:style-name="Source_20_Text"><text:span text:style-name="T6">al waert van finen goude ghewracht</text:span></text:span></text:p>
      <text:p text:style-name="Standard_20__28_user_29_"/>
      <text:p text:style-name="Standard_20__28_user_29_"><text:span text:style-name="Source_20_Text"><text:span text:style-name="T5">любовь не измерить золотом, ни золотым тельцом, ни, как в этой песне, золотой свиньёй. Но к середине 17-го столетия уже не осталось свиней из золота, а только из плоти, как те, с которыми Франц ван дер Грув, один из предков, отправился на Маврикий, полный трюм живых свиней, и извёл тринадцать лет <text:s/>таская свою аркебузу по эбонитовым лесам, через болота и лавовые потоки, систематически убивая местных додо по причине, которую сам не мог объяснить. Голландские свиньи разбирались с яйцами и птенцами. Франц тщательно наводил мушку на родителей с 10 или 20 метров, медленно нажимал курок, не сводя глаз с расплывчатого уродства, покуда рядом в медленном подобии, смоченный в вине, зажатый челюстями змия, <text:s/>спускался красновато тлеющий цвет, опаляя жаром щёку, </text:span></text:span><text:span text:style-name="Source_20_Text"><text:span text:style-name="T6">как моё собственное маленькое светило</text:span></text:span><text:span text:style-name="Source_20_Text"><text:span text:style-name="T5">, писал од домой своему старшему брату Хендрику, </text:span></text:span><text:span text:style-name="Source_20_Text"><text:span text:style-name="T6">повелитель моего Знака</text:span></text:span><text:span text:style-name="Source_20_Text"><text:span text:style-name="T5">...открывал замок с зарядом пороха прикрытый другой рукой—вспышка на затравной полке под фитилём и громкий выстрел отдавался эхом среди крутых скал, отдача ударяла приклад в его плечо (натёртая кожа там поначалу покрывалась водянками, но затвердела и обмозолилась после первого лета). И тупая неуклюжая птица, не сотворённая летать или быстро бегать—на </text:span></text:span><text:span text:style-name="Source_20_Text"><text:span text:style-name="T6">что</text:span></text:span><text:span text:style-name="Source_20_Text"><text:span text:style-name="T5"> они вообще годятся?—теперь неспособная даже увидеть своего убийцу, вскинувшись, брызжа кровью, с квохтаньем умирала….</text:span></text:span></text:p>
      <text:p text:style-name="Standard_20__28_user_29_"><text:span text:style-name="Source_20_Text"><text:span text:style-name="T5">Дома брат просматривал его письма, некоторые свежие, другие подмоченные морем или выцветшие, покрывавшие несколько лет, доставленные все разом—мало что в них понимая, торопясь провести день как обычно, в садах и теплице со своими тюльпанами (царствующее сумвсшествие тех времён), особенно новая разновидность названная именем его теперешней любовницы: кроваво-красные с с тонкой пурпурной татуировкой… «Недавно прибывшие все носят новомодные <text:s/>мушкеты… но я всё не расстаюсь со своим старым фитильным замком… разве я не заслужил такое неуклюжее <text:s/>оружие для <text:s/>неуклюжей дичи?» Но Франц так и написал что удерживало его там среди зимних циклонов, забивая <text:s/>ствол кусками старой униформы вслед за свинцовыми пулями, обожжённого солнцем, обросшего бородой и грязного—если только не под проливным дождём, или когда он поднимался наверх, где кратеры старых вулканов держали в своих ладонях дождевую воду цвета небес подъятых в жертвоприношении.</text:span></text:span></text:p>
      <text:p text:style-name="Standard_20__28_user_29_"><text:span text:style-name="Source_20_Text"><text:span text:style-name="T5">Он оставляет додо гнить, терпеть не может их мясо. Обычно, он охотился один. Но зачастую, спустя месяцы, уединённость начинала менять его, менять сами его ощущения—неровные горы при полном свете дня распускаются у него на глазах причудливыми шафранами, потоками индиго, небо стекло его теплицы, весь остров его тюльпаномания. Голоса—у него бессоница, южные звёзды слишком густы, чтоб складываться в созвездия, сбиваются в лица и существ из мифов немыслемее, чем додо—произносят слова спящих, напевно, дуэтно, хором. Ритмы и тембры голландские, но без какого-либо явного смысла. Кроме того, что они, как ему кажется, предупреждают о чём-то… ругают, сердятся, что он не может понять. Однажды он сидел весь день, глядя на единственное белое яйцо додо в гамаке из травы. Место было слишком удалённое, </text:span></text:span><text:soft-page-break/><text:span text:style-name="Source_20_Text"><text:span text:style-name="T5">чтоб забрела пасущаяся свинья. Он ждал царапинки, первой трещины, что обернётся сеткой в меловой поверхности: возникновение. Пакля зажата зубами стальной змеи, готова быть зажжённой, готова опуститься, солнце к морю чёрного пороха, и уничтожить младенца, яйцо света в яйцо тьмы, на первой же минуте его изумлённого зрения, в мокром пуху пошевеливаемом прохладным юго-восточным ветром… Он следил вдоль ствола час за часом. Именно тогда, если когда-либо, он мог рассмотреть как оружие составляет ось, мощную как сама земная, между ним и его жертвой, неподвижной, внутри яйца, с наследственной цепочкой, что не должна прерваться пока на миг не увидит свет этого мира. Так они и застыли, безмолвное яйцо и чокнутый голландец, и аркебуза, что навсегда связала их в композицию блистательно неподвижную как у Вермеера. Лишь солнце двигалось: из зенита вниз и за зубчатые горы в Индийский океан, в неторопливую ночь. Яйцо не дрогнуло, не вылупилось. Ему надо было разнести его на месте, где лежало: он понимал, что птенец появится до рассвета. Но цикл завершился. Он поднялся на ноги, колено и тазобедренные суставы в агонии, в голове гул от инструкций его сноголосов назойливо требовательных, наперебой, но он просто похромал прочь, оружие положено на правое плечо.</text:span></text:span></text:p>
      <text:p text:style-name="Standard_20__28_user_29_"><text:span text:style-name="Source_20_Text"><text:span text:style-name="T5">Когда одиночество начало доводить его до подобных ситуаций, он часто возвращался в поселение и присоединялся к отряду охотников. Пьяные, <text:s/>охваченные общей <text:s/>истерикой недорослей, в ночных вылазках они сразу начинали палить во что попало, в вершины деревьев, в облака, в демонских летучих мышей, что кричат за пределами слышимого. Ветра с юго-востока взбирались по склону охладить их ночную потливость, небо наполовину малиновое от вулкана, <text:s/>гул у них под ногами настолько же глубоко, как высоки голоса летучих мышей, все эти люди пойманы в срединном спектре, схвачены частотой собственных голосов и слов.</text:span></text:span></text:p>
      <text:p text:style-name="Standard_20__28_user_29_"><text:span text:style-name="Source_20_Text"><text:span text:style-name="T5">Эта бешеная ватага были лузеры выдававшие себя за расу избранных Богом. Колония, предприятие, умирали—как эбонитовые деревья, которые они сдирали с острова, как насчастныйф вид животных, которых они стирали с лица земли. К 1681 году <text:s/>Didus ineptus исчезнут, к 1710 исчезнет и последний поселенец на Маврикии. Предприятие там продлится <text:s/>на срок одной <text:s/>человеческой жизни.</text:span></text:span></text:p>
      <text:p text:style-name="Standard_20__28_user_29_"><text:span text:style-name="Source_20_Text"><text:span text:style-name="T5">Для кого-то это имело смысл. Они увидели птиц настолько несуразных, что возникало подозрение Сатанинского вмешательства, чьё уродство служило аргументом против Божественного творения. Не был ли Маврикий первым ядовитым протеканием в охранительной дамбе Земли? Христиане должны искоренить его, либо погибнуть во втором Потопе, разверзстом на сей раз не Богом, но Вражиной. Акт вбивания зарядов в дула их мушкетов был для этих мужчин актом веры, деянием <text:s/>символизм которого они понимали.</text:span></text:span></text:p>
      <text:p text:style-name="Standard_20__28_user_29_"><text:span text:style-name="Source_20_Text"><text:span text:style-name="T5">Но если они были избраны придти на Маврикий, почему они также били избраны для провала и ухода? Это избранность или скороминущесть? Они Избранные, или они Былое и обречены как додо?</text:span></text:span></text:p>
      <text:p text:style-name="Standard_20__28_user_29_"><text:span text:style-name="Source_20_Text"><text:span text:style-name="T5">Франц не мог знать, что за исключение пары других на острове Воссоединения, это были единственные додо во всём Творении и что он помогал <text:s/>уничтожению расы. Но иногда масштабы и дикость охоты таки доходили и тревожили его сердце. «Если бы <text:s/>этот вид не был подобным извращением»,– писал он,– «их можно было бы с выгодой одомашнить для пропитания наших поколений, я не могу ненавидеть их так же яростно, как некоторые тут. Но что сможет смягчить это убийство? Слишком поздно… Возможно, более пристойный клюв, больше перьев, способность к полёту, хотя бы краткому… части Промысла. Или, если бы мы встретили дикарей на этом острове, то внешность птицы, возможно, не показалась бы нам более странной, чем дикие индюшки Северной Америки. Увы, их трагедия в том, что они преобладающая форма Жизни на Маврикии, не обладающая речью.»</text:span></text:span></text:p>
      <text:p text:style-name="Standard_20__28_user_29_"><text:span text:style-name="Source_20_Text"><text:span text:style-name="T5">Вот, и в этом вся суть. Не имение своего языка исключало шанс включения их в то, что их упитанные и льноволосые захватчики именовали Спасением. Но Франц, более одинокий в часы рассвета, чем большинство, не мог в конце концов не узреть чудо: Дар Речи… Обращение Додо. </text:span></text:span><text:soft-page-break/><text:span text:style-name="Source_20_Text"><text:span text:style-name="T5">Стоя тысячами на берегу, светящийся профиль рифа на воде позади них, его прибой единственный утренний звук, вулканы отдыхают, ветер утих, осенний восход осыпает стеклянно глубоким светом всех их… они пришли из своих гнёзд и птичьих базаров, из!за потоков вырывающихся сквозь туннели в лаве, с мелких островов разбросанных, как обломки, у северного побережья, из нежданных водопадов и сведённых джунглей, где топоры покрываются ржавчиной, а грубо сколоченные желоба гниют и валятся от ветра, из своих сырых утр в тенях гор-пней приковыляли они в неуклюжем паломничестве на эту ассамблею: дабы освятиться и быть приобщёнными….</text:span></text:span><text:span text:style-name="Source_20_Text"><text:span text:style-name="T6">Ибо, поскольку есть они твореньями Господа, имеющими дар разумного общения, признающими, что лишь в Слове Его возможно найти жизнь вечную</text:span></text:span><text:span text:style-name="Source_20_Text"><text:span text:style-name="T5">...И в глазах додо стоят слёзы счастья. Они братья отныне, они и люди, что их избивали, братья во Христе, они мечтают быть сейчас рядом с младенцем на его насесте в <text:s/>конюшне, смотреть на него и и его дорогое лицо ночь напролёт….</text:span></text:span></text:p>
      <text:p text:style-name="Standard_20__28_user_29_"><text:span text:style-name="Source_20_Text"><text:span text:style-name="T5">Вот наичистейшая форма европейского продвижения. Чего же ради всё это нужно было, убийственные моря, гангренозные зимы, голодные вёсны, преследование неверных до изнеможенья, полуночные боренья со Зверем, наш пот ставший льдом и слёзы бледными крупицами снега, если не ради таких моментов, как этот: маленькие обращённые, всех не вобрать одним взглядом, такие кроткие, так верящие—как может чей-то зоб стиснуться в страхе, как может раздаться квохтанье отступника в присутствии нашего клинка, нашего необходимого клинка? Повящённые, теперь они будут кормить нас, посвящённые <text:s/>останки их и помёт будут удобрять наши урожаи. Мы говорили им о «Спасении»? Мы имели в виду вечную жизнь во Граде? Жизнь вечную? Рай земной восстановлен, их остров каким он был вернуть им? Может быть. Всегда думаем о братьях меньших, коими мы благословенны среди наших остальных благословений. Право же, коль они спасают нас от голода в мире этом, тогда в следующем, в царстве Христовом, наши спасения должны быть, в равной же мере, неотделимы. Иначе додо будут только тем, чем кажутся в иллюзорном свете мира—всего лишь нашей дичью. Бог не может быть настолько жестоким.</text:span></text:span></text:p>
      <text:p text:style-name="Standard_20__28_user_29_"><text:span text:style-name="Source_20_Text"><text:span text:style-name="T5">Франц может рассматривать обе версии, чудо и охота на протяжении стольких лет, что он уж теперь не упомнит, как реальные, равносильные возможности. В обоих, под конец, додо умирают. Но что касается веры… он может верить только лишь в стальную реальность огнестрельного оружия, которое носит при себе. «Он знал, что мушкет весит меньше, что его спуск, кремень и сталь, обеспечивают более надёжное зажигание—но он чувствовал ностальгию по аркебузе… ему наплевать на лишний вес, это была </text:span></text:span><text:span text:style-name="Source_20_Text"><text:span text:style-name="T6">его</text:span></text:span><text:span text:style-name="Source_20_Text"><text:span text:style-name="T5"> причуда….»</text:span></text:span></text:p>
      <text:p text:style-name="Standard_20__28_user_29_"><text:span text:style-name="Source_20_Text"><text:span text:style-name="T5">Пират и Осби Фил опёрлись на парапет крыши, великолепный закат по ту сторону и вверх извивов реки, имперский змий, толпы фабрик, квартир, парков, закопчённых шпилей и фронтонов, накалённое небо шлёт вниз на мили глубоких улиц и громоздящихся крыш, и на жилистую реку Темзу резкое пятно обожжёно оранжевого напомнить посетителю о временности его смертного пребывания тут, запечатать или опустошить все окна и двери доступные взору его глаз, которые ищут лишь каплю общения, перекинуться словом на улице, прежде, чем подниматься в пропахшую мылом съёмную комнату и к квадратам кораллового заката на досках пола—антикварный свет, само-поглощаемый, учтённый как потреблённое топливо на счётчике холокоста зимы, более отдалённые формы среди нитей или листов дыма обернулись превосходными пепельными руинами самих себя, окна поближе, на миг ударенные солнцем, не отражают <text:s/>вовсе, а льёт тот же разрушительный свет, это напряжённое угасание, которое не обещает возвращенья, свет, что обращает в ржавчину правительственные машины припаркованные у тротуара, лакирует последние лица спешащие вдоль магазинов по холоду, как будто необъятная сирена <text:s/>наконец прозвучала, свет, что пробирает холодом неизведанные каналы множества улиц, и наполняет лондонскими скворцами, слетающимися миллионами к расплывчатым каменным пьедесталам, к пустеющим площадям и великому коллективному сну. </text:span></text:span><text:soft-page-break/><text:span text:style-name="Source_20_Text"><text:span text:style-name="T5">Они летят колцами, концентрическими кольцами на экранах радаров. Операторы называют их «ангелам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Он за тобой увязался,– Осби затягивается мухоморной сигаретой.</text:span></text:span></text:p>
      <text:p text:style-name="Standard_20__28_user_29_"><text:span text:style-name="Source_20_Text"><text:span text:style-name="T5">–</text:span></text:span><text:span text:style-name="Source_20_Text"><text:span text:style-name="T8"> </text:span></text:span><text:span text:style-name="Source_20_Text"><text:span text:style-name="T5">Да,– Пират инспектирует края сада на крыше, недовольный в закате,– но в это совсем не хочется верить. Хватит с меня и тог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И что ты думаешь про неё, вообще.</text:span></text:span></text:p>
      <text:p text:style-name="Standard_20__28_user_29_"><text:span text:style-name="Source_20_Text"><text:span text:style-name="T5">–</text:span></text:span><text:span text:style-name="Source_20_Text"><text:span text:style-name="T8"> </text:span></text:span><text:span text:style-name="Source_20_Text"><text:span text:style-name="T5">Кто-то может её использовать, я думаю,– решив так вчера на станции Чаринг-Крос, когда она уезжала в «Белое Посещение».– <text:s/>Нежданная прибыль кому-т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А ты знаешь что они там надумали?</text:span></text:span></text:p>
      <text:p text:style-name="Standard_20__28_user_29_"><text:span text:style-name="Source_20_Text"><text:span text:style-name="T5">Только то, что они замышляют что-то с использованием гигантского осьминога. Но в Лондоне никто ничего определённого не знает. Даже в «Белом Посещении» идёт эта нежданная суматоха, и вязкая неясность отчего. Майрон Грантон замечен бросающим не слишком товарищеские взгляды на Роджера Мехико. Зуав отбыл обратно в своё подразделение в Северной Африке, служить дальше под Крестом Лорейна, всё, что может напугать немцев в его черноте, заснято на плёнку, выжатое из него уговорами или убеждениями самого фон Гёля, когда-то дружившего и всё ещё равного Лангу, Пабсту, Любичу, с недавних пор замешанного в дела количества правительств в изгнании, в колебание валют, в учреждении и прекращении существований удивительной сети рыночных операций, на которые закрывают глаза, перемаргивают дальше по всему воюющему континенту, даже когда пожарные расчёты с воем несутся по улицам, а огненный смерч уносит кислород в небо и клиенты валятся задохнувшись как клопы в присутствие ДДТ… однако, коммерция нисколько не умалила <text:s/>Манеру фон Гёля: теперь она стала более прочувствованной, чем прежде. В начальных отрывках чёрный человек в форме SS движется на фоне модели ракеты и трейлера (постоянно снято через сосны, снег, под удалённым углом, чтобы не выдать английское местоположение), остальные, достаточно чёрнолицые, призваны на день, вся шара забавляется, м-р Пойнстмен, Мехико, Эдвин Трикл, и <text:s/>Ролло Грост, постоянный нейрохирург ОИА Аарон Тростер, все играют чёрных ракетчиков вымышленной <text:s/>Schwarzkommando—даже Майрон Грантон на роли без слов, смазанный статист как и все остальные. Продолжительность фильма три минуты 25 секунд из двенадцати кусков. Его состарят, добавят малость плесени и зернистости и перебросят в Голландию стать часть «остатков» поддельной стартовой площадки ракет в Рийксвийкше Бош. Потом голландской сопротивление совершит «налёт» на эту площадку, делая много шума, оставляя отпечатки шин и следы поспешного бегства. Армейский грузовик будет выпотрошен коктейлями Молотова: в пепле, среди обгорелой ткани, почернелых и частью расплавившихся бутылок джина, будут найдены фрагменты тщательно сфальфсифицированных документов <text:s/>Schwarzkommando и катушка плёнки из которой можно посмотреть всего три минуты 25 секунд. Фон Гёль, с отверделым лицом объявляет это величайшей из своих работ.</text:span></text:span></text:p>
      <text:p text:style-name="Standard_20__28_user_29_"><text:span text:style-name="Source_20_Text"><text:span text:style-name="T5">«Действительно, с учётом дальнейших событий»,– пишет знаменитый киновед Митчел Притиплейс,– «невозможно оспаривать такую его оценку, хотя по далеко иным причинам, чем мог бы предложить фон Гёль, или даже представить с его тогдашней точки зрения».</text:span></text:span></text:p>
      <text:p text:style-name="Standard_20__28_user_29_"><text:span text:style-name="Source_20_Text"><text:span text:style-name="T5">В «Белом Посещении», из-за беспорядочного финансирования, всего один кинопроектор. Каждый день, около полудня, когда люди из Оперции Чёрного Крыла просмотрят свои мошеннические африканско-чёрные ракетные войска, Вибли Силвернейл приходит унести проектор обратно по холодным коридором потёртого дерева в крыло ИАО, во внутреннюю комнату, где осьминог Григори молча пускает сопли в своей ёмкости. В остальных комнатах воют псы, пронзительно лают от боли, скулят о стимуле, которого не получают и не получат, а снег кружится, невидимыми татуировочными иглами за лишённым нервов стеклом окна позади зелёных занавесок. Плёнка заправлена, свет выключен, внимание Григори привлечено к экрану, где уже движутся кадры. Камера следит как она движется намеренно никуда по комнатам, </text:span></text:span><text:soft-page-break/><text:span text:style-name="Source_20_Text"><text:span text:style-name="T5">длинноногая, подростковая широта и присутуленность плеч, <text:s/>волосы не резко голландские, нет, а присобраны в модный взлёт вверх под старинную корону матового серебра….</text:span></text:span></text:p>
      <text:p text:style-name="Standard_20__28_user_29_"><draw:frame draw:style-name="fr1" draw:name="Image15" text:anchor-type="char" svg:width="6.9252in" svg:height="0.3661in" draw:z-index="13"><draw:image xlink:href="Pictures/1000000000000B720000009B428C9716555D8079.png" xlink:type="simple" xlink:show="embed" xlink:actuate="onLoad" loext:mime-type="image/png"/></draw:frame><text:span text:style-name="Source_20_Text"><text:span text:style-name="T5">Было очень раннее утро. Он проспотыкался наружу один в улочку мокрого кирпича. К югу заградительные аэростаты, сёрфингисты на утренних перистых, мерцали, розово-жемчужные, в рассвете.</text:span></text:span></text:p>
      <text:p text:style-name="Standard_20__28_user_29_"><text:span text:style-name="Source_20_Text"><text:span text:style-name="T5">Они выпустили Слотропа на волю, снова гуляет, блядь, последний шанс на дембель как чокнутому, и он его прошлёпал….</text:span></text:span></text:p>
      <text:p text:style-name="Standard_20__28_user_29_"><text:span text:style-name="Source_20_Text"><text:span text:style-name="T5">Чего они не продержали его в той палате сдвинутых сколько говорили—собирались же на пару недель? Никаких объяснений. Просто «Приветики!» и залупай отправляет его обратно в тот <text:s/>ТОТСССГ. Парень из Кеноши, Крочмен, западопроходец, и его приятель Ваппо были всем его миром в последние дни… остались ещё непроработанные вопросы, незавершённые приключения, механизм сдерживания и до хрена счислений о порядке категоризации старушки, как отвести её свинью домой через перелаз, а тут, на тебе!—и снова тот же Лондон.</text:span></text:span></text:p>
      <text:p text:style-name="Standard_20__28_user_29_"><text:span text:style-name="Source_20_Text"><text:span text:style-name="T5">Но что-то не так… что-то... </text:span></text:span><text:span text:style-name="Source_20_Text"><text:span text:style-name="T6">поменялось</text:span></text:span><text:span text:style-name="Source_20_Text"><text:span text:style-name="T5">… не хочу скулить, братаны, но—ну, например, он мог почти поклясться, что за ним следят, или по крайней мере подглядывают. Некоторые из хвостов очень скльзкие, но других он может вычислить запросто. На рождественской распродаже вчера в Вулворсе, он уловил парочку вылупленных глаз в отделе игрушек возле кучи аэропланов из бальзового дерева и велосипедов для малышей. И какое-то постоянство в том, что отражает зеркало заднего вида в его Хамбера, ни цвет ни модель пока что не засветился, но <text:s/></text:span></text:span><text:span text:style-name="Source_20_Text"><text:span text:style-name="T6">что-то</text:span></text:span><text:span text:style-name="Source_20_Text"><text:span text:style-name="T5"> постоянно присутствует в маленькой рамочке, довело до того, что начал оглядываться на другие машины выезжая по утрам на работу. Вещи на его столе в <text:s/>ТОТСССГ как-то не так как оставлял. Девушки ищут отговорки, чтоб отменить свидание. Он чувствует, что его мягко отстранили от жизни, которой он жил до побывки в Св. Веронике. Даже в кино, позади него всекгда кто-то, кто старается не говорить, не шелестеть бумагой, не смеяться слишком громко: Слотроп достаточно бывал в кино, чтобы враз усечь такую аномалию.</text:span></text:span></text:p>
      <text:p text:style-name="Standard_20__28_user_29_"><text:span text:style-name="Source_20_Text"><text:span text:style-name="T5">Отсек возле Гросвенор-сквер начинает всё больше смахивать на капкан. Он проводит время, иногда целые дни, бродя по Ист-Енду, вдыхая резкий воздух Темзы, выискивая мста где хвосты не смогут идти следом.</text:span></text:span></text:p>
      <text:p text:style-name="Standard_20__28_user_29_"><text:span text:style-name="Source_20_Text"><text:span text:style-name="T5">Однажды он сворачивает в узкую улочку, вся из кирпича и продуктовых лотков, и слышит как его зовут по имени—и, опаньки!.. тут она и подходит, блондиновые волосы вразлёт, белые танкетки постукивают по мостовой, клёвая чува в форме медсестры, а зовут её, э-э, ну, а—Дарлин. Она работат в госпитале Св. Вероники а живёт неподалёку у м-с Квод, леди давно овдовела и с той поры страдает серией антикварных болезней, типа, общая анемия, экзема, фолликулит, хлоазма, и аденома сальных желез, совсем недавно добавилась щепоточка цинги. В общем, вышла за зелёными лимонами для квартирной хозяйки, и тут фрукты начали скакать и сыпаться из её соломенной корзинки и покатились жёлто-зелёные вдоль по улице, молоденькая Дарлин бегом вдогонку в своей шапочке медсестры, её груди как мягкие буфера для этой встречи в сером море города.</text:span></text:span></text:p>
      <text:p text:style-name="Standard_20__28_user_29_"><text:span text:style-name="Source_20_Text"><text:span text:style-name="T5">–</text:span></text:span><text:span text:style-name="Source_20_Text"><text:span text:style-name="T8"> </text:span></text:span><text:span text:style-name="Source_20_Text"><text:span text:style-name="T5">Ты вернулся! Ах, Тайрон, ты </text:span></text:span><text:span text:style-name="Source_20_Text"><text:span text:style-name="T6">вернулся</text:span></text:span><text:span text:style-name="Source_20_Text"><text:span text:style-name="T5">,– слезинка или две, они оба в приседе, подбирают цитрусовые, шелестит накрахмаленное хаки платье, даже пара пришмыгиваний не совсем не сентиментального носа Слотропа.</text:span></text:span></text:p>
      <text:p text:style-name="Standard_20__28_user_29_"><text:span text:style-name="Source_20_Text"><text:span text:style-name="T5">–</text:span></text:span><text:span text:style-name="Source_20_Text"><text:span text:style-name="T8"> </text:span></text:span><text:span text:style-name="Source_20_Text"><text:span text:style-name="T5">Это я, милая…</text:span></text:span></text:p>
      <text:p text:style-name="Standard_20__28_user_29_"><text:span text:style-name="Source_20_Text"><text:span text:style-name="T5">Колея шин в слякоти обернулась жемчугом, мягким жемчугом. Чайки медленно кружат на фоне высоких безоконных кирпичных стен района.</text:span></text:span></text:p>
      <text:p text:style-name="Standard_20__28_user_29_"><text:span text:style-name="Source_20_Text"><text:span text:style-name="T5">Квартира м-с Квод вверх по трём тёмным лестничным маршам, с куполом <text:s/>далёкого Св. Пола из кухонного окна сквозь дым в некоторые дни, а сама крохотная леди в кресле розового плюша в общей комнате, слушает по радиоприёмнику концерт аккордеонного оркестра Прима Скалы. </text:span></text:span><text:soft-page-break/><text:span text:style-name="Source_20_Text"><text:span text:style-name="T5">На вид достаточно здорова. Хотя на столе её скомканный платочек из шифона: перистые пятна крови извилинами туда-сюда, как узорчик из цветов.</text:span></text:span></text:p>
      <text:p text:style-name="Standard_20__28_user_29_"><text:span text:style-name="Source_20_Text"><text:span text:style-name="T5">–</text:span></text:span><text:span text:style-name="Source_20_Text"><text:span text:style-name="T8"> <text:s/></text:span></text:span><text:span text:style-name="Source_20_Text"><text:span text:style-name="T5">Вы заходили, когда у меня была банальная лихорадка,– вспоминает она Слотропа,– мы в тот день заварили чай из полыни.– Ну, конечно, сейчас даже вкус, поднимаясь сквозь подошвы его башмаков, пронимает его. Они переиначивают… должно быть это вне его памяти… холодный чистый интерьер, девушка и женщина, независимо от его стенографии звёзд… так много осунувшихся девушек, продутых ветром набережных, сиделок, прощаний на автобусных остановках, как можно ждать, чтоб он запомнил? но это комната продолжала напоминания: в какой-то части того уж кем он там был внутри она соизволила остаться, сохранена в покое все эти месяцы вне его головы, разложенной в зернистые тени по засаленным баночкам трав, конфет, приправ, полного собрания романов Комптона Маккензи на полке, застеклённые образа её покойного мужа Остина запорошённые ночью в золочёных рамочках на каминной доске где в прошлый раз дикие астры приветствовали в перепутанице из маленькой вазы сервского фарфора, которую она вместе с Остином нашли давны-давно в магазине на Вардор-Стрит….</text:span></text:span></text:p>
      <text:p text:style-name="Standard_20__28_user_29_"><text:span text:style-name="Source_20_Text"><text:span text:style-name="T5">–</text:span></text:span><text:span text:style-name="Source_20_Text"><text:span text:style-name="T8"> </text:span></text:span><text:span text:style-name="Source_20_Text"><text:span text:style-name="T5">Он был моим здоровьем,– <text:s/>часто говорит м-с Квод,– с тех пор как он умер, мне пришлось стать полной ведьмой из чистого самосохранения.– <text:s/>Из кухни доносится запах свеженарезанный и выжатых лимонов. Дарин часто входит и выходит из комнаты, ищет разные ботанические добавки, спрашивает куда подевалась тряпочка для сыра. – «Тайрон помоги мне снять ту—нет рядом, высокая банка, спасибо милый».—обратно на кухню, скрипнув крахмалом, полыхнув розовым. –«Тут ни у кого нет памяти, кроме меня»,– вздыхает м-с Квод,– «мы помогаем друг другу, как видите.»– Из-под кретонового камуфляжа она достаёт большую вазу с конфетами. – «А теперь,»– <text:s/>просияла она к Слотропу,– «Вот: винные желе. Они довоенные».</text:span></text:span></text:p>
      <text:p text:style-name="Standard_20__28_user_29_"><text:span text:style-name="Source_20_Text"><text:span text:style-name="T5">–</text:span></text:span><text:span text:style-name="Source_20_Text"><text:span text:style-name="T8"> </text:span></text:span><text:span text:style-name="Source_20_Text"><text:span text:style-name="T5">Теперь я вспомнил вас—леди со связями в Министерстве Снабжения!– Но он знает, по прошлому разу, никакая галантность ему не поможет. Посте того визита он написал домой к Налин: «Англичане малость странные в том, что касается какие вещи на вкус, Мам. Они не такие как мне. Наверно это из-за климата. Им нравится такое, что никогда бы и не подумал. Иногда просто выворачивает желудок. Недавно я угостился тем, что они называют «винное желе». У них это </text:span></text:span><text:span text:style-name="Source_20_Text"><text:span text:style-name="T6">конфета</text:span></text:span><text:span text:style-name="Source_20_Text"><text:span text:style-name="T5">, Мам! Придумай как скормить одну из них Гитлеру и война закончится </text:span></text:span><text:span text:style-name="Source_20_Text"><text:span text:style-name="T6">завтра</text:span></text:span><text:span text:style-name="Source_20_Text"><text:span text:style-name="T5"> же!» Сейчас он снова лицом к лицу с этими рыжеватыми предметами из желатина, кивает, как он надеется радостно м-с Квод. На них выпукло написаны имена различных вин.</text:span></text:span></text:p>
      <text:p text:style-name="Standard_20__28_user_29_"><text:span text:style-name="Source_20_Text"><text:span text:style-name="T5">–</text:span></text:span><text:span text:style-name="Source_20_Text"><text:span text:style-name="T8"> <text:s/></text:span></text:span><text:span text:style-name="Source_20_Text"><text:span text:style-name="T5">И ещё капельку ментола,– м-с Квод закладывает в рот <text:s/>одну.– Прелесть.</text:span></text:span></text:p>
      <text:p text:style-name="Standard_20__28_user_29_"><text:span text:style-name="Source_20_Text"><text:span text:style-name="T5">Слотроп наконец выбрал одну с барельефом <text:s/>Lafitte Rothschild и отправляет в свой целовальник:– <text:s/>«О, да. Да. Ммм. Великолепн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Если вы хотите что-то совсем </text:span></text:span><text:span text:style-name="Source_20_Text"><text:span text:style-name="T6">особенное</text:span></text:span><text:span text:style-name="Source_20_Text"><text:span text:style-name="T5"> попробуйте Бернкаслер Доктор. О! Не вы ли мне принесли тогда те миленькое американские штучки, слизистый вяз.</text:span></text:span></text:p>
      <text:p text:style-name="Standard_20__28_user_29_"><text:span text:style-name="Source_20_Text"><text:span text:style-name="T5">–</text:span></text:span><text:span text:style-name="Source_20_Text"><text:span text:style-name="T8"> </text:span></text:span><text:span text:style-name="Source_20_Text"><text:span text:style-name="T5">Скользкий вяз. Какая жалость, они вчера кончились.</text:span></text:span></text:p>
      <text:p text:style-name="Standard_20__28_user_29_"><text:span text:style-name="Source_20_Text"><text:span text:style-name="T5">Входит Дарин с горячим чайником и тремя чашками на подносе.</text:span></text:span></text:p>
      <text:p text:style-name="Standard_20__28_user_29_"><text:span text:style-name="Source_20_Text"><text:span text:style-name="T5">–</text:span></text:span><text:span text:style-name="Source_20_Text"><text:span text:style-name="T8"> </text:span></text:span><text:span text:style-name="Source_20_Text"><text:span text:style-name="T5">Что тут?– Слотроп малость поспешн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Тебе лучше не знать, Тайрон.</text:span></text:span></text:p>
      <text:p text:style-name="Standard_20__28_user_29_"><text:span text:style-name="Source_20_Text"><text:span text:style-name="T5">–</text:span></text:span><text:span text:style-name="Source_20_Text"><text:span text:style-name="T8"> </text:span></text:span><text:span text:style-name="Source_20_Text"><text:span text:style-name="T5">Это точно,– <text:s/>после первого глотка, жалея, что она мало добавила лимонного сока, или хоть чего-нибудь, чтоб убит основной вкус, убийственно горький. Эти люди и впрямь сумасшедшие. И без сахара, есэсна. Он тянется к вазе с конфетами, выуживает ребристый шарик лакрицы. На вид безопасна. И как раз когда он кусает, Дарлин смотрит на него со значением, грит, умничка, как раз вовремя: – «О, я думала мы от них всех избавились от всех тех—«Жильберт <text:s/>&amp; Саливан неподдельное наслаждение»—года </text:span></text:span><text:span text:style-name="Source_20_Text"><text:span text:style-name="T6">два</text:span></text:span><text:span text:style-name="Source_20_Text"><text:span text:style-name="T5"> назад.»– как раз в тот в момент, когда Слотроп достигает тягуче-жидкую сердцевину со вкусом майонеза и корок апельсина.</text:span></text:span></text:p>
      <text:p text:style-name="Standard_20__28_user_29_"><text:span text:style-name="Source_20_Text"><text:span text:style-name="T5">–</text:span></text:span><text:span text:style-name="Source_20_Text"><text:span text:style-name="T8"> </text:span></text:span><text:span text:style-name="Source_20_Text"><text:span text:style-name="T5">Вы забрали <text:s/>последнюю из моих Мармеладный Сюрпризов!– <text:s/>вскрикивает м-с Квод, с быстротой фокусника доставая сладость в форме яйца мягко зелёного цвета, всю усыпанную </text:span></text:span><text:soft-page-break/><text:span text:style-name="Source_20_Text"><text:span text:style-name="T5">лавандовым типографским шрифтом.– И за это не получите ни одной кремовой рабарбы.– И вся та штука исчезает в её рту.</text:span></text:span></text:p>
      <text:p text:style-name="Standard_20__28_user_29_"><text:span text:style-name="Source_20_Text"><text:span text:style-name="T5">–</text:span></text:span><text:span text:style-name="Source_20_Text"><text:span text:style-name="T8"> </text:span></text:span><text:span text:style-name="Source_20_Text"><text:span text:style-name="T5">Так мне и надо,– говорит Слотроп, удивляясь что он этим хотел сказать, прихлёбывая чай из трав, чтобы снять вкус конфеты из майонеза—чёрт! и это было ошибкой, точно, потому что его рот снова наполняет <text:s/>жуткая алкалоидная разруха, аж до самого мягкого нёба, где она и осела. Дарлин, сочувственная Соловушка, подаёт ему твёрдую красную конфету в форме малины… мм, как ни странно, у неё даже вкус малины, хотя не может снять всё ту горечь. Нетерпеливо, вгрызается он и уже по ходу знает, ёбаный идиот, что опять нарвался, по языку разливается самая жуткая кристаллиновая концентрация, Боже, наверное это сама нитритная кислота.– Ой-йой, эта уж вправду </text:span></text:span><text:span text:style-name="Source_20_Text"><text:span text:style-name="T6">кисленькая</text:span></text:span><text:span text:style-name="Source_20_Text"><text:span text:style-name="T5">.– Едва способен выговаривать слова, до того его корёжит, из тех шуточек, которыми Хоп Хариган отвлекал Танка Тинкера от игры на его свирельке, дешёвый трюк в тех комиксах и вдвойне предосудительный со стороны старой леди, которая, типа, как одна из наших Союзников, блядь, он даже ничего </text:span></text:span><text:span text:style-name="Source_20_Text"><text:span text:style-name="T6">не видит</text:span></text:span><text:span text:style-name="Source_20_Text"><text:span text:style-name="T5"> оно зашло ему в нос и чем бы оно ни было, совсем не растворяется, просто продолжает пытку его дрожащего языка и хрустит как толчёное стекло у него на зубах. М-с Квод тем временем занята поглощением, кусочек за кусочечком, пироженого </text:span></text:span><text:span text:style-name="Source_20_Text"><text:span text:style-name="T6"><text:s/>petit four</text:span></text:span><text:span text:style-name="Source_20_Text"><text:span text:style-name="T5"> из вишни с хинином. Она излучает довольство на молодых людей по ту сторону вазы с конфетами. Слотроп, забывшись, снова тянется к чаю. Теперь не получается галантно увильнуть. Дарин спускает ещё две-три банки с конфетами с полки, и теперь он срывается, как путешествие к центру некоей малой, враждебной планеты в громком конфетном </text:span></text:span><text:span text:style-name="Source_20_Text"><text:span text:style-name="T6">чавк</text:span></text:span><text:span text:style-name="Source_20_Text"><text:span text:style-name="T5"> сквозь шоколадную кору отдающей эвкалиптом помадки к, наконец, ядру из какой-то очень тугой резинки арабской. Ногтями он выдирает кусочек этого из зубов и какое-то время рассматривает. Цвет пурпурный.</text:span></text:span></text:p>
      <text:p text:style-name="Standard_20__28_user_29_"><text:span text:style-name="Source_20_Text"><text:span text:style-name="T5">–</text:span></text:span><text:span text:style-name="Source_20_Text"><text:span text:style-name="T8"> </text:span></text:span><text:span text:style-name="Source_20_Text"><text:span text:style-name="T5">Вот вы и догадались!– <text:s/>М-с Квод машет ему пёстрым конгломератом из корня имбиря, ириски и <text:s/>семени аниса,– понимаете всегда надо наслаждаться внешним </text:span></text:span><text:span text:style-name="Source_20_Text"><text:span text:style-name="T6">видом</text:span></text:span><text:span text:style-name="Source_20_Text"><text:span text:style-name="T5">. И почему вы, американцы, такие импульсивные?</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у,– <text:s/>бормочет,– обычно мы не доходим до чего-то более сложного, чем плитки Херши, понимаете…</text:span></text:span></text:p>
      <text:p text:style-name="Standard_20__28_user_29_"><text:span text:style-name="Source_20_Text"><text:span text:style-name="T5">–</text:span></text:span><text:span text:style-name="Source_20_Text"><text:span text:style-name="T8"> </text:span></text:span><text:span text:style-name="Source_20_Text"><text:span text:style-name="T5">О, попробуй это!– кричит Дарлин ухватившись за горло и качаясь на нег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Ух-ты, это наверняка что-то,– <text:s/>с сомнением берёт эту новинку коричневого цвета, уменьшенная вчетверо полная копия ручной гранаты, рычаг, кольцо и всё прочее, одна из серии патриотических сладостей выпущенных прежде, чем сахар стал таким дефицитом, помимо, как он определил заглянув в банку, зарядного магазина Вибли .455 калибра из розовых и зелёных ирисок, шеститонной бомбы из желатина в серебристой обёртке, и базуки из лакрицы.</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у, давай,– <text:s/>Дарлин ухватив его руку с конфетой, пытается засунуть в его рот.</text:span></text:span></text:p>
      <text:p text:style-name="Standard_20__28_user_29_"><text:span text:style-name="Source_20_Text"><text:span text:style-name="T5">–</text:span></text:span><text:span text:style-name="Source_20_Text"><text:span text:style-name="T8"> <text:s/></text:span></text:span><text:span text:style-name="Source_20_Text"><text:span text:style-name="T5">Да, просто, знаешь, смотрю на вид, как советует м-с Квод.</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о плющить в руке не честно, Тайрон.</text:span></text:span></text:p>
      <text:p text:style-name="Standard_20__28_user_29_"><text:span text:style-name="Source_20_Text"><text:span text:style-name="T5">Под своей тамариндовой глазурью, граната оказывается приторной нугой сдобренной пепсином, полной пряных ягодок кубеба поверх жёсткой сердцевины камфорной камеди.. Это невыразимо отвратительно. У Слотропа начинает кружиться голова от камфорных испарений, глаза слезятся, язык в неизбывном холокосте. Кубеб? Ему случалось лишь курить эту дрянь.– <text:s/>Отравлен...– удаётся ему выстонать.</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у, же, по-мужски,– советует м-с Квод.</text:span></text:span></text:p>
      <text:p text:style-name="Standard_20__28_user_29_"><text:span text:style-name="Source_20_Text"><text:span text:style-name="T5">–</text:span></text:span><text:span text:style-name="Source_20_Text"><text:span text:style-name="T8"> <text:s/></text:span></text:span><text:span text:style-name="Source_20_Text"><text:span text:style-name="T5">Да,– Дарин через слои обсосанной карамели,– не забывай, война идёт. Давай, милый, отрой ротик.</text:span></text:span></text:p>
      <text:p text:style-name="Standard_20__28_user_29_"><text:span text:style-name="Source_20_Text"><text:span text:style-name="T5">Сквозь слёзы он не может толком разглядеть, но слышит, как м-с Квод напротив за столом долдонит:– «Ням, ням, ням»,– <text:s/>а Дарин давится смехом. Это большущее и мягкое, как зефир, но почему-то—если только у него всерьёз не сдвинулись мозги—по вкусу похоже на джин. – Эа шо,– спрашивает он непрожёванн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Джиновый зефир,– грит м-с Квод.</text:span></text:span></text:p>
      <text:p text:style-name="Standard_20__28_user_29_"><text:soft-page-break/><text:span text:style-name="Source_20_Text"><text:span text:style-name="T5">–</text:span></text:span><text:span text:style-name="Source_20_Text"><text:span text:style-name="T8"> </text:span></text:span><text:span text:style-name="Source_20_Text"><text:span text:style-name="T5">Аааа…</text:span></text:span></text:p>
      <text:p text:style-name="Standard_20__28_user_29_"><text:span text:style-name="Source_20_Text"><text:span text:style-name="T5">–</text:span></text:span><text:span text:style-name="Source_20_Text"><text:span text:style-name="T8"> </text:span></text:span><text:span text:style-name="Source_20_Text"><text:span text:style-name="T5">О, это ещё что, попробуйте одну такую...– Его зубы с какой-то извращённой рефлективостью прохрустнулись через твёрдую кислую крыжовниковую скорлупу до влажной брызжущей неприятности, наверное, как ему кажется, тапиоки, липкие кусочки чего-то наполненного пудренными долькам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Ещё чаю?– предлагает Дарин. Слотроп в безудержном кашле, вдохнув малость той начинки из долек.</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ехороший кашель,– м-с Квод предлагает коробочку тех невероятных английских капель от кашля, Меггезон,– <text:s/>Дарлин, чая просто чудесный, я чувствую как моя цинга проходит, просто чувствую.</text:span></text:span></text:p>
      <text:p text:style-name="Standard_20__28_user_29_"><text:span text:style-name="Source_20_Text"><text:span text:style-name="T5">Меггезон это как если тебя шарахнут по голове Швейцарскими Альпами. Ментоловые сосульки моментально вырастают с крыши ротовой полости Слотропа. Полярные медведи вцарапываются когтями, чтобы удержаться на морозных гроздьях альвеолярных кистей в его лёгких. Зубы ободрало настолько, что больно дышать, даже через нос, даже, послабив галстук и засунув нос под шейный вырез в его оливково-серой майки с короткими рукавами. Испарения бензоина проникают в его мозг. Голова плывёт кругом в нимбе из льда.</text:span></text:span></text:p>
      <text:p text:style-name="Standard_20__28_user_29_"><text:span text:style-name="Source_20_Text"><text:span text:style-name="T5">Даже час спустя привкус Меггезона не проходит, в воздухе призрак мяты. Слотроп лежит с Дарлин, Отвратные Английские Конфетные Манёвры в прошлом, его пах прижат к её тёплому заду. Единственная конфета, которую он не попробовал—м-с Квод её придержала—была Райское Пламя,та знаменитая сладость по дорогой цене и переменчивого вкуса—для одного «солёная слива», для другого «искусственные вишни»… «засахаренные фиалки»… «Ворчестерский соус»… «патока с перцем»… сколько угодно подобных определений, уверенных, кратких, никогда длиннее, чем пара слов—напоминают описание ядовитых и одуряющих газов в тренировочных инструкциях, «кисло-сладкий баклажан» самое, пожалуй, длинное на данный момент. Райское Пламя сегодня оперативно вымерло и в 1945 его вряд ли можно найти: во всяком случает среди залитых солнцем магазинов и полированных витрин Бонд-Стрит или развалин Белгравии. Но время от времени какая-то да и всплывёт в местах обычно не торгующих кондитерскими товарами: спокойно, в глубине больших стеклянных банок затуманенных временем, среди других подобных предметов, иногда просто одна конфета на всю банку, почти скрытая окружающими турмалинами в немецком золоте, резные эбонитовые напёрстки из прошлого столетия, шпильки, части клапанов, резьбовые запчасти от непонятных музыкальных инструментов, радиодетали из канифоли меди, которую Война, в своей ненасытном, всеобгладывающем поглощении не успела слизнуть в темноту… В местах, чья тишь не нарушается слишком громким звуком автомобильных моторов, а снаружи деревья вдоль улицы. Комнаты глубже, а лица проявляющиеся в свете, что падает сквозь застеклённую крышу, старше, желтее, дряхлее….</text:span></text:span></text:p>
      <text:p text:style-name="Standard_20__28_user_29_"><text:span text:style-name="Source_20_Text"><text:span text:style-name="T5">Поколыхиваясь около улевой отметки между сном и бодрствованием, его полупоникший хуй всё ещё в ней, их обессиленые ноги согнуты под одинаковым углом… Комната углубляется в воду и прохладность. Где-то садится солнце. Света едва хватает различить тёмные веснушки у неё на спине. В гостиной м-с Квод снится, что она <text:s/>вернулась в сады Бёрнмаута, в гущу рододендроном и нежданного дождя, Остин кричит </text:span></text:span><text:span text:style-name="Source_20_Text"><text:span text:style-name="T6">Прикоснитесь к <text:s/>её горлу, Величество. Прикоснитесь!</text:span></text:span><text:span text:style-name="Source_20_Text"><text:span text:style-name="T5"> и Йрйё—самозванец, но настоящий король из какой-то весьма сомнительной семейной ветви узурпировавшей трон в результате интриг по поводу Бессарабии в 1878—Йрйё, в старомодном сюртуке с золотыми галунами поблескивающими на рукавах, склоняется к ней сквозь дождь навсегда излечить от золотухи королевским прикосновением, выглядит так же как на ротогравюре, в паре шагов позади его милая Хризола, в серьёзном ожидании, вокруг них колошматит дождь, белая королевская рука вынута из перчатки, складывается, как бабочка, прикоснуться к впадинке на горле м-с Квод, чудотворное прикосновение, лёгкое… прикосновение…</text:span></text:span></text:p>
      <text:p text:style-name="Standard_20__28_user_29_"><text:soft-page-break/><text:span text:style-name="Source_20_Text"><text:span text:style-name="T6">Вспышка молнии—</text:span></text:span></text:p>
      <text:p text:style-name="Standard_20__28_user_29_"><text:span text:style-name="Source_20_Text"><text:span text:style-name="T5">И Слотроп зевает: – Который час?– а Дарин всплывает из сна. Когда без предупреждения, комната полна полдня, слепяще-белого, каждый волосок взбитый у неё на загривке отчётлив как днём, и сотрясение обрушивается на них, потрясая дом до его бедных косточек, ударяя в оконную занавеску, обернувшуюся чёрно-белой сеткой траурных карточек. Сверху, догоняя, нарастающий вой паденья ракеты, скорый поезд с высот вниз, в звенящую тишину. Снаружи лопалось стекло, протяжный диссонанс цимбал дальше по улице. Член Слотропа подскочил, торча до боли. Для Дарин, пробудившейся вдруг, сердце колотится, ладони и пальцы свело от страха, это торчание, разумеется, кажется частью белой вспышки, грохота. К тому времени, когда взрыв сошёл на красное постоянное мерцание за занавеской, она начала удивляться… как одно с другим… но они уже заняты еблей, и какая разница, а Бога ради почему и не быть хоть какой-то пользе от этого дурацкого Блица?</text:span></text:span></text:p>
      <text:p text:style-name="Standard_20__28_user_29_"><text:span text:style-name="Source_20_Text"><text:span text:style-name="T5">Но кто там, в просвете оранжевой занавески, сдерживает дыхание? Подсматривает? Ну, и где же по вашему, составители карт, мастера слежки, упадёт следующая?</text:span></text:span></text:p>
      <text:p text:style-name="Standard_20__28_user_29_"><draw:frame draw:style-name="fr1" draw:name="Image16" text:anchor-type="char" svg:width="6.9252in" svg:height="0.3661in" draw:z-index="14"><draw:image xlink:href="Pictures/1000000000000B720000009B428C9716555D8079.png" xlink:type="simple" xlink:show="embed" xlink:actuate="onLoad" loext:mime-type="image/png"/></draw:frame><text:span text:style-name="Source_20_Text"><text:span text:style-name="T5">Самое прервое прикосновение: он говорил какую-то гадость, обычное для Мехико самобичевание—ты меня не знаешь, я ещё тот стервец—«Нет»,– она хотела приложить свой палец к его губам,– «не говори так.»– Когда она <text:s/>потянулась, он не задумываясь перехватил её запястье и отвёл <text:s/>руку, чистая самозащита—но продолжал удерживать её. Они оказались лицом к лицу и ни один не отводил глаз. Потом Роджер поднёс её руку к своим губам и поцеловал, всё так же глядя ей в глаза. Пауза, его сердце резкими толчками стучит о стенку его груди… –«Ооо»,– вырвалось у неё и она потянулась обнять его, отбросив всякую сдержанность, открыта, дрожа, пока они прижимались друг к другу. Потом она ему рассказывала, что как только он взял её руку в тот вечер, она кончила. И первый раз, когда он прикоснулся к её пизде, стиснут мягкую пизду <text:s/>Джессики через её трусики, дрожь опять началась высоко меж её ляжек, охватывая её. Она кончила дважды, прежде, чем хуй официально вошёл в её пизду и это важно для них обоих, хотя ни ни один не смог понять почему, собственно.</text:span></text:span></text:p>
      <text:p text:style-name="Standard_20__28_user_29_"><text:span text:style-name="Source_20_Text"><text:span text:style-name="T5">Когда это происходит, свет для них становится очень красным.</text:span></text:span></text:p>
      <text:p text:style-name="Standard_20__28_user_29_"><text:span text:style-name="Source_20_Text"><text:span text:style-name="T5">Однажды они встретились в чайной: на ней был красный свитер с короткими рукавами и её обнажённые руки теплились красным по бокам. Она была без какой-либо косметики, первый раз он видел её такой. Шагая к машине, она берёт руку Роджера и прикладывает на секунду, слегка, между своих движущихся ног. Сердце Роджера наполняется эрекцией и кончает. Такое ощущение. Резко вверх до уровня кожи, выплёскиваясь по его соскам… это любовь, это изумительно. Даже когда её нет рядом, очнувшись ото сна, на улице вслед за лицом, которое вопреки вероятности может оказаться лицом Джессики, Роджер никак не может совладать с этим, он во власти.</text:span></text:span></text:p>
      <text:p text:style-name="Standard_20__28_user_29_"><text:span text:style-name="Source_20_Text"><text:span text:style-name="T5">Про Бобра. Или Джереми, как тот известен своей матери, Роджер старается не думать больше, чем <text:s/>приходится. Конечно же, он в агонии насчёт технических деталей. Она ведь никак не может—или может?—Делать Такие же Вещи с Джереми. Разве может этот мудак—она же не потянется вокруг когда они ебуться, а и чтоб вставить свой хулиганский палец, его английскую розу, в жопу Джереми? Стоп, прекрати это (но сосёт ли она его хуй? Бывала ли когда-нибудь его постоянно наглая рожа между её сладеньких ягодиц?), бесполезно, это полоса юношеского помешательства и сидел бы сейчас лучше в Тиволи, да смотрел очередную серию Марии Монтез и Йона Хола, или же наблюдал леопардов и карибских вепрей в <text:s/>зоопарке Регент Парка и гадал бы пойдёт ли дождь до 4:30.</text:span></text:span></text:p>
      <text:p text:style-name="Standard_20__28_user_29_"><text:span text:style-name="Source_20_Text"><text:span text:style-name="T5">Время, которое Роджер и Джессика провели вместе, в сумме, измеряется часами. А все сказанные слова не превышают моличества в меморандуме ВКСЭС. И нет ни малейшей возможности, впервые за его карьеру, чтобы статистик придал этим числам хоть какой-то смысл. <text:s/></text:span></text:span></text:p>
      <text:p text:style-name="Standard_20__28_user_29_"><text:soft-page-break/><text:span text:style-name="Source_20_Text"><text:span text:style-name="T5">Когда вместе, они единый интерфейс кожи, истекающей потом, стиснутой насколько их мускулам с костями хватает сил прижать, почти без слов кроме её имени, или его.</text:span></text:span></text:p>
      <text:p text:style-name="Standard_20__28_user_29_"><text:span text:style-name="Source_20_Text"><text:span text:style-name="T5">По отдельности, время составления крутых кино-диалогов, сценариев, чтобы разыгрывать наедине с собой, по ночам когда её зенитка стучит в дверь небес над нею, а его ветер гудит в завитках колючей проволоки вдоль пляжа. Отель Мэйфловер: –«Кое у кого реактивная скорость, опоздала всего на полчаса.»</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у,– девушки из <text:s/>ЖКМС и УФАА, ювелирно украшенные юные вдовы, косятся со всех сторон,– надеюсь ты время зря не терял.</text:span></text:span></text:p>
      <text:p text:style-name="Standard_20__28_user_29_"><text:span text:style-name="Source_20_Text"><text:span text:style-name="T5">–</text:span></text:span><text:span text:style-name="Source_20_Text"><text:span text:style-name="T8"> </text:span></text:span><text:span text:style-name="Source_20_Text"><text:span text:style-name="T5">Времени достаточно, чтоб сговориться о паре свиданий,– отвечает он тщательно всматриваясь в наручные часы застёгнутые, по моде второй мировой войны, на внутренней стороне запястья,– и на </text:span></text:span><text:span text:style-name="Source_20_Text"><text:span text:style-name="T6">данный</text:span></text:span><text:span text:style-name="Source_20_Text"><text:span text:style-name="T5"> момент обеспеченная беременность, или две, если тольк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Ах!– Она подскакивает радостно (вверх, не на),– это мне </text:span></text:span><text:span text:style-name="Source_20_Text"><text:span text:style-name="T6">напомнил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Вуууййй!– Роджер отшатывается назад к растению в горшке, под разухабистые саксофоны Роланда Пичи и Его Оркестра, исполняющие «Вот, я <text:s/>Ляпнул Это Снова», и роняет голову на грудь.</text:span></text:span></text:p>
      <text:p text:style-name="Standard_20__28_user_29_"><text:span text:style-name="Source_20_Text"><text:span text:style-name="T5">–</text:span></text:span><text:span text:style-name="Source_20_Text"><text:span text:style-name="T8"> </text:span></text:span><text:span text:style-name="Source_20_Text"><text:span text:style-name="T5">Так </text:span></text:span><text:span text:style-name="Source_20_Text"><text:span text:style-name="T6">вот</text:span></text:span><text:span text:style-name="Source_20_Text"><text:span text:style-name="T5">, что у тебя на уме. Если, конечно, </text:span></text:span><text:span text:style-name="Source_20_Text"><text:span text:style-name="T6">ум</text:span></text:span><text:span text:style-name="Source_20_Text"><text:span text:style-name="T5"> подходящее слово.</text:span></text:span></text:p>
      <text:p text:style-name="Standard_20__28_user_29_"><text:span text:style-name="Source_20_Text"><text:span text:style-name="T5">Они приводят всех в замешательство. Выглядят такими невинными. Люди сразу же хотят защитить их: следят за собой, чтобы не говорить о смерти, делах, изменах, когда Роджер и Джессика рядом. Всё только про дефициты, песни, дружков, фильмы и блузки…</text:span></text:span></text:p>
      <text:p text:style-name="Standard_20__28_user_29_"><text:span text:style-name="Source_20_Text"><text:span text:style-name="T5">С волосами заложенными за уши, с её мягким подбородком, она выглядит 9, 10-летней, потерялась возле витрин, моргает на солнце, поворачивая голову на светлом стёганом покрывале, кончает в слезах, покрасневшее сморщенное лицо ребёнка готового разреветься, стонет </text:span></text:span><text:span text:style-name="Source_20_Text"><text:span text:style-name="T6">о, о…</text:span></text:span></text:p>
      <text:p text:style-name="Standard_20__28_user_29_"><text:span text:style-name="Source_20_Text"><text:span text:style-name="T5">Однажды ночью, в тёмном холодно-одеяльном убежище их постели, сам задрёмывая и просыпаясь, он зализал Джессику до сна. Когда она ощутила его первые тёплые вздохи коснулись её половых губ, она трепетала и кричала как кошка. Две-три ноты, казалось, звучат вместе, хрипло, колеблясь, пронизанные снежинками, что запомнились из прошедшего вечера. Деревья снаружи просеивают ветер, невидимые ей грузовики несутся по дорогам и улицам, за домами, за каналами или рекой, за простеньким парком. О, и ещё собаки и коты, что выбрались потоптаться по мягкому снегу….</text:span></text:span></text:p>
      <text:p text:style-name="Standard_20__28_user_29_"/>
      <text:p text:style-name="Standard_20__28_user_29_"><text:span text:style-name="Source_20_Text"><text:span text:style-name="T5">«… картины, ну, ладно, сцены вмелькивают, Роджер. Сами собой, серьёзно, я их не выдумываю….» Яркий рой их проплывает на фоне низкого изотонического мерцания потолка. Он и она лежат и дышат кверху, его мягкий хуй млеет, свисая вокруг его ляжки, подгору, поближе к Джессике. Ночная комната испускает вздох, да, Испускает Вздох—старомодная смешная комната, ой-ой, я безнадёжен, кто клоуном родился вовек неисправим, заигрывает из зеркальной рамы в чём-то зелёно-полосатом, панталоны, волосы дыбом—и тем не менее это даже очень странно, за большинством комнат сегодня, гм, знаете ли, замечалось, что они «дышат», да, или з</text:span></text:span><text:span text:style-name="Source_20_Text"><text:span text:style-name="T6">амирают в безмолвном ожидании</text:span></text:span><text:span text:style-name="Source_20_Text"><text:span text:style-name="T5"> и <text:s/>в этом уже, должно быть, некая зловещая традиция, <text:s/>длинные стройные создания, тяжёлая парфюмерия и мулеты по комнатам подвергшимся атаке среди ночи, проткнуты винтовыми лестницами, сине-лепестковыми беседками, окружение в котором никто, как угодно разъярённый или сдвинутый, моя юная леди, никогда не Испускает Вздоха. Так не делается.</text:span></text:span></text:p>
      <text:p text:style-name="Standard_20__28_user_29_"><text:span text:style-name="Source_20_Text"><text:span text:style-name="T5">Но тут. С </text:span></text:span><text:span text:style-name="Source_20_Text"><text:span text:style-name="T6">этой</text:span></text:span><text:span text:style-name="Source_20_Text"><text:span text:style-name="T5"> юной леди. Бумазея в клеточку. Взъерошенные брови. Распоясалась, что удержу нет. Красный бархат. На «слаб</text:span></text:span><text:span text:style-name="Source_20_Text"><text:span text:style-name="T3">о́</text:span></text:span><text:span text:style-name="Source_20_Text"><text:span text:style-name="T5">» она сняла свою блузку, в движении по основной магистрали возле Ловер Бидинга.</text:span></text:span></text:p>
      <text:p text:style-name="Standard_20__28_user_29_"><text:span text:style-name="Source_20_Text"><text:span text:style-name="T5">–</text:span></text:span><text:span text:style-name="Source_20_Text"><text:span text:style-name="T8"> </text:span></text:span><text:span text:style-name="Source_20_Text"><text:span text:style-name="T5">О, Боже, она чокнулась, за что </text:span></text:span><text:span text:style-name="Source_20_Text"><text:span text:style-name="T6">мне</text:span></text:span><text:span text:style-name="Source_20_Text"><text:span text:style-name="T5"> попадаются только такие?</text:span></text:span></text:p>
      <text:p text:style-name="Standard_20__28_user_29_"><text:soft-page-break/><text:span text:style-name="Source_20_Text"><text:span text:style-name="T5">–</text:span></text:span><text:span text:style-name="Source_20_Text"><text:span text:style-name="T8"> </text:span></text:span><text:span text:style-name="Source_20_Text"><text:span text:style-name="T5">Ну, ха, ха,– Джессика помахивает своим форменным галстуком как стриптизёрша,– сказал, побоюсь, да? Гри-и-л. Назвал меня «трусишка пироженка, трусишка», я помню.– И конечно же, без лифчика, она никогда их не носит.</text:span></text:span></text:p>
      <text:p text:style-name="Standard_20__28_user_29_"><text:span text:style-name="Source_20_Text"><text:span text:style-name="T5">–</text:span></text:span><text:span text:style-name="Source_20_Text"><text:span text:style-name="T8"> </text:span></text:span><text:span text:style-name="Source_20_Text"><text:span text:style-name="T5">Послушай,– смотрит искоса,– <text:s/>ты знаешь, что тебя могут арестовать? Забудь про «тебя»,– <text:s/>ему только что дошло,– <text:s/></text:span></text:span><text:span text:style-name="Source_20_Text"><text:span text:style-name="T6">меня</text:span></text:span><text:span text:style-name="Source_20_Text"><text:span text:style-name="T5"> арестуют!</text:span></text:span></text:p>
      <text:p text:style-name="Standard_20__28_user_29_"><text:span text:style-name="Source_20_Text"><text:span text:style-name="T5">–</text:span></text:span><text:span text:style-name="Source_20_Text"><text:span text:style-name="T8"> </text:span></text:span><text:span text:style-name="Source_20_Text"><text:span text:style-name="T5">Скажут, что ты виноват, ла, ла.– Нижние зубы выпятила в улыбке зловредины.– <text:s/>Я просто невинный ягнёночек, а этот,– <text:s/>чуть вскидывает руку, резкий отсвет светлых волосков на её предплечье,– этот Роджер-держи-морджер! вот этот ужасный зверюга! заставляет меня делать всякие гадкие...</text:span></text:span></text:p>
      <text:p text:style-name="Standard_20__28_user_29_"><text:span text:style-name="Source_20_Text"><text:span text:style-name="T5">Тем временем, самый здоровенный грузовик из всех, что Роджер видел в своей жизни, делает обгон сотрясаясь сталью, и теперь не только водитель, но и несколько—ну, это вообще жуть… </text:span></text:span><text:span text:style-name="Source_20_Text"><text:span text:style-name="T6">коротышек, </text:span></text:span><text:span text:style-name="Source_20_Text"><text:span text:style-name="T5">в непонятной опереточной форме, в общем-то, какого-нибудь из центрально-европейских правительств изгнании, все из них как-то втиснуты в высоко закреплённую кабину и все уставились вниз в поросячьей возне по свиноматке для лучшего обзора, глаза вылуплены, смуглые, слюна каплет через губы, представления его Джессики Свонлейк со скандально голой грудью и его самого пытающегося притормозить и отстать от грузовика—да вот только сейчас позади Роджера, поджимая его, на той же, фактически, скорости, что и грузовик, появилась, у, блядь, так и </text:span></text:span><text:span text:style-name="Source_20_Text"><text:span text:style-name="T6">есть</text:span></text:span><text:span text:style-name="Source_20_Text"><text:span text:style-name="T5">, машина военной полиции. Он не может сбавить, а если попытается обогнать это и </text:span></text:span><text:span text:style-name="Source_20_Text"><text:span text:style-name="T6">впрямь</text:span></text:span><text:span text:style-name="Source_20_Text"><text:span text:style-name="T5"> будет подозрительн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Э, Джеси, пожалуйста, оденься, э, ладно милая?– <text:s/>делая вид, что ищет свою расчёску, которая, как обычно, утеряна, задержанный известен как злостный расчёсколюб…</text:span></text:span></text:p>
      <text:p text:style-name="Standard_20__28_user_29_"><text:span text:style-name="Source_20_Text"><text:span text:style-name="T5">Водитель здоровенного ревущего грузовика пытается привлечь внимание Роджера, остальные коротышки, сгрудившись у окон, орут «Эй! Эй!», издавая сальные гортанные смешки. Их старший говорит на английском с невыразимо отвратным европейским акцентом. Тоже с кучей подмигов и подёргов: – «Мийстир! Ай, ти! Какий малишка, а?»– <text:s/>Ещё больше хохота. В зеркале заднего вида Роджер видит английские полицейские рожи <text:s/>розовые в своей правильности, красные погоны, склоняются, подскакивают, советуются, временами резко взглядывают на парочку в Ягуаре, которые как-то, типа—«Что они </text:span></text:span><text:span text:style-name="Source_20_Text"><text:span text:style-name="T6">делают</text:span></text:span><text:span text:style-name="Source_20_Text"><text:span text:style-name="T5">, Приксбери, тебе видн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Похоже мужчина и женщина, сэр.</text:span></text:span></text:p>
      <text:p text:style-name="Standard_20__28_user_29_"><text:span text:style-name="Source_20_Text"><text:span text:style-name="T5">–</text:span></text:span><text:span text:style-name="Source_20_Text"><text:span text:style-name="T8"> </text:span></text:span><text:span text:style-name="Source_20_Text"><text:span text:style-name="T5">Придурок.– <text:s/>И достаёт чёрный бинокль.</text:span></text:span></text:p>
      <text:p text:style-name="Standard_20__28_user_29_"/>
      <text:p text:style-name="Standard_20__28_user_29_"><text:span text:style-name="Source_20_Text"><text:span text:style-name="T5">Сквозь дождь… потом сквозь замечтавшееся стекло, зелёное от вечера. И сама она в кресле, в старомодной шляпке, смотрит на запад, вдоль диска Земли, геено-красного по краям, и дальше в коричневые с золотом тучи…</text:span></text:span></text:p>
      <text:p text:style-name="Standard_20__28_user_29_"><text:span text:style-name="Source_20_Text"><text:span text:style-name="T5">Потом, вдруг, ночь: Пустое кресло-качалка залито голубовато-меловым от—это луна, или какой-то другой свет с неба? просто деревянное кресло, уже пустое, посреди <text:s/>очень ясной ночи и этот свет спускается….</text:span></text:span></text:p>
      <text:p text:style-name="Standard_20__28_user_29_"><text:span text:style-name="Source_20_Text"><text:span text:style-name="T5">Образы продолжаются, расцветают, приходят и уходят, некоторые красивы, какие-то просто ужасны… но ей тут так уютно с её ягнёнком, её Роджером, и как же она любит очертание его шеи вся прямо такая—ну, вот же, как раз тут, под затылком его шишковатой головы как у десятилетнего мальчика. Она целует его вверх и вниз кисло солёный кусочек кожи, что так завёл её, завёл её освещённую ночью вдоль этих высоких сухожилий, целует его словно поцелуи непрерывное дыхание, текущее без конца.</text:span></text:span></text:p>
      <text:p text:style-name="Standard_20__28_user_29_"/>
      <text:p text:style-name="P6"><text:span text:style-name="Source_20_Text"><text:span text:style-name="T5">Однажды утром—он не видел её уже около полумесяца—он проснулся в своей келье отшельника в «Белом Посещении» с напряжённо стоячим, слипшимися веками, и с длинным светло-каштановым волосом впутавшимся ему в рот. Это явно не его волос. И ни кого-либо другого, кроме как один из волос Джессики. Но это невозможно—он не встречался с ней. Он </text:span></text:span><text:soft-page-break/><text:span text:style-name="Source_20_Text"><text:span text:style-name="T5">всхлипнул пару раз, потом чихнул. За окном начиналось утро. Его правый клык ныл. Он размотал длинный волос в капельках слюны, зубной камень, утренний пух тому кто дышит ртом, и уставился на него. Как он сюда попал? Просто жуть, душечка. Прямо тебе полный </text:span></text:span><text:span text:style-name="Source_20_Text"><text:span text:style-name="T6"><text:s/>je ne sais quoi de sinistre. </text:span></text:span><text:span text:style-name="Source_20_Text"><text:span text:style-name="T5">Ему надо поссать. Шаркая к уборной, его серая армейская фланель вяло заткнута под резинку пижамы, му пришла мысль: что если это сизая история начала века про заговор мстительных духов и эта волосина некий Первый Шаг… О, паранойя? Ты бы видел как он просчитывал все комбинации, проделывая справляя нужду в уборной среди спотыкливых, пердливых, скребущихся лезвием, кашляющих, чхающих и обсопливленных обитателей Секции Пси. Только потом уже он начал думать о Джессике—о её безопасности. Заботливый Роджер. Что если она погибла в эту ночь, взрыв на складе боеприпасов… этот волос последнее прости-прощай, что её призрачная любовь смогла протолкнуть на эту сторону, к единственному кто что-то значил…. Какой-то паук-статистик: его глаза и впрямь наполнились слезой перед тем, как пришла Следующая Мысль—</text:span></text:span><text:span text:style-name="Source_20_Text"><text:span text:style-name="T6">о. О</text:span></text:span><text:span text:style-name="Source_20_Text"><text:span text:style-name="T5">, нет. Закрой тот вентиль, Нетель, да прикинь </text:span></text:span><text:span text:style-name="Source_20_Text"><text:span text:style-name="T6">про это вот</text:span></text:span><text:span text:style-name="Source_20_Text"><text:span text:style-name="T5">. Он стоял, полусогнутым, над раковиной, парализованный, отложив свои страхи за Джессику чуть на потом, очень хотелось оглянуться через плечо, или даже просто в, в старое зеркало, знаешь, увидеть что они ещё там, но слишком застывший, чтобы рискнуть хотя бы и на это… </text:span></text:span><text:span text:style-name="Source_20_Text"><text:span text:style-name="T6">сейчас</text:span></text:span><text:span text:style-name="Source_20_Text"><text:span text:style-name="T5">… о, да, самая чёткая вероятность нашла почву в его мозгу и пустила корни. Что если все они, вся эта шайка психов из Секции Пси сговорились против него? Ну, как? Да: предположим они </text:span></text:span><text:span text:style-name="Source_20_Text"><text:span text:style-name="T6">могут</text:span></text:span><text:span text:style-name="Source_20_Text"><text:span text:style-name="T5"> читать твоё сознание! а и что если—что если это </text:span></text:span><text:span text:style-name="Source_20_Text"><text:span text:style-name="T6">гипнотизм</text:span></text:span><text:span text:style-name="Source_20_Text"><text:span text:style-name="T5">? А? Исусе: тогда целая куча других оккультных заморочек, таких как астральное наущение, контроль сознания (ну, в </text:span></text:span><text:span text:style-name="Source_20_Text"><text:span text:style-name="T6">этом-то</text:span></text:span><text:span text:style-name="Source_20_Text"><text:span text:style-name="T5"> ничего оккультного), тайные проклятия, чтоб вызвать импотенцию, флюс, сумасшествие, вуууййй!—</text:span></text:span><text:span text:style-name="Source_20_Text"><text:span text:style-name="T6">зелья</text:span></text:span><text:span text:style-name="Source_20_Text"><text:span text:style-name="T5">! (когда он наконец распрямился и умственным взором, </text:span></text:span><text:span text:style-name="Source_20_Text"><text:span text:style-name="T6">очень</text:span></text:span><text:span text:style-name="Source_20_Text"><text:span text:style-name="T5"> осторожно, обращается к толкучке в кофейном баре, о, </text:span></text:span><text:span text:style-name="Source_20_Text"><text:span text:style-name="T6">Боже…</text:span></text:span><text:span text:style-name="Source_20_Text"><text:span text:style-name="T5">), психо-объединение-с-Контролированием, чтобы Роджер стал им, а он Роджером, да, да, парочка таких понятий прокатились у него в уме на этом месте, ни одна из которых, в принципе, приятна, кстати—особенно посреди этого служебного сортира, с лицом Гавина Трефола <text:s/>маджентной окраски, яркий цвет клевера на ветру, Рональд Черикок выхаркивает ком зеленоватой с прожилками мокроты в раковину—что это всё, </text:span></text:span><text:span text:style-name="Source_20_Text"><text:span text:style-name="T6">кто все эти люди</text:span></text:span><text:span text:style-name="Source_20_Text"><text:span text:style-name="T5">…. Чёкнутые.</text:span></text:span><text:span text:style-name="Source_20_Text"><text:span text:style-name="T6">Чёёёёкнутые! </text:span></text:span><text:span text:style-name="Source_20_Text"><text:span text:style-name="T5">Его обложили! они были тут всё эту войну, прослушивали его мозг, телепаты, ведьмаки, Сатанинские механики всех мастей, подключаются во </text:span></text:span><text:span text:style-name="Source_20_Text"><text:span text:style-name="T6">всё</text:span></text:span><text:span text:style-name="Source_20_Text"><text:span text:style-name="T5">—даже когда они с Джессикой в постели </text:span></text:span><text:span text:style-name="Source_20_Text"><text:span text:style-name="T6">ебуться</text:span></text:span><text:span text:style-name="Source_20_Text"><text:span text:style-name="T5">—</text:span></text:span></text:p>
      <text:p text:style-name="P6"><text:span text:style-name="Source_20_Text"><text:span text:style-name="T5">Старайся не подавать виду, старина, паникуй, если уж должен, но потом, не здесь…. Квёлые лампочки для ванных углубляют старые набрызги тысяч <text:s/>пятен воды и мыла на зеркалах до взаимоперистости облаков, дыма и кожи, пока он прошатывает свою голову мимо, лимонно-бежевая, коптяще-чёрная и сумеречно-коричневая тут, очень крупно толчёная, такая фактура….</text:span></text:span></text:p>
      <text:p text:style-name="P6"><text:span text:style-name="Source_20_Text"><text:span text:style-name="T5">Чудесное утро, Вторая Мировая Война. Всё, что он может удерживать на поверхности своего сознания, это слова </text:span></text:span><text:span text:style-name="Source_20_Text"><text:span text:style-name="T6">Мне нужно перевестись</text:span></text:span><text:span text:style-name="Source_20_Text"><text:span text:style-name="T5">, типа, мурлыканье без музыки перед зеркалом, да, сэр, должен подать рапорт немедля. Вызовусь добровольцем на фронт в Германии, вот что я сделаю. Там та рам та рам. Точно, было объявление в прошлую среду в секретной секции </text:span></text:span><text:span text:style-name="Source_20_Text"><text:span text:style-name="T6">Нацистов в Новостях, </text:span></text:span><text:span text:style-name="Source_20_Text"><text:span text:style-name="T5">втиснутой между объявлениями Мерсисайдского отделения лейбористов ищущих публициста и Лондонского рекламного агентства с местами сразу по демобилизации. То объявление посерёдке разместила какая-то рука из <text:s/>G-5, отловить пару специалистов по «переобразованию». Насущная, насущная фигня. Обучать Немецкого Зверя Великой Хартии Вольностей, спортивной честности, и прочему такому, а? Прочь, внутрь механизма какой-нибудь баварской деревушки из часов с кукушкой, вер-эльфы прошмыгивают из лесу по ночам оставить подрывные листовки у двери и окна—«Что угодно!»– Роджер бредёт обратно в свою узкую комнату,–«что угодно, только не это….»</text:span></text:span></text:p>
      <text:p text:style-name="P6"><text:span text:style-name="Source_20_Text"><text:span text:style-name="T5">Вот до чего дошло. Он знал, что будет чувствовать себя спокойней в безумной Германии с Врагом, чем здесь в Секции Пси. Время года делает это ещё хуже. <text:s/>Рождество. Быыыюююввээ, хватаясь за желудок. Только Джессика делала это всё людским и переносимым. Джессика…</text:span></text:span></text:p>
      <text:p text:style-name="P6"><text:soft-page-break/><text:span text:style-name="Source_20_Text"><text:span text:style-name="T5">Его повело тогда, на полминуты, дрожащего и зевающего, в длинном нижнем белье, мягком, почти невидимом в ограждении декабрьского рассвета, среди множества острых краёв книг, рулонов, калек, схем и карт (и главная, красные оспины на чистой белой коже леди Лондон, смотрящая на всё… </text:span></text:span><text:span text:style-name="Source_20_Text"><text:span text:style-name="T6">погоди</text:span></text:span><text:span text:style-name="Source_20_Text"><text:span text:style-name="T5">… болезнь кожи… </text:span></text:span><text:span text:style-name="Source_20_Text"><text:span text:style-name="T6">может</text:span></text:span><text:span text:style-name="Source_20_Text"><text:span text:style-name="T5"> она носит роковую инфекцию внутри себя? Возможно, места предопределены и полёт ракеты, фактически, следует из фатального нарыва </text:span></text:span><text:span text:style-name="Source_20_Text"><text:span text:style-name="T6">в скрытом состоянии среди города…</text:span></text:span><text:span text:style-name="Source_20_Text"><text:span text:style-name="T5"> но он не может ухватить это, не больше, чем понять навязчивую идею Пойнсмена о реверсивном звуковом стимуле и пожалуйста, пожалуйста, давай просто оставим это ненадолго…), посетило, не знающего пока не прошло, насколько ясно он видит честную половину своей жизни, которой сейчас была Джессика, насколько фанатично должна его мать Война не одобрять её красоту, её нахальное безразличие к институциям смерти в которые он так недавно—её невозмутимую надежду (хотя она терпеть не могла составлять планы), её изгнание из детства (хотя она отказывалась хоть как-то цепляться <text:s/>за воспоминания)…</text:span></text:span></text:p>
      <text:p text:style-name="P6"><text:span text:style-name="Source_20_Text"><text:span text:style-name="T5">Его жизнь была увязана с прошлым. Он видел себя точкой в бегущей волне, движимым по стерильной истории—известное прошлое, проецируемое будущее. Но Джессика была разломом этой волны. Нежданно, впереди был пляж, непредсказуемое… новая жизнь. Прошлое и будущее прекращались на пляже: так он это расчислил. Но он хотел ещё и верить, также, как он любил её, вне всяких слов—верить, что каким бы плохим ни было время, ничего постоянного, всё можно изменить и она всегда может отменить тёмное море у него за спиной, перечеркнуть своей любовью. И (эгоистически) что из угрюмой юности, прочно основанной на Смерти—катившей вместе со Смертью—он может, вместе с ней, найти свой путь к жизни и радости. Он никогда не говорил ей, избегал говорить самому себе, но такой была мера его веры, когда это седьмое Рождество Войны вкатилось с новым зарядом в его тощий дрожащий бок….</text:span></text:span></text:p>
      <text:p text:style-name="P6"/>
      <text:p text:style-name="P6"><text:span text:style-name="Source_20_Text"><text:span text:style-name="T5">Она кружит суетясь по спальне, клянчит у девушек затяжку-другую залежалых Вудбиндз, наборы починки нейлона, воробьино шустрые шуточки войны сходят за взаимопонимание. В эту ночь она будет с Джереми, её лейтенантом, но она хочет быть с Роджером. Хотя на самом деле не хочет. Или хочет? Она и не упомнит, чтоб когда-нибудь была в такой растерянности. Когда она с Роджером, это сплошная любовь, но на любом отдалении—на </text:span></text:span><text:span text:style-name="Source_20_Text"><text:span text:style-name="T6">любом</text:span></text:span><text:span text:style-name="Source_20_Text"><text:span text:style-name="T5">, Джек—она обнаруживает, что он её гнетёт и даже пугает. Верхом на нём, в бешеные ночи скачки вверх-вниз по его хую своею осью, стараясь сдержать себя настолько, чтоб не превратиться в кремовый воск свечки и не растаять по покрывалу кончая, в ней остаётся место только для </text:span></text:span><text:span text:style-name="Source_20_Text"><text:span text:style-name="T6">Роджер, Роджер, о, любимый</text:span></text:span><text:span text:style-name="Source_20_Text"><text:span text:style-name="T5"> до скончания дыхания. Но вне постели, в хождении-говорении, его горечь, непроглядность, ранят глубже, чем Война, чем зима: он так ненавидит Англию, ненавидит «Систему», без конца придирается, говорит, что эмигрирует когда Война кончится, остаётся в своей пещере бумажного циника, ненавидя сам себя… но хочет ли она вытащить его оттуда на самом деле? Разве с Джереми не безопаснее? Она не позволяет себе слишком часто задаваться этим вопросом, но он есть. Три года с Джереми. Считай, почти что женаты. Три года что-то да значат. Ежедневные маленькие стежки и разглаживанья. Она одевала старые банные халаты Бобра, заваривала ему чай и кофе, искала его взгляд на стоянках грузовиков, в комнатах отдыха и в дождливых полях полных грязи, когда все мерзкие, унылые потери дня могут быть спасены одним взглядом—знакомым, полным доверия, в ту пору, когда слово употребляют для вычурностей или пустого смеха. И всё это вырвать? три <text:s/>года? ради этого сумасбродного, зацикленного на себе— </text:span></text:span><text:span text:style-name="Source_20_Text"><text:span text:style-name="T6">мальчишки</text:span></text:span><text:span text:style-name="Source_20_Text"><text:span text:style-name="T5">, честное слово. Охренеть, да ему же должно быть за тридцать, он на несколько лет старше неё. Должен же был чему-то научиться, правда ведь? Мужчина с опытом?</text:span></text:span></text:p>
      <text:p text:style-name="P6"><text:span text:style-name="Source_20_Text"><text:span text:style-name="T5">Хуже всего, что ей не с кем об этом поговорить. Политическая жизнь этой смешанной батареи, профессиональное кровосмешение, нездоровая тормознутость на том кто что кому сказал весной</text:span></text:span><text:span text:style-name="Source_20_Text"><text:span text:style-name="T6"> 1942</text:span></text:span><text:span text:style-name="Source_20_Text"><text:span text:style-name="T5"> Боже ж ты мой, возле Крафти Крина, Кент, или ещё там где, и кто что должен был ответить, но не ответил, а сказал ещё кому-то тем самым вызывав ненависть <text:s/></text:span></text:span><text:soft-page-break/><text:span text:style-name="Source_20_Text"><text:span text:style-name="T5">чудесно процветающую по сей день—шесть лет наговоров, амбиций, истерик сделали попытку довериться кому-нибудь вокруг с чем-либо актом чистого мазохизма.</text:span></text:span></text:p>
      <text:p text:style-name="P6"><text:span text:style-name="Source_20_Text"><text:span text:style-name="T5">–</text:span></text:span><text:span text:style-name="Source_20_Text"><text:span text:style-name="T8"> </text:span></text:span><text:span text:style-name="Source_20_Text"><text:span text:style-name="T5">Девушка в горе, Джесс?– Мэгги Дакёрк, проходя мимо разглаживает свои перчатки. Через громкоговоритель оркестр свинга Би-Би-Си жарко выдувает синкопированную рождественскую музыку.</text:span></text:span></text:p>
      <text:p text:style-name="P6"><text:span text:style-name="Source_20_Text"><text:span text:style-name="T5">–</text:span></text:span><text:span text:style-name="Source_20_Text"><text:span text:style-name="T8"> </text:span></text:span><text:span text:style-name="Source_20_Text"><text:span text:style-name="T5">Сигарета найдётся, Мэг?– уже автоматически, те так ли. Джес?</text:span></text:span></text:p>
      <text:p text:style-name="P6"><text:span text:style-name="Source_20_Text"><text:span text:style-name="T5">Ну, так—«Думала, тут, типа, фильм с Гарбо, блин, а не всегдашняя никотиновая голодуха, опять не угадала, пока...»</text:span></text:span></text:p>
      <text:p text:style-name="P6"><text:span text:style-name="Source_20_Text"><text:span text:style-name="T5">О, <text:s/>да проваливай уже: – «Думала про свой рождественский шопинг».</text:span></text:span></text:p>
      <text:p text:style-name="P6"><text:span text:style-name="Source_20_Text"><text:span text:style-name="T5">–</text:span></text:span><text:span text:style-name="Source_20_Text"><text:span text:style-name="T8"> </text:span></text:span><text:span text:style-name="Source_20_Text"><text:span text:style-name="T5">Что возьмёшь Бобру?</text:span></text:span></text:p>
      <text:p text:style-name="P6"><text:span text:style-name="Source_20_Text"><text:span text:style-name="T5">Сосредоточясь на пристёгивании своих нейлоновых, старая пара, верх-наперёд-низ-назад мнемонически переворачивая их в своих пальцах, прачечно-белые поморщенные эластичные зверюшки чётко растянулись по касательной теперь вдоль мягкого переднего изгиба её ляжки, пряжечки на резинках взблескивают серебром под или позади красного лака на её ногтях, словно струи <text:s/>отдалённых фонтанов за красными фигурно стриженными деревьями, Джессика отвечает: – «О. Мм. Трубку, наверное...»</text:span></text:span></text:p>
      <text:p text:style-name="P6"/>
      <text:p text:style-name="P6"><text:span text:style-name="Source_20_Text"><text:span text:style-name="T5">Однажды ночью недалеко от её батареи, проезжая Где-то в Кенте, Роджеру с Джессикой встретилась церковь, холмик на тёмной возвышенности, освещённый лампочками, вырастал из земли. Был вечер воскресенья, близко к <text:s/>вечерней службе. Мужчины в шинелях, в накидках из клеёнки, в тёмных беретах, которые они сдёргивали на входе, в американских лётных куртках на овечьем меху, несколько женщин в пристукивающих ботинках и в широкоплечих по моде пальто, но без детей, ни одного ребёнка вокруг, только взрослые, сходятся от своих взлётных полей, аэростатных бивуаков, дзотов на пляже, через Нормандский вход мохнатый от зимующей лозы. Джессика сказала: –«О, я помню...»,– но ничего не добавила. Ей вспомнилась другая предрождественская служба, ограды заснеженные как овцы за её окном, и Звезда, которую вот-вот опять наклеят в небе.</text:span></text:span></text:p>
      <text:p text:style-name="P6"><text:span text:style-name="Source_20_Text"><text:span text:style-name="T5">Роджер свернул и они смотрели на поношенную замызганную униформу сходившихся к вечерне. Ветер пах свежим снегом.</text:span></text:span></text:p>
      <text:p text:style-name="P6"><text:span text:style-name="Source_20_Text"><text:span text:style-name="T5">–</text:span></text:span><text:span text:style-name="Source_20_Text"><text:span text:style-name="T8"> </text:span></text:span><text:span text:style-name="Source_20_Text"><text:span text:style-name="T5">Нам надо домой,– сказала она,– поздно уже.</text:span></text:span></text:p>
      <text:p text:style-name="P6"><text:span text:style-name="Source_20_Text"><text:span text:style-name="T5">–</text:span></text:span><text:span text:style-name="Source_20_Text"><text:span text:style-name="T8"> </text:span></text:span><text:span text:style-name="Source_20_Text"><text:span text:style-name="T5">Можно просто зайти на минутку.</text:span></text:span></text:p>
      <text:p text:style-name="P6"><text:span text:style-name="Source_20_Text"><text:span text:style-name="T5">Ну, уж </text:span></text:span><text:span text:style-name="Source_20_Text"><text:span text:style-name="T6">это</text:span></text:span><text:span text:style-name="Source_20_Text"><text:span text:style-name="T5"> её удивило, ну, пра, после всех его враждебных замечаний? Его раздражённость неверующего против всех остальных в Секции Пси, их одних достаточно, по его мнению, чтоб сделать его тронутым, и нарекания его росли с приближением дней рождественского шопинга. –«Это как бы не в твоём стиле»,– сказала она ему. Но самой ей хотелось зайти, ностальгия грузно нависала в снежном небе сегодня, её собственный голос готов выдать её и убежать к поющим в обходе, чьи колядки нам так чётко слышатся вдали, за день-два до Рождества, голоса звучащие над мёрзлыми долинами, где выработанные шахты часты как сливы в пудинге… а часто в звуках тающего снега, ветра, что должно быть дули не сквозь воздух Рождества, а <text:s/>сквозь субстанцию времени, доносили к ней эти детские голоса поющих за шесть пенсов, и пусть сердце её не было готово принять на себя все-все удары <text:s/>смертности своей и их, то хотя бы оставался страх, что она начинает терять их—что в одну из зим она выбежит посмотреть, за ворота найти их, побежит до самых деревьев, но зря, их голоса стихают….</text:span></text:span></text:p>
      <text:p text:style-name="P6"><text:span text:style-name="Source_20_Text"><text:span text:style-name="T5">Они шагали по следам оставленным другими на снегу, она хмуро на его руке, ветер взмётывал её волосы в завитки, каблуки один раз заскользили по льду. –«Послушать музыку»,– пояснил он.</text:span></text:span></text:p>
      <text:p text:style-name="P6"><text:span text:style-name="Source_20_Text"><text:span text:style-name="T5">Сегодняшний сборный хор был только из мужчин, <text:s/>плечи в погонах виднеются в широких воротах белых накидок, многие из лиц почти такие же белые от изнеможения в промокших грязных полях, караулов, кабелей натянутых нервными аэростатами, что удят солнце через тучи, </text:span></text:span><text:soft-page-break/><text:span text:style-name="Source_20_Text"><text:span text:style-name="T5">от палаток, чьё огоньки светят как атомы сквозь сумерки, бездушные, сквозь заштрихованные стенки, превращая их в марлю, по которой барабанит дождь. Правда, было одно чёрное лицо, высокий альт, капрал с Ямайки, привезённый с его тёплого острова на этот—из его детства, где н пел в <text:s/>ром-и-дым салунах на Хай-Холборн-Стрит, где матросы вбрасывают огромадные красные хлопушки, в четверть палки динамита, мэн, в вихляющиеся створки двери и отбегают через улицу с хихиканьем, или приходят увести девушек в коротких юбках, девушек-островитянок, китаянок или француженок… раздавленные очистки лимонов в сточных канавах вдоль улиц пахли ранним утром, где о обычно пел О вы встречали мою милую Лолу с фигурой как бутылка Кока-Колы, матросы в беготне в коричневых тенях аллей, отрясая шейные платки и клёши штанин, а девушки перешёптываются и смеются… каждое утро он пересчитывал полкармана монеток всех наций. Из Кингстона с его пальмами, сложные потребности Англо-Американской Империи (1939-1945) привели его в эту холодную мышиную церковь, где почти слышится северное море, на которое он едва взглянул при транспортировке, на девятичасовую службу, в программе сегодня простые псалмы в унисон на английском, один-два заезда в полифонию: Томас Таллис, Генри Пёрсел, даже немецкая ломаная латынь из пятнадцатого века, которую приписывают <text:s/>Хайрику Сусщ:</text:span></text:span></text:p>
      <text:p text:style-name="P6"/>
      <text:p text:style-name="P6"><text:span text:style-name="Source_20_Text"><text:span text:style-name="T9">In dulci jubilo</text:span></text:span></text:p>
      <text:p text:style-name="P6"><text:span text:style-name="Source_20_Text"><text:span text:style-name="T9">Nun singet und seid froh!</text:span></text:span></text:p>
      <text:p text:style-name="P6"><text:span text:style-name="Source_20_Text"><text:span text:style-name="T9">Unsers Herzens Wonne</text:span></text:span></text:p>
      <text:p text:style-name="P6"><text:span text:style-name="Source_20_Text"><text:span text:style-name="T9">Leit in praesipio,</text:span></text:span></text:p>
      <text:p text:style-name="P6"><text:span text:style-name="Source_20_Text"><text:span text:style-name="T9">Leuchtet vor die Sonne</text:span></text:span></text:p>
      <text:p text:style-name="P6"><text:span text:style-name="Source_20_Text"><text:span text:style-name="T9">Matris in gremio.</text:span></text:span></text:p>
      <text:p text:style-name="P6"><text:span text:style-name="Source_20_Text"><text:span text:style-name="T6">Alpha es et O.</text:span></text:span></text:p>
      <text:p text:style-name="P6"/>
      <text:p text:style-name="P6"><text:span text:style-name="Source_20_Text"><text:span text:style-name="T5">С высоким голосом чёрного человека взмывающим над остальными, не какой-то там головной фальцет, но полный, из всей честной груди, баритон доведенный годами обтёсывания до такой высоты… он заводил коричневых девушек на экскурсию среди этих нервных протестантов, Аниту Большую и Маленькую, Стилетту Мэй, Плангетту, которая любит когда между её титек и так даёт даром—не говоря уже про латынь, </text:span></text:span><text:span text:style-name="Source_20_Text"><text:span text:style-name="T6">немецкий</text:span></text:span><text:span text:style-name="Source_20_Text"><text:span text:style-name="T5">? в английской церкви? Ну, это не столько ереси, как имперские издержки, неизбежные как присутствие чёрного человека, из актов лёгкого сюрреализма—которые, в массированном приёме, уже становятся актом самоубийства, но которые в своей патологии, в своей беспробудной версии реальности, Империя совершает тысячами каждый день, абсолютно не ведая что творит…. И так чистый альт парил, находя способ затронуть её сердце и даже сердце Роджера, как ей казалось при осторожных взглядах искоса и вверх сквозь коричневые призраки её волос, во время речитативов и пауз. Он не казался отвергающим, нет и намёка даже на дешёвый пофигизм. Он бы…</text:span></text:span></text:p>
      <text:p text:style-name="P6"><text:span text:style-name="Source_20_Text"><text:span text:style-name="T5">Нет, Джессика никогда не видела его лицо именно таким, в свете нескольких висящих керосиновых ламп, пламя бестрепетно и очень жёлтое, на ближней два длинных отпечатка пальцев служки в V-значит-победа по тонкой пыли на брюхе лампового стекла, в коже Роджжера больше детской розовости, а в глазах больше сияния, чем было бы просто от света лампы—правда ведь? или <text:s/>это ей просто хочется, чтоб так было. Церковь холодна, как и ночь снаружи. Пахнет влажной шерстью, пивом в дыхании этих трудяг, дымом свечей и тающего воска, стиснутым выпердом, тоником для волос, горением самого керосина, окутывая прочие запахи по-матерински, ближе принадлежащие Земле, глубоким слоям, иным временам и слушай… слушай: это вечерня Войны, каноничная служба Войны, и ночь реальна. Чёрные шинели сгрудились вместе, пустые капюшоны полны густых храмовых теней. Там на побережье ЖКМС работают запоздно, на дне холодных выпотрошенных трюмов, их синие факелы как </text:span></text:span><text:soft-page-break/><text:span text:style-name="Source_20_Text"><text:span text:style-name="T5">новорожденные звёзды в приливную ночь. Куски корпуса качаются в небе, как огромные железные листья, на стропах, что поскрипывают осколками звука. Налегке, в нейтральном, пламя факелов, смягчённо, наполняют круглые стеклянные лица манометров апбрикосовым светом. В будках газосварщиков, обледенелых. Погромыхивающих, когда штормит в проливе, тысячи старых использованных тюбиков от зубной пасты, наваленных до потолков, тысячи хмурых людских утр сделаны терпимыми, превращены в мятный дух и мрачную песню, что оставила белые брызги на ртути зеркал от Харроу до Грейвсенда, тысяч детишек, взбивавших пену в ступках своих ртов, и потеряли в тысячу раз больше слов в меловых пузырях—жалоб на ночь глядя, несмелых признаний в любви, новостей от толстых или тех что аж светятся, грубых и мягких существ в стране под покрывалом—бессчётные мыльно-лакричные миги сплюнутые и смытые в канализацию и в обрастающее слизью серое устье реки, утренние рты раздающиеся от дневного табака и рыбного налёта, пересыхающие от страха, зловонные от безделья, утопающие при мысли о немыслимых блюдах, набиваемые вместо этого недельной падалью пирогов из субпродуктов, Домашним Молоком, и печеньем переполовиненным мельче, чем обычно, так разве ментол не чудодейственный способ снимать многое всего этого каждое утро, уносить и становиться тусклыми большущими пузырями свивающимися в тугую застоялую мозаику среди просмоленных береговых линий, сложных чертёжных отводов подающих, умножаясь в море, пока эти тюбики пасты один за другим опорожняются и отдаются обратно Войне, кучи чуть пахучего метала, призраки острой мяты в зимних будках, каждыый тюбик сморщен или выдавлен не сознающими руками Лондона, исписанные несхожими почерками, каракули против каракулей, теперь дожидаются—это истинное возвращение—чтобы быть расплавленными для припоя, лужения, пойти добавкой в отливку, в подшипники, уплотнители, скрытая дымовздыбленная реинкарнация, которую дети иного, домашнего воплощения никогда не увидят. Однако продолжаемость, плоти в единокровные металлы, дома в безграничное море, сохранена. И вовсе не смерть разделяет эти инкарнации, а бумага: назначение бумаг, бумажные рутины. Война, Империя воздвигнут такие барьеры между нашими жизнями. Войне нужно разделять таким образом, и подразделять, хотя её пропаганда будет всегда подчёркивать единство, породнённость, сплочённость. Войне не очень-то угодно народное самосознание, даже в том виде, как сработали немцы, </text:span></text:span><text:span text:style-name="Source_20_Text"><text:span text:style-name="T6">ein Volk ein Führer</text:span></text:span><text:span text:style-name="Source_20_Text"><text:span text:style-name="T5">—ей нужна машина из множества разных частей, не монолитность, но усложнённость… Хотя кто отважится утверждать </text:span></text:span><text:span text:style-name="Source_20_Text"><text:span text:style-name="T6">что</text:span></text:span><text:span text:style-name="Source_20_Text"><text:span text:style-name="T5"> нужно Войне, настолько она обширна, настолько вознесена… такая </text:span></text:span><text:span text:style-name="Source_20_Text"><text:span text:style-name="T6">заочная</text:span></text:span><text:span text:style-name="Source_20_Text"><text:span text:style-name="T5">. Пожалуй, Война даже не осознание—даже вовсе не жизнь, правда. В чём-то может случиться некое грубое, случайное подобие жизни. В «Белом Посещении» есть застарелый шизик, знаете ли, который считает </text:span></text:span><text:span text:style-name="Source_20_Text"><text:span text:style-name="T6">себя</text:span></text:span><text:span text:style-name="Source_20_Text"><text:span text:style-name="T5"> Второй Мировой Войной. Он не получает газет, отказывается слушать радио, и всё-таки в день высадки в Нормандии его температура почему-то подскочила до 104°. Теперь, когда эти клещи с востока и запада продолжают их медленное рефлективное сокращение, он говорит о тьме охватывающей его сознание, что теряет себя…. Правда, контр-наступление Рундштедта его взбодрило, дало ему новый импульс к жизни—«Прекрасный Рождественский подарок»,– признался он другому жильцу в его палате». Когда ракеты падают—из тех, чьи взрывы не слышны—он улыбается, слёзы вот-вот брызнут из уголков его весёлых глаз, охваченный румяной взвинченностью, которая не может не подбодрить таких же пациентов. Его дни сочтены. Он умрёт на День Победы. Если он не действительно сама Война, то значие её подставное дитя, живёт по полной какой-то срок, но приходит торжественный день и смотри в оба. Истинный царь умирает только лишь притворной смертью. Запомни. Любое число молодых людей могут быть назначены умереть вместо него, покуда настоящий царь, старый лисий ублюдок, продолжает своё. Покажется ли он под Звездой, исподтишка преклонить колени в числе прочих царей, пока к нам близится зимнее солнцестояние? Принесёт в караван-сарай дары вольфрама, взрывчатки, высоко-октанного? Воззрит ли дитя вверх со своей подстилки золотистого сена, воззрит ли в глаза старому царю, что склоняется длинно и распространяясь </text:span></text:span><text:soft-page-break/><text:span text:style-name="Source_20_Text"><text:span text:style-name="T5">сверху, тянется предложить свой дар, встретятся ли их глаза, и какая весть, какое возможное приветствие, или союзный договор протекут между царём и принцем инфантом? Это что, младенец улыбнулся или просто от газа? А ты бы как хотел?</text:span></text:span></text:p>
      <text:p text:style-name="P6"><text:span text:style-name="Source_20_Text"><text:span text:style-name="T5">Приближение дует с моря, которое сегодня на закате сияло зеленью и гладью, как стекло насыщенное железом: дует каждый день на нас всё небо вверху брюхатится святыми и тонкими трубами герольдов. Ещё один год свадебных платьев оставленных в сердце зимы, так и не востребованных, висят теперь вот тихими атласными рядами, присобранные белые вуали начали желтеть, и только чуть всколыхиваются, когда проходишь мимо, зритель… гость всех тупиков города…. Уловив в платьях собственное отраженье пару раз, на полпути из тени, лишь смазано яркие цвета по </text:span></text:span><text:span text:style-name="Source_20_Text"><text:span text:style-name="T6"><text:s/>peau de soie, </text:span></text:span><text:span text:style-name="Source_20_Text"><text:span text:style-name="T5">тянешься туда, где услышишь первый жуткий запашок плесени, но так и было задумано, впрочем—прикрыть малейший след её собственного запаха, вспотелость брачующейся из среднего класса, благовоспитанное мыло с пудрой. Но девственна в своём сердце, в своих надеждах. Никакого тебе тут ярко-швейцарского или кристаллинового сезона, но тёмно затянутый тучами день и снег валит халатами загородом, халаты зимы, мягкие ночью, почти безветренное дыхание вокруг тебя. На станциях города пленные вернулись из Индо-Китая прогуливают свои несчастные выступающие кости, лёгкие как тот соня, или сони на лике луны, среди колясок на хромовых пружинах из чёрных шкур гулких как барабаны, между блондинистого дерева высоких стульчиков розово-синих с резным или трафаретными цветами, меж раскладушек, пива с красно-войлочными языками, одеял для новорожденных, что создают сдержано яркие облака среди запахов угля и пара, пространства метала, среди стоящих в очереди, бродящих, устало спящих, приехали сотнями на праздники, несмотря на предупреждения и серьёзность министра внутренних дел,м-ра Морриса, германская ракета в состоянии пробить туннель под рекой, даже теперь, после такого оглашения, отсутствия, что могут ждать их, городские адреса, которые давно уже не существуют. Глаза из Бирмы, из Тонкина, смотрят на женщин на упрямства их сотни—глаза из посиневших орбит, сквозь головную боль, которую не может снять никакой Алазилс. Итальянцы военнопленные ругаются под мешками с почтой, что пухнут, ежечасно прибывая с гулким эхом, в сезонной толщине, обсев заснеженный груз на платформах поезда словно грибы, как будто поезда всё ночь шли под землёй через страну мёртвых. Если кто из итальяшек иногда и запоёт, то, уж конечно, не фашистский гимн </text:span></text:span><text:span text:style-name="Source_20_Text"><text:span text:style-name="T6">Giovinezza</text:span></text:span><text:span text:style-name="Source_20_Text"><text:span text:style-name="T5">, а что-нибудь, наверное, из </text:span></text:span><text:span text:style-name="Source_20_Text"><text:span text:style-name="T6">Rigoletto</text:span></text:span><text:span text:style-name="Source_20_Text"><text:span text:style-name="T5"> или </text:span></text:span><text:span text:style-name="Source_20_Text"><text:span text:style-name="T6">La Bohème</text:span></text:span><text:span text:style-name="Source_20_Text"><text:span text:style-name="T5">—Почтовое Управление и впрямь рассматривает вопрос разработки списка Неприемлемых Песен, с таблатурой для укелеле, чтоб облегчить опознание. Их жизнерадостность и любовь к песням, среди этих, довольно искренни—но с нарастающей нагрузкой в эти дни, и эта оргия рождественских поздравлений растёт день ото дня за всякие разумные пределы и сдержанности можно не ждать до следующего за рождеством <text:s/>дня, они решили, за себя, держаться профессионального итальянства, поглядывая свободным глазом на дам, что тут проездом, найдя способ удерживать мешок на плече одной рукой пока другая притворилась «мертвой»—</text:span></text:span><text:span text:style-name="Source_20_Text"><text:span text:style-name="T6">cioé</text:span></text:span><text:span text:style-name="Source_20_Text"><text:span text:style-name="T5">, то есть, условно живой—где толпа густеет женщинами, бесцельно… ну, что посдобнее. Жизнь должна продолжаться. Пленные обоих видов признают это, но для англичан вернувшихся из КБИ <text:s/>никакой </text:span></text:span><text:span text:style-name="Source_20_Text"><text:span text:style-name="T6">mano morta,</text:span></text:span><text:span text:style-name="Source_20_Text"><text:span text:style-name="T5"> никакого прыжка из мёртвой в ожившую по лёгкому позволению подходящего бедра или ляжки—никаких </text:span></text:span><text:span text:style-name="Source_20_Text"><text:span text:style-name="T6">игрищ</text:span></text:span><text:span text:style-name="Source_20_Text"><text:span text:style-name="T5">, Бога ради, на тему жизнь-и-смерть! Хватит с них приключений: только старая жена, чтобы возилась со старой плитой или согревала старую постель, какой крокет среди зимы, им хочется полуотдельной воскресной сонливости опавших листьев усохшего сада. Если же вдруг подвернётся новый храбрый мир, типа, яблоко сброшенное ветром к ногам, ну, будет время как-то и приноровиться… Но они хотят почти послевоейнной роскоши на этой неделе, купить набор электрического поезда для ребёнка, каждый пытается таким таким способом озарить свой набор лиц маленьких умников тут, сгладить свою чуждость, хорошо знакомые фотографии все, возрождены к жизни, охи, ахи, но не сейчас, не здесь на станции, только самые необходимые движения: Война отодвинула их, </text:span></text:span><text:soft-page-break/><text:span text:style-name="Source_20_Text"><text:span text:style-name="T5">зарыла, эти безрассудно губительные знаки любви. Дети развернули прошлогодние <text:s/>игрушки и нашли реинкарнации жестянок от мясного пирога, они уясняют, что это другая и, кто знает, наверное, неизбежная сторона игры в Рождество. В промежуточные месяцы—деревенские вёсны и лета—они играли настоящими жестянками того же пирога—танки, истребители танков, дзоты, дредноуты розово-мясые, сине-жёлтые, размещались на пыльном полу кладовых, под койками или диванами мест их ссылки. И вот опять пришло время. Лепной младенец, лакированные волы с золотым листом, овцы с человечьими глазами снова становятся взаправдашними, плоть срастается с краской. Вера это не то, чем они расплачиваются—оно получается само собой. Он явился Новый Младенец. В волшебную ночь накануне, животные будут разговаривать, а небо будет из молока. Бабушки и дедушки, которые каждую неделю ждали пока Радио Доктор начнёт спрашивать, Что Такое Геморрой? Что Такое Энфизема? Что Такое Сердечный Приступ? станут ждать за пределы бессонницы, опять наблюдать, чтобы не случилось ежегодное невозможное, но с каким-то осадком злорадства—это </text:span></text:span><text:span text:style-name="Source_20_Text"><text:span text:style-name="T6">вот</text:span></text:span><text:span text:style-name="Source_20_Text"><text:span text:style-name="T5"> склон, небо </text:span></text:span><text:span text:style-name="Source_20_Text"><text:span text:style-name="T6">может</text:span></text:span><text:span text:style-name="Source_20_Text"><text:span text:style-name="T5"> показаться светлее—словно трепет, как хороший момент, которого тебе так хотелось, не совсем полный облом, но всё же далеко не чудо… на посту в своих свитерах и шалях, театрально сердитые, но осадок внутри проходит новую зимнюю ферментацию каждый год, всякий раз чуть слабее, но всегда хорош, чтоб оживиться в эту пору…. Совсем уже нагишом, блестящие костюмы и наряды шатания по пабам в поры их расцвета давно разодраны на полосы обмотать трубы горячей воды и нагреватели квартирных хозяев, чужаков, чтоб дома оставались домами зимой. Войне нужен уголь. Они пошли на самый предпоследний шаг, приняли участие в сертификации Радио Доктора на то, что они знают о своём теле и на Рождество они оголены как гусь под этим шерстяным, тёмным, дешёвым пеленаньем стариков. Эти электрические часы всегда убегают, даже Биг Бен сейчас спешит пока не придёт новая весна, слишком спешит, но похоже никому до этого нет дела или не понимают. Войне нужно электричество. Это быстрая игра, Электро Монополия, между электрокомпаниями, Центральный Комитет Электричества и прочие ведомства Войны, чтобы синхронизировать Время Электросети со Временем Гринвичского Меридиана. Ночью, в самых глубоких бетонных колодцах ночи, турбины засекреченного местонахождения крутятся быстрее и, соответственно, стрелки часов перед всеми старыми бессонными глазами—раскручивают свои минуты до воя переходящего в писк к прострелу сирены. Это Безумный Карнавал Ночи. Веселье под тенями минутных стрелок. Истерика на бледных лицах циферблатов. Электрокомпании говорят о нагрузках, военные потребности столь велики, что часы снова замедлятся, если только этот ночной марш не украден, но предположенные нагрузки не случаются каждый день и Сеть понемногу набирает обороты, и старые лица оборачиваются к циферблатам и думают </text:span></text:span><text:span text:style-name="Source_20_Text"><text:span text:style-name="T6">сговор</text:span></text:span><text:span text:style-name="Source_20_Text"><text:span text:style-name="T5">, а цифры вертятся к Рождению, потугам, к воссиянию новой звезды сердца, что обратит нас всех, изменит нас навсегда к самым забытым корням кто мы на самом деле. Но над морем туман сегодня всё ещё тихо раскрывшийся жемчуг. В центре города дуговые лампы трещат, взъерепенясь, в укутанном сиянии над центральными линиями улиц, слишком льдистого цвета для свечек, в слишком густой измороси для жертвоприношения… высокие красные автобусы шатаются, со всех фар маскировка снята по недавнему распоряжению теперь уворачивайся, пересекай ослеплённый, громадные выдранные в кулаки клочья сырости дуют мимо, одинокие как пляжи под перламутровым туманом, чьё колючая проволока, что никогда не знала внутреннего укуса тока, что лишь пассивно растянулась, окисляясь в ночи, теперь вьётся как подводная водоросль, отчаянно мёрзнет, остра как скорпион, весь песок без единого следа за мили от гуляющих, что покинули в последние лета мирного времени, празднуя прощание с прежним миром, вином, оливковой рощицей трубочным дымкой вечеров, прощаясь до другого края Войны, теперь обнажён до ржавых стоек и распорок пахнущих такой же морской горечью как и этот пляж, по которому тебе даже ходить нельзя потому что Война. На возвышенности, через низины мимо прожекторов чьи лучи в прошлую осень заполняли перелётные птицы, ночь за ночью, фатально </text:span></text:span><text:soft-page-break/><text:span text:style-name="Source_20_Text"><text:span text:style-name="T5">пойманные пока не свалятся замертво с неба, ливень из мёртвых птиц, верующие на вечерне сидят в холодной церкви, трясутся, безгласные на вопрошанье хора: где радости? Где же ещё как не там, где Ангелы поют новые песни и разливаются колокола при дворе Царя. </text:span></text:span><text:span text:style-name="Source_20_Text"><text:span text:style-name="T6">Eia</text:span></text:span><text:span text:style-name="Source_20_Text"><text:span text:style-name="T5">—странный вздох, тысячелетний—</text:span></text:span><text:span text:style-name="Source_20_Text"><text:span text:style-name="T6">eia, wärn wir da!</text:span></text:span><text:span text:style-name="Source_20_Text"><text:span text:style-name="T5"> нам бы туда…. Усталые люди и их чёрный вожак <text:s/>с бубенцом отдаляющиеся насколько смогут, так далеко от своих овечьих одёжек, насколько год дозволит им отбрести. Так придите же. Оставьте свою Войну пока что, бумажную или железную войну, бензиновую или плотскую, придите с вашей любовью, с вашим страхом поражения, вашим изнеможением от неё. Она была с вами весь день, убеждая, прибалтывая, требуя верить во столько всего что неправда. Разве это ты, это смутно преступное лицо на карточке твоего удостоверения, его душа отчикнута казённым фотоаппаратом, когда упала гильотина шторки</text:span></text:span><text:span text:style-name="Source_20_Text"><text:span text:style-name="T7">—</text:span></text:span><text:span text:style-name="Source_20_Text"><text:span text:style-name="T5">или может осталась с твоей душенькой, у Служебного Входа Столовой, где они пересчитывают ночной приход, девушки из УФАА, девушки по имени Айлин, аккуратно сортирующие по морозным отделениям резиново буро-малиновые органы с их желтоватой приправой жира—о, Линда, иди сюда пощупай-ка этот, засунь палец <text:s/>в этот желудочек, обалдеть, всё ещё </text:span></text:span><text:span text:style-name="Source_20_Text"><text:span text:style-name="T6">дёргается</text:span></text:span><text:span text:style-name="Source_20_Text"><text:span text:style-name="T5">….Каждый, на кого ты и не подумал бы, все замешаны, каждый, кроме тебя: священик, доктор, твоя мать надеется прицепить на флаг ту Золотую Звезду за погибшего, плоская сопрано из вчерашней программы Би-Би-Си, и не забудем м-ра Ноэла Трусса такого стильного и умного на тему смерти и последующей жизни, штампует напропалую четвёртый год подряд, парни в Голливуде, что <text:s/>нам толкуют как классно всё тут, столько хохмы, Валт Дисней, у которого слонёнок Дамбо хватается за то пёрышко на манер всех тех трупов под снегом сегодня среди танков выкрашенных белым, столько рук, каждая примёрзла к Чудотворной Медали, кусочек обработанной кости на счастье, за пол-доллара с усмешливым солнцем, что подглядывает под широкий халат Свободы, тупо стискивают, там где разорвался 88-милиметровый, а что вы думали, это детская сказочка? Сказки кончились. Детишки не здесь, спят, но у Империи нет места для снов и сегодня тут вечер Только Для Взрослый, в этом убежище с лампами в глубоком горении в до-Кэмбрийском выдохе, душистом как готовящийся обед, тяжёлом, как сажа. А выше на 60 миль ракеты зависли на неизмеримый миг над чёрным Северным морем, прежде, чем упасть, всё ускоряясь, до оранжевого жара, Рождественская звезда, в неудержимом рывке к Земле. В небе пониже ещё и летающие бомбы, ревут как Вражина, выискивают кого им сожрать. Сегодня путь домой неблизок. Слушай пение этих поддельных ангелов, причащайся хотя бы слухом, пусть даже они не выскажут твои надежды в точности, <text:s/>в точности не передадут твой тёмный ужас, слушай. Здесь должно было быть песнопение задолго до вести про Христа. Наверняка, если только были такие же плохие ночи как эта—хоть что-то чтобы повысить возможность другой ночи что могла бы действительно, любовью и рассветом, осветить путь домой, изгнать Вражину, разрушить границы между нашими странами, нашими телами, нашими историями, всё брехня, о том кто мы такие: на одну ночь, оставляя лишь ясный путь домой и память о младенце, которого ты видел, почти слишком хрупкого, слишком много дерьма на этих улицах, верблюды и прочая скотина <text:s/>тяжело ворочаются снаружи, каждое копыто шанс растоптать его, сделать из него всего лишь другого Мессию, и наверняка кто-то уже делает ставки на это, пока тут в этом городе еврейские колабрационисты <text:s/>продают ценную информацию Имперской Разведслужбе, а местные проститутки ублаготворяют необрезанных интервентов, заламывая цену на сколько выгорит, в точности как держатели гостиниц, которые естественно в восторге от постановления про регистрацию, а в столице уже задумываются не пора ли, возможно, дать каждому </text:span></text:span><text:span text:style-name="Source_20_Text"><text:span text:style-name="T6">номер</text:span></text:span><text:span text:style-name="Source_20_Text"><text:span text:style-name="T5">, да, пронумеровать, что поспособствует <text:s/>SPQR держать Учёт… И Ирод или Гитлер, парни (полевые священники тута в Балгии мужиковатые, обтрёпанные и крепко пьющие), что это за мир («Забыли Рузвельта, падре»,– доносятся голоса сзади, святой отец не может их увидеть, эти искусители преследуют его даже в его снах: –«Вендель Вилки!», «Как насчёт Черчиля?», «Арри </text:span></text:span><text:soft-page-break/><text:span text:style-name="Source_20_Text"><text:span text:style-name="T5">Полит!») для младенца, чтобы явиться, показать 7 фунтов 8 унций на весах Толедо и думать будто он тут всё искупит, блин, ему надо провериться в порядке ли мозги….</text:span></text:span></text:p>
      <text:p text:style-name="P6"><text:span text:style-name="Source_20_Text"><text:span text:style-name="T5">Но по пути домой в эту ночь, тебе хочется поднять его, подержать чуть-чуть. Просто подержать его, близко к своему сердцу, его щеку у впадины твоей ключицы, спящего. Как будто это ты, кто мог бы, как-то, спасти его. И на минуту тебе без разницы как там тебя регистрируют. На целую минуту не тот кем Цезари сказали тебе быть.</text:span></text:span></text:p>
      <text:p text:style-name="P6"/>
      <text:p text:style-name="P6"><text:span text:style-name="Source_20_Text"><text:span text:style-name="T9">O Jesu parvule,</text:span></text:span></text:p>
      <text:p text:style-name="P6"><text:span text:style-name="Source_20_Text"><text:span text:style-name="T9">Nach dir ist mir so weh .</text:span></text:span><text:span text:style-name="Source_20_Text"><text:span text:style-name="T10"> . .</text:span></text:span></text:p>
      <text:p text:style-name="P7"/>
      <text:p text:style-name="P6"><text:span text:style-name="Source_20_Text"><text:span text:style-name="T5">Итак эта случайная группа, эти ссыльные и пацаны, у которых встал, хмурые гражданские призванные в среднем возрасте, мужчины толстеющие несмотря на их голод, и оттого мучаются газами, грубые, сопленосые, красноглазые, больногорлые, мочевспухшие мужчины страдающие болью в крестце, от непробудного похмелья, желающие смерти офицерам, которых они искренне ненавидят, мужчины которых ты видел неулыбчиво шагающими в городах, но забыл, мужчины, которые тоже тебя не помнят, знающие что им бы поспать, а не тут выступать <text:s/>перед чужаками, выдают тебе это вечернее песнопение, достигающие сейчас вершины <text:s/>своим высоким фрагментом какой-то древней гаммы, голоса накладываются втрое, вчетверо, вверх, эхом наполняя всю пустоту церкви—никакого поддельного младенца, никакого оглашения Царства, нет даже попытки согреть или осветить эту жуткую ночь, а только, будь мы прокляты, наш непременный шелудивый скулёж, предел выразимого нами—</text:span></text:span><text:span text:style-name="Source_20_Text"><text:span text:style-name="T6">слава Богу!</text:span></text:span><text:span text:style-name="Source_20_Text"><text:span text:style-name="T5">—чтоб тебе было с чем вернуться к своему военному адресу, к своей военной личине, через следы в снегу и отпечатки шин, наконец к пути, который ты должен создать сам, один в темноте. Хочешь ли ты этого или нет, и какие бы моря ты не пересёк, путь домой….</text:span></text:span></text:p>
      <text:p text:style-name="P6"/>
      <text:p text:style-name="P6"><draw:frame draw:style-name="fr1" draw:name="Image17" text:anchor-type="char" svg:width="6.9252in" svg:height="0.3661in" draw:z-index="15"><draw:image xlink:href="Pictures/1000000000000B720000009B428C9716555D8079.png" xlink:type="simple" xlink:show="embed" xlink:actuate="onLoad" loext:mime-type="image/png"/></draw:frame><text:span text:style-name="Source_20_Text"><text:span text:style-name="T5">Парадоксальная фаза, когда слабые стимулы вызывают сильную реакцию.… Когда это было? Некая ранняя стадия сна: ты не услыхал Москитов и Ланкастеров сегодня ночью на пути в Германию, их моторы надрывались в небе, сотрясали и рвали его на части, целый час, пара разреженных зимних облаков плыли под стальными заклёпками брюха ночи, вибрируя постоянством, ужасом, от такой армады бомбардировщиков улетающих на задание. Твоя собственная фигура неподвижна, дышит ртом, одна лицом вверх на узкой койке под стеной такой без-картинной, без-схемной без-картной: такой </text:span></text:span><text:span text:style-name="Source_20_Text"><text:span text:style-name="T6">привычно пустой…</text:span></text:span><text:span text:style-name="Source_20_Text"><text:span text:style-name="T5">. Твои ступни направлены к высокой прорези окна в дальнем конце комнаты. Свет звёзд, непрестанный звук отлёта бомбардировщиков, вкрадывающийся ледяной воздух. Стол завален книгами в истрёпанных обложках, набрски колонок озаглавленных </text:span></text:span><text:span text:style-name="Source_20_Text"><text:span text:style-name="T6">Время / Стимул / Секреция (30) / Замечания, ч</text:span></text:span><text:span text:style-name="Source_20_Text"><text:span text:style-name="T5">айные чашки, блюдца, карандаши, ручки. Ты спал, видел сны: в тысячах футов над твоим лицом пролетали бомбардировщики, волна за волной. Было помещении, громадное место собраний. Там много людей. С недавнего времени в определённый часы, круг белого света, довольно интенсивного, скользил спускаясь по наклонной линии через воздух. Тут, неожиданно, он снова появляется, курс у него линейный как всегда, справа налево. На этот раз он не постоянный—он светится уже сверкая яркими вспышками или сполохами. Явление, на этот раз, воспринято присутствующими как предупреждение—что-то не так, что-то совсем не так на сегодня… Никто не знал что означает круг света. Была назначена комиссия, проводилось <text:s/>исследование, ответ был так маняще близок—но теперь поведение света изменилось…. Собрание откладывается. При виде столь беспорядочных сполохов, начинаешь ожидать что-то ужасное—не то, чтобы воздушный налёт, но что-то около того. Ты быстро взглядываешь на часы. В тютельку шесть, стрелки идеально вверх и вниз, и ты понимаешь, что шесть это час </text:span></text:span><text:soft-page-break/><text:span text:style-name="Source_20_Text"><text:span text:style-name="T5">появления света. Ты выходишь и тебя окружает вечер. Это улица перед домом твоего детства: каменистая, в колдобинах и трещинах. Ты сворачиваешь налево. (Обычно в этих снах про дом ты предпочитаешь ландшафт направо—широкие ночные газоны, древние деревья грецкого ореха высятся над ними, холм, деревянный забор, в поле лошади с впадинами глаз, кладбище…. Твоя задача в этих снах дойти—под деревьями, через тени—прежде чем случится что-то. Часто ты выходишь в поле под паром, рядом с кладбищем, полно осенних шмелей и кроликов, где живут цыгане. Иногда ты летаешь. Но никогда не можешь подняться больше определённой высоты. Чувствуешь как тебя замедляет, до неумолимого стопа: не то, чтобы острый ужас падения, а только запрет, и просить бесполезно… и ландшафт начинает расплываться... </text:span></text:span><text:span text:style-name="Source_20_Text"><text:span text:style-name="T6">ты знаешь… что…</text:span></text:span><text:span text:style-name="Source_20_Text"><text:span text:style-name="T5">) Но в этот вечер в шесть часов круга света, ты вместо этого свернул влево. С тобою девушка, которая тебе жена, хотя <text:s/>вы никогда не женились, никогда не встречал её прежде, но знал много лет. Она молчит. Недавно прошёл дождь. Всё поблескивает, края исключительно чёткие, освещение не сильное и очень чистое. Куда ни глянь повсюду пучки белых цветов. Всё в цвету. Ты снова подмечаешь круг света а его обычном спуске наискосок, кратко моргнул и выключился. Несмотря на явную свежесть, недавний дождь, живые цветы, окружающая картина тебя настораживает. Ты пытаешься подобрать какой-нибудь свежий запах, чтоб соответствовал тому, что видишь, но не получается. Всё беззвучно, лишено запаха. Из-за такого поведения света, что-то должно произойти и тебе остаётся только ждать. Ландшафт блестит. Влага на мостовой. Покрывая каким-то тёплым капёшоном свою шею и плечи, ты собираешься сказать жене: –«Это самое зловещее время вечера». Но есть более подходящее слово <text:s/>чем <text:s/>«зловещее». Ты пытаешься припомнить. Это чьё-то имя. Оно ждёт за сумерками, ясность, белые цветы. Раздаётся лёгкое постукивание света по двери.</text:span></text:span></text:p>
      <text:p text:style-name="P6"><text:span text:style-name="Source_20_Text"><text:span text:style-name="T5">Ты вскидываешься и сидишьпосреди своей постели, сердце испуганно бьётся. Ты ждал пока он повторится и услышал множество бомбардировщиков в небе. Повторный стук. Это был Томас Гвенхидви, приехал аж из Лондона с новостью про Спектро. Ты проспал гром эскадрилий ревущих без перерыва, но тихий неохотный стук Гвенхидви разбудил тебя. Нечто подобное происходит в коре Собаки во время «парадоксальной» фазы.</text:span></text:span></text:p>
      <text:p text:style-name="P6"/>
      <text:p text:style-name="P6"><text:span text:style-name="Source_20_Text"><text:span text:style-name="T5">И призраки толпятся под карнизами. Растягиваются среди заснеженных закопчённых печных труб, подвывают в воздушные шахты, сами слишком разрежены, чтоб производить звуки, теперь навсегда сухие в этих мокрых вихрях, растянуты, но никогда не перервутся, подхлёстнутые стеклянистой гонкой с французистыми завитками над верхушкам крыш, вдоль посеребрённых низин, проскальзывают где море замерзая бьётся о берега. Они собираются, плотнее день ото дня, английские призраки, такое столпотворение по ночам, воспоминания рассеивающиеся в зиме, семена, что никогда не прорастут, такие потерянные, нынче самое часто слово, намёк живущим —«Лисы», взывает Спектро</text:span></text:span><text:span text:style-name="Source_20_Text"><text:span text:style-name="T11">Е</text:span></text:span><text:span text:style-name="Source_20_Text"><text:span text:style-name="T5"> через астральные пространства, это слово адресовано м-ру Пойнсмену, который тут не присутствует, которому не передадут, потому что пара-другая из Секции Пси способные расслышать получают загадочный хлам такого сорта на каждом сеансе—если вообще замечено, оно попадёт в проект Мильтона Гломинга с его подсчётом слов—«Лисы», зудящее эхо в этот день, Кэрол Эвентир, медиум живущий в «Белом Посещении», завитки плотно приглажены поперёк его головы, выговаривает слово «Лисы» своими очень красными, тонкими губами… у половина госпиталя Св. Вероники этим утром разнесло крышу, оставив лишь стены как в древнем аббатстве Ик Регис, <text:s text:c="2"/>в мелкий прах, как снег, и бедняга Спектро сорван в освещённой норе-кабинке и вся тёмная палата, став часть взрыва, чьё приближение он так и не услышал, звук слишком запаздывает, уже после взрыва, призрак ракеты окликает призраки только что произведённые ею. Потом тишина. Ещё один «случай» для Роджера Мехико, воткнуть круглоголовую кнопку в его карту, квадрат перешёл из двх к трём попаданиям, помогая заполнить три предположения, что как-то отставали в последнее время….</text:span></text:span></text:p>
      <text:p text:style-name="P6"><text:soft-page-break/><text:span text:style-name="Source_20_Text"><text:span text:style-name="T5">Кнопка? И того меньше, просто дырка от кнопки в бумаге, что однажды будет снята, когда ракеты перестанут падать, или когда молодой статистик решит забросить свой подсчёт, бумагу уволокут уборщицы, она будет разодрана, сгорит… Пойнтсмен один, беспомощно чхнув в своём расплывающемся бюро, под лай из конур приглушённый и расплющенный холодом, покачивает головой </text:span></text:span><text:span text:style-name="Source_20_Text"><text:span text:style-name="T6">нет…</text:span></text:span><text:span text:style-name="Source_20_Text"><text:span text:style-name="T5"> во мне, в моей памяти... больше, чем просто «случай»… наша общая смертность… эти трагичные дни… Но вот он уже просто трясётся, позволяя себе уставиться через пространство его кабинета на Книгу, напомнить себе, что из изначальных семи остались лишь двое совладельцев , он сам и Томас Гвенхидви ухаживает за своей бедняжкой в окраинном Степни. Пять призраков нанизаны по ясной возрастающей: Памм в аварии с джипом, Эстерлинг в ранних налётах Люфтваффе, Дромонд немецкой артиллерией на Шел-Корнер, Ламплайтер летающей бомбой, и теперь Кевин Спектро… авто, бомба, орудие, V-1 и теперь V-2, и у Пойнтсмена нет других чувств кроме ужаса, вс кожа ноет, от нарастающей усложняемости этого, от диалектики, что тут явно подразумевается….</text:span></text:span></text:p>
      <text:p text:style-name="P6"><text:span text:style-name="Source_20_Text"><text:span text:style-name="T5">–</text:span></text:span><text:span text:style-name="Source_20_Text"><text:span text:style-name="T8"> </text:span></text:span><text:span text:style-name="Source_20_Text"><text:span text:style-name="T5">Ах, не иначе. Проклятие мумии, ты идиот. Боже, Боже, я созрел для Крыла Д.</text:span></text:span></text:p>
      <text:p text:style-name="P6"><text:span text:style-name="Source_20_Text"><text:span text:style-name="T5">В общем, Крыло Д это прикрытие «Белого Посещения», всё ещё содержащее пару настоящих пациентов. Мало кто из состава ПРПУК приближается к нему. У сведённого к минимуму обычного больничного штата там своя столовая, туалеты, спальни, кабинеты, продолжают как при старом мирном времени, терпя Понаехавших на своей территории. Точно так же как, в свою очередь, штат ПРПУКа терпит садовое и довоенное сумасшествие Крыла Д, лишь изредка находя возможность обмена информацией о лечении и симптомах. Да, могли бы сотрудничать потеснее. Истерика, в конце концов, разве не истерика. А вот, нет, приходишь к тому, что нет. Как можно долго чувствовать себя таким правым и уверенным относительно перехода? От заговоров таких мягких, таких домашних, от змия свернувшегося в чайной чашке, застывшей руки, отведённых глаз при словах, </text:span></text:span><text:span text:style-name="Source_20_Text"><text:span text:style-name="T6">словах</text:span></text:span><text:span text:style-name="Source_20_Text"><text:span text:style-name="T5">, которые могут ужаснуть настолько до состояния, что Спектро каждый день встречал в своей палате, уже не существующей… до того, что Пойнтсмен находит в <text:s/>Собаках Пётр, Наташа, Николай, Сергей, Катенька—или Павел Сергеевич, Варвара Николаевна, а потом их детей, и—Когда это так отчётливо читается в лицах врачей… Гвенхидви под его мохнатой бородой не такой уж непроницаемый, как может ему хотелось бы, Спектро поспешающий со шприцем к своему Лису, когда ничто не может в самом деле остановить Абреакцию Бога Ночи, если не прекратится Блиц, ракеты будут разобраны, и вся плёнка прокручена сзаду наперёд: зачищенная обшивка обратно в листовое железо обратно в отливки, в белую раскалённость, в руду, в Землю. Но действительность не обратима. Каждый вспыхивающий цвет огня, за которым следует взрыв потом звук падения просто насмешка (может это быть нечаянным?) обратимости процесса: каждым из них Господь утверждает своё Государство, а мы, кто не может его найти, ни даже увидеть, начинаем думать о смерти не чаще, честное слово, чем раньше… и, не в силах предупреждать когда они появятся, не имея возможности сбить, притворно держимся как во времена Блицев. Когда это происходит, отделываемся словом «случай». Или так нас уговорили. Но ведь есть <text:s/>уровни, на которых случай едва различим вообще. А для таких работников ка Роджер Мехико это музыка, довольно величавая, эти серии степеней</text:span></text:span></text:p>
      <text:p text:style-name="P6"><draw:frame draw:style-name="fr3" draw:name="Image23" text:anchor-type="as-char" svg:width="2.7807in" svg:height="0.3957in" draw:z-index="0"><draw:image xlink:href="Pictures/100002010000010B00000026F9C168DE2624A1A5.png" xlink:type="simple" xlink:show="embed" xlink:actuate="onLoad" loext:mime-type="image/png"/></draw:frame></text:p>
      <text:p text:style-name="P3"/>
      <text:p text:style-name="P3"/>
      <text:p text:style-name="P3">термины исчисляются в соответствии с ракетопопаданиями в квадрат, распределение Поиссона определяет не только эти уничтожения, которые никто не может избежать, но и несчастные случаи при верховой езде, группы крови, радиоактивный распад, количество воен за год….</text:p>
      <text:p text:style-name="Standard_20__28_user_29_">Пойнтсмен стоит у окна, его неясно отражённое лицо продувается снегом несущимся сквозь темнеющий <text:s/>снаружи день. Далеко среди полей кричит гудок поезда, зернистый, как поздний <text:soft-page-break/>туман: предрассветное — ·—·——, долгий гудок, ещё кукареку, вспышка у железнодорожной колеи, ракета, другая ракета, в лесах или низине….</text:p>
      <text:p text:style-name="Standard_20__28_user_29_">Ну… А почему вообще не отказаться от книги Нед, отдать и всё, устаревающие данные, редкие поэтические моменты Маэстро, просто бумага, тебе это ни к чему, Книга и жуткое проклятье… пока не поздно… Да, отступись, ползай на коленях, о, бесподобно—но перед кем? Кто слушает? Но он уже прошёл к столу и даже возложил на неё руки….</text:p>
      <text:p text:style-name="Standard_20__28_user_29_">–<text:span text:style-name="T2"> </text:span>Осёл. Суеверный осёл.– Расхаживает с пустой головой… такие эпизоды участились в последнее время. Его упадок наползает как простуда. Памм, Эстерлинг, Дромонд, Ламплайтер, Спектро… что следовало бы сделать это пойти в Секцию Пси, попросить Эвентира устроить сеанс, попытаться установить связь с одним из них хотя бы… наверное... да… Что сдерживает его? –«Неужто во мне»,– шепчет он стеклу, аспираторные согласные туманят холодную плоскость веерами дыхания, тёплого, безутешного дыхания,–«столько гордыни?» Невозможно, <text:span text:style-name="T1">для него</text:span> невозможно пойти именно в тот коридор, не может даже заикнуться, нет, даже и перед Мехико, как ему их не хватает… хотя он едва знал Дромонда, или Эстерлинга...но… скучает по Алену Ламплайтеру, который бился об заклад о чём угодно, знаете ли, о собаках, грозах, трамвайных номерах, о ветре на углу улицы и возможной юбке, о том как далеко ударит данная ракета, возможно, о, Боже… даже та, что упала на него…. Памм игравший на пионино в стиле настройщика, его поддатый баритон, амуры с медсестричками…. Спектро… почему бы не попросить? Ведь есть же сотня способов представить так….</text:p>
      <text:p text:style-name="Standard_20__28_user_29_">Мне бы надо, надо было бы… В его жизни так много этих не сделанных шагов, так много «надо было бы»—надо было бы жениться на ней, чтобы её отец направлял его, надо было бы остаться на Харлей-Стрит, быть добрее, чаще улыбаться незнакомым, хотя бы сегодня надо было улыбнуться в ответ Моди Чилкес… почему не сумел? Всего лишь глупая улыбка, блин, почему нет, что не пускает, какая щербинка в мозаике? Женщины его избегают. Он так, в общем, знает из-за чего: он жуткий. И он даже чувствует, обычно, в какие моменты он <text:span text:style-name="T1">бывает</text:span> жутким—это определённая расстановка мускулов его лица, появляется испарина… но тут он , похоже, ничего не может поделать, не может даже достаточно <text:s/>сконцентрироваться, они так его отвлекают—и в следующую секунду он уже снова излучает привычную жуть… а их реакция вполне предсказуема, пускаются наутёк испуская визги слышные только им и ему. О, но как бы он хотел однажды устроить им что-то от чего и <text:span text:style-name="T1">вправду можно развизжались…</text:span>.</text:p>
      <text:p text:style-name="Standard_20__28_user_29_">Вот пожалуйста, шевельнулась эрекция, сегодня ночью он будет мастурбировать на сон грядущий. Безрадостная постоянная, составная в его жизни. Но подстёгивая его к яркому пику, какие образы нахлынут? Конечно же, башенки и синие воды, паруса и церковные шпили Стокгольма—жёлтая телеграмма, лицо высокой, знающей и прекрасной женщины оборачивается пронаблюдать как он проезжает в церемониальном лимузине, женщина, которая позже, вряд ли случайно, посетит его в номере в Гранд-Отеле… это не просто <text:span text:style-name="T1">сплошь</text:span> рубиновые соски и чёрно-кружевные пеньюары, знаете ли. Имеются тихие входы в комнаты с запахом бумаги, негласные голосования в одном Комитете, или другом, посты Председателей, Премии… что может сравниться! <text:span text:style-name="T1">Потом, как станешь старше, поймёшь,</text:span> говорили ему. Да, и это ему доходит, каждый год равен дюжине в мирное время, ей-ей, до чего ж они были правы.</text:p>
      <text:p text:style-name="P6"><text:span text:style-name="Source_20_Text"><text:span text:style-name="T5">Как его удача всегда знала, его подкорковая, животная удача, его дар к выживанию пока другие, лучшие люди выхватываются в Смерть, есть дверь, которую он представлял так часто <text:s/>в одиноких Тезейских скитаний по полированным коридорам лет: выход из ортодокса-Павловца, раскрывающий перед ним просторы Нормалма, Сёдермалма, Оленьего Парка, Старого Города….</text:span></text:span></text:p>
      <text:p text:style-name="P6"><text:span text:style-name="Source_20_Text"><text:span text:style-name="T5">Одного за другим их прибирает вокруг него: в небольшом кругу коллег пропорция нарастает до дисбаланса, всё больше призраков, больше с каждой зимой, меньше живых… и после каждого ему кажется словно чувствует как затухают очертания на его коре мозга, отправляя к вечному сну части того кто уж там был, обращаясь в нетронутую химию….</text:span></text:span></text:p>
      <text:p text:style-name="P6"><text:soft-page-break/><text:span text:style-name="Source_20_Text"><text:span text:style-name="T5">Кевин Спектро не проводил такого чёткого разграничения как он между Внешним и Внутренним. Он представлял кору как орган-интерфейс, посредник между обоими , но и </text:span></text:span><text:span text:style-name="Source_20_Text"><text:span text:style-name="T6">часть каждого из них. </text:span></text:span><text:span text:style-name="Source_20_Text"><text:span text:style-name="T5">«Когда ты увидел как оно на самом деле»,– спросил он однажды,– «как можем мы, любой из нас, быть по отдельности». Он мой Пьер Жане, подумал Пойнтсмен….</text:span></text:span></text:p>
      <text:p text:style-name="P6"><text:span text:style-name="Source_20_Text"><text:span text:style-name="T5">Скоро, по диалектике Книги, Пойнтсмен останется один, в тёмном поле, скатываясь в однонаправленность, к нулю, ожидая стать последним уходящим… Хватит ли времени? Он </text:span></text:span><text:span text:style-name="Source_20_Text"><text:span text:style-name="T6">должен</text:span></text:span><text:span text:style-name="Source_20_Text"><text:span text:style-name="T5"> выжить… попытаться на Премию, не для собственной славы, нет—а сдержать обещание, человеческому полю из семи, которым он когда-то был, перед теми кто не дотянул…. Такой средний кадр, он сам в освещении сзади, один перед высоким окном в Гранд-Отеле, стакан виски поднят к бледному небу суб-Арктики и за вас парни, завтра на сцене будем мы все, просто Неду Пойнтсмену случилось выжить… В СТОКГОЛЬМ его девиз и знамя, а после Стокгольма расплывчатость, долгая золотистая сумеречность….</text:span></text:span></text:p>
      <text:p text:style-name="P6"><text:span text:style-name="Source_20_Text"><text:span text:style-name="T5">О, да, однажды, знаете ли, он вправду верил в Минотавра, что дожидается его: видел себя в снах врывающимся в последнюю из комнат, сверкающий меч наготове, вопящим, как Коммандо, выпуская всё наконец—какой-то поистине чудесный взлёт жизни внутри него в первый и последний раз,когда лицо обернулось к нему, древнее, усталое, не замечающее ничего человеческого в Пойнтсмене, готовое принять его лишь очередным давно рутинным тыком рога, взбрыком копыта (но на этот раз тут будет бой, кровь Минотавра ёбаного зверя, крики из далей <text:s/>внутри него, их мужественность и жестокость изумляют его самого)…. Это был сон. Обстановка, лицо изменились, мало что из него кроме структуры удержалось после первой чашки кофе и сплюснутой зеленоватой таблетки Бензедрина. Похоже на широкую парковку грузовиков перед рассветом, свеже-прошлангованная мостовая пестрит жирно-коричневыми, брезенто-верхие оливковые грузовики стоят, каждый со своей тайной, каждый ждёт… но он знает, что внутри одного из них… и наконец, прочёсывая их, находит, код опознания безмолвен, забирается в кузов, под брезент, выжидает в пыли и коричневом свете, пока в туманном продолговатом окошечке кабины лицо, лицо, которое </text:span></text:span><text:span text:style-name="Source_20_Text"><text:span text:style-name="T6">он знает</text:span></text:span><text:span text:style-name="Source_20_Text"><text:span text:style-name="T5">, начинает оборачиваться… но основная структура поворот лица, встреча глаз… делающий стойку Райхсзигер фон Танац Альпдрукен, самый неуловимый из нацистских гончих, чемпион Ваймаранер 1941 года, номер родословной книги 416832, вытатуирован внутри его уха через Лондонизированную Германию, его печёночно-серые очертания отдаляются, уносятся в прыжках по сумеречным набережным каналов забитых отбросами войны, ракетные взрывы их всякий раз пропускают, погоня их продолжена, блюдо гравированное огневзрывами, карта города приносимого в жертву, из коры мозга человечьего и собачьего, кожа уха собаки мягко колышется, темя черепа ярко отражает зимние облака, в убежище лежащее под бронёй за мили под городом, опера Балкансой интриги, в чьей герметичной безопасности, среди синих пучков непериодично подчёркнутого <text:s/>диссонанса которой ему не удаётся полностью убежать потому что как всегда Райхсзигер не отстаёт, возглавляя, спокойный, неотменимый, и к буквальной погоне за ним он возвращается должен возвращаться снова и снова в лихорадочном рондо, пока наконец они на склоне холма в конце долгого дня донесений с Армагеддона, среди алых сугробов буганвиллии, золотистые тропы, где вздымается пыль, столбы дыма вдали над пауковым городом, что они пересекли, голоса в воздухе с сообщениями, что Южная Америка испепелена, небо над Нью-Йорком мерцает багрово от нового все-царствующего смерто-луча, и только тут серый пёс может наконец обернуться, чтобы карие глаза уставились во взгляд Неда Пойнтсмена….</text:span></text:span></text:p>
      <text:p text:style-name="P6"><text:span text:style-name="Source_20_Text"><text:span text:style-name="T5">Всякий раз, на всяком повороте, его собственная кровь и вердце приласканы, избиты, приведены в радостный восторг, сброшены к леденящим ноктилукам, в полыханье термитной сварки, пока он начинает расширяться, неудержимый свет, стены зала превращаются в синее свечение, оранжевое, потом белое и начинают оскальзывать, течь ка воск, всё, что осталось от лабиринта распадающегося наружу окружностями, герой и ужас, мастер и Ариадна, поглощённый, расплавленный в свете самого себя, в безумном взрыве себя….</text:span></text:span></text:p>
      <text:p text:style-name="P6"><text:soft-page-break/><text:span text:style-name="Source_20_Text"><text:span text:style-name="T5">Много лет назад. Сны, которые он почти забыл. Издавна зачастили посредники между ним его последним зверем. Они не позволят ему даже лёгкой настойчивости быть влюблённым в собственную смерть…</text:span></text:span></text:p>
      <text:p text:style-name="P6"><text:span text:style-name="Source_20_Text"><text:span text:style-name="T5">Но теперь, когда появился Слотроп—нежданный ангел, сюрприз термодинамики, или что уж он там такое… может быть это изменится? Может у Пойнтсмена всё же получится пойти на Минотавра?</text:span></text:span></text:p>
      <text:p text:style-name="P6"><text:span text:style-name="Source_20_Text"><text:span text:style-name="T5">Слотроп к этому времени должен быть на Ривьере, в тепле, в добре, по уши в ебле. Но здесь, в позднюю английскую зиму, брошенные собаки всё ещё бродят по проулкам и задним дворам, обнюхивают мусорные ящики, оскальзываются на полосах снега, схватываются друг с другом, бросаются наутёк, дрожат меж своих тёмно-синих луж… пытаются избежать то, что невозможно распознать по запаху или увидеть, что объявляет о себе рёвом хищника настолько абсолютным, что они скуля падают в снег и переворачиваются подставляя Этому свои мягкие открытые брюшины….</text:span></text:span></text:p>
      <text:p text:style-name="P6"><text:span text:style-name="Source_20_Text"><text:span text:style-name="T5">Отказался ли от них Пойнтсмен ради одного единственного, непроверенного человеческого субъекта? Не сочтите будто у него нет сомнений хотя бы относительно валидности этого проекта. Пусть викарий Де ла Нут беспокоится о «правильности», он штатный священник. Но… <text:s/>как же с собаками? Пойнтсмем знает их. Мигом подбирает отмычки к их осторожности. У них нет секретов. Он может делать их сумасшедшими, и адекватными дозами бромидов возвращать в норму. Но Слотроп…</text:span></text:span></text:p>
      <text:p text:style-name="P6"><text:span text:style-name="Source_20_Text"><text:span text:style-name="T5">И вот Павловец меряет шагами свой кабинет, чувствуя себя взвинченным и старым. Ему бы поспать, но он не может. Тут нужно больше, чем просто установление вторичного рефлекса у ребёнка, сто лет назад. Как это он был доктором так долго и не развил рефлексов на определённые раздражители? Ему лучше знать: он знает в этом что-то большее. Спектро погиб, а Слотроп <text:s/>(</text:span></text:span><text:span text:style-name="Source_20_Text"><text:span text:style-name="T6">sentiments d’emprise</text:span></text:span><text:span text:style-name="Source_20_Text"><text:span text:style-name="T5">, старина, полегче тут) был со своей Дарлин за пару кварталов от Св. Вероники двумя днями раньше.</text:span></text:span></text:p>
      <text:p text:style-name="P6"><text:span text:style-name="Source_20_Text"><text:span text:style-name="T5">Когда одно событие следует за другим с такой ужасающей регулярностью, коечно, ты не увязываешь их автоматически как причину-и-следствие. Однако, начинаешь поиск какого-то механизма для объяснения. Пробуешь, проводишь скромный эксперимент… Этим он обязан Спектро. Даже если американец по закону не убийца, он всё равно больной. Причинность должна быть установлена, и найдено лечение.</text:span></text:span></text:p>
      <text:p text:style-name="P6"><text:span text:style-name="Source_20_Text"><text:span text:style-name="T5">В этом предприятии, и Пойнтсмену это известно, есть доля соблазна. Из-за симметрии… Он всегда руководствовался, знаете ли, продвигаясь по дорожке сада, симметрией: в некоторых результатах опытов… в предположении, что механизм может опираться на зеркальное отражение—«излучение», например, или «взаимо-индукция»… а кто доказал, что и то и то существует? Может и в данном случае так тоже получится. Но что преследует его, так это симметрия этих двух видов секретного оружия, Снаружи, в Блице , звуки <text:s/>V-1 и V-2, каждый обратная направленность другого… Павлов показал какими сбивчивыми могут быть зеркальные образы Внутри. Его идеи противоположностей. Но что за новая патология разворачивается сейчас Снаружи? Какая болезнь последовательностей—самой Истории—может творить такие <text:s/>симметричные противоположности, как эти робото-вооружения?</text:span></text:span></text:p>
      <text:p text:style-name="P6"><text:span text:style-name="Source_20_Text"><text:span text:style-name="T5">Знак и симптомы. Возможно Спектро прав? Может быть Снаружи и Внутри часть общего поля? Но если честно, до конца… Пойнтсмену следовало искать ответы в интерфейсе… не так ли,,, в коре головного мозга лейтенанта Слотропа. Человек пострадает—возможно, в определённом клиническом смысле, разрушится—но сколько других в эту ночть страдают ради него? Да, Бога ради, каждый день там в Вайтхолле они планируют и идут на риск по сравнению с которым его, в данном случае, почти тривиален. Почти. В этом есть что-то слишком прозрачное и скорое, чтобы ухватить—в Секции Пси могут болтать про эктоплазмы—но он знает, что никогда не было более подходящего времени, и что самый подходящий объект для эксперимента у него в руках. Он должен поймать сейчас, или остаться обречённым на всё те же </text:span></text:span><text:soft-page-break/><text:span text:style-name="Source_20_Text"><text:span text:style-name="T5">каменные приёмные, которые он знает как кончаются. Однако нужно быть готовым ко всему—даже к такой возможности, что люди из Секции Пси правы. «Возможно, мы все правы»,– записывает он в свой журнал в этот вечер,– «и правильными могут быть все наши предположения, и более того. К чему бы мы ни пришли, нельзя сомневаться, что он, физиологически, исторически, выродок. </text:span></text:span><text:span text:style-name="Source_20_Text"><text:span text:style-name="T6">Нам ни в коем случае нельзя потерять контроль</text:span></text:span><text:span text:style-name="Source_20_Text"><text:span text:style-name="T5">. Мысль о нём затерявшемся в мире людей, после войны, наполняет меня глубоким ужасом, от которого я не могу избавиться….»</text:span></text:span></text:p>
      <text:p text:style-name="P6"><draw:frame draw:style-name="fr1" draw:name="Image18" text:anchor-type="char" svg:width="6.9252in" svg:height="0.3661in" draw:z-index="16"><draw:image xlink:href="Pictures/1000000000000B720000009B428C9716555D8079.png" xlink:type="simple" xlink:show="embed" xlink:actuate="onLoad" loext:mime-type="image/png"/></draw:frame><text:span text:style-name="Source_20_Text"><text:span text:style-name="T5">Всё больше и больше, в эти дни ангельского посещения и оглашения, Кэрол Эвентир чувствует себя жертвой своего ненормального дара. Как однажды выразилась Нора Дадсон-Трак, его «бесподобной слабости». Он проявился поздно в жизни: ему было 35, когда из другого мира, однажды утром на Набережной, между <text:s/>штрихами художника на тротуаре, два рисунка мелом, лосось темнеющий до светло-коричневого, и группа долговязых человеческих фигур, оборвано-траурных вдали переплетающихся с железом моста и дымки над рекой, вдруг наожиданно кто-то заговорил через Эвентира, так негромко, что Нора едва могла расслышать хоть что-нибудь, даже чья именно душа вошла и использовала его. В тот момент нет. Это было что-то на немецком, она запомнила несколько слов. Она бы спросила своего мужа, с которым встречалась в тот день в Сюрей—но он опаздывал, все тени, мужчин и женщин, собак, труб, такие длинные и чёрные поперёк необъятной лужайки, и она мелком охры, едва различимой в позднем солнце, набросала очертание <text:s/>веера у края своей вуали—этот цвет она выхватила из деревянного ящика тротуаро-писца и быстро, плавно обернувшись, касаясь лишь кончика туфли и кремового жёлтого столбца рассыпающегося по поверхности, ни на миг не выпуская его, нарисовала пятиконечную звезду на асфальте, чуть выше по течению реки от недружелюбного подобия Ллойд Джорджа в гелиотропно-сиреневом и море-зелёном: потянув Эвентира за руку встать во внутреннем пентагоне, морские чайки стонущей диадемой над головой, затем вступила и сама, инстинктивно, по-матерински, какой она была со всеми, кого любила. Пентограмму она нарисовала даже и вполовину не шутки ради. Никогда нельзя быть слишком уверенным, зло никогда не дремлет….</text:span></text:span></text:p>
      <text:p text:style-name="P6"><text:span text:style-name="Source_20_Text"><text:span text:style-name="T5">Почувствовал ли он её, даже тогда, отдаляясь… окликнул ли свой контроль из-за Стены пытаясь удержаться? Она уходила из его яви, из его взгляда как свет на краю вечера, когда, примерно, на гибельных минут десять <text:s/>ничего не помогает: одень очки, включи лампы, сядь у западного окна, а всё равно уходит, ты теряешь свет и, может быть, в этот раз навсегда… хорошее время суток научиться подчинению, научиться угасать как сввет, как некоторая музыка. Это подчинение его единственный дар. Потом он ничего не может вспомнить. Иногда, изредка, могут оставаться манящие—не слова, но нимбы значения оболочки слов, которые рот его явно выговаривал, лишь это оставалось—если так бывало—на миг, как сны, которые невозможно удержать или продолжить и вскоре они исчезают. Он проверялся на детекторе лжи Ролло Гроста бесчисленное множество раз с тех пор как явился в «Белое Посещение», и всё нормально-штатно за исключением, о, один или два раза наверное, непонятный скачок в 50 милливольт из височой доли, когда из левой, когда из правой, ничего определённого, право же—настоящая борьба мнений в стиле есть-ли-каналы-на Марсе продолжалась в эти годы между разными наблюдателями—Аарон Тровстер клянётся, что он видел медленные дельтовидные волны из левой лобовой и подозревает опухоль, прошлым летом Эдвин Трикл отметил «приглушённо эпилептические пик-волна изменения, что любопытно, намного медленнее обычных трёх в секунду»—хотя, бесспорно, Трикл был Лондоне всю ночь перед этим в загуле с Аленом Ламплайтером и его компанией азартных игроков. Менее, чем через неделю робот-бомба подарила Ламплайтеру его шанс: найти Эвентира с той стороны и доказать, что он был тем, за кого его и держали: интерфейс между мирами, <text:s/>чувствующий. Ламплайтер предложил сделать </text:span></text:span><text:soft-page-break/><text:span text:style-name="Source_20_Text"><text:span text:style-name="T5">ставки 5 к 2. Но с тех пор он замолчал: ничего такого на мягких ацетатно/металлических дисках или в распечатках записей что не могло бы исходить от дюжины других душ….</text:span></text:span></text:p>
      <text:p text:style-name="P6"><text:span text:style-name="Source_20_Text"><text:span text:style-name="T5">Приезжали, в своё время, аж из института в Бристоле, поглазеть, измерить и систематически усомниться в ненормальных Секции Пси. Вот Рональд Черикок, известный психометрист, глаза слегка помигивают, руки не ближе чем на дюйм от коробки в коричневой упаковке где надёжно скрыты некоторые памятки более раннего периода Войны, тёмно-малиновый галстук, поломанная авторучка Шэфер, поблекшее пенсне белого золота, всё принадлежности капитана эскадрильи «Молотилы» Сэнт-Блейза, расквартированы <text:s/>к северу от Лондона… как этот Черикок, с виду нормальный увалень, может чуть толстоват, тут начинает выдавать интимное резюме капитана эскадрильи, его переживания, что выпадают волосы, его энтузиазм от мультиков с Дональдом Даком, о случае во время налёта на Любек, которому были свидетелями только он и его ведомый, ныне погибший, о котором они договорились не докладывать—ни чего, что нарушало бы секретность: что позже подтверждает сам, фактически, Сэнт-Блейз, улыбаясь малость слишком широко разинутым ртом, ладно, вы меня подкололи, а теперь скажите как вы это делаете? Действительно, как Черикок это делает? Как это делают все остальные? Как Маргарет Квортертон воспроизводит голоса с пластинки или в радиоприёмнике на расстоянии во много миль не разговаривая и физически не прикасаясь к оборудованию? и какие динамики теперь начинают собирать? Откуда приходят группы из пяти цифр, которые преподобный д-р Пол де ла Нут, священник и штатный автоматист, записывает неделю за неделей и которые, такое есть зловещее предчувствие, никто в Лондоне не знает как расшифровать? Что означают недавние сны Эдвина Трикла о полёте, особенно с учётом соответствия по времени со снами Норы Додсон-Трак о падении? Что скапливается во всех в них такое, что каждый может доказать своим ненормальным образом, но не словесно, ни даже суржиком кабинетной </text:span></text:span><text:span text:style-name="Source_20_Text"><text:span text:style-name="T6">lingua franca? </text:span></text:span><text:span text:style-name="Source_20_Text"><text:span text:style-name="T5">Турбуленции в эфире, неопределённости из ветров кармы. Те души по ту сторону интерфейса, те кого мы зовём покойными, всё более осторожны и уклончивы. Даже собственный контроль Эдвина Эвентира, обычно спокойный и саркастичный Питер Сачса, тот саммый, что нашёл его в тот давний день на Набережной и с тех пор—когда есть послания для передачи—даже Сачса занервничал….</text:span></text:span></text:p>
      <text:p text:style-name="P6"><text:span text:style-name="Source_20_Text"><text:span text:style-name="T5">С недавних пор, всё словно бы настроено на некую эфемерную Программу Х, новые разновидности ненормальных начали появляться в «Белом Посещении», в любое время дня и ночи, молчат, смотрят, ждут когда ими займутся, под мышкой машины из чёрного металла и застеклённые пряники, в отключке из побелелых трансов, в гипер-кинетичном ожидании правильного пускового вопросы, чтоб завестись на 200 спотыкливых слов в минуту про свои особые, жуткие способности. Нашествие. Ну, и что нам делать с Гевином Трефойлом у чьего дара ещё даже имени нет? (Ролло Грост хочет назвать это </text:span></text:span><text:span text:style-name="Source_20_Text"><text:span text:style-name="T6">автохроматизмом</text:span></text:span><text:span text:style-name="Source_20_Text"><text:span text:style-name="T5">). Гевин, самый молодой здесь, всего 17, ему каким-то образом удаётся по своей воле метаболизировать одну из своих аминокислот, тайросин. Она вырабатывает меланин, представляющий собой чёрно-коричневый пигмент отвечающий за цвет кожи. Гевин может также препятствовать этой метаболизации путём—как кажется—изменения уровня фенилаланина в своей крови. Таким образом, он может менять свой цвет от почти призрачно альбиносового до, через плавные градации спектра, очень глубокого, лиловато, чёрного. Сосредоточившись, он может удерживать его, на любой стадии, неделями. Обычно он отвлекается, или забывает и постепенно откатывается обратно к своему истинному состоянию, веснушчатой окраске рыжеголового бледнолицего. Но можете себе представить как он пригодился Герхардту фон Гёлю во время съёмок плёнки о Schwarzkommando: он помог съэкономить буквально часы гримировки и установки освещения, работая как регулируемый отражатель. Ролло выдвинул лучшую из теорий как это, но она безнадёжно неясна—нам известно, что дермальные клетки вырабатывающие меланин—меланоциты—когда-то были, в каждом из нас, на ранней стадии эмбрионального роста, частью центральной нервной системы. Но с ростом эмбриона ткани </text:span></text:span><text:soft-page-break/><text:span text:style-name="Source_20_Text"><text:span text:style-name="T5">разделяются, некоторые их этих нервных окончаний покидают то, что разовьётся в ЦНС и мигрируют в кожу, чтобы стать меланоцитами. Они сохраняют свою изначальную трёх-палую форму, аксон и отростки <text:s/>типичной нервной клетки. Но отростки теперь испоьзуются не для передачи электрического сигнала, а для пигментации кожи. Ролло Грост предполагает существование некоей связи, пока не открытой—некоей сохранившейся клеточной памяти, которая, ретроколониально, всё ещё отвечает на сигналы из метрополисного мозга. Сигналы, которые для юного Трефойла остаются неосознанными. «Это часть»,– пишет Ролло домой старшему д-ру Гросту в Ланкашире, в виде изысканной мести за сказки детства про Дженни Зелёный Клык, что дожидается в болотах, чтоб утопить его,– «часть давней тайной драмы, для которой человеческое тело служит всего лишь набором весьма непрямых, шифрованных программных заметок—это как если поддающееся нашим измерениям тело всего лишь обрывок этой программы найденный на улице, рядом с величественным каменным театром, куда мы не можем войти. Извилины языка не допустили нас! великая Сцена, даже темнее, чем привычный мрак м-ра Кутри…. Позолота и зеркала, красный бархат, ложи, ярус над ярусом, тоже все в тени, словно где-то внизу, в <text:s text:c="2"/>глубине просцениума, глубже, чем известные нам геометрии, голоса обмениваются секретами, которых нам никогда не доверяют….»</text:span></text:span></text:p>
      <text:p text:style-name="P6"><text:span text:style-name="Source_20_Text"><text:span text:style-name="T5">–</text:span></text:span><text:span text:style-name="Source_20_Text"><text:span text:style-name="T8"> </text:span></text:span><text:span text:style-name="Source_20_Text"><text:span text:style-name="T5">Всё входящее от ЦНС мы должны хранить здесь, видишь ли. Это очень скоро чертовски надоедает. В основном, полная чепуха. Но не угадаешь, когда они что-то затребуют. Посреди ночи, или в худших момент ультрафиолетовой бомбардировки, знаешь, для них там разницы нет.</text:span></text:span></text:p>
      <text:p text:style-name="P6"><text:span text:style-name="Source_20_Text"><text:span text:style-name="T5">–</text:span></text:span><text:span text:style-name="Source_20_Text"><text:span text:style-name="T8"> </text:span></text:span><text:span text:style-name="Source_20_Text"><text:span text:style-name="T5">А когда-нибудь приходится выходить на… ну, на Внешний Уровень?</text:span></text:span></text:p>
      <text:p text:style-name="P6"><text:span text:style-name="Source_20_Text"><text:span text:style-name="T5">(Долгая пауза во время которой старшая работница открыто уставилась, покуда несколько перемен проплывают в её чертах—усмешка, жалость, сочувствие—пока младшая не заговаривает снова).– Я… я прошу прощения. Я не хотела быть—</text:span></text:span></text:p>
      <text:p text:style-name="P6"><text:span text:style-name="Source_20_Text"><text:span text:style-name="T5">–</text:span></text:span><text:span text:style-name="Source_20_Text"><text:span text:style-name="T8"> </text:span></text:span><text:span text:style-name="Source_20_Text"><text:span text:style-name="T5">(Отрывисто.) Мне придётся сказать тебе это по ходу инструктажа.</text:span></text:span></text:p>
      <text:p text:style-name="P6"><text:span text:style-name="Source_20_Text"><text:span text:style-name="T5">–</text:span></text:span><text:span text:style-name="Source_20_Text"><text:span text:style-name="T8"> </text:span></text:span><text:span text:style-name="Source_20_Text"><text:span text:style-name="T5">Сказать мне что?</text:span></text:span></text:p>
      <text:p text:style-name="P6"><text:span text:style-name="Source_20_Text"><text:span text:style-name="T5">–</text:span></text:span><text:span text:style-name="Source_20_Text"><text:span text:style-name="T8"> </text:span></text:span><text:span text:style-name="Source_20_Text"><text:span text:style-name="T5">То же самое, что когда-то было сказано мне. Мы передаём это, от поколения к поколению. (У неё нет подходящего занятия, как-то прикрыться им. Мы чувствуем, что для неё это ещё не стало рутиной. Из благовоспитанности , теперь она старается говорить негромко, пожалуй даже мягко.) Мы </text:span></text:span><text:span text:style-name="Source_20_Text"><text:span text:style-name="T6">все</text:span></text:span><text:span text:style-name="Source_20_Text"><text:span text:style-name="T5"> выходим на Верхний Уровень, молодой человек. Некоторые сразу, другие чуть погодя. Но рано или поздно каждый тут должен стать Эпидермой. Без исключения.</text:span></text:span></text:p>
      <text:p text:style-name="P6"><text:span text:style-name="Source_20_Text"><text:span text:style-name="T5">–</text:span></text:span><text:span text:style-name="Source_20_Text"><text:span text:style-name="T8"> </text:span></text:span><text:span text:style-name="Source_20_Text"><text:span text:style-name="T5">Должен…</text:span></text:span></text:p>
      <text:p text:style-name="P6"><text:span text:style-name="Source_20_Text"><text:span text:style-name="T5">–</text:span></text:span><text:span text:style-name="Source_20_Text"><text:span text:style-name="T8"> </text:span></text:span><text:span text:style-name="Source_20_Text"><text:span text:style-name="T5">Сожалею.</text:span></text:span></text:p>
      <text:p text:style-name="P6"><text:span text:style-name="Source_20_Text"><text:span text:style-name="T5">–</text:span></text:span><text:span text:style-name="Source_20_Text"><text:span text:style-name="T8"> </text:span></text:span><text:span text:style-name="Source_20_Text"><text:span text:style-name="T5">Но разве тут… я думал это только—ну, уровень. Место, которое проходишь. Разве нет…?</text:span></text:span></text:p>
      <text:p text:style-name="P6"><text:span text:style-name="Source_20_Text"><text:span text:style-name="T5">–</text:span></text:span><text:span text:style-name="Source_20_Text"><text:span text:style-name="T8"> </text:span></text:span><text:span text:style-name="Source_20_Text"><text:span text:style-name="T5">Заморские пейзажи, о, да, и я так думала—необычные формирования, заглянуть в Наружную Лучистость. Но всё это из </text:span></text:span><text:span text:style-name="Source_20_Text"><text:span text:style-name="T6">нас</text:span></text:span><text:span text:style-name="Source_20_Text"><text:span text:style-name="T5">, пойми. Миллионов </text:span></text:span><text:span text:style-name="Source_20_Text"><text:span text:style-name="T6">нас</text:span></text:span><text:span text:style-name="Source_20_Text"><text:span text:style-name="T5">, изменённых, чтоб стать интерфейсом, ороговеть, не чувствовать и умолкнуть.</text:span></text:span></text:p>
      <text:p text:style-name="P6"><text:span text:style-name="Source_20_Text"><text:span text:style-name="T5">–</text:span></text:span><text:span text:style-name="Source_20_Text"><text:span text:style-name="T8"> </text:span></text:span><text:span text:style-name="Source_20_Text"><text:span text:style-name="T5">О, Боже. (Пауза пока он пытается осознать—затем, в панике, отвергает.) Нет—как можно говорить такое—разве ты не чувствуешь </text:span></text:span><text:span text:style-name="Source_20_Text"><text:span text:style-name="T6">памяти</text:span></text:span><text:span text:style-name="Source_20_Text"><text:span text:style-name="T5">? тяги... мы в изгнании, но у нас есть дом! (В ответ молчание.) Вернуться туда! Не наверх в интерфейс. Обратно в ЦНС!</text:span></text:span></text:p>
      <text:p text:style-name="P6"><text:span text:style-name="Source_20_Text"><text:span text:style-name="T5">–</text:span></text:span><text:span text:style-name="Source_20_Text"><text:span text:style-name="T8"> </text:span></text:span><text:span text:style-name="Source_20_Text"><text:span text:style-name="T5">(Спокойно) Таким было расхожее понятие. Отлетевшие искры. Черепки сосудов разбившихся при Творении. И однажды, как-то, перед концом, собираться обратно дома. Посланец из Царствия, прибывает в последний момент. Но говорю тебе, нет такого послания, ни такого дома—только лишь миллионы последних мигов… ничего больше. Наша история это собрание последних мигов.</text:span></text:span></text:p>
      <text:p text:style-name="P6"><text:span text:style-name="Source_20_Text"><text:span text:style-name="T5">Она пересекает комнату полную всего, гибкие шкуры, тик натёртый лимоном, вздымающися извивы благовоний, яркая оптическая медь, поблекшие Центрально-Азиатские ковры, алые с золотом, нависающая ажурность кованного железа, долгий, долгий проход по сцене, поедая апельсин, дольку за кислой долькой, она идёт, халат из шёлка </text:span></text:span><text:span text:style-name="Source_20_Text"><text:span text:style-name="T6">faille</text:span></text:span><text:span text:style-name="Source_20_Text"><text:span text:style-name="T5"> истекает прекрасно, его рукава утончённой работы спадают с очень расширенных плечей до тугого сбора в длинные </text:span></text:span><text:soft-page-break/><text:span text:style-name="Source_20_Text"><text:span text:style-name="T5">манжеты стянутые рядком пуговок <text:s text:c="2"/>каких-то безымянных земных оттенков—мшисто-зелёный, глино-коричневый, штришок ржавчины, выдох осеннего—свет уличных фонарей заходит сквозь стебли филоденронов и разлапистых листьев схваченных с пригоршней угасающего исхода заката, падает упокоено жёлтым поверх резной стали пряжек на её щиколотках и полосами на бока и вниз высоких каблуков её туфлей из патентованной кожи, отполированной до утраты цвета вообще помимо слегка цитрусового света, где он касается их, а они его отторгают словно это поцелуй мазохиста. Вслед за её шагами ковёр распрямляется в направлении потолка, отпечатки подошв и каблуков исчезают медленно на виду из ворса шерсти. Одиночный разрыв ракеты грохочет через город далеко к востоку отсюда, к востоку юго-востоку. Свет по её туфлям течёт и замирает как послеполуденное уличное движение. Она останавливается о чём-то вспомнив: армейская юбка трепещет, шёлковые нити полотна дрожат тысячами пока холодный свет скользит по ним и прочь и снова возвращается к их незащищённому тылу. Запахи тлеющега мускуса и сандалового дерева, кожи и пролитого виски густеют в комнате.</text:span></text:span></text:p>
      <text:p text:style-name="P6"><text:span text:style-name="Source_20_Text"><text:span text:style-name="T5">А он—пассивно, как в трансе, позволяет её красоте— войти в него или покинуть, как ей будет угодно. Разве может он быть чем-то кроме как покорным воспринимающим, заполнителем <text:s/>молчаний? Все радиусы в комнате её, водянистый целлофан, потрескивают по касательной, когда она проворачивается на оси своего каблука, чуть наклонясь начинает двигаться обратно. Неужто он любит её почти десять лет. Это невероятно. Эту умудрённую специалистку в «бесподобной слабости», влекомый не похотью, ни даже желанием, а лишь вакуумом: отсутствием всякой человечьей надежды. Она отпугивает. Кто-то назвал её эротичным нигилистом… каждый из них, Черикок, Пол де ла Нут, даже, он может это представить, юный Трефойл, даже—как он слышал—Маргарет Квотертон, каждый из них ради идеологии Нуля делали… великую самоотверженность Норы ещё более потрясающей. Потому что… если она любит его: если все эти слова, десятилетие комнат и бесед ничего не значат...если она любит его и всё же отвергнет, выбрав меньшую ставку 5-к-2, отвергнет его дар, отвергнет что наполняет каждую его клеточку… тогда…</text:span></text:span></text:p>
      <text:p text:style-name="P6"><text:span text:style-name="Source_20_Text"><text:span text:style-name="T5">Если она любит его. Он слишком пассивен, у него нет решимости проникнуть, как однажды пытался Черикок… Конечно же Черикок странный. Он слишком часто смеётся. Не то, чтобы бесцельно, но </text:span></text:span><text:span text:style-name="Source_20_Text"><text:span text:style-name="T6">обращаясь к чему-то</text:span></text:span><text:span text:style-name="Source_20_Text"><text:span text:style-name="T5"> что он думает каждый тоже может увидеть. Каждый из нас смотрит некую скособоченную сводку киноновостей, луч из проектора падает молочно-белый, густея от дыма трубок и сигар, Кэмелов и Вудбайнзов... освещёные профили военного ерсонала и молодых дам окаймляют края облаков: мужественный креп экспедиционной пилотки пропарывает вперёд в темноте кинозала, блестящая округлость шёлковой ножки лениво переброшена между двух кресел в нижнем ряду, ниже: суляще-затенённые тюрбаны бархата и перисттость ресниц. Среди неразборчивых и похотливых пар этих ночей, смех Черикока и ноша <text:s/>своего одиночества, хрупкого, легко бьющегося, истекающего смолой из трещин, странный макинтош из расползающейся ткани…. Из всех её бесподобных слабачков, именно отваживается на самые опасные путешествия в её опустошённость, в поисках сердца чьи ритмы будут вызываться </text:span></text:span><text:span text:style-name="Source_20_Text"><text:span text:style-name="T6">им</text:span></text:span><text:span text:style-name="Source_20_Text"><text:span text:style-name="T5">. Это должно изумить её, Нору-такую-бессердечную, Черикок на коленях будоража её шелка, меж его рук история былого <text:s/>струится водоворотами—шарфы шафрана, аквамарина, лаванды сменяются, шпильки, броши, опаловые скорпионы (знак её рождения) в золотых оправах треножника, застёжки туфель, поломанные перламутровые веера и театральные программки, резинки подвязок, тёмные, длинные до-экономные чулки… на его непривычных коленях, руки плывут в круговороте, выискивая её прошлое в молекулярных следах таких изменчивых в потоке предметов, в продвижении через его руки, она с восторгом выражает свои запреты, покрывая его попадания (близкие, порой в точку) проднаторело словно это комедия в гостиной….</text:span></text:span></text:p>
      <text:p text:style-name="P6"><text:span text:style-name="Source_20_Text"><text:span text:style-name="T5">Черикок играет ту в опасные игры. Иногда ему кажется что даже объём информации льющейся через его пальцы переполнит, сожжёт его… она похоже решилась оглушить его своей </text:span></text:span><text:soft-page-break/><text:span text:style-name="Source_20_Text"><text:span text:style-name="T5">историей, её болью, и её краем, всегда свежезаточенным, обрезающим его надежды, все их надежды. Он всерьёз уважает её: он знает: что в этом мало что от женского актёрства, право же. Она действительно оборачивалась лицом, и не однажды, к Внешнему Сиянию и просто ничего не увидела. И так всякий раз вбирала в себя ещё чуть больше от Нуля. Для этого нужна смелость, в худшем случае запас самообмана, что быстро истощается: он вынужден восхититься этим, даже если и не принимает её остеклённых пустынь, её обращений ко дню не гнева, а окончательного безразличия…. О себе он знает, что может воспринять чуть больше истины, чем она. Он действительно получает эманации, впечатления… крик внутри камня… экскрементные поцелуи невидимо запечатлённые на ярме старой рубахи… предательство, информатор, чья вина однажды сгустится до рака горла, набатом ясным как день звучащее сквозь прорези и отвороты потрёпанной итальянской перчатки… ангел Молотилы Сэнт-Блейза, и близко не вымышленный, подымающийся над Любеком в то пред-пасхальное воскресенье с ядовито-зелёными куполами по его ступнями, навязчивый перекрёстный взлёт красных черепиц рвущихся вверх и вниз с тысяч заостренных крыш, а бомбардировщики грудятся и пикируют, Балтика уже затерялась за занавесью дыма <text:s/>зажигательных, и вот Ангел: кристаллики льда срываются с задних краёв крыл угрожающе глубоких, раскрытых продвигаясь в новую белую бездну…. На полминуты радиомолчание было нарушено. Передавалось следующее:</text:span></text:span></text:p>
      <text:p text:style-name="P6"><text:span text:style-name="Source_20_Text"><text:span text:style-name="T5">Сэнт-Блейз: Фрикшоу Два, </text:span></text:span><text:span text:style-name="Source_20_Text"><text:span text:style-name="T6">ты видишь это</text:span></text:span><text:span text:style-name="Source_20_Text"><text:span text:style-name="T5">, конец.</text:span></text:span></text:p>
      <text:p text:style-name="P6"><text:span text:style-name="Source_20_Text"><text:span text:style-name="T5">Ведомый: Это Фрикшоу Два—подтверждаю.</text:span></text:span></text:p>
      <text:p text:style-name="P6"><text:span text:style-name="Source_20_Text"><text:span text:style-name="T5">Сэнт-Блейз: Хорошо.</text:span></text:span></text:p>
      <text:p text:style-name="P6"><text:span text:style-name="Source_20_Text"><text:span text:style-name="T5">Похоже, никто больше на том задании не вёл радиопереговоры. После рейда, Сэнт-Блейз проверил рации тех, кто вернулся на базу и не обнаружил никаких отклонений: все кристаллы на частоту, питание безупречно, как и следовало ожидать—но остальные помнили, как <text:s/>пару минут длилось наваждение, даже треск статических разрядов исчез из наушников. Некоторым показалось высокое пение: как ветер в мачтах, обрывках, кроватных пружинах или тарелках антенн флотов зимующих в доках… но только Молотила и его ведомый видели, гудя перед огненными лигами лика, глаз, что взгромадились на мили, поворачиваясь проследить их полёт, радужка красная как уголья, меняясь через жёлтый в белое, пока они сбрасывали свои бомбы куда попадя, <text:s/>капризный прицел Нордена, капли потв в оздухе вокруг его вертлявого окуляра, изумлённые своей нежданной потребностью взлёта, чтоб нанести удар по земле за удар по небу….</text:span></text:span></text:p>
      <text:p text:style-name="P6"><text:span text:style-name="Source_20_Text"><text:span text:style-name="T5">Капитан эскадрильи Сэнт-Блейз не включил описание этого ангела в свой официальный отчёт, опрашивающая его офицер ВААФ была известна на базе как дракон буквалистка худшего сорта Эона представила Бловита на списание в психушку за его радужных Валькирий над Пенемюнде, и Грихэма за ярко синих бесов, что сыпались как пауки с крыльев его Тайфуна и мягко спускались в леса Гааги на парашютиках того же цвета). Но чёрт побери, это не облако было. Неофициально, за полмесяца между сожжением Любека и приказом Гитлера «начать атаку ужаса и отомстить»—имея ввиду оружие V-класса—про Ангела прослышали. Хотя капитан эскадрильи не слишком соглашался, Рональду Черикоку было позволено проверить некоторые предметы из того полёта. Так обнаружился Ангел.</text:span></text:span></text:p>
      <text:p text:style-name="P6"><text:span text:style-name="Source_20_Text"><text:span text:style-name="T5">Кэрол Эвентир тогда же попытался связаться с Теренсом Овербеби, ведомым Сэнт-Блейза. После того как навалилась куча «мессеров» скопом и никуда не денешься. Результаты оказались сбивчивыми. Петер Сачса поделился, что, фактически, было множество версий <text:s/>ангела, которые могли бы подойти. Овербеби не так доступен, как некоторые другие. Имеются проблемы с уровнями, с Судом, как он подразумевается в системе Таро…. Это всё часть шторма, что сейчас проносится над всеми, по обе стороны Смерти. Неприятно. Со своей стороны, Эвертир чувствует себя совсем приниженным, даже возмущённым. Петер Сачса, на своей, выпадает, к удивлению, из роли, чтобы впасть в ностальгию по жизни, прежнему миру, по веймарскому декаденсу, который его кормил и одевал. Унесённый насильно в 1930 ударом полицейской </text:span></text:span><text:soft-page-break/><text:span text:style-name="Source_20_Text"><text:span text:style-name="T5">дубинки во время уличного шествия в Неукёльне, он теперь сентиментально вспоминает вечера протёртого тёмного дерева, дым сигар, дам в гранёном нефрите, в паннэ, розовое масло, новомодные угловатые пастели на стенах, новомодные наркотики во множестве ящиков маленьких столиков. Не просто «Круги», в большинстве вечеров целые мандалы расцветали: из всех кругов общества, всех кварталов столицы, прижав ладони к знаменитой кровавой полировке, касаясь только мизинцами. Стол Сачсы был словно глубокий пруд в лесу. Под поверхностью что-то начинало вращаться, проскальзывать, подыматься… Вальтера Аша («Таурус») в один из вечеров посетило нечто столь необычное, что потребовалось три «Хирепонс» (250 гр.), чтобы вернуть его обратно, но даже после этого он никак не засыпал. Все они стояли наблюдая за ним, неровными рядами напоминавщими спортивный строй. Вимпе, человек от ИГ, державший Хирепон настроенный под Саргнера, гражданского сотрудника при Генеральном Штабе, на фланге лейтенат Вайсман, недавно из Юго-Западной Африки, и хереро адьютант, которого он привёз с собою, глазеющий, глазеющий на всех на них, на всё… а позади дамы двигались в шуршащих тканях, блёстках, вспыхивая белейшими чулками, чёрно-белая косметика в деликатной тревоге через нос, глаза распахиваются </text:span></text:span><text:span text:style-name="Source_20_Text"><text:span text:style-name="T6">о</text:span></text:span><text:span text:style-name="Source_20_Text"><text:span text:style-name="T5">…. Каждое из лиц наблюдавших Вальтера Аша было кукольной сценой: на каждой отдельный спектакль.</text:span></text:span></text:p>
      <text:p text:style-name="P6"><text:span text:style-name="Source_20_Text"><text:span text:style-name="T5">...демонстрирует хорошие руки, да, опали и запястья до самой респираторно расслабленной <text:s/>впадины мускула…</text:span></text:span></text:p>
      <text:p text:style-name="P6"><text:span text:style-name="Source_20_Text"><text:span text:style-name="T5">...всё то же… всё то же… моё лицо белое в зеркале три три-тридцать четыре марш Часов тикает в комнате… нет не могу войти не достаточно света не достаточно нет </text:span></text:span><text:span text:style-name="Source_20_Text"><text:span text:style-name="T6">аааххх</text:span></text:span><text:span text:style-name="Source_20_Text"><text:span text:style-name="T5">—</text:span></text:span></text:p>
      <text:p text:style-name="P6"><text:span text:style-name="Source_20_Text"><text:span text:style-name="T5">...театр ничего но Вальтер вправду глянь на голову неестественный угол хочет поймать свет хорошая подсветка на жёлтый гель…</text:span></text:span></text:p>
      <text:p text:style-name="P6"><text:span text:style-name="Source_20_Text"><text:span text:style-name="T5">(Пневматическая игрушка жабы вспрыгивает на лист лилии дрожащий: под поверхностью подстерегает ужас… поздняя неволя… но сейчас он проплывает над тем, что унесло б его обратно… его глаза не могут различить…)</text:span></text:span></text:p>
      <text:p text:style-name="P6"><text:span text:style-name="Source_20_Text"><text:span text:style-name="T6">. . . mba rara m’eroto ondyoze . . . mbe mu munine m’oruroto ayo u n’omuinyo </text:span></text:span><text:span text:style-name="Source_20_Text"><text:span text:style-name="T5">(глубже вспять перекрученность толстых нитей или бечёвок, гигантская паутина, натяжение шкуры, мускулы твёрдо стиснуты чем-то, что приходит бороться когда ночь глубока… и ощущение, тоже, посещения мёртвыми, потом болезненное чувство, что они не так дружелюбны как кажутся… он очнулся, плакал, просил объяснений, но никто не сказал ничего, чему можно было бы поверить. Мёртвые говорили с ним, пришли и сели вокруг, пили его молоко рассказывали про предков или о духах из других мест равнины—потому что время и пространство на их стороне не имеют значения всё едино.)</text:span></text:span></text:p>
      <text:p text:style-name="P6"><text:span text:style-name="Source_20_Text"><text:span text:style-name="T5">–</text:span></text:span><text:span text:style-name="Source_20_Text"><text:span text:style-name="T8"> </text:span></text:span><text:span text:style-name="Source_20_Text"><text:span text:style-name="T5">Имеются социологии,– Эдвин Трикл с волосами торчащими по всем направлениям, пытается раскурить трубку несчастных остатков—осенние листья, кусочки верёвки, окурки,– к рассмотрению которых мы даже ещё не приступали. Взять хотя бы социология шашей братии, например. Секция Пси, <text:s/>S.P.R., старушки леди в Альтринчеме, что пытаются вызвать Дьявола, все мы на этой стороне, видишь ли, всего лишь половина истории.</text:span></text:span></text:p>
      <text:p text:style-name="P6"><text:span text:style-name="Source_20_Text"><text:span text:style-name="T5">–</text:span></text:span><text:span text:style-name="Source_20_Text"><text:span text:style-name="T8"> </text:span></text:span><text:span text:style-name="Source_20_Text"><text:span text:style-name="T5">Поаккуратней с этим «все мы»,– Роджера Мехико сегодня отвлекает много всякой всячины, неподатливость выражения степени чи, потерянные книги, пропажа Джессики…</text:span></text:span></text:p>
      <text:p text:style-name="P6"><text:span text:style-name="Source_20_Text"><text:span text:style-name="T5">–</text:span></text:span><text:span text:style-name="Source_20_Text"><text:span text:style-name="T8"> </text:span></text:span><text:span text:style-name="Source_20_Text"><text:span text:style-name="T5">Она утрачивает смысл без учёта тех, кто перешёл на ту сторону. Ведь мы общаемся с ними, не так ли? Через специалистов типа Эвентира и его контроли на той стороне. Но все мы вместе взятые это единая субкультура, психическая общность, если угодно.</text:span></text:span></text:p>
      <text:p text:style-name="P6"><text:span text:style-name="Source_20_Text"><text:span text:style-name="T5">–</text:span></text:span><text:span text:style-name="Source_20_Text"><text:span text:style-name="T8"> </text:span></text:span><text:span text:style-name="Source_20_Text"><text:span text:style-name="T5">Нет, не угодно,– <text:s/>сухо отвечает Мехико,– но, да, полагаю кому-то надо этим заняться.</text:span></text:span></text:p>
      <text:p text:style-name="P6"><text:span text:style-name="Source_20_Text"><text:span text:style-name="T5">–</text:span></text:span><text:span text:style-name="Source_20_Text"><text:span text:style-name="T8"> </text:span></text:span><text:span text:style-name="Source_20_Text"><text:span text:style-name="T5">Есть народы—те хереро, например—которые каждый день имеют дело со своими предками. Мёртвые настолько же реальны, как и живые. Как можно понять их не применяя к обеим сторонам стены смерти одинаковый научный подход?</text:span></text:span></text:p>
      <text:p text:style-name="P6"><text:span text:style-name="Source_20_Text"><text:span text:style-name="T5">И всё-таки для Эвентира тут нет общения, на которое надеется Трикл. На его стороне нет памяти: никаких личных отметок. Ему приходится читать об этом из записей других, слушать </text:span></text:span><text:soft-page-break/><text:span text:style-name="Source_20_Text"><text:span text:style-name="T5">диски. А значит он должен верить другим. И </text:span></text:span><text:span text:style-name="Source_20_Text"><text:span text:style-name="T6">это</text:span></text:span><text:span text:style-name="Source_20_Text"><text:span text:style-name="T5"> уже усложнённый общественный расклад. Он должен основывать большую часть своей жизни на честности людей кому доверена роль интерфейса между тем, за кого его считают и им самим. Эвентир знает насколько он близок к Сачсе на той стороне, но он </text:span></text:span><text:span text:style-name="Source_20_Text"><text:span text:style-name="T6">не помнит</text:span></text:span><text:span text:style-name="Source_20_Text"><text:span text:style-name="T5">, а он был воспитан в христианской, Западной Европейской вере в первенствующую роль своего «сознательного» с его воспоминаниями, всё прочее считая ненормальным либо тривиальным, и поэтому он тронут беспокойством, глубоко….</text:span></text:span></text:p>
      <text:p text:style-name="P6"><text:span text:style-name="Source_20_Text"><text:span text:style-name="T5">Записи документируют Петера сачсу, а также души, с которыми он сводит. Они отражают, с некоторыми подробностями, его навязчивую любовь к Лени Пёклер, что была замужем за молодым инженером химиком, а также активисткой в КПГ, курсируя между 12-м Районом и посиделками у Сачсы. Всякий раз, когда она приходила, ему хотелось плакать при виде её безвыходности. В её расплывшихся глазах была явная ненависть к жизни, которую она не могла покинуть: муж, которого она не любила, ребёнок приносивший неизбывное чувство вины, за то, что недостаточно любит.</text:span></text:span></text:p>
      <text:p text:style-name="P6"><text:span text:style-name="Source_20_Text"><text:span text:style-name="T5">У мужа Франца была связь, слишком неясная для Сачсы, чтоб проследовать, в Военном Артиллерийском Ведомстве, так что имелись ещё и идеологические барьеры для преодоления которых ни у одного из них не хватало энергии. Она ходила на уличные демонстрации, Франц отправлялся в ракетный цех в Райникендорф, проглотив свой утренний чай в комнате полной женщин казавшихся ему хмурыми и ждущими пока он уйдёт: они приносили свои пачки листовок, свои рюкзаки полные книг и политических газет, процеживаясь через бедняцкие дворы Берлина на рассвете….</text:span></text:span></text:p>
      <text:p text:style-name="P6"><draw:frame draw:style-name="fr1" draw:name="Image19" text:anchor-type="char" svg:width="6.9252in" svg:height="0.3661in" draw:z-index="17"><draw:image xlink:href="Pictures/1000000000000B720000009B428C9716555D8079.png" xlink:type="simple" xlink:show="embed" xlink:actuate="onLoad" loext:mime-type="image/png"/></draw:frame><text:span text:style-name="Source_20_Text"><text:span text:style-name="T5">Они дрожат и голодны. В Штудентенхайм нет отопления, не слишком много освещения и миллионы тараканов. Запах капусты, древней, из Второго Рейха, капусты бабушек, дым подгоревшего сала, который за долгие годы нашёл какое-никакое </text:span></text:span><text:span text:style-name="Source_20_Text"><text:span text:style-name="T6">détente </text:span></text:span><text:span text:style-name="Source_20_Text"><text:span text:style-name="T5">с воздухом, что пытается его расщепить, запахи долгой болезни и неизлечимой работы срываются с крошащихся стен. Одна из стен измазана жёлтым от остатков неровных строк на верхнем этаже. Лени сидит на полу с четырьмя или пятью другими, передавая по кругу тёмную краюху хлеба. В сыром гнезде из <text:s/></text:span></text:span><text:span text:style-name="Source_20_Text"><text:span text:style-name="T6">Die Faust Hoch</text:span></text:span><text:span text:style-name="Source_20_Text"><text:span text:style-name="T5">, старые номера, которые никто читать не будет, её дочь Ильзе спит, дыхание до того мелкое, едва заметно. Её ресницы оставляют громадные тени на верхних полукружьях щёчек.</text:span></text:span></text:p>
      <text:p text:style-name="P6"><text:span text:style-name="Source_20_Text"><text:span text:style-name="T5">На этот раз они ушли насовсем. Эта комната подойдёт на день, даже два… а что потом, Лени не знает. Она взяла один чемодан для них обеих. Он понимает что значит для женщины родившейся под знаком Рака, для матери, держать весь её дом в одном чемодане? У неё при себе пара марок, у Франца его игрушечные ракеты на луну. Всё вправду кончено.</text:span></text:span></text:p>
      <text:p text:style-name="P6"><text:span text:style-name="Source_20_Text"><text:span text:style-name="T8"><text:s/></text:span></text:span><text:span text:style-name="Source_20_Text"><text:span text:style-name="T5">Как ей снилось в снах, она пройдёт прямо к Петеру Сачсе. Если он её не примет, то хотя бы поможет найти работу. Но сейчас, когда она действительно порвала с Францем… есть что-то, какая-то враждебность земного знака, что время от времени промелькивает в Петере…. В последне время она не уверена в его настроениях. На него давят с уровней, как ей кажется, более высоких, чем обычно и у него не совсем получается управляться….</text:span></text:span></text:p>
      <text:p text:style-name="P6"><text:span text:style-name="Source_20_Text"><text:span text:style-name="T5">Но худшие из инфантильных вспышек Петера всё же лучше, чем самые безмятежные вечера её мужа из-под Рыб, плавает в своих морях фантазий, желанья смерти, ракетного мистицизма—имтакого и надо как Франц. Уж они-то знают как </text:span></text:span><text:span text:style-name="Source_20_Text"><text:span text:style-name="T6">этим</text:span></text:span><text:span text:style-name="Source_20_Text"><text:span text:style-name="T5"> воспользоваться. Они знаю как использовать почто что каждого. Что станется с теми кого они не могут использовать?</text:span></text:span></text:p>
      <text:p text:style-name="P6"><text:span text:style-name="Source_20_Text"><text:span text:style-name="T5">Руди, Ваня, Ребекка, мы тут как срез Берлинской жизни, ещё один шедевр от Ufa, образ Богемного Студента, образ Славянина, образ Еврейки, полюбуйтесь на нас: Революция. Конечно, нет никакой Революции, даже и в кино, нет германского </text:span></text:span><text:span text:style-name="Source_20_Text"><text:span text:style-name="T6">Октября</text:span></text:span><text:span text:style-name="Source_20_Text"><text:span text:style-name="T5">, не при этой «Республике». Революция умерла—хотя Лени была ещё совсем девчонкой и не интересовалась </text:span></text:span><text:soft-page-break/><text:span text:style-name="Source_20_Text"><text:span text:style-name="T5">политикой—вместе с Розой Люксембург. Самое большее, на что можно сейчас надеяться это Революция-во-внутренней-эмиграции, продолженность, выживание на суровом краю в эти ваймарские годы, ожидание своего часа и своей реинкарнации Розы Люксембург….</text:span></text:span></text:p>
      <text:p text:style-name="P1"><text:span text:style-name="Source_20_Text"><text:span text:style-name="T2"><text:s/></text:span></text:span><text:span text:style-name="Source_20_Text"><text:span text:style-name="T5">Армия ЛЮБОВНИКОВ МОЖЕТ БЫТЬ ПОБЕЖДЕНА.</text:span></text:span></text:p>
      <text:p text:style-name="Standard_20__28_user_29_"><text:span text:style-name="Source_20_Text"><text:span text:style-name="T5">Эти надписи появились на стенах в Красных районов в одну ночь. Никто не может выследить автора или рисовальщика хоть одной из них, заставляет заподозрить, что все они одна и та же. Достаточно, чтобы уверовать в народное сознание. Они не столько лозунги как тексты, обнародованы, чтобы они обдумывались, толковались, и обращались в действие народом….</text:span></text:span></text:p>
      <text:p text:style-name="Standard_20__28_user_29_"><text:span text:style-name="Source_20_Text"><text:span text:style-name="T5">–</text:span></text:span><text:span text:style-name="Source_20_Text"><text:span text:style-name="T8"> </text:span></text:span><text:span text:style-name="Source_20_Text"><text:span text:style-name="T5">Всё правильно,– говорит Ваня,– посмотри на формы капиталистического выражения. Сплоошь порнографии: порнографии любви, эротической любви, христианской любви, мальчика-и-его-собаки, порнографии закатов, порнографии убийств, и порнографии дедукции—</text:span></text:span><text:span text:style-name="Source_20_Text"><text:span text:style-name="T6">аах</text:span></text:span><text:span text:style-name="Source_20_Text"><text:span text:style-name="T5">, выстанываем мы угадав кто убийца—все эти новеллы, эти фильмы и песни, они нас убаюкивают, они приближение, с большим или меньшим удобством, к Абсолютному Комфорту.– <text:s/>Пауза для быстрой кривой усмешки Руди.– <text:s/>К самопроизводному оргазму.</text:span></text:span></text:p>
      <text:p text:style-name="Standard_20__28_user_29_"><text:span text:style-name="Source_20_Text"><text:span text:style-name="T5">–</text:span></text:span><text:span text:style-name="Source_20_Text"><text:span text:style-name="T8"> </text:span></text:span><text:span text:style-name="Source_20_Text"><text:span text:style-name="T5">«Абсолютный»?– <text:s/>Ребекка подаётся вперёд на свои голые коленки передать ему хлеб, влажный, тающий от прикосновения её мокрого рта.– Два человека могут…</text:span></text:span></text:p>
      <text:p text:style-name="Standard_20__28_user_29_"><text:span text:style-name="Source_20_Text"><text:span text:style-name="T5">–</text:span></text:span><text:span text:style-name="Source_20_Text"><text:span text:style-name="T8"> </text:span></text:span><text:span text:style-name="Source_20_Text"><text:span text:style-name="T5">Два человека это то, что тебе говорят,– Руди почти не усмехается. Благодаря её стараниям, к сожалению и не в первый раз здесь, звучит фраза </text:span></text:span><text:span text:style-name="Source_20_Text"><text:span text:style-name="T6">мужское превосходство</text:span></text:span><text:span text:style-name="Source_20_Text"><text:span text:style-name="T5">...но почему они так превозносят свою мастурбацию?– но в природе такое почти не известно. Это главным образом в одиночку. Ты сама знаешь.</text:span></text:span></text:p>
      <text:p text:style-name="Standard_20__28_user_29_"><text:span text:style-name="Source_20_Text"><text:span text:style-name="T5">–</text:span></text:span><text:span text:style-name="Source_20_Text"><text:span text:style-name="T8"> </text:span></text:span><text:span text:style-name="Source_20_Text"><text:span text:style-name="T5">Я знаю, что можно кончать вместе,– вот и весь её ответ. Хотя они не занимались любовью, она произносит это с упрёком. Но он отворачивается, как мы отворачиваемся от тех, кто только что воззвал нас слепо верить и дальше не о чем говорить.</text:span></text:span></text:p>
      <text:p text:style-name="Standard_20__28_user_29_"><text:span text:style-name="Source_20_Text"><text:span text:style-name="T5">Лени, из времени потраченного на Франца, достаточно известно про кончание водиночку. Поначалу его пассивность вообще не давала ей кончить. Потом она поняла, что может воображать вообще что угодно для заполнения свободы, которую он ей предоставил. Стало намного комфортнее: она могла выдумывать такие нежности между ними (в настоящее время она мечтала и других мужчин)—но одиночества тоже прибавилось. Но морщины её углубятся не скоро, её рот не научился становиться твёрже того выражения, которым она удивляла саму себя, лицо мечтательного ребёнка, что выдавало её каждому, кто взглянет, несобранная слабость, что заставляет мужчин прочитывать её как Зависимая Маленькая Девочка—даже у Петера Сачсы она <text:s/>подмечала этот взгляд—и это всё та же мечта, которую она ушла найти, пока Франц стонет внутри своих тёмных желаний боли, мечта о мягкости, свете, её преступное сердце раскаялось, не нужно убегать, бороться, появляется мужчина безмятежный как <text:s/>она и сильный, улица становится далёким воспоминанием: как раз та мечта, которую здесь она может позволить себе меньше всего. Она знает кого она должна изображать. Особенно когда Ильзе всё больше на неё смотрит. Ну, уж нет, Ильзе не смогут использовать.</text:span></text:span></text:p>
      <text:p text:style-name="Standard_20__28_user_29_"><text:span text:style-name="Source_20_Text"><text:span text:style-name="T5">Ребекка продолжала спорить с Ваней, наполовину флиртуя, Ваня старался держать всё в интеллектуальном русле, но Еврейка сворачивала, раз за разом в плотское… такие чувственные: её ляжки внутри, как раз над коленями, гладкие как масло, тугость её мускулов, настороженное лицо, прикидывается морда жидовская, дожимает, пробежки языка по толстым губам… каково бы это было, если б она взяла в свою постель? Заняться этим не с другой женщиной, </text:span></text:span><text:span text:style-name="Source_20_Text"><text:span text:style-name="T6">а с</text:span></text:span><text:span text:style-name="Source_20_Text"><text:span text:style-name="T5"> </text:span></text:span><text:span text:style-name="Source_20_Text"><text:span text:style-name="T6">Еврейкой…</text:span></text:span><text:span text:style-name="Source_20_Text"><text:span text:style-name="T5"> Их животная тёмность… зад в испарине агрессивно надвигающийся к её лицу, чёрные волосы темнеющие пушистым полумесяцем вкруг каждой половинки от промежности… лицо в полуобороте через плечо в несдержанном восторге… совершенно неожиданно, правда, пока мужчины бродят по залам снаружи с наркотическими улыбками...»Нет, не так сильно, Нежнее, Я скажу, когда начать сильнее….» Светлая кожа Лени, её вид невинности и более тёмный цвет Еврейки, её сыромятность в контрасте с хрупкостью строения Лени её кожей, лобок растягивает паутинку гладко от паха и вкруг живота, две женщины, скользя, всхрипывая, </text:span></text:span><text:soft-page-break/><text:span text:style-name="Source_20_Text"><text:span text:style-name="T5">пристанывая… <text:s/></text:span></text:span><text:span text:style-name="Source_20_Text"><text:span text:style-name="T6">Я знаю, что можно кончать вместе…</text:span></text:span><text:span text:style-name="Source_20_Text"><text:span text:style-name="T5"> а Лени просыпается одна—Еврейка уже в какой то другой из здешних комнат—никогда не улавливала момент в который она засыпала своим истинно младенческим сном, мягкая перемена состояния, чего просто не случалось с Францем… И она причесала и взбила кончиками пальцев свои волосы показать своё отношение к <text:s/>клиентуре этой ночи, и прошагала к бассейнам, обнажилась, без внимания к взглядам и соскользнула в телесную теплоту, в установленный аромат её… И вдруг, сквозь крики и пар, что мешал сконцентрироваться, она увидела, там, на одном из краёв, смотрящего вниз на неё… Да, это был Ричард Хирш, с Маусигштрассе, столько лет прошло… она сразу поняла, что лицо её никогда ещё не выглядело таким беззащитным—это видно было по его глазам….</text:span></text:span></text:p>
      <text:p text:style-name="Standard_20__28_user_29_"><text:span text:style-name="Source_20_Text"><text:span text:style-name="T5">Все вокруг них брызгались, занимались любовью, смешно пререкались, наверное, это его друзья—да, <text:s/>это ж вон Зигги рядом проплыл по-собачьи, мы звали его «Троль», он с тех пор даже на сантиметр не подрос… с тех пор как мы бежали домой от канала, споткнулись и упали на камни самой твёрдой мостовой в мире, а когда утром проснулись, увидали снег на спицах колеса телеги, пар из ноздрей старой лошади…. «Лени, Лени.» Волосы Ричарда отброшены назад, золотистое тело, сгибается, чтобы поднять её из пара бассейна, посадить рядом с собой.</text:span></text:span></text:p>
      <text:p text:style-name="P6"><text:span text:style-name="Source_20_Text"><text:span text:style-name="T5">–</text:span></text:span><text:span text:style-name="Source_20_Text"><text:span text:style-name="T8"> </text:span></text:span><text:span text:style-name="Source_20_Text"><text:span text:style-name="T5">Но разве ты не...– на в растерянности, не знает как это сказать.– Кто-то мне говорил, что ты не вернулся из Франции.– Она смотрит на его колени.</text:span></text:span></text:p>
      <text:p text:style-name="P6"><text:span text:style-name="Source_20_Text"><text:span text:style-name="T5">–</text:span></text:span><text:span text:style-name="Source_20_Text"><text:span text:style-name="T8"> </text:span></text:span><text:span text:style-name="Source_20_Text"><text:span text:style-name="T5">Даже французские девушки не смогли удержать меня во Франции.– Он всё тут: она чувствует как он пытается заглянуть ей в глаза: и он так просто говорит, такой живой, конечно же, французским девушкам нужно быть убедительнее, чем английские пулемёты… она знает, наполнясь плачем по его невинности, что он ни с кем не был там, что длф него французские девушки всё ещё прекрасные и далёкие агенты Любви….</text:span></text:span></text:p>
      <text:p text:style-name="P6"><text:span text:style-name="Source_20_Text"><text:span text:style-name="T5">В Лени, сейчас, ничто не выдаёт её долгое занятие профессией, ничто. Она то прежнее дитя, на которую он заглядывался на дорожках парка, или встречал топавшей домой по переулкам в горбушечно-коричневом свете, её лицо, в ту пору довольно широкое, склонялось вниз, светлые брови взъерошены, сумка с книгами на спине, руки в карманах фартука… отдельные камни в стене были белыми как мука… может она его ещё как-то встречала, но он был старше, всегда с друзьями….</text:span></text:span></text:p>
      <text:p text:style-name="P6"><text:span text:style-name="Source_20_Text"><text:span text:style-name="T5">Теперь они все немного утихомирились вокруг них, стали внимательными, даже застенчивыми, рады за Ричарда и Лени. «Лучше позже, чем никогда!»– провозглашает Зигги своим ускоренным голосом коротышки, приподымаясь на цыпочки разлить Майское вино всем по стаканам. Лени отправляется сделать новую стрижку и чуть осветлить волосы и Ребекка идёт вместе с ней. Они говорят, в первый раз, о планах и будущем. Без прикосновений, Ричард и она полюбили, как им нужно было ещё тогда. Само собой, <text:s/>он заберёт её с собою….</text:span></text:span></text:p>
      <text:p text:style-name="P6"><text:span text:style-name="Source_20_Text"><text:span text:style-name="T5">Старые друзья по Гимназии встречаются в последние дни, приходят с экзотической едой и винами, с новыми наркотиками, намного проще и честнее в вопросах секса. Никто не спешит одеться. Они не прячут свои обнажённые тела. Никто не чувствует встревоженности или ущемлённости из-за размеров её груди или его члена…. Это всё так прекрасно всех освежает. Лени привыкает к своему новому имени «Лени Хирш», даже порой когда она сидит с Ричардом за столиком кафе поутру: «Лени Хирш», и он-таки улыбается, в замешательстве, пытается отвести взгляд, но ен может избежать её глаз и наконец оборачивается к ней открыто, громко смеётся, смехом чистой радости, протягивает руку, ладонь его милой руки, охватить её лицо….</text:span></text:span></text:p>
      <text:p text:style-name="P6"><text:span text:style-name="Source_20_Text"><text:span text:style-name="T5">Ранним вечером на многоярусных балконах, террасах, слушатели в группах на разных уровнях, все смотрят вниз, в направлении общего центра, галереи молодых женщин с зелёными листьями вкруг их талий, вечнозелёные деревья, лужайки, течение воды и национальной торжественности, Президент, посреди его обращения к Бундестагу, <text:s/>его знакомым голосом с забитым носом, о гигантских военных ассигнованиях, вдруг останавливается:– «О, поебать...» <text:s/></text:span></text:span><text:span text:style-name="Source_20_Text"><text:span text:style-name="T6">Fickt es,</text:span></text:span><text:span text:style-name="Source_20_Text"><text:span text:style-name="T5"> фраза, что вскоре станет бессмертной, звенит до небес, прокатывается над страной, </text:span></text:span><text:span text:style-name="Source_20_Text"><text:span text:style-name="T6"><text:s/>Ja, fickt es! </text:span></text:span><text:span text:style-name="Source_20_Text"><text:span text:style-name="T5">–«Я возвращаю всех солдат домой. Мы закроем все оружейные заводы, мы утопим всё </text:span></text:span><text:soft-page-break/><text:span text:style-name="Source_20_Text"><text:span text:style-name="T5">вооружение в море. Мне тошно от войны. Мне тошно просыпаться каждое утро со страхом погибнуть». И вдруг стало невозможно ненавидеть его дальше: он такой же человек, такой же смертный как все люди. Состоятся новые выборы. От Левых выставляется женщина, чьё имя никак не оглашается, но все понимают, что это Роза Люксембург. Все прочие кандидаты окажутся такими неспособными и бесцветными, что никто не станет за них голосовать. У Революции окажется шанс. Президент обещал.</text:span></text:span></text:p>
      <text:p text:style-name="P6"><text:span text:style-name="Source_20_Text"><text:span text:style-name="T5">Невероятно весело в бассейнах, среди друзей. Истинное веселье: события в диалектических процессах не могут вызывать такой взрыв в сердце. Каждый становится любовью….</text:span></text:span></text:p>
      <text:p text:style-name="P2"><text:span text:style-name="Source_20_Text"><text:span text:style-name="T5">Армия ЛЮБОВНИКОВ МОЖЕТ БЫТЬ ПОБЕЖДЕНА.</text:span></text:span></text:p>
      <text:p text:style-name="Standard_20__28_user_29_"><text:span text:style-name="Source_20_Text"><text:span text:style-name="T5">Руди и Ваня затеяли спор об уличной тактике. Где-то каплет вода. Улица нагоняет, даёт чувствовать себя повсюду. Лени знает это и ненавидит. Ни минуты покоя… приходится доверять чужакам, которые могут работать на полицию, если не сейчас, то потом, когда улица станет для них пустыннее, чем они в состоянии выдержать… Как бы ей хотелось найти способ оградить ребёнка от этого, но возможно это уж слишком поздно. Франц—Франц никогда не выходил на улицу надолго. Всегда какие-то оправдания. Беспокоился о безопасности, попасть в кадр кого-нибудь из фотографов в кожаных куртках, которые всегда по краям демонстрации. Или же: –«Но как же с Ильзе? А если там будет драка?» Если будет драка, как нам быть с Францем?</text:span></text:span></text:p>
      <text:p text:style-name="Standard_20__28_user_29_"><text:span text:style-name="Source_20_Text"><text:span text:style-name="T5">Она пыталась объяснить ему про уровень на который выходишь, впрыгиваешь обеими ногами, когда утрачиваешь свой страх, страха нет вовсе, ты вошёл в момент, чётко вписался в его бороздки, металлически серые но мягкие как латекс, и сейчас фигуры танцуют, каждая отрепетировано в точности где есть, вспых коленок под жемчужной юбкой, когда девушка в косынке склоняется поднять булыжник, мужчина в чёрном костюме и коричневой безрукавке схвачен полицейскими, вцепились по одному в каждую руку, пытаются вскинуть его голову, он скалится, пожилой либерал в грязном бежевом пальто, делает шаг назад избежать мчащегося демонстранта, оглядывается поверх лацкана как-ты-посмел или смотри-мне, стёкла его очков наполнены пыланьем зимнего неба. Наступает момент и его возможности.</text:span></text:span></text:p>
      <text:p text:style-name="Standard_20__28_user_29_"><text:span text:style-name="Source_20_Text"><text:span text:style-name="T5">Она даже пыталась, с помощью той математики, насколько поняла когда-то, объяснить это Францу как Δt приближающееся к нулю, вечно приближающееся, отрезки времени становятся всё тоньше и тоньше, череда комнат со стенами всё серебрянее, прозрачней, с приближением к чистому свету нуля….</text:span></text:span></text:p>
      <text:p text:style-name="Standard_20__28_user_29_"><text:span text:style-name="Source_20_Text"><text:span text:style-name="T5">Но он качал головой: –«Это разное, Лени. Важно довести функцию до её предела. Δt всего лишь способ достичь этого.»</text:span></text:span></text:p>
      <text:p text:style-name="Standard_20__28_user_29_"><text:span text:style-name="Source_20_Text"><text:span text:style-name="T5">У него есть, то есть был, этот способ лишать вещи всякой восхитительности всего парой слов. И даже не подбирал слова: у него это получалось инстинктивно. Когда они ходили в кино, он <text:s/>засыпал там. Он заснул во время </text:span></text:span><text:span text:style-name="Source_20_Text"><text:span text:style-name="T6">Нибелунгов</text:span></text:span><text:span text:style-name="Source_20_Text"><text:span text:style-name="T5">. Пропустил как Атилла ворвался с Востока уничтожить Бургундцев. Франц любил кино, но так он смотрел фильмы, заснёт-проснётся. «Ты человек причины-и-следствия»,– восклицала она. Как он увязывал фрагменты, которые смотрел пока не закроются глаза?</text:span></text:span></text:p>
      <text:p text:style-name="Standard_20__28_user_29_"><text:span text:style-name="Source_20_Text"><text:span text:style-name="T5">Он был человеком причины-и-следствия: безжалостно развенчивал к её астрологию, сначала изложит, с чем она согласится, а потом опровергнет. «Приливы, радиопомехи, до черта всякой всячины. Невозможно, чтобы изменения там произвели перемены тут….»</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е произвели,– защищалась она,– не причинили. Всё идёт вместе. Параллельно, не друг за другом. Метафора. Знаки и симптомы. Наложение на разные системы координат, я не знаю...– Она не знала и просто лишь хотела достучаться до него.</text:span></text:span></text:p>
      <text:p text:style-name="Standard_20__28_user_29_"><text:span text:style-name="Source_20_Text"><text:span text:style-name="T5">Но он ответил: –«Попробуй спроектируй что-то в этом роде и чтобы работало».</text:span></text:span></text:p>
      <text:p text:style-name="Standard_20__28_user_29_"><text:span text:style-name="Source_20_Text"><text:span text:style-name="T5">Они посмотрели <text:s/></text:span></text:span><text:span text:style-name="Source_20_Text"><text:span text:style-name="T6">Die Frau im Mond</text:span></text:span><text:span text:style-name="Source_20_Text"><text:span text:style-name="T5">. Франца фильм позабавил, он стал снисходительным, придирался к техническим деталям. Он знал кого-то из людей, которые работали над спецэффектами. Лени увидела мечту полёта. Одну из многих возможных. Реальный полёт и мечты полёта идут вместе. Они часть одного движения. Не А потом В, а вместе….</text:span></text:span></text:p>
      <text:p text:style-name="Standard_20__28_user_29_"><text:soft-page-break/><text:span text:style-name="Source_20_Text"><text:span text:style-name="T5">Разве с ним что-то могло быть надолго? Если бы Еврейский волк Пфламбаум не поджёг свою собственную фабрику возле канала, Франц, возможно, и зарабатывал бы им на жизнь занимаясь невозможными проектами Еврея изобрести краску с узорами, растворяя кристалл за терпеливым кристаллом, контролируя температуры с навязчивой аккуратностью, чтобы после охлаждения аморфный сгусток смог, на этот раз смог, вдруг переключиться, застыть полосками, крапинками, звёздами Соломона—вместо того, чтоб однажды ранним утром найти почернелые руины, банки краски взорвавшиеся громадными выплесками малинового и бутылочно-зелёного, вонь обугленной древесины и керосина, Пфламбаума заламывающего руки, вей, вей, вей, пронырливый лицемер. Всё ради страховки.</text:span></text:span></text:p>
      <text:p text:style-name="Standard_20__28_user_29_"><text:span text:style-name="Source_20_Text"><text:span text:style-name="T5">Так что Франц и Лени какое-то время здорово голодали, а Ильзе росла у неё в животе каждый день. Всё что подворачивалось было физическим трудом, за который почти не платили. Это его убивало. Потом он встретил старого друга из ВТШ в Мюнхене, однажды ночью на болотистой окраине.</text:span></text:span></text:p>
      <text:p text:style-name="Standard_20__28_user_29_"><text:span text:style-name="Source_20_Text"><text:span text:style-name="T5">Он не был дома весь день, пролетарский муж, расклеивал афиши фильма фантазии какого-то счастливчика Макса Шлепцига, а Лени лежала беременной <text:s/>пока боль в спине не заставляла её перевернуться в их меблированном мусорном ящике в последнем из многоквартирных </text:span></text:span><text:span text:style-name="Source_20_Text"><text:span text:style-name="T6">Hinterhöfe</text:span></text:span><text:span text:style-name="Source_20_Text"><text:span text:style-name="T5">. Уже давно стемнело и было жутко холодно, когда он докончил последнее ведро клея, а все афиши на своих местах дожидались пока их обоссут, сорвут, измалюют свастиками. (Наверно, это была местная дешёвка для заполнения квоты. Возможно, случилась опечатка, но когда он пришёл в кинотеатр в указанную в договоре дату, там всё было темно, пол в фойе усыпан кусками штукатурки, а внутри раздавались <text:s/>жуткие крушащие удары, звук бригады разрушения, только голосов не слышно, и даже света он не разглядел в глубине… он позвал, но разгром продолжалось, громкий скрежет в потрохах позади <text:s/>электрической бегущей строки, которая тоже, как он заметил, была отключена….) Он побрёл, смертельно усталый, на несколько миль к северу, в Райникендорф, квартал небольших фабрик, ржавеющей жести крыш, борделей, хижин, кирпичных пристроек в ночь и заброшенность, ремонтных мастерских, где вода в бочках для охлаждения деталей застоялась и заросла. Редкие розбрызги света. Пустота, сорняки на участках, на улицах ни души: одна из окраин, где каждую ночь бьётся стекло. Должно быть это ветер притащил его вдоль грязной дороги, мимо старой воинской части, которую теперь заняла полиция, среди бараков и будок с инструментами к проволочному забору с воротами. Ворота оказались открытыми и он двинулся дальше. Ему послышался звук, где-то впереди. Однажды летом перед Мировой Войной, он на каникулах был в Шафхаузене вместе со своими родителями и они на электрическом трамвае поехали к Рейнским Водопадам. Они спустились по лестнице и вышли к деревянному павильону с остроконечной крышей—всё вокруг было облаками, радугами, каплями сверкающими огнём. И гул водопада. Он держался за руки обоих, Мутти и Папи приподняли его в холодном облаке из брызгов, почти невозможно разглядеть деревья наверху приникшие к краю зелёной мокрой полосой, или маленькие прогулочные катера внизу, что подходили прямо к месту падения струй в Рейн. Но сейчас, в зимнем сердце Райникендорфа, он былодин, с пустыми руками, спотыкался по замёрзшей грязи старой свалки боеприпасов, заросшей берёзами и ивами, тянувшейся в темноте вверх к холмам и вниз к болотам. Бетонные коробки бараков и десятиметровых насыпей высились неподалёку, а за ними звук, звук водопада, <text:s/>нарастал, окликая из его воспоминаний. Такими были призраки нашедшие Франца, не привидения людей, но форм энергии, абстракций….</text:span></text:span></text:p>
      <text:p text:style-name="Standard_20__28_user_29_"><text:span text:style-name="Source_20_Text"><text:span text:style-name="T5">В просвете между насыпями он увидал маленькое серебристое яйцо, с пламенем чистым и ровным, что исходило снизу, освещая фигуры людей в костюмах, свитерах, пальто, наблюдавших из бункеров или траншей. Это была ракета на своём стенде: статичное испытание.</text:span></text:span></text:p>
      <text:p text:style-name="Standard_20__28_user_29_"><text:span text:style-name="Source_20_Text"><text:span text:style-name="T5">Звук начал меняться, прерываясь время от времени. Удивлённому Францу он не показался зловещим, просто другим. Но свет стал ярче и наблюдающие фигуры вдруг бросились в укрытия, ракета взревела и издала протяжный треск, голоса орут </text:span></text:span><text:span text:style-name="Source_20_Text"><text:span text:style-name="T6">ложись</text:span></text:span><text:span text:style-name="Source_20_Text"><text:span text:style-name="T5"> и он шлёпнулся в грязь </text:span></text:span><text:soft-page-break/><text:span text:style-name="Source_20_Text"><text:span text:style-name="T5">как раз в момент, когда серебряная штука разлетелась на куски с ужасным взрывом, метал прошелестел сквозь воздух где он только что стоял, Франц прижимается к земле, в ушах звон, ничего не чувствует, ни даже холода, на какое-то время не понять остался ли он ещё в своём теле….</text:span></text:span></text:p>
      <text:p text:style-name="Standard_20__28_user_29_"><text:span text:style-name="Source_20_Text"><text:span text:style-name="T5">Приблизились бегущие ноги. Он посмотрел вверх и увидел Курта Мондаугена. Ветер всей этой очи, а может и всего года, свёл их вместе. Так он потом начал думать, что это был ветер. Большая часть жирка школьника теперь сменилась мускулами, волосы редели, цвет лица темнее, чем Францу попадался в ту зиму на улицах, тёмный даже в бетонных складках тени от пламени расплескавшегося топлива ракеты, но это был точно Мондауген, семь или восемь лет прошло, а они узнали друг друга мгновенно. Когда-то жили в одной и той же мансарде полной сквозняков в Мюнхене на Либигштрассе. (Адрес в то время казался Францу счастливым предзнаменованием, потому что Юстус фон Либиг был одним из его героев, героем химии. Позднее, в подтверждение, курс теории полимеров читал Профессор-Доктор Ласло Джамф, последний в истинной последовательности, от Либига к Августу Вильгельму фон Хофману, к Герберту Ганистеру, к Ласло Джамфу, прямая цепочка, причина-и-следствие). Они ездили в одном и том же дребезжащем </text:span></text:span><text:span text:style-name="Source_20_Text"><text:span text:style-name="T6">Schnellbahnwagen</text:span></text:span><text:span text:style-name="Source_20_Text"><text:span text:style-name="T5"> с тремя контактными дугами хрупкими как ноги насекомого, скрипящими по проводу над головой в ВТШ: Мондауген был на отделении электро-инженерии. По окончании, он уехал в Юго-Западную Африку с каким-то радио-исследовальским проектом. Какое-то время они переписывались, потом прекратили.</text:span></text:span></text:p>
      <text:p text:style-name="Standard_20__28_user_29_"><text:span text:style-name="Source_20_Text"><text:span text:style-name="T5">Их воссоединение продолжалось допоздна в пивном зале Рейникендорфа, старшекурсники орущие среди пьяниц из рабочего класса, разгульные грандиозные поминки по испытанию ракеты—шкрябанье по влажным бумажным салфеткам, все говорят одновременно вокруг заставленного бокалами стола, спорят сквозь дым и шум исток тепла, специфический импульс, толкающий поток….</text:span></text:span></text:p>
      <text:p text:style-name="Standard_20__28_user_29_"><text:span text:style-name="Source_20_Text"><text:span text:style-name="T5">–</text:span></text:span><text:span text:style-name="Source_20_Text"><text:span text:style-name="T8"> </text:span></text:span><text:span text:style-name="Source_20_Text"><text:span text:style-name="T5">Это был провал,– Франц, пошатываясь под электрической лампочкой в три или четыре часа утра, с широкой улыбкой на лице,– не удалось, Лени, но они говорят лишь об успехе! Двадцать килограммов сдвинулись на несколько секунд, но </text:span></text:span><text:span text:style-name="Source_20_Text"><text:span text:style-name="T6">этого никто раньше не делал</text:span></text:span><text:span text:style-name="Source_20_Text"><text:span text:style-name="T5">. Я бы не поверил Лени я видел нечто, чего никто раньше не делал….</text:span></text:span></text:p>
      <text:p text:style-name="Standard_20__28_user_29_"><text:span text:style-name="Source_20_Text"><text:span text:style-name="T5">Он хотел обвинить её, как она понимает, в желании доводить его до отчаяния. Но она лишь хотела, чтоб он повзрослел. Что за разновидность </text:span></text:span><text:span text:style-name="Source_20_Text"><text:span text:style-name="T6">Wandervögel</text:span></text:span><text:span text:style-name="Source_20_Text"><text:span text:style-name="T5"> идиотизма бегать всю ночь по болоту называя себя Обществом Навигации в Пространстве?</text:span></text:span></text:p>
      <text:p text:style-name="Standard_20__28_user_29_"><text:span text:style-name="Source_20_Text"><text:span text:style-name="T5">Лени выросла в Любеке, в ряду </text:span></text:span><text:span text:style-name="Source_20_Text"><text:span text:style-name="T6">kleinbürger</text:span></text:span><text:span text:style-name="Source_20_Text"><text:span text:style-name="T5"> домиков вдоль Траве. Гладкие деревья на равном расстоянии вдоль обращённого к реке края её мощёной улицы склоняли свои длинные ветви над водой. Из окна своей спальни виднелся сдвоенный шпиль Купола возносящегося над крышами. Её затхлое существование в задних дворах Берлина было просто декомпрессионной камерой—</text:span></text:span><text:span text:style-name="Source_20_Text"><text:span text:style-name="T6">должно</text:span></text:span><text:span text:style-name="Source_20_Text"><text:span text:style-name="T5"> быть. Её выход из всполошённой мещанской сдавленности, с оплатой в лучшие времена, после Революции.</text:span></text:span></text:p>
      <text:p text:style-name="Standard_20__28_user_29_"><text:span text:style-name="Source_20_Text"><text:span text:style-name="T5">Франц, в шутку, часто называл её «Ленин». Тут никогда не было сомнений кто из них активный, кто пассивный—но она всё-таки надеялась, что он перерастёт это. Она говорила с психиатрами, знает о германских мужчинах в пору созревания. Растянутся на спине в лугах и среди гор, глядя в небо мастурбируют, тоскуя. Судьба ждёт, тьма заложенная в состав летнего ветра. Судьба предаст тебя, сокрушит твои идеалы, сдаст тебя в то же самое отвратное </text:span></text:span><text:span text:style-name="Source_20_Text"><text:span text:style-name="T6">Bürgerlichkeit, </text:span></text:span><text:span text:style-name="Source_20_Text"><text:span text:style-name="T5"><text:s/>что и твоего отца посасывающего трубку на воскресной прогулке после церкви мимо ряда домов вдоль реки—обрядит тебя в серую униформу ещё одного семейного человека, и не скуля будешь отбывать свой срок, перелетать от боли к долгу, от веселья к работе, от преданности к нейтральности. Судьба всё это сделает с тобой.</text:span></text:span></text:p>
      <text:p text:style-name="Standard_20__28_user_29_"><text:span text:style-name="Source_20_Text"><text:span text:style-name="T5">Франц любил её невротически, по-мазохистски, он принадлежал ей и верил, что она сможет унести его на своей спине куда-то, где Судьба не сможет достать. Можно подумать это </text:span></text:span><text:soft-page-break/><text:span text:style-name="Source_20_Text"><text:span text:style-name="T5">гравитация. Однажды ночью, наполовину проснувшись, он зарылся лицом ей в подмышку, бормоча: –«Твои крылья… о, Лени, твои крылья...»</text:span></text:span></text:p>
      <text:p text:style-name="Standard_20__28_user_29_"><text:span text:style-name="Source_20_Text"><text:span text:style-name="T5">Но её крыльев хватит лишь для собственного веса и, она надеется, для Ильзе на какое-то время. Франц мёртвый груз. Пусть ищет себе полёт на </text:span></text:span><text:span text:style-name="Source_20_Text"><text:span text:style-name="T6">Raketenflugplatz</text:span></text:span><text:span text:style-name="Source_20_Text"><text:span text:style-name="T5">, где его будут использовать милитаристы и картели. Пусть летит на мёртвую луну, если есть охота….</text:span></text:span></text:p>
      <text:p text:style-name="Standard_20__28_user_29_"><text:span text:style-name="Source_20_Text"><text:span text:style-name="T5">Ильзе проснулась, и плачет. Весь день ничего не ела. Надо всё-таки пойти к Петеру. У него молоко найдётся. Ребекка протягивает остатки горбушки, которую она ела: –«Будешь?»</text:span></text:span></text:p>
      <text:p text:style-name="Standard_20__28_user_29_"><text:span text:style-name="Source_20_Text"><text:span text:style-name="T5">Не такая уж она и Еврейка. Отчего половина всех известных Левых <text:s/>Евреи? Она тут же себе напомнила, что и Маркс был из них. Расовая тяга к книгам, к теории, раввинская любовь к громким спорам… Она отдаёт горбушку ребёнку, поднимает её.</text:span></text:span></text:p>
      <text:p text:style-name="Standard_20__28_user_29_"><text:span text:style-name="Source_20_Text"><text:span text:style-name="T5">–</text:span></text:span><text:span text:style-name="Source_20_Text"><text:span text:style-name="T8"> </text:span></text:span><text:span text:style-name="Source_20_Text"><text:span text:style-name="T5">Если он сюда придёт, скажи ты меня не видела.</text:span></text:span></text:p>
      <text:p text:style-name="Standard_20__28_user_29_"><text:span text:style-name="Source_20_Text"><text:span text:style-name="T5">Они пришли к Петеру Сачса совсем в темноте. У него вот-вот начнётся сеанс. Она тут же почувствовала какое блядское на ней пальто и ситцевое платье (подол слишком короток), стоптанные туфли в городской пыли, и полное отсутствие драгоценностей. Опять рефлексы среднего класса… остатки их, она надеется. Но большинство женщин стары. Остальные </text:span></text:span><text:span text:style-name="Source_20_Text"><text:span text:style-name="T6">чересчур</text:span></text:span><text:span text:style-name="Source_20_Text"><text:span text:style-name="T5"> роскошны. Хмм. Мужчин собралось больше, чем обычно. Лени подмечает на лацканах, тут и там, серебряные свастики. На столах отличные вина 21-го и 22-го. </text:span></text:span><text:span text:style-name="Source_20_Text"><text:span text:style-name="T6">Schloss Vollrads, Zeltinger, Piesporter—</text:span></text:span><text:span text:style-name="Source_20_Text"><text:span text:style-name="T5">тут Особый Случай.</text:span></text:span></text:p>
      <text:p text:style-name="Standard_20__28_user_29_"><text:span text:style-name="Source_20_Text"><text:span text:style-name="T5">В эту ночь цель вступить в контакт с покойным министром иностранных дел Вальтером Ратенау. В Гимназии Лени пела с другими детьми очаровательный уличный напев той поры:</text:span></text:span></text:p>
      <text:p text:style-name="Standard_20__28_user_29_"/>
      <text:p text:style-name="Standard_20__28_user_29_"><text:span text:style-name="Source_20_Text"><text:span text:style-name="T6">Knallt ab den Juden Rathenau,</text:span></text:span></text:p>
      <text:p text:style-name="Standard_20__28_user_29_"><text:span text:style-name="Source_20_Text"><text:span text:style-name="T6">Die gottverdammte Judensau . . </text:span></text:span><text:span text:style-name="Source_20_Text"><text:span text:style-name="T5">.</text:span></text:span></text:p>
      <text:p text:style-name="Standard_20__28_user_29_"/>
      <text:p text:style-name="Standard_20__28_user_29_"><text:span text:style-name="Source_20_Text"><text:span text:style-name="T5">После его убийства она несколько недель вообще не пела, в уверенности, что если пение и не принесло его, то во всяком было пророчеством, заклятием….</text:span></text:span></text:p>
      <text:p text:style-name="Standard_20__28_user_29_"><text:span text:style-name="Source_20_Text"><text:span text:style-name="T5">В эту ночь будут специфичные послания. Вопросы к бывшему министру. Идёт процесс мягкого отсева. Для безопасности. Только определённым гостям позволено пройти в гостиную Сачсы. Пропущенные остаются снаружи, болтают, показывают свои дёсна от напряжения, разводят руками…. Большой скандал вокруг ИГ Фарбен <text:s/>на этой неделе по поводу несчастного филиала Шпотбилигфилм АГ, чьё руководство в полном составе будет вычищено за предложение в ведомство OKW по вооружениям проекта для изобретения нового передаваемого по воздуху луча, который сделает всё население, в радиусе десяти километров, абсолютно слепыми. Отдел проверок ИГ вовремя перехватил предложение. Бедняги в <text:s/>Шпотбилигфилм. Их коллективному сознанию не дошло как такое оружие скажется на рынке красок после следующей войны. Снова менталитет Сумерков Богов. Оружие было известно как С-5227, где «С» стоит за «свет», ещё один комичный немецкий эфемизм, как «А» в обозначении ракеты, которая стоит за «агрегат», или сама ИГ, </text:span></text:span><text:span text:style-name="Source_20_Text"><text:span text:style-name="T6">Interessengemeinschaft</text:span></text:span><text:span text:style-name="Source_20_Text"><text:span text:style-name="T5">, Товарищество по Интересам… а что насчёт случая катализаторного отравления в Праге—правда ли, что Штат Группы VI b при Химическом Реагировании на Аномальности вылетел на восток со статусом чрезвычайности, и что это комплексное отравление, как от селения, так и от теллурия… имена ядов отрезвляют беседу, как упоминание рака….</text:span></text:span></text:p>
      <text:p text:style-name="Standard_20__28_user_29_"><text:span text:style-name="Source_20_Text"><text:span text:style-name="T5">Элита, которые сядут сегодня, представители корпоративной толпы Нацистов, среди которой Лени разглядела кого бы ещё, если не Генерального Директора Смарагда изфилиала ИГ, который был заинтересован, какое-то время, в её муже. Но потом резко контракт был прекращён. Загадочно, малость зловще, хотя в те дни всё можно было сваливать на экономику….</text:span></text:span></text:p>
      <text:p text:style-name="Standard_20__28_user_29_"><text:span text:style-name="Source_20_Text"><text:span text:style-name="T5">В толпе глаза её встрелили взгляд Петера. «Я ушла от него»,– шепнула она кивая, когда они пожимали руки.</text:span></text:span></text:p>
      <text:p text:style-name="Standard_20__28_user_29_"><text:soft-page-break/><text:span text:style-name="Source_20_Text"><text:span text:style-name="T5">–</text:span></text:span><text:span text:style-name="Source_20_Text"><text:span text:style-name="T8"> </text:span></text:span><text:span text:style-name="Source_20_Text"><text:span text:style-name="T5">Можешь уложить Ильзе в какой-то из спален. Позже поговорим, ладно?– В его глазах заметна некая фавновская косинка. Примет ли он, что она не </text:span></text:span><text:span text:style-name="Source_20_Text"><text:span text:style-name="T6">его</text:span></text:span><text:span text:style-name="Source_20_Text"><text:span text:style-name="T5">, так же, как не принадлежала Францу?</text:span></text:span></text:p>
      <text:p text:style-name="Standard_20__28_user_29_"><text:span text:style-name="Source_20_Text"><text:span text:style-name="T5">–</text:span></text:span><text:span text:style-name="Source_20_Text"><text:span text:style-name="T8"> </text:span></text:span><text:span text:style-name="Source_20_Text"><text:span text:style-name="T5">Да, конечно. Что происходит?</text:span></text:span></text:p>
      <text:p text:style-name="Standard_20__28_user_29_"><text:span text:style-name="Source_20_Text"><text:span text:style-name="T5">Он фыркает, выражая </text:span></text:span><text:span text:style-name="Source_20_Text"><text:span text:style-name="T6">они мне не сказали</text:span></text:span><text:span text:style-name="Source_20_Text"><text:span text:style-name="T5">. Они используют его—всегда использовали, различные они, вот уже десять лет. Но он никогда не знает каким образом, разве что в редком случае, по намёку, перехватив улыбки. Кривое и навсегда затуманенное зеркало, улыбки клиентов….</text:span></text:span></text:p>
      <text:p text:style-name="Standard_20__28_user_29_"><text:span text:style-name="Source_20_Text"><text:span text:style-name="T5">Зачем им нужен Ратенау в эту ночь? Что Цезарь на самом деле сказал своему протеже, когда рухнул? <text:s/></text:span></text:span><text:span text:style-name="Source_20_Text"><text:span text:style-name="T6">Et tu, Brute,</text:span></text:span><text:span text:style-name="Source_20_Text"><text:span text:style-name="T5"> официальная ложь, а чего ещё от них ждать—что ровным счётом ничего не говорит. <text:s/>Момент убийства является мигом, когда сходятся власть и незнание власти, Смерть как свидетель. Когда кто-тоо говорит с другим, то не затем, чтоб скоротать денёк всякими </text:span></text:span><text:span text:style-name="Source_20_Text"><text:span text:style-name="T6">et-tu-Brute. </text:span></text:span><text:span text:style-name="Source_20_Text"><text:span text:style-name="T5">Передаётся истина настолько жуткая, что история—в <text:s/>лучшем случае сговор, не всегда между джентльменами, облапошить—ни за что не примет её. Истину заглушат, или, во времена особой элегантности, переоденут во что-то другое. Что Ратенау, через минуту, годы спустя в новом потустороннем существовании, может сказать о былом распределении? Наверное, ничего настолько невероятного, что он мог сказать в момент когда шок шибанул его смертные нервы, когда вкрылился Ангел….</text:span></text:span></text:p>
      <text:p text:style-name="Standard_20__28_user_29_"><text:span text:style-name="Source_20_Text"><text:span text:style-name="T5">Но они разберутся. Ратенау—согласно историям—был пророком и архитектором картелизованного государства. Из того, что начиналось как маленькое бюро в Военном Ведомстве в Берлине, он координировал экономику Германии во время Мировой Войны, контролировал снабжение, квоты и цены, прорезал и разбивал барьеры секретнсти и владения, что отделяли фирму от фирмы—корпоративный Бисмарк, перед властью которого ни одна книга <text:s/>бухгалтерского учёта не была слишком привилегированной, ни одно соглашение слишком тайным. Его отец, Эмиль Ратенау, основал AEG, Общую Электрическую Компанию Германии, но молодой Вальтер оказался больше, чем какой-другой индустриальный наследник—он был философом провидящим послевоенное Государство. Он рассматривал длившуюся войну как мировую революцию, из которой не предстанет ни Красный коммунизм, ни бесконтрольные Правые, но рациональная структура, в которой бизнес станет истиной властью по праву—структура основанная, тут нечему удивляться, на той, что он создал в Германии для ведения Мировой Войны.</text:span></text:span></text:p>
      <text:p text:style-name="Standard_20__28_user_29_"><text:span text:style-name="Source_20_Text"><text:span text:style-name="T5">Такова официальная версия. Достаточно грандиозная. Но Генеральный Директор Смарагд и коллеги собрались тут не затем, чтоб им вещалито, во что верят даже массы. Это даже может—при достаточно параноидальном взгляде—выглядеть сотрудничеством тут, между обоими сторонами Стены, материей и духом. Что они знают </text:span></text:span><text:span text:style-name="Source_20_Text"><text:span text:style-name="T6">такое</text:span></text:span><text:span text:style-name="Source_20_Text"><text:span text:style-name="T5">, чего не знают бесправные? Какая жуткая структура сокрыта видом разнообразия и предпринимательства?</text:span></text:span></text:p>
      <text:p text:style-name="Standard_20__28_user_29_"><text:span text:style-name="Source_20_Text"><text:span text:style-name="T5">Юмор висельника. Чортова настольная игра. Смарагд не может всерьёз поверить ни в одно из этого, Смарагд техник и управляющий. Ему могут понадобиться лишь знаки, предзнаменования, <text:s/>подтверждения чему-то уже существующему, что-то над чем можно похихикать в </text:span></text:span><text:span text:style-name="Source_20_Text"><text:span text:style-name="T6">Herrenklub</text:span></text:span><text:span text:style-name="Source_20_Text"><text:span text:style-name="T5">—«у нас теперь есть даже благословение Еврея!» Что ни пришло бы в эту ночь через медиума, они исказят, подредактируют в благословение. Это измывательство над разреженными.</text:span></text:span></text:p>
      <text:p text:style-name="Standard_20__28_user_29_"><text:span text:style-name="Source_20_Text"><text:span text:style-name="T5">Лени находит диван в тихом углу комнаты забитой китайской слоновой костью и шёлковыми запонами, ложится, свесив одну икру, и пытается отдохнуть. Сейчас Франц уже дома с ракетного поля, моргает под лампочкой, пока соседка фрау Зильбершлаг передаёт последнее послание Лени. Послания этойц ночи, рождённые в огнях Берлина… неоновых, накаливания, звёздными… послания вплетаются в сеть информации, которую никто не в силах избежать….</text:span></text:span></text:p>
      <text:p text:style-name="Standard_20__28_user_29_"><text:span text:style-name="Source_20_Text"><text:span text:style-name="T5">–</text:span></text:span><text:span text:style-name="Source_20_Text"><text:span text:style-name="T8"> </text:span></text:span><text:span text:style-name="Source_20_Text"><text:span text:style-name="T5">Путь ясен,– голос движет губами Сачсы и напряжённо белым горлом.– Вы там вынуждены следовать ему во времени шаг за шагом. Однако, тут возможно видеть всю форму сразу—не мне, я ещё не настолько продвинулся—но многим это известно как ясное присутствие… вообще-то </text:span></text:span><text:soft-page-break/><text:span text:style-name="Source_20_Text"><text:span text:style-name="T5">«форма» не подходящее слово…. Позвольте быть откровенным с вами. Мне труднее смотреть с вашей точки зрения. Прблемы, с которыми вы возможно сталкиваетесь, даже самого глобального значения, многим из нас тут кажутся тривиальными отклонениями. Вы ступили на извилистую неровную дорогу, которая вам кажется широкой и прямой, Автобан, по которому можете двигаться без помех. Есть ли смысл для меня говорить вам, что кажущееся вам реальным всего лишь иллюзия? Я не знаю станете ли вы слушать или пропустите мимо ушей. Вы хотите знать лишь про свой путь, ваш Автобан.</text:span></text:span></text:p>
      <text:p text:style-name="Standard_20__28_user_29_"><text:span text:style-name="Source_20_Text"><text:span text:style-name="T5">–</text:span></text:span><text:span text:style-name="Source_20_Text"><text:span text:style-name="T8"> </text:span></text:span><text:span text:style-name="Source_20_Text"><text:span text:style-name="T5">Хорошо. Анилиновый пурпур: возьмите за образец. Изобретение пурпура, выход на ваш уровень этого цвета. Вы слушаете Генеральный Директор?</text:span></text:span></text:p>
      <text:p text:style-name="Standard_20__28_user_29_"><text:span text:style-name="Source_20_Text"><text:span text:style-name="T5">–</text:span></text:span><text:span text:style-name="Source_20_Text"><text:span text:style-name="T8"> </text:span></text:span><text:span text:style-name="Source_20_Text"><text:span text:style-name="T5">Я слушаю, херр Ратенау,– отвечает Смарагд из ИГ Фарбен.</text:span></text:span></text:p>
      <text:p text:style-name="Standard_20__28_user_29_"><text:span text:style-name="Source_20_Text"><text:span text:style-name="T5">–</text:span></text:span><text:span text:style-name="Source_20_Text"><text:span text:style-name="T8"> </text:span></text:span><text:span text:style-name="Source_20_Text"><text:span text:style-name="T5">Тирский пурпур, ализарин и индиго, другие краски угольной смолы присутствуют, но важнейший анилиновый пурпур. Вильям Перкин открыл его в Англии, но его обучал Хофман, которого обучал Либиг. Тут замешана последовательность. Если это кармическое, то в очень ограниченном смысле… другой англичанин, Герберт Ганистер, и поколение химиков, которых он обучил…. Затем открытие Онерина. Спросите своего сотрудника Вимпе, он эксперт по цикловым бензилизохинилинам. Исследуйте клинические эффекты наркотика. Я не знаю. Кажется вам следует посмотреть в том направлении. Оно сливается с линией пурпур,Перкин-Ганистер. Но всё, что у меня есть, это молекула, набросок… Метаонерин, как сульфат. Не в Германии, а в Соединённых Штатах. Тут есть связь с Соединёнными Штатами. Связь с Россией. Отчего, по-вашему, фон Малцан и я настойчиво провели договор Раппало? Это было необходимым шагом на восток. Вимпе может вам рассказать. Этот <text:s/></text:span></text:span><text:span text:style-name="Source_20_Text"><text:span text:style-name="T6">V-Mann</text:span></text:span><text:span text:style-name="Source_20_Text"><text:span text:style-name="T5"> тоже был там. Отчего, по-вашему, мы так добивались, чтобы Крупп продавал им сельскохозяйственную технику? Это было частью процесса. В то время я не понимал этого так ясно, как сейчас. Но я знал что мне следует делать.</text:span></text:span></text:p>
      <text:p text:style-name="Standard_20__28_user_29_"><text:span text:style-name="Source_20_Text"><text:span text:style-name="T5">–</text:span></text:span><text:span text:style-name="Source_20_Text"><text:span text:style-name="T8"> </text:span></text:span><text:span text:style-name="Source_20_Text"><text:span text:style-name="T5">Взгляните на уголь и сталь. Есть место где они встречаются. Интерфейсом между между углём и сталью служит угольная смола. Представьте уголь, глубоко в земле, мертвенно чёрный, никакого света, сама субстанция смерти. Смерти древней, доисторической, видов, которые мы </text:span></text:span><text:span text:style-name="Source_20_Text"><text:span text:style-name="T6">никогда не увидим</text:span></text:span><text:span text:style-name="Source_20_Text"><text:span text:style-name="T5">. По наростающей, всё более старые, чёрные, глубинные в слоях вечной ночи. Над поверхностью прокатывается сталь, огненная, яркая. Но для производства стали угольные смолы, более тёмные и тяжёлые, должны быть извлечены из изначального угля. Экскремент Земли, очищенный для облагораживания сияющей стали. Переданный дальше.</text:span></text:span></text:p>
      <text:p text:style-name="Standard_20__28_user_29_"><text:span text:style-name="Source_20_Text"><text:span text:style-name="T5">–</text:span></text:span><text:span text:style-name="Source_20_Text"><text:span text:style-name="T8"> </text:span></text:span><text:span text:style-name="Source_20_Text"><text:span text:style-name="T5">Мы считали это индустриальным процессом. Но в этом было больше. Мы передали угольные смолы. Тысячи различных молекул ожидали в пропущенном дерьме. Вот знак откровения. Развития. В этом одно из значений анилинового пурпура, первого нового цвета Земли, вскочившего на свет Земли из угрюмых миль и толщи эпох. Есть и другое значение… последовательность… я пока не могу видеть так далек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о всё это лишь прикидывается жизнью. Истинное продвижение идёт не от смерти к некоему возрождению. Но от смерти к смерти преобразованной. Лучше всего попытайтесь полимеризовать пару мёртвых молекул. Однако, полимеризация не воскрешение. Я имею ввиду вашу ИГ, Генеральный Директор.</text:span></text:span></text:p>
      <text:p text:style-name="Standard_20__28_user_29_"><text:span text:style-name="Source_20_Text"><text:span text:style-name="T5">–</text:span></text:span><text:span text:style-name="Source_20_Text"><text:span text:style-name="T8"> </text:span></text:span><text:span text:style-name="Source_20_Text"><text:span text:style-name="T6">Нашу</text:span></text:span><text:span text:style-name="Source_20_Text"><text:span text:style-name="T5"> ИГ, я бы сказал,– отвечает Смарагд с более, чем обычной натянутостью и холодом.</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азывайте как хотите. Хоть и союзом, если вам так нравится. Я здесь насколько вам потребуюсь. Вы не обязаны слушать. Вы думаете, что вы бы предпочли услышать о том, что вы зовёте жизнью: растущий органический Картель. Но это лишь ещё одна иллюзия. Очень умный робот. Чем динамичнее он кажется вам, тем глубже и мертвей, на самом деле, становится. Взгляните на дымогарные трубы, как они размножаются, распыляя отходы изначальных отходов над всё более обширными массами города. Структурно, они превосходят всё в противостоянии компрессии. Дымогарная труба может выстоять в любом взрыве—даже противостоять ударной волне от этих новых космических бомб,– некоторое перешёптывание вокруг стола на это– как </text:span></text:span><text:soft-page-break/><text:span text:style-name="Source_20_Text"><text:span text:style-name="T5">вам известно. Получается, устойчивость структур вспомагающих смерти. Смерть превращённая в больше смерти. Совершенствует своё правление, точно так же как похороненный уголь становится плотнее и покрывается большими толщами—эпоха поверх эпохи, город поверх разрушенного города. В этом знак притворщицы Смерт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Эти знаки реальны. Они также симптомы процесса. Процесс следует одной и той же форме, одной и той же структуре. Чтобы постичь это, вам следует руководствоваться знаками. Все разговоры о причине и следствии, это мирская история, а мирская история тактика для диверсий. Полезна для вас, джентльмены, но нам здесь ни к чему. Если хотите знать истину—полагаю мне она известна—вам нужно углубиться в технологию этих материй. Даже в сердца некоторых молекул—это ведь они, в конце концов, диктуют температуры, давления, скорость теченияцены, доходы, форму башен….</text:span></text:span></text:p>
      <text:p text:style-name="Standard_20__28_user_29_"><text:span text:style-name="Source_20_Text"><text:span text:style-name="T5">–</text:span></text:span><text:span text:style-name="Source_20_Text"><text:span text:style-name="T8"> <text:s/></text:span></text:span><text:span text:style-name="Source_20_Text"><text:span text:style-name="T5">Вам следует задаться двумя вопросами. Первый, в чём истинная природа синтеза? И следующий: в чём истинная природа контроля?</text:span></text:span></text:p>
      <text:p text:style-name="Standard_20__28_user_29_"><text:span text:style-name="Source_20_Text"><text:span text:style-name="T5">–</text:span></text:span><text:span text:style-name="Source_20_Text"><text:span text:style-name="T8"> </text:span></text:span><text:span text:style-name="Source_20_Text"><text:span text:style-name="T5">Вам кажется, что вы знаете, вы цепляетесь за свои убеждения. Но рано или поздно, вам придётся с ними расстаться.</text:span></text:span></text:p>
      <text:p text:style-name="Standard_20__28_user_29_"><text:span text:style-name="Source_20_Text"><text:span text:style-name="T5">Затяжная тишина. Некоторое шевеление на стульях вокруг стола, однако спаренные мизинцы <text:s/>удерживают соприкосновение.</text:span></text:span></text:p>
      <text:p text:style-name="Standard_20__28_user_29_"><text:span text:style-name="Source_20_Text"><text:span text:style-name="T5">–</text:span></text:span><text:span text:style-name="Source_20_Text"><text:span text:style-name="T8"> </text:span></text:span><text:span text:style-name="Source_20_Text"><text:span text:style-name="T5">Херр Ратенау, вы можете сказать мне прямо,– этой Хайнц Риппенштос, шальной <text:s/>нацистский шутник и перекати-поле. Сидящие начинают хихикать и Петер Сачса возвращается в свою комнату.– <text:s/>Так Бог вправду Еврей?</text:span></text:span></text:p>
      <text:p text:style-name="Standard_20__28_user_29_"><draw:frame draw:style-name="fr2" draw:name="Image20" text:anchor-type="char" svg:x="0.1665in" svg:y="0.0673in" svg:width="6.9252in" svg:height="0.3661in" draw:z-index="18"><draw:image xlink:href="Pictures/1000000000000B720000009B428C9716555D8079.png" xlink:type="simple" xlink:show="embed" xlink:actuate="onLoad" loext:mime-type="image/png"/></draw:frame><text:span text:style-name="Source_20_Text"><text:span text:style-name="T5">Памм, Естерлинг, Дромонд, Ламплайтер, Спектро звёзды на праздничной ёлке доктора. Сверкают сверху в эту самую святую из ночей. Каждая холодное напоминание о тупиках, солнцах, что не хотят стоять, но убегают к югу, всегда к югу, оставляя нас на бесконечном севере. Но Кевин Спектро самая яркая , самая далёкая из всех. И толпы, что сгрудились в Найтбридж, рождественские песни по радио звучат, в Подземке сбор народа для массовки, и только Пойнтсмен всё один. Но он получил свой рождественский подарок, тра ля ля, и не придётся довольствоваться собакой из переработанной жестянки, парни, он получил собственное чудо и человеческое дитя, развившееся в мужчину, однако же, с отметиной где-то на своей нынешней Слотроповой коре, полученной в детстве собственной Психологии, да, чисто история, инертная, обросшая кистой, не реагирующая на джаз, депрессию, войну—выживший, если угодно, кусочек покойного д-ра Джамфа, собственной персоной, после смерти, после расчёта в, в старой центральной палате, знаете ли….</text:span></text:span></text:p>
      <text:p text:style-name="Standard_20__28_user_29_"><text:span text:style-name="Source_20_Text"><text:span text:style-name="T5">Ему не у кого спросить, некому рассказать. Моё сердце, ощущения, сердце переполняется такой силой и надеждой…. С Ривьеры бесподобные нвости. Эксперименты здесь начали идти ровным руслом наконец-то. Из-за какой-то неясной накладки, увеличения ассигнований, или где-то прикрыли фонд, бригадный генерал Падинг улучшил финансирование ОИА. Или он тоже почувствовал вилу Пойнтсмена? Покупает себе индульгенцию?</text:span></text:span></text:p>
      <text:p text:style-name="Standard_20__28_user_29_"><text:span text:style-name="Source_20_Text"><text:span text:style-name="T5">Иногда среди дня Пойнтсмен обнаруживает, что его <text:s/>член стоит. Он начал рассказывать анекдоты, английские анекдоты вивисектора-Павловца, в которых всё вертится вокруг какого-нибудь несчастного случая: латинское <text:s/></text:span></text:span><text:span text:style-name="Source_20_Text"><text:span text:style-name="T6">cortex</text:span></text:span><text:span text:style-name="Source_20_Text"><text:span text:style-name="T5"> переводится на английский как «кора», как собаки используют кору деревьев? (Полная дребедень и у людей в ПРПУК хватает смысла уворачиваться, но эти шутки сверкают остроумием по сравнению с его дежурными, типа, «Отчего коренной лондонец, обращаясь к ковбою из Сан-Антонио говорит, "</text:span></text:span><text:span text:style-name="Source_20_Text"><text:span text:style-name="T6">Cor, Tex</text:span></text:span><text:span text:style-name="Source_20_Text"><text:span text:style-name="T5">!") Один раз по ходу ежегодного Рождественского Вечера в ПРПУК, Моди Чилкс завела Пойнтсмена в кладовку полную беладонны, марли, пипеток, и запаха хирургической резины, и там, в одну секунду, она уже стоит на своих красных коленках, расстёгивает на нём брюки, а он, </text:span></text:span><text:soft-page-break/><text:span text:style-name="Source_20_Text"><text:span text:style-name="T5">растерянный, Боде мой, гладит её волосы, неловко выпустив их половину из-под бордовой ленты—и что это, настоящий, сочный, горячий «роток» рабыни в тугих чулочках, да, среди этих по-зимнему бледных клинических залов, где-то вдали граммофон играет румбу, басы, ксилофон, истомное бренчание тропических струнных каденций пока где-то там все танцуют по свободному от ковров полу, а старая сфера в стиле Палладио, раковина тысячи комнат, откликается резонансом, сдвигая такты среди стен и балок… смелая Мод, невероятно, заглатывает розовый хуй Павловца, насколько влезет, подбородок вертикально упёрт в ключицы, как у шпагоглотателя, всякий раз выпуская его с коротким придыхающим звуком настоящей леди, запах дорогого Шотландского подымается как распускающийся цветок, руки её стискивают спущенный зад его шерстяных брюк, вплетаясь, расплетаясь—всёпроисходит так быстро, что Пойнтсмен только лишь поколыхивается, помаргивает чуть охмелело, ты ж понимаешь, удивляется это приснилось ему или он обнаружил совершенную пропорцию, надо бы запомнить, сульфат амфетамина, <text:s/>5 mg q 6 h, прошлой ночью амобарбитал соды <text:s/>0.2 Gm. перед сном, сегодня утром исключительные витаминные капсулы, унцию спирта, скажем, в час, поверх… сколько это выходит cc, наверное, о, Исусе, я кончаю. Точно кончаю? да... ну… а Моди, милая Мод, проглатывает, ни капли не пролила… улыбаясь тихонько, отдёрнувшись наконец, она возвращает размягчённого коршуна в его холостяцкое гнездо, но остаётся на коленях чуть дольше в окружающей кладовой этого мига, какой-то мотив Эрнесто Лекуона, наверное, его «Сибони» теперь доносится к ним по коридорам длинным как приморские аллеи, спиной к зелёному приливу, слизким камням укреплений, и пальмовым вечерам Кубы… викторианская поза, она щекой к его ноге, его рука в сетке выпуклых вен, касается её лица. Но никто их не виде, ни тогда ни вообще, и в последующую зиму, тут и там, её взгляд пересекался с его и она начинала пунцово краснеть, как её коленки, она придёт в его комнату рядом с лабораторией, раза два, наверное, но как-то у них не получится поиметь это снова, эти нежданные тропики в затаённом дыхании войны и английского декабря, этот момент совершенного мира….</text:span></text:span></text:p>
      <text:p text:style-name="Standard_20__28_user_29_"><text:span text:style-name="Source_20_Text"><text:span text:style-name="T5">Некому рассказать. Мод что-то знает наверняка, финансы ПРПУК проходят через её руки, ничего не упустит. Но он не может рассказать ей… или не всё, не в точности </text:span></text:span><text:span text:style-name="Source_20_Text"><text:span text:style-name="T6">словами его надежды</text:span></text:span><text:span text:style-name="Source_20_Text"><text:span text:style-name="T5">, которую он никогда, даже самому себе… она лежит впереди в темноте, определённая навыворот, ужасом, как все надежды что могут ещё рухнуть и перед ним окажется только лишь егосмерть, эта тупая, пустая шутка в конце этого Павловианского Продвижения.</text:span></text:span></text:p>
      <text:p text:style-name="Standard_20__28_user_29_"><text:span text:style-name="Source_20_Text"><text:span text:style-name="T5">Так что Томас Гвенхидви тоже чувствует перемену в глубинной структуре лица и походки его коллеги. Толстый, с преждевременно побелевшей бородой Санта Клауса, приятный, морщинистый лицедей, ежесекундно ведущий представление, старается говорить на двойном языке, провинциально комичного валлийца и алмазно твёрдой нищенской истины, слушай какой <text:s/>хочешь. У него невероятный певческий голос, в свободное время он гуляет вдоль проволочной сетки взлётной полосы дожидаясь самолётов побольше—потому что он любит репетировать басовую партия к «Диадем», когда Летающие Крепости взлетают на полную мощь, но и тогда он слышит себя, глушащего бомбардиовщики вибрирующей чистотой, до самого Сток Поджес, прикинь. Однажды леди написала в </text:span></text:span><text:span text:style-name="Source_20_Text"><text:span text:style-name="T6">Times </text:span></text:span><text:span text:style-name="Source_20_Text"><text:span text:style-name="T5">из Лутон Ху, Бердфордшир, спрашивая, что это за мужчина с таким превосходно глубоким голосом поёт «Диадем». Какая-то м-с Снейд. Гвердхидви любитель выпить, в основном алкоголь из зерна, щедро смешивая в больших странных рецептах безумного учёного с бульоном, гранатом, сиропом от кашля, горькими каплями против отрыжки из синих колокольчиков, корня валериана, бородавочника и орхидей, что только подвернётся, честное слово. Он воплощение жизнерадостного алкоголика воспетого в национальных балладах и легендах. Прямой потомок Валлийца в </text:span></text:span><text:span text:style-name="Source_20_Text"><text:span text:style-name="T6">Генри V, </text:span></text:span><text:span text:style-name="Source_20_Text"><text:span text:style-name="T5">что носится там заставляя люд откушать его Луковицы. Но не из стационарных пьяниц. Пойнтсмен никогда не видел Гвендвихи сидящим или стоящим на месте—он постоянно теребит давай-давай бездельники длинные ряды больных и умирающих лиц, и даже Пойнтсмен замечал грубую любовь в мелких жестах, переменах дыхания и голоса. Они чёрные, индейцы, евреи-ашкенази </text:span></text:span><text:soft-page-break/><text:span text:style-name="Source_20_Text"><text:span text:style-name="T5">говорящие на диалектах, которые он не слыхал на Харлей-Стрит: их бомбили, держали в холоде и голоде, в негодных убежищах, и на их лицах, даже у детей, всегда проступает какая-то древняя породнённость с болью и превратностями, которая изумляет Пойнтсмена, более поляризованного на перечнях утончённых знаков и симптомов Вест-Енда, про рождённые из головы анорексии и запоры, на которые у Валлийца просто зла не хватает. В палатах у Гвенхвиди есть больные с пониженым метаболизмом, до </text:span></text:span><text:span text:style-name="Source_20_Text"><text:span text:style-name="T12"><text:s/>-</text:span></text:span><text:span text:style-name="Source_20_Text"><text:span text:style-name="T5">35, </text:span></text:span><text:span text:style-name="Source_20_Text"><text:span text:style-name="T12">-</text:span></text:span><text:span text:style-name="Source_20_Text"><text:span text:style-name="T5">40. Белые линии утолщаются на рентгеновских призраках костей, серые соскрёбы из-под языка расцветают под линзами его чешуйчато-чёрного микроскопа в облака Висентеских нашествий, маленькие мерзкие клыки вгрызаются пытаясь изъязвить бедную витаминами ткань, откуда взяты на пробу. Совершенно иной домейн, понимаешь.</text:span></text:span></text:p>
      <text:p text:style-name="Standard_20__28_user_29_"><text:span text:style-name="Source_20_Text"><text:span text:style-name="T5">–</text:span></text:span><text:span text:style-name="Source_20_Text"><text:span text:style-name="T8"> </text:span></text:span><text:span text:style-name="Source_20_Text"><text:span text:style-name="T5">Я не знаю, мэн—нет, не знаю,– вскидывая толстую медленную руку из-под своей пелерины ежиного цвета, опять в госпитале, когда они шагают через снегопад—для Пойнтсмена чёткое распределение, монахи это, собор то, солдаты и гарнизон—но не так просто для Гвендвихи, часть которого всё ещё остаются позади, в заложниках. Улицы пусты, день Рождества, они топают вгору в комнаты Гвердвихи в тихой пелене падающего снега на них и между ними и на пробитые стены институции шагающие в каменном параллаксе вперёд в белую сумеречность.– «Как они </text:span></text:span><text:span text:style-name="Source_20_Text"><text:span text:style-name="T6">выдерживают</text:span></text:span><text:span text:style-name="Source_20_Text"><text:span text:style-name="T5">. Беднота, чёрные. И евреи! Уэльс, <text:s/>Уэльс давным-давно был еврейским когда-то? уэй, уэй… одно из Затерянных Колен Израиля, колено чёрных, забрело туда столетия назад? О, невероятное путешествие. Пока не узрели Уэльс, понимаешь.</text:span></text:span></text:p>
      <text:p text:style-name="Standard_20__28_user_29_"><text:span text:style-name="Source_20_Text"><text:span text:style-name="T5">–</text:span></text:span><text:span text:style-name="Source_20_Text"><text:span text:style-name="T8"> </text:span></text:span><text:span text:style-name="Source_20_Text"><text:span text:style-name="T5">Уэльс…</text:span></text:span></text:p>
      <text:p text:style-name="Standard_20__28_user_29_"><text:span text:style-name="Source_20_Text"><text:span text:style-name="T5">–Остались и превратились в Кимри. Что если мы все евреи, понимаешь? Рассеяны все подобно семенам? Всё ещё в полёте дальше из изначальной горсти в давние времена. Мэн, а я верю в эт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Уж ты конечно, веришь, Гвендвих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А что нет? А ты как?</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у, не знаю. Сегодня не чувствую себя евреем.</text:span></text:span></text:p>
      <text:p text:style-name="Standard_20__28_user_29_"><text:span text:style-name="Source_20_Text"><text:span text:style-name="T5">–</text:span></text:span><text:span text:style-name="Source_20_Text"><text:span text:style-name="T8"> </text:span></text:span><text:span text:style-name="Source_20_Text"><text:span text:style-name="T5">Я насчёт полёта дальше?– Он имеет в виду одиноким и навсегда отделённым: Пойнтсмен знает, что тот имеет в виду. Поэтому, на удивление, это как-то его затронуло., Он чувствует сейчас Рождественский снег в складках своих ботинков, резкий холод пытается проникнуть. Коричневый шерстяной бок Гвендвихи движется на краю его обзора, клок цвета, зацепка против этого седеющего дня. В полёте дальше. В полёте… Гвендвихи, миллион точек льда падающих наискосок его неизмеримой пелерины, его исчезновение кажется таким невероятным сейчас, откуда они лежали, всё та же дремотно пьяная болтовня страх возвращается, Проклятие Книги, и тут вот кто-то, кого он хочет, вправду, всем своим низким сердцев, видеть уцелевшим… хотя он был слишком застенчив, или горд даже улыбнуться Гвендвихи без сопроводительной речи для объяснения, которая отменит улыбку….</text:span></text:span></text:p>
      <text:p text:style-name="Standard_20__28_user_29_"><text:span text:style-name="Source_20_Text"><text:span text:style-name="T5">Собаки с лаем убегают при их приближении. Им достаётся Взгляд Профессионала от Пойнтсмена. Гвендвихи мурлычет рождественский гимн. Во двор выходит дочь привратника Эстелла с малышом или двумя путающимися в ногах и рождественской бутылкой чего-то терпкого, но очень горячего в груди после первой минуты употребления. Запахи угольного дыма, <text:s/>мочи, мусора, вчерашней зажарки наполняют прихожие. Гвендвихи отпивает из бутылки не прекращая беглого шлёпни-щекотни с Эстеллой и затеяв <text:s/>где-это-он-а-вот-он-где с Арчем, её младшеньким вокруг широкой линии бедра его матери, который хочет его стукнуть, но он слишком увёртлив.</text:span></text:span></text:p>
      <text:p text:style-name="Standard_20__28_user_29_"><text:span text:style-name="Source_20_Text"><text:span text:style-name="T5">Гвендвихи дышит на газовый счётчик промёрзший насквозь, слишком тугой чтоб проскочила монета. Ужасная погода. Он окутывает его, проклинает, изгибаясь как любовник с экрана, полы его пелерины в складках—Гвендвихи, лучистый как солнце….</text:span></text:span></text:p>
      <text:p text:style-name="Standard_20__28_user_29_"><text:soft-page-break/><text:span text:style-name="Source_20_Text"><text:span text:style-name="T5">За окнами гостиной ряд голых тополей армейского цвета, канал, заснеженная спортплощадка, а за ней длинная зубчатая куча головешек, всё ещё дымятся от вчерашней V-бомбы. Рваный дымок относится в сторону, клубясь и прижимается к земле падающим снегом.</text:span></text:span></text:p>
      <text:p text:style-name="Standard_20__28_user_29_"><text:span text:style-name="Source_20_Text"><text:span text:style-name="T5">–</text:span></text:span><text:span text:style-name="Source_20_Text"><text:span text:style-name="T8"> </text:span></text:span><text:span text:style-name="Source_20_Text"><text:span text:style-name="T5">Это пока что самое ближнее,– Гвендвихи возле чайника, запах серной спички наполняет воздух. Минутой позже, всё ещё глядя на кольцо газа, –«Пойнтсмен, сказать что-то действительно паранойное?»</text:span></text:span></text:p>
      <text:p text:style-name="Standard_20__28_user_29_"><text:span text:style-name="Source_20_Text"><text:span text:style-name="T5">–</text:span></text:span><text:span text:style-name="Source_20_Text"><text:span text:style-name="T8"> </text:span></text:span><text:span text:style-name="Source_20_Text"><text:span text:style-name="T5">И ты туда же?</text:span></text:span></text:p>
      <text:p text:style-name="Standard_20__28_user_29_"><text:span text:style-name="Source_20_Text"><text:span text:style-name="T5">–</text:span></text:span><text:span text:style-name="Source_20_Text"><text:span text:style-name="T8"> </text:span></text:span><text:span text:style-name="Source_20_Text"><text:span text:style-name="T5">Ты давно сверялся с картой Лондона? Всю эту метеоритную чуму <text:s/>V-оружия, валят сюда, понимаешь? <text:s/>Не на Вайтхолл, куда надо бы, а на меня и я считаю это зверством?</text:span></text:span></text:p>
      <text:p text:style-name="Standard_20__28_user_29_"><text:span text:style-name="Source_20_Text"><text:span text:style-name="T5">–</text:span></text:span><text:span text:style-name="Source_20_Text"><text:span text:style-name="T8"> </text:span></text:span><text:span text:style-name="Source_20_Text"><text:span text:style-name="T5">Чертовски непатриотичный разговор.</text:span></text:span></text:p>
      <text:p text:style-name="Standard_20__28_user_29_"><text:span text:style-name="Source_20_Text"><text:span text:style-name="T5">–</text:span></text:span><text:span text:style-name="Source_20_Text"><text:span text:style-name="T8"> </text:span></text:span><text:span text:style-name="Source_20_Text"><text:span text:style-name="T5">О,– отхаркнув сплюнул в умывальный таз,– <text:s/>ты не хочешь верить. Да и с чего бы? Порода с Харлей-Стрит, мой добрый Иисусе.</text:span></text:span></text:p>
      <text:p text:style-name="Standard_20__28_user_29_"><text:span text:style-name="Source_20_Text"><text:span text:style-name="T5">Это давнишняя игра с Гвендвихи, Королевским Доктором–подначки. Какой-то непривычный ветер или термовпадина на небе доносит к ним глубокий гул хорала американских бомбардировщиков: Gymanfa Ganu Смерти. Одиночный маневровый локомотив молча ползёт в паутине железнодорожных путей внизу.</text:span></text:span></text:p>
      <text:p text:style-name="Standard_20__28_user_29_"><text:span text:style-name="Source_20_Text"><text:span text:style-name="T5">–</text:span></text:span><text:span text:style-name="Source_20_Text"><text:span text:style-name="T8"> </text:span></text:span><text:span text:style-name="Source_20_Text"><text:span text:style-name="T5">Они падают согласно распределению Поиссона,– говорит Пойнтсмен негромко, как будто с этим можно спорить.</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есомненно, мэн, несомненно–отлично подмечено. Но распределяются по этому ёбаному Ист-Енду, понимаешь?– Арч, или кто-то другой, нарисовал коричневого, оранжевого и синего Гвендвихи с сумкой доктора н плоской линии горизонта с зелёными трубами. Сумка полна бутылок джина, Гвендвихи улыбается, синичка выглядывает из гнезда в его бороде, а небо синее и солнце жёлтое. –«но ты никогда не задумался почему? Вот тебе Город <text:s/>Параноик. Все эти долгие столетия разрастался в сельскую местность, а? как разумное существо. Актёр, фантастический </text:span></text:span><text:span text:style-name="Source_20_Text"><text:span text:style-name="T6">мим</text:span></text:span><text:span text:style-name="Source_20_Text"><text:span text:style-name="T5">, Пойнтсмен! Подделывается под все правильные силы, а? эко-номические, демо-графические? о, да, теперь ещё и слу-чайные, видишь л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Что значит «видишь ли»? Я </text:span></text:span><text:span text:style-name="Source_20_Text"><text:span text:style-name="T6">не</text:span></text:span><text:span text:style-name="Source_20_Text"><text:span text:style-name="T5"> вижу.– В окне, подсвеченное белым полднем, лицо Пойнтсмена не видно, кроме крохотного яркого полумесяца в каждом из его глаз. Что ему искать себя в окне наощупь? Наверное, мохнатый Валлиец совсем слетел с катушек?</text:span></text:span></text:p>
      <text:p text:style-name="Standard_20__28_user_29_"><text:span text:style-name="Source_20_Text"><text:span text:style-name="T5">–</text:span></text:span><text:span text:style-name="Source_20_Text"><text:span text:style-name="T8"> </text:span></text:span><text:span text:style-name="Source_20_Text"><text:span text:style-name="T5">Ты не видишь </text:span></text:span><text:span text:style-name="Source_20_Text"><text:span text:style-name="T6">их</text:span></text:span><text:span text:style-name="Source_20_Text"><text:span text:style-name="T5">,– парча пара начинает исходить через испятнанную сталь клюва лебедя,– <text:s/>чёрных и евреев, в их тьме. Ты не умеешь. Ты не слышишь их молчания. Ты слишком привык к разговорам и свету.</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у, к лаю это точн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Через мой госпиталь не проходит никто кроме несчастных, видишь ли.– Уставился с застывшей улыбкой алкаша-придурка.– <text:s/>Что я могу излечить? Я могу только посылать их назад, из госпиталя. Обратно в </text:span></text:span><text:span text:style-name="Source_20_Text"><text:span text:style-name="T6">это</text:span></text:span><text:span text:style-name="Source_20_Text"><text:span text:style-name="T5">? Здесь тоже вполне могла быть Европа, в бо-ях, вдре-безги и вытаскивать их до мини-мального уровня, чтоб продолжать бойню?</text:span></text:span></text:p>
      <text:p text:style-name="Standard_20__28_user_29_"><text:span text:style-name="Source_20_Text"><text:span text:style-name="T5">–</text:span></text:span><text:span text:style-name="Source_20_Text"><text:span text:style-name="T8"> </text:span></text:span><text:span text:style-name="Source_20_Text"><text:span text:style-name="T5">Так ты не знал, что идёт война?– За это Пойнтсмен вместе с чашкой чая получает жуткую хмурость. По правде, тупой бестолковщиной он надеется отвести Гвендвихи от продолжения про свой Города Параноик. Пойнтсмен скорее предпочёл бы разговор о жертвах ракетной бомбардировки поступивших сегодня в госпиталь. Но это экзорцизм мэн, пение поэта отогнать тишину, отваживание белых всадников, и Гвендвихи знает, как не может знать Пойнтсмен, что это часть распорядка дня сидеть в этой дрянной комнате и кричать в такую вот глухоту: что Пойнтсмену остаётся лишь играть самого себя—стилизованного, раздражённого, непонимающег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В некоторых городах богатые живут на возвышенности, а бедные находятся в низине. В других богатые занимают прибрежную линию, а бедные глубже в сушу. А вот в Лондоне, должен быть градиент зловредности, а? Увеличение по мере того, как река расширяется к морю. Я просто спра-шиваю, почему? Это из-за судо-ходства? Из-за образа землепользования, особенно с </text:span></text:span><text:soft-page-break/><text:span text:style-name="Source_20_Text"><text:span text:style-name="T5">началом Индустриального Века? Или это случай древнего племенного табу, сохранившегося во всех английских поколениях? Нет. Истинная причина в Угрозе с Востока, видишь ли. И с Юга: от массы Ев-ропы, разумеется. Людям в этой части </text:span></text:span><text:span text:style-name="Source_20_Text"><text:span text:style-name="T6">назначалось пасть первыми</text:span></text:span><text:span text:style-name="Source_20_Text"><text:span text:style-name="T5">. Мы заменимы, а те в Вест-Енде и к северу от реки, нет. О, я не хочу сказать, будто Угроза имела какой-то тот или другой определённый образ. Политический, нет. Если Городу Параноику что-то приснится, </text:span></text:span><text:span text:style-name="Source_20_Text"><text:span text:style-name="T6">нам</text:span></text:span><text:span text:style-name="Source_20_Text"><text:span text:style-name="T5"> к этому доступа нет. Может Го-роду приснился вра-жеский город, плывёт через море вор-ваться в устье… может волны тьмы… волны огня…. Может как его проглатывает обратно бескрайний мол-чащий Материнский Континент? Это не </text:span></text:span><text:span text:style-name="Source_20_Text"><text:span text:style-name="T6">моё</text:span></text:span><text:span text:style-name="Source_20_Text"><text:span text:style-name="T5"> дело, городские сны… Но что если <text:s/>Го-род это настущий нео-плазм, через столетия, постоянно изменяющийся, чтобы столкнуться с меняющейся формой своих наихудших, тай-ных страхов? Обшарпанные пешки, опозоренная коро-лева, испуганный конь, мы все обречены, безнадёжно пропали, брошены ту, подставленными, в ожидании. Было известно, не отрицай—</text:span></text:span><text:span text:style-name="Source_20_Text"><text:span text:style-name="T6">известно</text:span></text:span><text:span text:style-name="Source_20_Text"><text:span text:style-name="T5">, Пойнтсмен! Что фронт в Ев-ропе однажды </text:span></text:span><text:span text:style-name="Source_20_Text"><text:span text:style-name="T6">должен</text:span></text:span><text:span text:style-name="Source_20_Text"><text:span text:style-name="T5"> сложиться таким образом, а? что продвинется к востоку, сделает ракеты необходимостью, </text:span></text:span><text:span text:style-name="Source_20_Text"><text:span text:style-name="T6">известно</text:span></text:span><text:span text:style-name="Source_20_Text"><text:span text:style-name="T5"> как и где они будут падать с недолётом. Спроси своего друга Мехико? Посмотри на плотности по его карте? восток, восток и к югу от реки тоже, где живут все блохи, вот кто получает по-пол-ной, мой друг.</text:span></text:span></text:p>
      <text:p text:style-name="Standard_20__28_user_29_"><text:span text:style-name="Source_20_Text"><text:span text:style-name="T5">–</text:span></text:span><text:span text:style-name="Source_20_Text"><text:span text:style-name="T8"> </text:span></text:span><text:span text:style-name="Source_20_Text"><text:span text:style-name="T5">Ты прав, Гвендвихи,– рассудительно прихлёбывая чай,– это очень паранойн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Это правда.– Он достаёт праздничную бутылку Бочки 69 и готов налить им для тоста.</text:span></text:span></text:p>
      <text:p text:style-name="Standard_20__28_user_29_"><text:span text:style-name="Source_20_Text"><text:span text:style-name="T5">–</text:span></text:span><text:span text:style-name="Source_20_Text"><text:span text:style-name="T8"> </text:span></text:span><text:span text:style-name="Source_20_Text"><text:span text:style-name="T5">За младенцев!– ухмыляется полностью чокнутый.</text:span></text:span></text:p>
      <text:p text:style-name="Standard_20__28_user_29_"><text:span text:style-name="Source_20_Text"><text:span text:style-name="T5">–</text:span></text:span><text:span text:style-name="Source_20_Text"><text:span text:style-name="T8"> </text:span></text:span><text:span text:style-name="Source_20_Text"><text:span text:style-name="T5">Младенцев, Гвендвих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А, я составлял свою </text:span></text:span><text:span text:style-name="Source_20_Text"><text:span text:style-name="T6">личную</text:span></text:span><text:span text:style-name="Source_20_Text"><text:span text:style-name="T5"> карту? Отмечал данные родильных палат? младенцы родившиеся во время Блица тоже следуют распределению Поиссона, видишь л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Тогда за странность всего этого. Несчастные сволочата.</text:span></text:span></text:p>
      <text:p text:style-name="Standard_20__28_user_29_"><text:span text:style-name="Source_20_Text"><text:span text:style-name="T5">Позже, ближе е темноте, несколько громадных мокриц, очень тёмно-красно-коричневые, появляются как эльфы из деревянной облицовки и пробираются в кладовку, беременные жучихи тоже, с прозрачными новорожденными шебуршат следом как сопроводители конвоя. Ночью, в очень поздние затишья между бомбовозами, огнём зениток и попаданиями ракет, их можно услышать, громких как мыши, пожёвывают бумажные пакеты Гвендвихи, оставляя полосы и отпечатки говна такого же цвета, как сами. Они похоже не слишком-то любят мягкое, фрукты, овощи и тому подобное, предпочитают твёрдую чечевицу и бобы, чтоб было что пожевать, бумагу, штукатурные преграды, прогрызть твёрдые интерфейсы, потому что они агенты объединения, видишь ли. Рождественские жуки. Они сидели глубоко в соломе ясел в Вифлееме, они копошились, взбирались, валились, блестяще красные среди золотистых прядей соломы, что должна была казаться длящейся на мили и мили вверх и вниз—съедобный мир-жилище, время от времени прогрызаешься насквозь, чтоб нарушить какой-то тайный сноп векторов, из-за чего соседние жуки покуваркаются мимо вниз зад-усики-зад-усики покуда ты всеми ножками вцепляешься в долгое <text:s/>дрожание золотистых стеблей. Безмятежный мир: температура и влажность остаются почти постоянными, дневной цикл приглушён до мягкого лёгкого колебания света, от золотого, к цвету старого золота, к теням, и опять сначала. Плач младенца достиг тебя, наверное, как вспышки энергии на невидимом расстоянии, почти неощутимый, часто не замечаемый. Твой спаситель, видишь ли….</text:span></text:span></text:p>
      <text:p text:style-name="Standard_20__28_user_29_"><draw:frame draw:style-name="fr1" draw:name="Image21" text:anchor-type="char" svg:width="6.9252in" svg:height="0.3661in" draw:z-index="19"><draw:image xlink:href="Pictures/1000000000000B720000009B428C9716555D8079.png" xlink:type="simple" xlink:show="embed" xlink:actuate="onLoad" loext:mime-type="image/png"/></draw:frame><text:span text:style-name="Source_20_Text"><text:span text:style-name="T5">В аквариуме две рыбки замерли изображая знак Рыб, голова к хвосту и вовсе не движутся. Пенелопа сидит уставившись в их мир. Там есть маленький затонувший галеон, фарфоровый ныряльщик с аквалангом, красивые камни и ракушки, которые она с сёстрами привезли с моря.</text:span></text:span></text:p>
      <text:p text:style-name="Standard_20__28_user_29_"><text:span text:style-name="Source_20_Text"><text:span text:style-name="T5">Тётя Джессика и дядя Роджер на кухне целуются и обнимаются. Элизабет дразнит Клэр в прихожей. Их мама в туалете. Кошка Сути спит на кресле, чёрная туча переменяется в разное всякое, которое в эту минуту похоже на кошку. Это первый день после Рождества. Последняя </text:span></text:span><text:soft-page-break/><text:span text:style-name="Source_20_Text"><text:span text:style-name="T5">бомба-ракета была час назад, где-то к югу. Клэр получила пышную куклу, Пенелопе достался свитер, в подарок Элизабет платье, которое перейдёт Пенелопе.</text:span></text:span></text:p>
      <text:p text:style-name="Standard_20__28_user_29_"><text:span text:style-name="Source_20_Text"><text:span text:style-name="T5">Пантомима куда дядя Роджер водил их всех сегодня днём называлась </text:span></text:span><text:span text:style-name="Source_20_Text"><text:span text:style-name="T6">Гансель и Гретель</text:span></text:span><text:span text:style-name="Source_20_Text"><text:span text:style-name="T5">. Клэр сразу же спустилась под стулья, где другие уже передвигались тайными тропами, иногда мелькнёт косичка или белый воротничок между высокими внимательными дядями в военной форме или под спинками сидений занавешенных шинелями. На сцене Гансель, который должен быть мальчиком, а на самом деле высокая девушка в штанишках, грустил в клетке. Смешная старая Ведьма кричала до упаду и залезала на декорации. Красивая Гретель выжидала возле Печи удобный момент….</text:span></text:span></text:p>
      <text:p text:style-name="Standard_20__28_user_29_"><text:span text:style-name="Source_20_Text"><text:span text:style-name="T5">Потом немцы сбросили ракету на ту же улицу, где и театр. Некоторые малыши начали плакать. Они испугались. Гретель, которая как раз вертела свою метлу чтобы ударить Ведьму прямо в зад, остановилась: опустила метлу, в сгустившейся тишине шагнула к лампам на полу сцены и запела:</text:span></text:span></text:p>
      <text:p text:style-name="Standard_20__28_user_29_"/>
      <text:p text:style-name="Standard_20__28_user_29_"><text:span text:style-name="Source_20_Text"><text:span text:style-name="T5">Пусть вас ничто не тревожит,</text:span></text:span></text:p>
      <text:p text:style-name="Standard_20__28_user_29_"><text:span text:style-name="Source_20_Text"><text:span text:style-name="T5">Тогда мы увидим, быть может</text:span></text:span></text:p>
      <text:p text:style-name="Standard_20__28_user_29_"><text:span text:style-name="Source_20_Text"><text:span text:style-name="T5">Что-то, что вам не заметно пока—</text:span></text:span></text:p>
      <text:p text:style-name="Standard_20__28_user_29_"><text:span text:style-name="Source_20_Text"><text:span text:style-name="T5">Большое, злючее, колючее</text:span></text:span></text:p>
      <text:p text:style-name="Standard_20__28_user_29_"><text:span text:style-name="Source_20_Text"><text:span text:style-name="T5">тянется вцепиться вам в бока</text:span></text:span></text:p>
      <text:p text:style-name="Standard_20__28_user_29_"><text:span text:style-name="Source_20_Text"><text:span text:style-name="T5">О, садовнику сегодня радуга нужна,</text:span></text:span></text:p>
      <text:p text:style-name="Standard_20__28_user_29_"><text:span text:style-name="Source_20_Text"><text:span text:style-name="T5">Мусорщик свой галстук нагладил, повязал..</text:span></text:span></text:p>
      <text:p text:style-name="Standard_20__28_user_29_"><text:span text:style-name="Source_20_Text"><text:span text:style-name="T5">И каждый идёт и песенку поёт</text:span></text:span></text:p>
      <text:p text:style-name="Standard_20__28_user_29_"><text:span text:style-name="Source_20_Text"><text:span text:style-name="T5">Вместе с круглым лицом в небесах. Ах!</text:span></text:span></text:p>
      <text:p text:style-name="Standard_20__28_user_29_"/>
      <text:p text:style-name="Standard_20__28_user_29_"><text:span text:style-name="Source_20_Text"><text:span text:style-name="T5">Прекрасный в небе дом из полиэтилена</text:span></text:span></text:p>
      <text:p text:style-name="Standard_20__28_user_29_"><text:span text:style-name="Source_20_Text"><text:span text:style-name="T5">Из платины кегли у тебя в руках—</text:span></text:span></text:p>
      <text:p text:style-name="Standard_20__28_user_29_"><text:span text:style-name="Source_20_Text"><text:span text:style-name="T5">О, мама твоя большой толстый пулемёт</text:span></text:span></text:p>
      <text:p text:style-name="Standard_20__28_user_29_"><text:span text:style-name="Source_20_Text"><text:span text:style-name="T5">А папа страшный молодец</text:span></text:span></text:p>
      <text:p text:style-name="forward"><text:span text:style-name="Source_20_Text">(Шёпотом и стакатто):</text:span></text:p>
      <text:p text:style-name="Standard_20__28_user_29_"><text:span text:style-name="Source_20_Text"><text:span text:style-name="T5">О, менеджер посасывает трубку,</text:span></text:span></text:p>
      <text:p text:style-name="Standard_20__28_user_29_"><text:span text:style-name="Source_20_Text"><text:span text:style-name="T5">Банкиры поедают своих жён,</text:span></text:span></text:p>
      <text:p text:style-name="Standard_20__28_user_29_"><text:span text:style-name="Source_20_Text"><text:span text:style-name="T5">Весь мир вверх дном, ходуном от оркестра</text:span></text:span></text:p>
      <text:p text:style-name="Standard_20__28_user_29_"><text:span text:style-name="Source_20_Text"><text:span text:style-name="T5">Так выверни свои карманы и получи сюрприз—</text:span></text:span></text:p>
      <text:p text:style-name="Standard_20__28_user_29_"/>
      <text:p text:style-name="Standard_20__28_user_29_"><text:span text:style-name="Source_20_Text"><text:span text:style-name="T5">Выверни свои карманы и-получи сюр-приз</text:span></text:span></text:p>
      <text:p text:style-name="Standard_20__28_user_29_"><text:span text:style-name="Source_20_Text"><text:span text:style-name="T5">Там пусто, абсо-лютно ни души!</text:span></text:span></text:p>
      <text:p text:style-name="Standard_20__28_user_29_"><text:span text:style-name="Source_20_Text"><text:span text:style-name="T5">И лампы над ступеньками все гаснут,</text:span></text:span></text:p>
      <text:p text:style-name="Standard_20__28_user_29_"><text:span text:style-name="Source_20_Text"><text:span text:style-name="T5">Окончен бал, сезон для ламп закрыт…</text:span></text:span></text:p>
      <text:p text:style-name="Standard_20__28_user_29_"><text:span text:style-name="Source_20_Text"><text:span text:style-name="T5">А где-то <text:s/>пальмы шепчутся на пляже</text:span></text:span></text:p>
      <text:p text:style-name="Standard_20__28_user_29_"><text:span text:style-name="Source_20_Text"><text:span text:style-name="T5">Спасатель не устаёт вздыхать,</text:span></text:span></text:p>
      <text:p text:style-name="Standard_20__28_user_29_"><text:span text:style-name="Source_20_Text"><text:span text:style-name="T5">А голоса, что слышишь ты, это Парень и Девушка Года,</text:span></text:span></text:p>
      <text:p text:style-name="Standard_20__28_user_29_"><text:span text:style-name="Source_20_Text"><text:span text:style-name="T5">Из тех детей, кто должен научится умирать….</text:span></text:span></text:p>
      <text:p text:style-name="Standard_20__28_user_29_"/>
      <text:p text:style-name="Standard_20__28_user_29_"><text:span text:style-name="Source_20_Text"><text:span text:style-name="T5">Кресло отца Пенелопы в углу, возле стола с лампой. Ей видна ажурная шаль на спинке, множество узелков серых, кирпичного, чёрных, коричневых, с необыкновенной ясностью. В узоре, или перед ним что-то шевелится: поначалу не более, чем дрожание, как будто от источника тепла перед пустым креслом.</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ет,– шепчет она громко.– <text:s/>Я не хочу. Ты не он. Я не знаю кто ты, но ты не мой отец. Уходи.</text:span></text:span></text:p>
      <text:p text:style-name="Standard_20__28_user_29_"><text:soft-page-break/><text:span text:style-name="Source_20_Text"><text:span text:style-name="T5">Его подлокотники и ножки напряжённо молчат. Она всматривается.</text:span></text:span></text:p>
      <text:p text:style-name="Standard_20__28_user_29_"><text:span text:style-name="Source_20_Text"><text:span text:style-name="T6">Я только хочу навестить тебя.</text:span></text:span></text:p>
      <text:p text:style-name="Standard_20__28_user_29_"><text:span text:style-name="Source_20_Text"><text:span text:style-name="T5">–</text:span></text:span><text:span text:style-name="Source_20_Text"><text:span text:style-name="T8"> </text:span></text:span><text:span text:style-name="Source_20_Text"><text:span text:style-name="T5">Ты хочешь меня сделать одержимой.</text:span></text:span></text:p>
      <text:p text:style-name="Standard_20__28_user_29_"><text:span text:style-name="Source_20_Text"><text:span text:style-name="T5">Демонические одержимости не новость в этом доме. Это действительно Кайт, её отец? он прибран когда она была вдвое моложе, чем сейчас и теперь вернулся не человеком, которого она знала, но просто оболочкой—с мягким мяском слизня души, что улыбается и любит, что чувствует свою смертность, либо сгнившую, либо отодранную шестерёнками смерти-при-правительстве—процес в котором живые души нехотя становятся демонами известными в основном потоке восприемствования Западной магии как Клиппоты, Оболочки Мёртвых…. То же самое нынешнее распределение делает с приличными мужчинами и женщинами полностью по эту сторону от могилы. Ни в одном из данных процессов не ни достоинства, ни жалости. Матерям и отцам создают условия для умышленного умирания некоторым образом <text:s/>из наиболее <text:s/>предпочитаемых: довести себя до рака или сердечного приступа, попасть в автокатастрофу, уйти погибнуть на Войне—бросая своих детей в лесу одних. Тебе всегда станут говорить, что отцы «взяты», но отцы только бросают—так оно на самом деле. Все отцы друг друга выгораживают, вот и всё. Может даже и лучше иметь это присутствие, натирающее комнату до стеклянной сухости, проскальзывая в кресло и оттуда, чем отца, который ещё не умер, человека,которого ты любишь и должен наблюдать как оно происходит….</text:span></text:span></text:p>
      <text:p text:style-name="Standard_20__28_user_29_"><text:span text:style-name="Source_20_Text"><text:span text:style-name="T5">На кухне, вода в чайнике колотиться, скрипит к вскипанию, а снаружи дует ветер. Где-то, на другой улице, срывается лист шифера крыши и падает. Роджер охватил холодные руки Джессики, чтобы согреть их у себя на груди, чувствует их, ледяные, сквозь свитер и рубашку, прижаты к нему. Но она стоит отстранённо, дрожит. Он хочет согреть её всю, не только комичные конечности, хочет сверх разумной надежды. Сердце его колотится как вскипающий чайник.</text:span></text:span></text:p>
      <text:p text:style-name="Standard_20__28_user_29_"><text:span text:style-name="Source_20_Text"><text:span text:style-name="T5">Уже начало открываться: насколько легко она может уйти. В первый раз он понимает почему это равносильно смертности, и почему ему хочется плакать, когда она уходит. Он учится распознавать время, когда её ничто не держит, кроме его тощих рук на 20 отжиманий…. Если она уйдёт, то уже не имеет значения как падают ракеты. Но совпадения карт, девушек, и ракетных ударов вошли в него молча, молчаливые как лёд, и молекулы Квислинга сыпанули решётчато заморозить его. Если бы он мог чаще бывать с нею… если б это случилось, когда они были вместе—в другое время это могло бы звучать романтично, однако, в культуре смерти, определённые ситуации просто более популярная тема, чем другие—но они так часто разделены….</text:span></text:span></text:p>
      <text:p text:style-name="Standard_20__28_user_29_"><text:span text:style-name="Source_20_Text"><text:span text:style-name="T5">Если её не достанут ракеты, всё равно остаётся её лейтенант. Чёртов Бобёр/Джереми и </text:span></text:span><text:span text:style-name="Source_20_Text"><text:span text:style-name="T6">есть</text:span></text:span><text:span text:style-name="Source_20_Text"><text:span text:style-name="T5"> Война, он каждое из утверждений когда-либо выдвинутых ёбаной Войной—что мы предназначены для работы и правительства, для бережливой экономности: и что это всё должно быть выше любви, мечты, духа, чувств и прочей второ-классной ерунды, что попадается в бездельные и бездумные часы бодрствования…. К чёрту их, они неправы. Они безумны. Джереми заберёт её словно сам Ангел в свё безрадостное выдро-словное прозябание, а Роджер будет забыт, забавный маньяк, но не имеющий места в рационализированном ритуале власти, которым станет наступающий мир. Она будет подчиняться приказам своего мужа, будет домашним бюрократом, младшим партнёром, и вспоминать Роджера, если вообще будет, как ошибку, которую, слава Богу, она не совершила…. О, он чувствует как накатывает волна бешенства—как чёрт побери сможет выжить он без неё? Она британские накладки для тепла для его сутулых плечей, и зимующий воробей, которого он держит в своих ладонях. Она его глубочайшая невинность в пространствах сена и кущей прежде, чем желания получили раздельные наименования предупредить, что они могут и не сбыться и его гибкая парижская дочка радости, под вечным зеркалом, изменчивым ароматом, декольте от подмышек, всё это запросто сработает, для того, чтоб его обездолить ради более достойной любви.</text:span></text:span></text:p>
      <text:p text:style-name="Standard_20__28_user_29_"><text:soft-page-break/><text:span text:style-name="Source_20_Text"><text:span text:style-name="T5">Ты переходишь во мне из одного сна в другой. Ты дошла до самого невзрачного из моих уголков и там, в мусоре, ты нашла жизнь. Я уже не знаю какое из всех слов, образов, снов или духов «твоё» а какое «моё». Поздно сортировать. Мы оба теперь кто-то новый, кто-то невероятный….</text:span></text:span></text:p>
      <text:p text:style-name="Standard_20__28_user_29_"><text:span text:style-name="Source_20_Text"><text:span text:style-name="T5">Его деяние веры. На улице ребятишки поют:</text:span></text:span></text:p>
      <text:p text:style-name="Standard_20__28_user_29_"/>
      <text:p text:style-name="Standard_20__28_user_29_"><text:span text:style-name="Source_20_Text"><text:span text:style-name="T5">Слышишь, ангелы сходят с небес, трубя:</text:span></text:span></text:p>
      <text:p text:style-name="Standard_20__28_user_29_"><text:span text:style-name="Source_20_Text"><text:span text:style-name="T5">М-с Симпсон украла нашего Короля…</text:span></text:span></text:p>
      <text:p text:style-name="Standard_20__28_user_29_"/>
      <text:p text:style-name="Standard_20__28_user_29_"><text:span text:style-name="Source_20_Text"><text:span text:style-name="T5">На каминной доске сын Сути Ким, страшно толстый косоглазый сиамец, затаился, чтоб отчебучить то, что ему теперь нравиться больше всего. Больше жратвы, сна или ебли, его главная зацикленность на том, чтобы прыгнуть, или свалиться на его мать и лежать там, ухохатываясь, пока она с воплями бегает по комнате. Нэнси, сесрта Джессики выходит из уборной прекратить что становится уже полномасштабнойц ссорой между Элизабет и Клэр. Джессика делает шаг назад от Роджера, чтобы высморкаться. Звук знаком ему как пение птички ик-ик-ик-ик НГАННГГ и платочек убирается… –«О, суббер дуббер»,– говорит она,–«бахоже я батхватила простуду».</text:span></text:span></text:p>
      <text:p text:style-name="Standard_20__28_user_29_"><text:span text:style-name="Source_20_Text"><text:span text:style-name="T5">Ты подхватила Войну. Она заразная, <text:s/>ты и я не знаем как уберечься. О, Джес. Джессика. Не покидай меня….</text:span></text:span></text:p>
      <text:p text:style-name="P4"><draw:frame draw:style-name="fr1" draw:name="Image22" text:anchor-type="char" svg:width="6.9252in" svg:height="0.3661in" draw:z-index="20"><draw:image xlink:href="Pictures/1000000000000B720000009B428C9716555D8079.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Times New Roman'"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vertical-align="baseline" style:writing-mode="lr-tb"/>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 style:family="paragraph" style:parent-style-name="Standard_20__28_user_29_" style:next-style-name="Text_20_body_20__28_user_29_"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Times New Roman'" style:font-pitch-asian="variable" style:font-size-asian="14pt" style:font-name-complex="FreeSans2" style:font-family-complex="FreeSans, Arial" style:font-family-generic-complex="swiss"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class="list">
      <style:text-properties fo:font-size="12pt" style:font-size-asian="12pt" style:font-name-complex="FreeSans2" style:font-family-complex="FreeSans, 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class="index">
      <style:paragraph-properties text:number-lines="false" text:line-number="0"/>
      <style:text-properties fo:font-size="12pt" style:font-size-asian="12pt" style:font-name-complex="FreeSans2" style:font-family-complex="FreeSans, Arial" style:font-family-generic-complex="swiss"/>
    </style:style>
    <style:style style:name="Standard_20__28_user_29_" style:display-name="Standard (user)" style:family="paragraph">
      <style:paragraph-properties fo:margin-left="0in" fo:margin-right="0in" fo:orphans="2" fo:widows="2" fo:hyphenation-ladder-count="no-limit" fo:text-indent="0.2402in" style:auto-text-indent="false" style:vertical-align="baseline"/>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_20_1" style:display-name="Heading 1" style:family="paragraph" style:parent-style-name="Heading" style:next-style-name="Text_20_body_20__28_user_29_" style:default-outline-level="1" style:class="text">
      <style:paragraph-properties fo:margin-top="0.1665in" fo:margin-bottom="0.0835in" loext:contextual-spacing="false" fo:text-align="center" style:justify-single-word="false"/>
      <style:text-properties style:font-name="Times New Roman Cyr" fo:font-family="'Times New Roman Cyr'" style:font-family-generic="roman" style:font-pitch="variable" style:font-name-complex="Times New Roman Cyr" style:font-family-complex="'Times New Roman Cyr'" style:font-family-generic-complex="roman" style:font-pitch-complex="variable"/>
    </style:style>
    <style:style style:name="Text_20_body_20__28_user_29_" style:display-name="Text body (user)" style:family="paragraph" style:parent-style-name="Standard_20__28_user_29_">
      <style:paragraph-properties fo:margin-top="0in" fo:margin-bottom="0.0972in" loext:contextual-spacing="false" fo:line-height="115%"/>
    </style:style>
    <style:style style:name="Название_20_объекта" style:display-name="Название объекта" style:family="paragraph" style:parent-style-name="Standard_20__28_user_29_">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Arial" style:font-family-generic-complex="swiss" style:font-size-complex="12pt" style:font-style-complex="italic"/>
    </style:style>
    <style:style style:name="forward" style:family="paragraph" style:parent-style-name="Standard_20__28_user_29_">
      <style:paragraph-properties fo:margin-left="0in" fo:margin-right="0in" fo:text-indent="0in" style:auto-text-indent="false"/>
      <style:text-properties fo:language="ru" fo:country="RU" fo:font-style="normal" style:font-style-asian="normal" style:font-style-complex="normal"/>
    </style:style>
    <style:style style:name="Header" style:family="paragraph" style:parent-style-name="Standard_20__28_user_29_" style:class="extra">
      <style:paragraph-properties fo:margin-left="0in" fo:margin-right="0in" fo:text-align="center" style:justify-single-word="false" fo:text-indent="0in" style:auto-text-indent="false" text:number-lines="false" text:line-number="0"/>
    </style:style>
    <style:style style:name="indent-big" style:family="paragraph" style:parent-style-name="Standard_20__28_user_29_">
      <style:paragraph-properties fo:margin-left="0in" fo:margin-right="0in" fo:text-align="center" style:justify-single-word="false" fo:text-indent="2.2402in" style:auto-text-indent="false"/>
      <style:text-properties fo:language="ru" fo:country="RU" fo:font-style="normal" style:font-style-asian="normal" style:font-style-complex="normal"/>
    </style:style>
    <style:style style:name="big-left-indent" style:family="paragraph" style:parent-style-name="indent-big">
      <style:paragraph-properties fo:margin-left="0in" fo:margin-right="0in" fo:text-align="start" style:justify-single-word="false" fo:text-indent="4.2402in" style:auto-text-indent="false"/>
    </style:style>
    <style:style style:name="Figure" style:family="paragraph" style:parent-style-name="Название_20_объекта" style:class="extra"/>
    <style:style style:name="Footer" style:family="paragraph" style:parent-style-name="Standard_20__28_user_29_" style:class="extra">
      <style:paragraph-properties text:number-lines="false" text:line-number="0"/>
    </style:style>
    <style:style style:name="center" style:family="paragraph" style:parent-style-name="forward">
      <style:paragraph-properties fo:text-align="center" style:justify-single-word="false"/>
      <style:text-properties fo:font-variant="small-caps"/>
    </style:style>
    <style:style style:name="center-norm" style:family="paragraph" style:parent-style-name="center">
      <style:paragraph-properties fo:text-align="center" style:justify-single-word="false"/>
      <style:text-properties fo:font-variant="normal" fo:text-transform="none"/>
    </style:style>
    <style:style style:name="caps" style:family="paragraph" style:parent-style-name="indent-big">
      <style:paragraph-properties fo:margin-left="0in" fo:margin-right="0in" fo:text-align="start" style:justify-single-word="false" fo:text-indent="2.1in" style:auto-text-indent="false"/>
      <style:text-properties fo:text-transform="uppercase"/>
    </style:style>
    <style:style style:name="Основной_20_шрифт_20_абзаца" style:display-name="Основной шрифт абзаца" style:family="text"/>
    <style:style style:name="Source_20_Text" style:display-name="Source Text" style:family="text">
      <style:text-properties style:font-name="Liberation Mono" fo:font-family="'Liberation Mono', 'MS Gothic'" style:font-family-generic="modern" style:font-name-asian="Liberation Mono" style:font-family-asian="'Liberation Mono', 'MS Gothic'" style:font-family-generic-asian="modern" style:font-name-complex="Liberation Mono" style:font-family-complex="'Liberation Mono', 'MS Gothic'" style:font-family-generic-complex="modern"/>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20-10-07T22:16:00</meta:creation-date>
    <dc:date>2021-05-18T10:10:45.517944260</dc:date>
    <meta:editing-cycles>7</meta:editing-cycles>
    <meta:editing-duration>P6DT22H54M1S</meta:editing-duration>
    <meta:generator>LibreOffice/6.1.5.2$Linux_X86_64 LibreOffice_project/10$Build-2</meta:generator>
    <meta:document-statistic meta:table-count="0" meta:image-count="22" meta:object-count="0" meta:page-count="117" meta:paragraph-count="1040" meta:word-count="64165" meta:character-count="436973" meta:non-whitespace-character-count="373630"/>
  </office:meta>
</office:document-meta>
</file>